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1.0835in"/>
    </style:style>
    <style:style style:name="co8" style:family="table-column">
      <style:table-column-properties fo:break-before="auto" style:column-width="1.0071in"/>
    </style:style>
    <style:style style:name="co9" style:family="table-column">
      <style:table-column-properties fo:break-before="auto" style:column-width="0.3492in"/>
    </style:style>
    <style:style style:name="co10" style:family="table-column">
      <style:table-column-properties fo:break-before="auto" style:column-width="0.3382in"/>
    </style:style>
    <style:style style:name="co11" style:family="table-column">
      <style:table-column-properties fo:break-before="auto" style:column-width="0.3055in"/>
    </style:style>
    <style:style style:name="co12" style:family="table-column">
      <style:table-column-properties fo:break-before="auto" style:column-width="0.4583in"/>
    </style:style>
    <style:style style:name="co13" style:family="table-column">
      <style:table-column-properties fo:break-before="auto" style:column-width="0.6335in"/>
    </style:style>
    <style:style style:name="co14" style:family="table-column">
      <style:table-column-properties fo:break-before="auto" style:column-width="0.4366in"/>
    </style:style>
    <style:style style:name="co15" style:family="table-column">
      <style:table-column-properties fo:break-before="auto" style:column-width="0.4693in"/>
    </style:style>
    <style:style style:name="co16" style:family="table-column">
      <style:table-column-properties fo:break-before="auto" style:column-width="0.5681in"/>
    </style:style>
    <style:style style:name="co17" style:family="table-column">
      <style:table-column-properties fo:break-before="auto" style:column-width="0.764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fo:border="0.0138in solid #000000"/>
      <style:text-properties style:use-window-font-color="true"/>
    </style:style>
    <style:style style:name="ce2" style:family="table-cell" style:parent-style-name="Default">
      <style:table-cell-properties fo:border="0.0138in solid #000000"/>
      <style:text-properties style:use-window-font-color="true"/>
    </style:style>
    <style:style style:name="ce3" style:family="table-cell" style:parent-style-name="Default" style:data-style-name="N100">
      <style:table-cell-properties fo:wrap-option="wrap"/>
      <style:text-properties style:use-window-font-color="true"/>
    </style:style>
    <style:style style:name="ce4" style:family="table-cell" style:parent-style-name="Default" style:data-style-name="N2">
      <style:table-cell-properties fo:wrap-option="wrap" fo:border="0.0138in solid #000000"/>
      <style:text-properties style:use-window-font-color="true"/>
    </style:style>
    <style:style style:name="ce5" style:family="table-cell" style:parent-style-name="Default" style:data-style-name="N2">
      <style:table-cell-properties fo:border="0.0138in solid #000000"/>
      <style:text-properties style:use-window-font-color="true"/>
    </style:style>
    <style:style style:name="ce6" style:family="table-cell" style:parent-style-name="Default" style:data-style-name="N2">
      <style:table-cell-properties fo:border="0.0138in solid #000000"/>
      <style:text-properties fo:color="#ff3333"/>
    </style:style>
    <style:style style:name="ce7" style:family="table-cell" style:parent-style-name="Default" style:data-style-name="N118">
      <style:table-cell-properties fo:border="0.0138in solid #000000"/>
      <style:text-properties style:use-window-font-color="true"/>
    </style:style>
    <style:style style:name="ce8" style:family="table-cell" style:parent-style-name="Default">
      <style:text-properties style:use-window-font-color="true"/>
    </style:style>
    <style:style style:name="ce9" style:family="table-cell" style:parent-style-name="Default" style:data-style-name="N118">
      <style:table-cell-properties fo:border="0.0138in solid #000000"/>
      <style:text-properties fo:color="#ff3333"/>
    </style:style>
    <style:style style:name="ce10" style:family="table-cell" style:parent-style-name="Default" style:data-style-name="N100">
      <style:table-cell-properties fo:wrap-option="wrap"/>
    </style:style>
    <style:style style:name="ce11" style:family="table-cell" style:parent-style-name="Default">
      <style:text-properties fo:color="#ff3333"/>
    </style:style>
    <style:style style:name="ce12" style:family="table-cell" style:parent-style-name="Default">
      <style:table-cell-properties fo:wrap-option="wrap"/>
    </style:style>
  </office:automatic-styles>
  <office:body>
    <office:spreadsheet>
      <table:table table:name="XError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Random</text:p>
          </table:table-cell>
          <table:table-cell office:value-type="string">
            <text:p>Sobol</text:p>
          </table:table-cell>
          <table:table-cell office:value-type="string">
            <text:p>RBCD</text:p>
          </table:table-cell>
          <table:table-cell office:value-type="string">
            <text:p>Markovian</text:p>
          </table:table-cell>
          <table:table-cell office:value-type="string">
            <text:p>SmallBudgetHybrid</text:p>
          </table:table-cell>
        </table:table-row>
        <table:table-row table:style-name="ro2">
          <table:table-cell office:value-type="string">
            <text:p>Bukin6</text:p>
          </table:table-cell>
          <table:table-cell office:value-type="float" office:value="-0.634059907017605">
            <text:p>-0.634059907</text:p>
          </table:table-cell>
          <table:table-cell office:value-type="float" office:value="-0.69315675914914">
            <text:p>-0.6931567591</text:p>
          </table:table-cell>
          <table:table-cell office:value-type="float" office:value="-0.66717505366972">
            <text:p>-0.6671750537</text:p>
          </table:table-cell>
          <table:table-cell office:value-type="float" office:value="-0.606990624347282">
            <text:p>-0.6069906243</text:p>
          </table:table-cell>
          <table:table-cell office:value-type="float" office:value="-0.871834970752165">
            <text:p>-0.8718349708</text:p>
          </table:table-cell>
        </table:table-row>
        <table:table-row table:style-name="ro1">
          <table:table-cell office:value-type="string">
            <text:p>Damavandi</text:p>
          </table:table-cell>
          <table:table-cell office:value-type="float" office:value="0.427156736645811">
            <text:p>0.4271567366</text:p>
          </table:table-cell>
          <table:table-cell office:value-type="float" office:value="0.419971935036942">
            <text:p>0.419971935</text:p>
          </table:table-cell>
          <table:table-cell office:value-type="float" office:value="0.407363508786231">
            <text:p>0.4073635088</text:p>
          </table:table-cell>
          <table:table-cell office:value-type="float" office:value="0.401450891718589">
            <text:p>0.4014508917</text:p>
          </table:table-cell>
          <table:table-cell office:value-type="float" office:value="0.401832436094745">
            <text:p>0.4018324361</text:p>
          </table:table-cell>
        </table:table-row>
        <table:table-row table:style-name="ro1">
          <table:table-cell office:value-type="string">
            <text:p>Easom</text:p>
          </table:table-cell>
          <table:table-cell office:value-type="float" office:value="0.54563018214328">
            <text:p>0.5456301821</text:p>
          </table:table-cell>
          <table:table-cell office:value-type="float" office:value="0.436401320511313">
            <text:p>0.4364013205</text:p>
          </table:table-cell>
          <table:table-cell office:value-type="float" office:value="0.689784993408003">
            <text:p>0.6897849934</text:p>
          </table:table-cell>
          <table:table-cell office:value-type="float" office:value="-0.182128863977427">
            <text:p>-0.182128864</text:p>
          </table:table-cell>
          <table:table-cell office:value-type="float" office:value="0.901439262838814">
            <text:p>0.9014392628</text:p>
          </table:table-cell>
        </table:table-row>
        <table:table-row table:style-name="ro1">
          <table:table-cell office:value-type="string">
            <text:p>GulfRND</text:p>
          </table:table-cell>
          <table:table-cell office:value-type="float" office:value="-0.275430159141375">
            <text:p>-0.2754301591</text:p>
          </table:table-cell>
          <table:table-cell office:value-type="float" office:value="-0.194439963366189">
            <text:p>-0.1944399634</text:p>
          </table:table-cell>
          <table:table-cell office:value-type="float" office:value="-0.174561937339821">
            <text:p>-0.1745619373</text:p>
          </table:table-cell>
          <table:table-cell office:value-type="float" office:value="-0.361187310925314">
            <text:p>-0.3611873109</text:p>
          </table:table-cell>
          <table:table-cell office:value-type="float" office:value="-0.0768709746048147">
            <text:p>-0.0768709746</text:p>
          </table:table-cell>
        </table:table-row>
        <table:table-row table:style-name="ro2">
          <table:table-cell office:value-type="string">
            <text:p>Price2</text:p>
          </table:table-cell>
          <table:table-cell office:value-type="float" office:value="0.658618890644503">
            <text:p>0.6586188906</text:p>
          </table:table-cell>
          <table:table-cell office:value-type="float" office:value="0.752761359196287">
            <text:p>0.7527613592</text:p>
          </table:table-cell>
          <table:table-cell office:value-type="float" office:value="0.200066302746356">
            <text:p>0.2000663027</text:p>
          </table:table-cell>
          <table:table-cell office:value-type="float" office:value="0.748158351060882">
            <text:p>0.7481583511</text:p>
          </table:table-cell>
          <table:table-cell office:value-type="float" office:value="0.241698421583144">
            <text:p>0.2416984216</text:p>
          </table:table-cell>
        </table:table-row>
        <table:table-row table:style-name="ro1">
          <table:table-cell office:value-type="string">
            <text:p>Trefethen</text:p>
          </table:table-cell>
          <table:table-cell office:value-type="float" office:value="0.0452581071963781">
            <text:p>0.0452581072</text:p>
          </table:table-cell>
          <table:table-cell office:value-type="float" office:value="0.189930037497099">
            <text:p>0.1899300375</text:p>
          </table:table-cell>
          <table:table-cell office:value-type="float" office:value="0.000932142838019839">
            <text:p>0.0009321428</text:p>
          </table:table-cell>
          <table:table-cell office:value-type="float" office:value="0.260793076527688">
            <text:p>0.2607930765</text:p>
          </table:table-cell>
          <table:table-cell office:value-type="float" office:value="0.100097160384377">
            <text:p>0.1000971604</text:p>
          </table:table-cell>
        </table:table-row>
        <table:table-row table:style-name="ro2">
          <table:table-cell office:value-type="string">
            <text:p>Ackley2</text:p>
          </table:table-cell>
          <table:table-cell office:value-type="float" office:value="0.300946084872628">
            <text:p>0.3009460849</text:p>
          </table:table-cell>
          <table:table-cell office:value-type="float" office:value="0.254724956043227">
            <text:p>0.254724956</text:p>
          </table:table-cell>
          <table:table-cell office:value-type="float" office:value="-0.0898998367786691">
            <text:p>-0.0898998368</text:p>
          </table:table-cell>
          <table:table-cell office:value-type="float" office:value="1.25724164760739">
            <text:p>1.2572416476</text:p>
          </table:table-cell>
          <table:table-cell office:value-type="float" office:value="-0.393216276247886">
            <text:p>-0.3932162762</text:p>
          </table:table-cell>
        </table:table-row>
        <table:table-row table:style-name="ro2">
          <table:table-cell office:value-type="string">
            <text:p>Griewank2</text:p>
          </table:table-cell>
          <table:table-cell office:value-type="float" office:value="1.7251862255898">
            <text:p>1.7251862256</text:p>
          </table:table-cell>
          <table:table-cell office:value-type="float" office:value="1.65794365685294">
            <text:p>1.6579436569</text:p>
          </table:table-cell>
          <table:table-cell office:value-type="float" office:value="1.38959233744932">
            <text:p>1.3895923374</text:p>
          </table:table-cell>
          <table:table-cell office:value-type="float" office:value="1.76161407757339">
            <text:p>1.7616140776</text:p>
          </table:table-cell>
          <table:table-cell office:value-type="float" office:value="1.54566491054628">
            <text:p>1.5456649105</text:p>
          </table:table-cell>
        </table:table-row>
        <table:table-row table:style-name="ro2">
          <table:table-cell office:value-type="string">
            <text:p>Rastrigin2</text:p>
          </table:table-cell>
          <table:table-cell office:value-type="float" office:value="0.144867894155201">
            <text:p>0.1448678942</text:p>
          </table:table-cell>
          <table:table-cell office:value-type="float" office:value="-0.112166146131304">
            <text:p>-0.1121661461</text:p>
          </table:table-cell>
          <table:table-cell office:value-type="float" office:value="-0.323528448770025">
            <text:p>-0.3235284488</text:p>
          </table:table-cell>
          <table:table-cell office:value-type="float" office:value="0.136698581073615">
            <text:p>0.1366985811</text:p>
          </table:table-cell>
          <table:table-cell office:value-type="float" office:value="-0.222245621311756">
            <text:p>-0.2222456213</text:p>
          </table:table-cell>
        </table:table-row>
        <table:table-row table:style-name="ro2">
          <table:table-cell office:value-type="string">
            <text:p>SchwefelDoubleSum2</text:p>
          </table:table-cell>
          <table:table-cell office:value-type="float" office:value="1.48067745072053">
            <text:p>1.4806774507</text:p>
          </table:table-cell>
          <table:table-cell office:value-type="float" office:value="1.64982829348496">
            <text:p>1.6498282935</text:p>
          </table:table-cell>
          <table:table-cell office:value-type="float" office:value="1.32543981229831">
            <text:p>1.3254398123</text:p>
          </table:table-cell>
          <table:table-cell office:value-type="float" office:value="1.70006059798065">
            <text:p>1.700060598</text:p>
          </table:table-cell>
          <table:table-cell office:value-type="float" office:value="1.19057373451117">
            <text:p>1.1905737345</text:p>
          </table:table-cell>
        </table:table-row>
        <table:table-row table:style-name="ro2">
          <table:table-cell office:value-type="string">
            <text:p>SchwefelMax2</text:p>
          </table:table-cell>
          <table:table-cell office:value-type="float" office:value="1.01192016498043">
            <text:p>1.011920165</text:p>
          </table:table-cell>
          <table:table-cell office:value-type="float" office:value="0.889469438923122">
            <text:p>0.8894694389</text:p>
          </table:table-cell>
          <table:table-cell office:value-type="float" office:value="0.706058409077026">
            <text:p>0.7060584091</text:p>
          </table:table-cell>
          <table:table-cell office:value-type="float" office:value="-0.17864949995369">
            <text:p>-0.1786495</text:p>
          </table:table-cell>
          <table:table-cell office:value-type="float" office:value="-0.0795780972123065">
            <text:p>-0.0795780972</text:p>
          </table:table-cell>
        </table:table-row>
        <table:table-row table:style-name="ro2">
          <table:table-cell office:value-type="string">
            <text:p>StepFunction2</text:p>
          </table:table-cell>
          <table:table-cell office:value-type="float" office:value="0.922530033383035">
            <text:p>0.9225300334</text:p>
          </table:table-cell>
          <table:table-cell office:value-type="float" office:value="0.813481026297991">
            <text:p>0.8134810263</text:p>
          </table:table-cell>
          <table:table-cell office:value-type="float" office:value="0.366491612253266">
            <text:p>0.3664916123</text:p>
          </table:table-cell>
          <table:table-cell office:value-type="float" office:value="0.0230591336270678">
            <text:p>0.0230591336</text:p>
          </table:table-cell>
          <table:table-cell office:value-type="float" office:value="0.263711047727856">
            <text:p>0.2637110477</text:p>
          </table:table-cell>
        </table:table-row>
        <table:table-row table:style-name="ro2">
          <table:table-cell office:value-type="string">
            <text:p>Trig2</text:p>
          </table:table-cell>
          <table:table-cell office:value-type="float" office:value="-0.299369190124004">
            <text:p>-0.2993691901</text:p>
          </table:table-cell>
          <table:table-cell office:value-type="float" office:value="-0.589037964725178">
            <text:p>-0.5890379647</text:p>
          </table:table-cell>
          <table:table-cell office:value-type="float" office:value="-0.313668594020335">
            <text:p>-0.313668594</text:p>
          </table:table-cell>
          <table:table-cell table:number-columns-repeated="2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Pinter2</text:p>
          </table:table-cell>
          <table:table-cell office:value-type="float" office:value="-0.0973276374096529">
            <text:p>-0.0973276374</text:p>
          </table:table-cell>
          <table:table-cell office:value-type="float" office:value="0.231304708640813">
            <text:p>0.2313047086</text:p>
          </table:table-cell>
          <table:table-cell office:value-type="float" office:value="-0.132850580987517">
            <text:p>-0.132850581</text:p>
          </table:table-cell>
          <table:table-cell office:value-type="float" office:value="0.0511183781628928">
            <text:p>0.0511183782</text:p>
          </table:table-cell>
          <table:table-cell office:value-type="float" office:value="-0.692567686651349">
            <text:p>-0.6925676867</text:p>
          </table:table-cell>
        </table:table-row>
        <table:table-row table:style-name="ro2">
          <table:table-cell office:value-type="string">
            <text:p>Salomon2</text:p>
          </table:table-cell>
          <table:table-cell office:value-type="float" office:value="0.864022240072298">
            <text:p>0.8640222401</text:p>
          </table:table-cell>
          <table:table-cell office:value-type="float" office:value="0.925862712876073">
            <text:p>0.9258627129</text:p>
          </table:table-cell>
          <table:table-cell office:value-type="float" office:value="0.877172052119382">
            <text:p>0.8771720521</text:p>
          </table:table-cell>
          <table:table-cell office:value-type="float" office:value="1.06115794853231">
            <text:p>1.0611579485</text:p>
          </table:table-cell>
          <table:table-cell office:value-type="float" office:value="0.74796394604991">
            <text:p>0.747963946</text:p>
          </table:table-cell>
        </table:table-row>
        <table:table-row table:style-name="ro2">
          <table:table-cell office:value-type="string">
            <text:p>SchaeferF62</text:p>
          </table:table-cell>
          <table:table-cell office:value-type="float" office:value="0.8962321721487">
            <text:p>0.8962321721</text:p>
          </table:table-cell>
          <table:table-cell office:value-type="float" office:value="1.01823879050608">
            <text:p>1.0182387905</text:p>
          </table:table-cell>
          <table:table-cell office:value-type="float" office:value="1.04220764961218">
            <text:p>1.0422076496</text:p>
          </table:table-cell>
          <table:table-cell office:value-type="float" office:value="1.38836788380583">
            <text:p>1.3883678838</text:p>
          </table:table-cell>
          <table:table-cell office:value-type="float" office:value="1.16423937338557">
            <text:p>1.1642393734</text:p>
          </table:table-cell>
        </table:table-row>
        <table:table-row table:style-name="ro2">
          <table:table-cell office:value-type="string">
            <text:p>Ackley6</text:p>
          </table:table-cell>
          <table:table-cell office:value-type="float" office:value="1.31487643386551">
            <text:p>1.3148764339</text:p>
          </table:table-cell>
          <table:table-cell office:value-type="float" office:value="1.2560089279695">
            <text:p>1.256008928</text:p>
          </table:table-cell>
          <table:table-cell office:value-type="float" office:value="1.17297730794561">
            <text:p>1.1729773079</text:p>
          </table:table-cell>
          <table:table-cell office:value-type="float" office:value="1.47712125471966">
            <text:p>1.4771212547</text:p>
          </table:table-cell>
          <table:table-cell office:value-type="float" office:value="1.26042386636357">
            <text:p>1.2604238664</text:p>
          </table:table-cell>
        </table:table-row>
        <table:table-row table:style-name="ro2">
          <table:table-cell office:value-type="string">
            <text:p>Griewank6</text:p>
          </table:table-cell>
          <table:table-cell office:value-type="float" office:value="2.48657082635803">
            <text:p>2.4865708264</text:p>
          </table:table-cell>
          <table:table-cell office:value-type="float" office:value="2.42015950990907">
            <text:p>2.4201595099</text:p>
          </table:table-cell>
          <table:table-cell office:value-type="float" office:value="1.99819509411226">
            <text:p>1.9981950941</text:p>
          </table:table-cell>
          <table:table-cell office:value-type="float" office:value="2.4620289872514">
            <text:p>2.4620289873</text:p>
          </table:table-cell>
          <table:table-cell office:value-type="float" office:value="1.96465529141264">
            <text:p>1.9646552914</text:p>
          </table:table-cell>
        </table:table-row>
        <table:table-row table:style-name="ro2">
          <table:table-cell office:value-type="string">
            <text:p>Rastrigin6</text:p>
          </table:table-cell>
          <table:table-cell office:value-type="float" office:value="0.481436986419732">
            <text:p>0.4814369864</text:p>
          </table:table-cell>
          <table:table-cell office:value-type="float" office:value="0.481269545810263">
            <text:p>0.4812695458</text:p>
          </table:table-cell>
          <table:table-cell office:value-type="float" office:value="0.284974461885202">
            <text:p>0.2849744619</text:p>
          </table:table-cell>
          <table:table-cell office:value-type="float" office:value="0.6686793037722">
            <text:p>0.6686793038</text:p>
          </table:table-cell>
          <table:table-cell office:value-type="float" office:value="0.328376150513327">
            <text:p>0.3283761505</text:p>
          </table:table-cell>
        </table:table-row>
        <table:table-row table:style-name="ro2">
          <table:table-cell office:value-type="string">
            <text:p>SchwefelDoubleSum6</text:p>
          </table:table-cell>
          <table:table-cell office:value-type="float" office:value="1.56357521450766">
            <text:p>1.5635752145</text:p>
          </table:table-cell>
          <table:table-cell office:value-type="float" office:value="1.64197282330153">
            <text:p>1.6419728233</text:p>
          </table:table-cell>
          <table:table-cell office:value-type="float" office:value="1.55061999759856">
            <text:p>1.5506199976</text:p>
          </table:table-cell>
          <table:table-cell office:value-type="float" office:value="1.68726111823044">
            <text:p>1.6872611182</text:p>
          </table:table-cell>
          <table:table-cell office:value-type="float" office:value="1.62349682718255">
            <text:p>1.6234968272</text:p>
          </table:table-cell>
        </table:table-row>
        <table:table-row table:style-name="ro2">
          <table:table-cell office:value-type="string">
            <text:p>SchwefelMax6</text:p>
          </table:table-cell>
          <table:table-cell office:value-type="float" office:value="1.65210409678975">
            <text:p>1.6521040968</text:p>
          </table:table-cell>
          <table:table-cell office:value-type="float" office:value="1.63897187042503">
            <text:p>1.6389718704</text:p>
          </table:table-cell>
          <table:table-cell office:value-type="float" office:value="1.28797183254376">
            <text:p>1.2879718325</text:p>
          </table:table-cell>
          <table:table-cell office:value-type="float" office:value="1.51479456104193">
            <text:p>1.514794561</text:p>
          </table:table-cell>
          <table:table-cell office:value-type="float" office:value="1.42064643106326">
            <text:p>1.4206464311</text:p>
          </table:table-cell>
        </table:table-row>
        <table:table-row table:style-name="ro2">
          <table:table-cell office:value-type="string">
            <text:p>StepFunction6</text:p>
          </table:table-cell>
          <table:table-cell office:value-type="float" office:value="1.58208252933842">
            <text:p>1.5820825293</text:p>
          </table:table-cell>
          <table:table-cell office:value-type="float" office:value="1.62963920547505">
            <text:p>1.6296392055</text:p>
          </table:table-cell>
          <table:table-cell office:value-type="float" office:value="1.1858494981042">
            <text:p>1.1858494981</text:p>
          </table:table-cell>
          <table:table-cell office:value-type="float" office:value="1.47796967058448">
            <text:p>1.4779696706</text:p>
          </table:table-cell>
          <table:table-cell office:value-type="float" office:value="1.08993893771445">
            <text:p>1.0899389377</text:p>
          </table:table-cell>
        </table:table-row>
        <table:table-row table:style-name="ro2">
          <table:table-cell office:value-type="string">
            <text:p>Trig6</text:p>
          </table:table-cell>
          <table:table-cell office:value-type="float" office:value="0.14724135103148">
            <text:p>0.147241351</text:p>
          </table:table-cell>
          <table:table-cell office:value-type="float" office:value="0.254600277408471">
            <text:p>0.2546002774</text:p>
          </table:table-cell>
          <table:table-cell office:value-type="float" office:value="-0.304703221617256">
            <text:p>-0.3047032216</text:p>
          </table:table-cell>
          <table:table-cell office:value-type="float" office:value="-0.194342221816421">
            <text:p>-0.1943422218</text:p>
          </table:table-cell>
          <table:table-cell office:value-type="float" office:value="-0.390726988651951">
            <text:p>-0.3907269887</text:p>
          </table:table-cell>
        </table:table-row>
        <table:table-row table:style-name="ro2">
          <table:table-cell office:value-type="string">
            <text:p>Pinter6</text:p>
          </table:table-cell>
          <table:table-cell office:value-type="float" office:value="0.777498483725152">
            <text:p>0.7774984837</text:p>
          </table:table-cell>
          <table:table-cell office:value-type="float" office:value="0.744385608695009">
            <text:p>0.7443856087</text:p>
          </table:table-cell>
          <table:table-cell office:value-type="float" office:value="0.607776854031457">
            <text:p>0.607776854</text:p>
          </table:table-cell>
          <table:table-cell office:value-type="float" office:value="0.8623709180079">
            <text:p>0.862370918</text:p>
          </table:table-cell>
          <table:table-cell office:value-type="float" office:value="0.737867805979542">
            <text:p>0.737867806</text:p>
          </table:table-cell>
        </table:table-row>
        <table:table-row table:style-name="ro2">
          <table:table-cell office:value-type="string">
            <text:p>Salomon6</text:p>
          </table:table-cell>
          <table:table-cell office:value-type="float" office:value="1.65964344734218">
            <text:p>1.6596434473</text:p>
          </table:table-cell>
          <table:table-cell office:value-type="float" office:value="1.62912861421172">
            <text:p>1.6291286142</text:p>
          </table:table-cell>
          <table:table-cell office:value-type="float" office:value="1.31581979302595">
            <text:p>1.315819793</text:p>
          </table:table-cell>
          <table:table-cell office:value-type="float" office:value="1.7657464497371">
            <text:p>1.7657464497</text:p>
          </table:table-cell>
          <table:table-cell office:value-type="float" office:value="1.43713549624409">
            <text:p>1.4371354962</text:p>
          </table:table-cell>
        </table:table-row>
        <table:table-row table:style-name="ro2">
          <table:table-cell office:value-type="string">
            <text:p>SchaeferF66</text:p>
          </table:table-cell>
          <table:table-cell office:value-type="float" office:value="1.82051511237973">
            <text:p>1.8205151124</text:p>
          </table:table-cell>
          <table:table-cell office:value-type="float" office:value="1.86802484006106">
            <text:p>1.8680248401</text:p>
          </table:table-cell>
          <table:table-cell office:value-type="float" office:value="1.46349986028895">
            <text:p>1.4634998603</text:p>
          </table:table-cell>
          <table:table-cell office:value-type="float" office:value="1.95502632806349">
            <text:p>1.9550263281</text:p>
          </table:table-cell>
          <table:table-cell office:value-type="float" office:value="1.78391245375135">
            <text:p>1.7839124538</text:p>
          </table:table-cell>
        </table:table-row>
        <table:table-row table:style-name="ro2">
          <table:table-cell office:value-type="string">
            <text:p>Ackley10</text:p>
          </table:table-cell>
          <table:table-cell office:value-type="float" office:value="1.42890146023028">
            <text:p>1.4289014602</text:p>
          </table:table-cell>
          <table:table-cell office:value-type="float" office:value="1.37140400021236">
            <text:p>1.3714040002</text:p>
          </table:table-cell>
          <table:table-cell office:value-type="float" office:value="1.41881661433878">
            <text:p>1.4188166143</text:p>
          </table:table-cell>
          <table:table-cell office:value-type="float" office:value="1.47712125471966">
            <text:p>1.4771212547</text:p>
          </table:table-cell>
          <table:table-cell office:value-type="float" office:value="1.46001288792711">
            <text:p>1.4600128879</text:p>
          </table:table-cell>
        </table:table-row>
        <table:table-row table:style-name="ro2">
          <table:table-cell office:value-type="string">
            <text:p>Griewank10</text:p>
          </table:table-cell>
          <table:table-cell office:value-type="float" office:value="2.59072147434341">
            <text:p>2.5907214743</text:p>
          </table:table-cell>
          <table:table-cell office:value-type="float" office:value="2.59859904177938">
            <text:p>2.5985990418</text:p>
          </table:table-cell>
          <table:table-cell office:value-type="float" office:value="2.16171933786123">
            <text:p>2.1617193379</text:p>
          </table:table-cell>
          <table:table-cell office:value-type="float" office:value="2.60846734859206">
            <text:p>2.6084673486</text:p>
          </table:table-cell>
          <table:table-cell office:value-type="float" office:value="2.30235079641587">
            <text:p>2.3023507964</text:p>
          </table:table-cell>
        </table:table-row>
        <table:table-row table:style-name="ro2">
          <table:table-cell office:value-type="string">
            <text:p>Rastrigin10</text:p>
          </table:table-cell>
          <table:table-cell office:value-type="float" office:value="0.570846640046155">
            <text:p>0.57084664</text:p>
          </table:table-cell>
          <table:table-cell office:value-type="float" office:value="0.589341246998105">
            <text:p>0.589341247</text:p>
          </table:table-cell>
          <table:table-cell office:value-type="float" office:value="0.380924129108104">
            <text:p>0.3809241291</text:p>
          </table:table-cell>
          <table:table-cell office:value-type="float" office:value="0.69588735415191">
            <text:p>0.6958873542</text:p>
          </table:table-cell>
          <table:table-cell office:value-type="float" office:value="0.3974400943906">
            <text:p>0.3974400944</text:p>
          </table:table-cell>
        </table:table-row>
        <table:table-row table:style-name="ro2">
          <table:table-cell office:value-type="string">
            <text:p>SchwefelDoubleSum10</text:p>
          </table:table-cell>
          <table:table-cell office:value-type="float" office:value="1.70991019710517">
            <text:p>1.7099101971</text:p>
          </table:table-cell>
          <table:table-cell office:value-type="float" office:value="1.72219649956797">
            <text:p>1.7221964996</text:p>
          </table:table-cell>
          <table:table-cell office:value-type="float" office:value="1.71529618527331">
            <text:p>1.7152961853</text:p>
          </table:table-cell>
          <table:table-cell office:value-type="float" office:value="1.76766924944728">
            <text:p>1.7676692494</text:p>
          </table:table-cell>
          <table:table-cell office:value-type="float" office:value="1.66544708050048">
            <text:p>1.6654470805</text:p>
          </table:table-cell>
        </table:table-row>
        <table:table-row table:style-name="ro2">
          <table:table-cell office:value-type="string">
            <text:p>SchwefelMax10</text:p>
          </table:table-cell>
          <table:table-cell office:value-type="float" office:value="1.78818649855062">
            <text:p>1.7881864986</text:p>
          </table:table-cell>
          <table:table-cell office:value-type="float" office:value="1.77762269271424">
            <text:p>1.7776226927</text:p>
          </table:table-cell>
          <table:table-cell office:value-type="float" office:value="1.70950177621569">
            <text:p>1.7095017762</text:p>
          </table:table-cell>
          <table:table-cell office:value-type="float" office:value="1.74711157632762">
            <text:p>1.7471115763</text:p>
          </table:table-cell>
          <table:table-cell office:value-type="float" office:value="1.65574745856907">
            <text:p>1.6557474586</text:p>
          </table:table-cell>
        </table:table-row>
        <table:table-row table:style-name="ro2">
          <table:table-cell office:value-type="string">
            <text:p>StepFunction10</text:p>
          </table:table-cell>
          <table:table-cell office:value-type="float" office:value="1.81507016585121">
            <text:p>1.8150701659</text:p>
          </table:table-cell>
          <table:table-cell office:value-type="float" office:value="1.82808645901486">
            <text:p>1.828086459</text:p>
          </table:table-cell>
          <table:table-cell office:value-type="float" office:value="1.39237970519722">
            <text:p>1.3923797052</text:p>
          </table:table-cell>
          <table:table-cell office:value-type="float" office:value="1.63708777407735">
            <text:p>1.6370877741</text:p>
          </table:table-cell>
          <table:table-cell office:value-type="float" office:value="1.56176253194252">
            <text:p>1.5617625319</text:p>
          </table:table-cell>
        </table:table-row>
        <table:table-row table:style-name="ro2">
          <table:table-cell office:value-type="string">
            <text:p>Trig10</text:p>
          </table:table-cell>
          <table:table-cell office:value-type="float" office:value="0.368986378912313">
            <text:p>0.3689863789</text:p>
          </table:table-cell>
          <table:table-cell office:value-type="float" office:value="0.286181168742631">
            <text:p>0.2861811687</text:p>
          </table:table-cell>
          <table:table-cell office:value-type="float" office:value="-0.0793036783292443">
            <text:p>-0.0793036783</text:p>
          </table:table-cell>
          <table:table-cell office:value-type="float" office:value="0.105712825429501">
            <text:p>0.1057128254</text:p>
          </table:table-cell>
          <table:table-cell office:value-type="float" office:value="-1.53389857382026">
            <text:p>-1.5338985738</text:p>
          </table:table-cell>
        </table:table-row>
        <table:table-row table:style-name="ro2">
          <table:table-cell office:value-type="string">
            <text:p>Pinter10</text:p>
          </table:table-cell>
          <table:table-cell office:value-type="float" office:value="0.844730745462788">
            <text:p>0.8447307455</text:p>
          </table:table-cell>
          <table:table-cell office:value-type="float" office:value="0.927951098432518">
            <text:p>0.9279510984</text:p>
          </table:table-cell>
          <table:table-cell office:value-type="float" office:value="0.831192450235353">
            <text:p>0.8311924502</text:p>
          </table:table-cell>
          <table:table-cell office:value-type="float" office:value="0.962821409448937">
            <text:p>0.9628214094</text:p>
          </table:table-cell>
          <table:table-cell office:value-type="float" office:value="0.867049975030407">
            <text:p>0.867049975</text:p>
          </table:table-cell>
        </table:table-row>
        <table:table-row table:style-name="ro2">
          <table:table-cell office:value-type="string">
            <text:p>Salomon10</text:p>
          </table:table-cell>
          <table:table-cell office:value-type="float" office:value="1.83172483146238">
            <text:p>1.8317248315</text:p>
          </table:table-cell>
          <table:table-cell office:value-type="float" office:value="1.81474116400654">
            <text:p>1.814741164</text:p>
          </table:table-cell>
          <table:table-cell office:value-type="float" office:value="1.62041377603803">
            <text:p>1.620413776</text:p>
          </table:table-cell>
          <table:table-cell office:value-type="float" office:value="1.86783188303283">
            <text:p>1.867831883</text:p>
          </table:table-cell>
          <table:table-cell office:value-type="float" office:value="1.70462386260404">
            <text:p>1.7046238626</text:p>
          </table:table-cell>
        </table:table-row>
        <table:table-row table:style-name="ro2">
          <table:table-cell office:value-type="string">
            <text:p>SchaeferF610</text:p>
          </table:table-cell>
          <table:table-cell office:value-type="float" office:value="1.95536952279311">
            <text:p>1.9553695228</text:p>
          </table:table-cell>
          <table:table-cell office:value-type="float" office:value="1.94645353987493">
            <text:p>1.9464535399</text:p>
          </table:table-cell>
          <table:table-cell office:value-type="float" office:value="1.81894534547687">
            <text:p>1.8189453455</text:p>
          </table:table-cell>
          <table:table-cell office:value-type="float" office:value="1.99718195436289">
            <text:p>1.9971819544</text:p>
          </table:table-cell>
          <table:table-cell office:value-type="float" office:value="1.92425955704586">
            <text:p>1.92425955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VALUE(TRIM(INDIRECT(ADDRESS(2;2;4))))" office:value-type="float" office:value="-0.634059907017605">
            <text:p>-0.634059907</text:p>
          </table:table-cell>
          <table:table-cell table:formula="of:=VALUE(TRIM(INDIRECT(ADDRESS(2;3;4))))" office:value-type="float" office:value="-0.69315675914914">
            <text:p>-0.6931567591</text:p>
          </table:table-cell>
          <table:table-cell table:formula="of:=VALUE(TRIM(INDIRECT(ADDRESS(2;4;4))))" office:value-type="float" office:value="-0.66717505366972">
            <text:p>-0.6671750537</text:p>
          </table:table-cell>
          <table:table-cell table:formula="of:=VALUE(TRIM(INDIRECT(ADDRESS(2;5;4))))" office:value-type="float" office:value="-0.606990624347282">
            <text:p>-0.6069906243</text:p>
          </table:table-cell>
          <table:table-cell table:formula="of:=VALUE(TRIM(INDIRECT(ADDRESS(2;6;4))))" office:value-type="float" office:value="-0.871834970752165">
            <text:p>-0.8718349708</text:p>
          </table:table-cell>
        </table:table-row>
        <table:table-row table:style-name="ro2">
          <table:table-cell/>
          <table:table-cell table:formula="of:=VALUE(TRIM(INDIRECT(ADDRESS(3;2;4))))" office:value-type="float" office:value="0.427156736645811">
            <text:p>0.4271567366</text:p>
          </table:table-cell>
          <table:table-cell table:formula="of:=VALUE(TRIM(INDIRECT(ADDRESS(3;3;4))))" office:value-type="float" office:value="0.419971935036942">
            <text:p>0.419971935</text:p>
          </table:table-cell>
          <table:table-cell table:formula="of:=VALUE(TRIM(INDIRECT(ADDRESS(3;4;4))))" office:value-type="float" office:value="0.407363508786231">
            <text:p>0.4073635088</text:p>
          </table:table-cell>
          <table:table-cell table:formula="of:=VALUE(TRIM(INDIRECT(ADDRESS(3;5;4))))" office:value-type="float" office:value="0.401450891718589">
            <text:p>0.4014508917</text:p>
          </table:table-cell>
          <table:table-cell table:formula="of:=VALUE(TRIM(INDIRECT(ADDRESS(3;6;4))))" office:value-type="float" office:value="0.401832436094745">
            <text:p>0.4018324361</text:p>
          </table:table-cell>
        </table:table-row>
        <table:table-row table:style-name="ro2">
          <table:table-cell/>
          <table:table-cell table:formula="of:=VALUE(TRIM(INDIRECT(ADDRESS(4;2;4))))" office:value-type="float" office:value="0.54563018214328">
            <text:p>0.5456301821</text:p>
          </table:table-cell>
          <table:table-cell table:formula="of:=VALUE(TRIM(INDIRECT(ADDRESS(4;3;4))))" office:value-type="float" office:value="0.436401320511313">
            <text:p>0.4364013205</text:p>
          </table:table-cell>
          <table:table-cell table:formula="of:=VALUE(TRIM(INDIRECT(ADDRESS(4;4;4))))" office:value-type="float" office:value="0.689784993408003">
            <text:p>0.6897849934</text:p>
          </table:table-cell>
          <table:table-cell table:formula="of:=VALUE(TRIM(INDIRECT(ADDRESS(4;5;4))))" office:value-type="float" office:value="-0.182128863977427">
            <text:p>-0.182128864</text:p>
          </table:table-cell>
          <table:table-cell table:formula="of:=VALUE(TRIM(INDIRECT(ADDRESS(4;6;4))))" office:value-type="float" office:value="0.901439262838814">
            <text:p>0.9014392628</text:p>
          </table:table-cell>
        </table:table-row>
        <table:table-row table:style-name="ro2">
          <table:table-cell/>
          <table:table-cell table:formula="of:=VALUE(TRIM(INDIRECT(ADDRESS(5;2;4))))" office:value-type="float" office:value="-0.275430159141375">
            <text:p>-0.2754301591</text:p>
          </table:table-cell>
          <table:table-cell table:formula="of:=VALUE(TRIM(INDIRECT(ADDRESS(5;3;4))))" office:value-type="float" office:value="-0.194439963366189">
            <text:p>-0.1944399634</text:p>
          </table:table-cell>
          <table:table-cell table:formula="of:=VALUE(TRIM(INDIRECT(ADDRESS(5;4;4))))" office:value-type="float" office:value="-0.174561937339821">
            <text:p>-0.1745619373</text:p>
          </table:table-cell>
          <table:table-cell table:formula="of:=VALUE(TRIM(INDIRECT(ADDRESS(5;5;4))))" office:value-type="float" office:value="-0.361187310925314">
            <text:p>-0.3611873109</text:p>
          </table:table-cell>
          <table:table-cell table:formula="of:=VALUE(TRIM(INDIRECT(ADDRESS(5;6;4))))" office:value-type="float" office:value="-0.0768709746048147">
            <text:p>-0.0768709746</text:p>
          </table:table-cell>
        </table:table-row>
        <table:table-row table:style-name="ro2">
          <table:table-cell/>
          <table:table-cell table:formula="of:=VALUE(TRIM(INDIRECT(ADDRESS(6;2;4))))" office:value-type="float" office:value="0.658618890644503">
            <text:p>0.6586188906</text:p>
          </table:table-cell>
          <table:table-cell table:formula="of:=VALUE(TRIM(INDIRECT(ADDRESS(6;3;4))))" office:value-type="float" office:value="0.752761359196287">
            <text:p>0.7527613592</text:p>
          </table:table-cell>
          <table:table-cell table:formula="of:=VALUE(TRIM(INDIRECT(ADDRESS(6;4;4))))" office:value-type="float" office:value="0.200066302746356">
            <text:p>0.2000663027</text:p>
          </table:table-cell>
          <table:table-cell table:formula="of:=VALUE(TRIM(INDIRECT(ADDRESS(6;5;4))))" office:value-type="float" office:value="0.748158351060882">
            <text:p>0.7481583511</text:p>
          </table:table-cell>
          <table:table-cell table:formula="of:=VALUE(TRIM(INDIRECT(ADDRESS(6;6;4))))" office:value-type="float" office:value="0.241698421583144">
            <text:p>0.2416984216</text:p>
          </table:table-cell>
        </table:table-row>
        <table:table-row table:style-name="ro2">
          <table:table-cell/>
          <table:table-cell table:formula="of:=VALUE(TRIM(INDIRECT(ADDRESS(7;2;4))))" office:value-type="float" office:value="0.0452581071963781">
            <text:p>0.0452581072</text:p>
          </table:table-cell>
          <table:table-cell table:formula="of:=VALUE(TRIM(INDIRECT(ADDRESS(7;3;4))))" office:value-type="float" office:value="0.189930037497099">
            <text:p>0.1899300375</text:p>
          </table:table-cell>
          <table:table-cell table:formula="of:=VALUE(TRIM(INDIRECT(ADDRESS(7;4;4))))" office:value-type="float" office:value="0.000932142838019839">
            <text:p>0.0009321428</text:p>
          </table:table-cell>
          <table:table-cell table:formula="of:=VALUE(TRIM(INDIRECT(ADDRESS(7;5;4))))" office:value-type="float" office:value="0.260793076527688">
            <text:p>0.2607930765</text:p>
          </table:table-cell>
          <table:table-cell table:formula="of:=VALUE(TRIM(INDIRECT(ADDRESS(7;6;4))))" office:value-type="float" office:value="0.100097160384377">
            <text:p>0.1000971604</text:p>
          </table:table-cell>
        </table:table-row>
        <table:table-row table:style-name="ro2">
          <table:table-cell/>
          <table:table-cell table:formula="of:=VALUE(TRIM(INDIRECT(ADDRESS(8;2;4))))" office:value-type="float" office:value="0.300946084872628">
            <text:p>0.3009460849</text:p>
          </table:table-cell>
          <table:table-cell table:formula="of:=VALUE(TRIM(INDIRECT(ADDRESS(8;3;4))))" office:value-type="float" office:value="0.254724956043227">
            <text:p>0.254724956</text:p>
          </table:table-cell>
          <table:table-cell table:formula="of:=VALUE(TRIM(INDIRECT(ADDRESS(8;4;4))))" office:value-type="float" office:value="-0.0898998367786691">
            <text:p>-0.0898998368</text:p>
          </table:table-cell>
          <table:table-cell table:formula="of:=VALUE(TRIM(INDIRECT(ADDRESS(8;5;4))))" office:value-type="float" office:value="1.25724164760739">
            <text:p>1.2572416476</text:p>
          </table:table-cell>
          <table:table-cell table:formula="of:=VALUE(TRIM(INDIRECT(ADDRESS(8;6;4))))" office:value-type="float" office:value="-0.393216276247886">
            <text:p>-0.3932162762</text:p>
          </table:table-cell>
        </table:table-row>
        <table:table-row table:style-name="ro2">
          <table:table-cell/>
          <table:table-cell table:formula="of:=VALUE(TRIM(INDIRECT(ADDRESS(9;2;4))))" office:value-type="float" office:value="1.7251862255898">
            <text:p>1.7251862256</text:p>
          </table:table-cell>
          <table:table-cell table:formula="of:=VALUE(TRIM(INDIRECT(ADDRESS(9;3;4))))" office:value-type="float" office:value="1.65794365685294">
            <text:p>1.6579436569</text:p>
          </table:table-cell>
          <table:table-cell table:formula="of:=VALUE(TRIM(INDIRECT(ADDRESS(9;4;4))))" office:value-type="float" office:value="1.38959233744932">
            <text:p>1.3895923374</text:p>
          </table:table-cell>
          <table:table-cell table:formula="of:=VALUE(TRIM(INDIRECT(ADDRESS(9;5;4))))" office:value-type="float" office:value="1.76161407757339">
            <text:p>1.7616140776</text:p>
          </table:table-cell>
          <table:table-cell table:formula="of:=VALUE(TRIM(INDIRECT(ADDRESS(9;6;4))))" office:value-type="float" office:value="1.54566491054628">
            <text:p>1.5456649105</text:p>
          </table:table-cell>
        </table:table-row>
        <table:table-row table:style-name="ro2">
          <table:table-cell/>
          <table:table-cell table:formula="of:=VALUE(TRIM(INDIRECT(ADDRESS(10;2;4))))" office:value-type="float" office:value="0.144867894155201">
            <text:p>0.1448678942</text:p>
          </table:table-cell>
          <table:table-cell table:formula="of:=VALUE(TRIM(INDIRECT(ADDRESS(10;3;4))))" office:value-type="float" office:value="-0.112166146131304">
            <text:p>-0.1121661461</text:p>
          </table:table-cell>
          <table:table-cell table:formula="of:=VALUE(TRIM(INDIRECT(ADDRESS(10;4;4))))" office:value-type="float" office:value="-0.323528448770025">
            <text:p>-0.3235284488</text:p>
          </table:table-cell>
          <table:table-cell table:formula="of:=VALUE(TRIM(INDIRECT(ADDRESS(10;5;4))))" office:value-type="float" office:value="0.136698581073615">
            <text:p>0.1366985811</text:p>
          </table:table-cell>
          <table:table-cell table:formula="of:=VALUE(TRIM(INDIRECT(ADDRESS(10;6;4))))" office:value-type="float" office:value="-0.222245621311756">
            <text:p>-0.2222456213</text:p>
          </table:table-cell>
        </table:table-row>
        <table:table-row table:style-name="ro2">
          <table:table-cell/>
          <table:table-cell table:formula="of:=VALUE(TRIM(INDIRECT(ADDRESS(11;2;4))))" office:value-type="float" office:value="1.48067745072053">
            <text:p>1.4806774507</text:p>
          </table:table-cell>
          <table:table-cell table:formula="of:=VALUE(TRIM(INDIRECT(ADDRESS(11;3;4))))" office:value-type="float" office:value="1.64982829348496">
            <text:p>1.6498282935</text:p>
          </table:table-cell>
          <table:table-cell table:formula="of:=VALUE(TRIM(INDIRECT(ADDRESS(11;4;4))))" office:value-type="float" office:value="1.32543981229831">
            <text:p>1.3254398123</text:p>
          </table:table-cell>
          <table:table-cell table:formula="of:=VALUE(TRIM(INDIRECT(ADDRESS(11;5;4))))" office:value-type="float" office:value="1.70006059798065">
            <text:p>1.700060598</text:p>
          </table:table-cell>
          <table:table-cell table:formula="of:=VALUE(TRIM(INDIRECT(ADDRESS(11;6;4))))" office:value-type="float" office:value="1.19057373451117">
            <text:p>1.1905737345</text:p>
          </table:table-cell>
        </table:table-row>
        <table:table-row table:style-name="ro2">
          <table:table-cell/>
          <table:table-cell table:formula="of:=VALUE(TRIM(INDIRECT(ADDRESS(12;2;4))))" office:value-type="float" office:value="1.01192016498043">
            <text:p>1.011920165</text:p>
          </table:table-cell>
          <table:table-cell table:formula="of:=VALUE(TRIM(INDIRECT(ADDRESS(12;3;4))))" office:value-type="float" office:value="0.889469438923122">
            <text:p>0.8894694389</text:p>
          </table:table-cell>
          <table:table-cell table:formula="of:=VALUE(TRIM(INDIRECT(ADDRESS(12;4;4))))" office:value-type="float" office:value="0.706058409077026">
            <text:p>0.7060584091</text:p>
          </table:table-cell>
          <table:table-cell table:formula="of:=VALUE(TRIM(INDIRECT(ADDRESS(12;5;4))))" office:value-type="float" office:value="-0.17864949995369">
            <text:p>-0.1786495</text:p>
          </table:table-cell>
          <table:table-cell table:formula="of:=VALUE(TRIM(INDIRECT(ADDRESS(12;6;4))))" office:value-type="float" office:value="-0.0795780972123065">
            <text:p>-0.0795780972</text:p>
          </table:table-cell>
        </table:table-row>
        <table:table-row table:style-name="ro2">
          <table:table-cell/>
          <table:table-cell table:formula="of:=VALUE(TRIM(INDIRECT(ADDRESS(13;2;4))))" office:value-type="float" office:value="0.922530033383035">
            <text:p>0.9225300334</text:p>
          </table:table-cell>
          <table:table-cell table:formula="of:=VALUE(TRIM(INDIRECT(ADDRESS(13;3;4))))" office:value-type="float" office:value="0.813481026297991">
            <text:p>0.8134810263</text:p>
          </table:table-cell>
          <table:table-cell table:formula="of:=VALUE(TRIM(INDIRECT(ADDRESS(13;4;4))))" office:value-type="float" office:value="0.366491612253266">
            <text:p>0.3664916123</text:p>
          </table:table-cell>
          <table:table-cell table:formula="of:=VALUE(TRIM(INDIRECT(ADDRESS(13;5;4))))" office:value-type="float" office:value="0.0230591336270678">
            <text:p>0.0230591336</text:p>
          </table:table-cell>
          <table:table-cell table:formula="of:=VALUE(TRIM(INDIRECT(ADDRESS(13;6;4))))" office:value-type="float" office:value="0.263711047727856">
            <text:p>0.2637110477</text:p>
          </table:table-cell>
        </table:table-row>
        <table:table-row table:style-name="ro2">
          <table:table-cell/>
          <table:table-cell table:formula="of:=VALUE(TRIM(INDIRECT(ADDRESS(14;2;4))))" office:value-type="float" office:value="-0.299369190124004">
            <text:p>-0.2993691901</text:p>
          </table:table-cell>
          <table:table-cell table:formula="of:=VALUE(TRIM(INDIRECT(ADDRESS(14;3;4))))" office:value-type="float" office:value="-0.589037964725178">
            <text:p>-0.5890379647</text:p>
          </table:table-cell>
          <table:table-cell table:formula="of:=VALUE(TRIM(INDIRECT(ADDRESS(14;4;4))))" office:value-type="float" office:value="-0.313668594020335">
            <text:p>-0.313668594</text:p>
          </table:table-cell>
          <table:table-cell table:formula="of:=VALUE(TRIM(INDIRECT(ADDRESS(14;5;4))))" office:value-type="float" office:value="-15.653559774527">
            <text:p>-15.6535597745</text:p>
          </table:table-cell>
          <table:table-cell table:formula="of:=VALUE(TRIM(INDIRECT(ADDRESS(14;6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5;2;4))))" office:value-type="float" office:value="-0.0973276374096529">
            <text:p>-0.0973276374</text:p>
          </table:table-cell>
          <table:table-cell table:formula="of:=VALUE(TRIM(INDIRECT(ADDRESS(15;3;4))))" office:value-type="float" office:value="0.231304708640813">
            <text:p>0.2313047086</text:p>
          </table:table-cell>
          <table:table-cell table:formula="of:=VALUE(TRIM(INDIRECT(ADDRESS(15;4;4))))" office:value-type="float" office:value="-0.132850580987517">
            <text:p>-0.132850581</text:p>
          </table:table-cell>
          <table:table-cell table:formula="of:=VALUE(TRIM(INDIRECT(ADDRESS(15;5;4))))" office:value-type="float" office:value="0.0511183781628928">
            <text:p>0.0511183782</text:p>
          </table:table-cell>
          <table:table-cell table:formula="of:=VALUE(TRIM(INDIRECT(ADDRESS(15;6;4))))" office:value-type="float" office:value="-0.692567686651349">
            <text:p>-0.6925676867</text:p>
          </table:table-cell>
        </table:table-row>
        <table:table-row table:style-name="ro2">
          <table:table-cell/>
          <table:table-cell table:formula="of:=VALUE(TRIM(INDIRECT(ADDRESS(16;2;4))))" office:value-type="float" office:value="0.864022240072298">
            <text:p>0.8640222401</text:p>
          </table:table-cell>
          <table:table-cell table:formula="of:=VALUE(TRIM(INDIRECT(ADDRESS(16;3;4))))" office:value-type="float" office:value="0.925862712876073">
            <text:p>0.9258627129</text:p>
          </table:table-cell>
          <table:table-cell table:formula="of:=VALUE(TRIM(INDIRECT(ADDRESS(16;4;4))))" office:value-type="float" office:value="0.877172052119382">
            <text:p>0.8771720521</text:p>
          </table:table-cell>
          <table:table-cell table:formula="of:=VALUE(TRIM(INDIRECT(ADDRESS(16;5;4))))" office:value-type="float" office:value="1.06115794853231">
            <text:p>1.0611579485</text:p>
          </table:table-cell>
          <table:table-cell table:formula="of:=VALUE(TRIM(INDIRECT(ADDRESS(16;6;4))))" office:value-type="float" office:value="0.74796394604991">
            <text:p>0.747963946</text:p>
          </table:table-cell>
        </table:table-row>
        <table:table-row table:style-name="ro2">
          <table:table-cell/>
          <table:table-cell table:formula="of:=VALUE(TRIM(INDIRECT(ADDRESS(17;2;4))))" office:value-type="float" office:value="0.8962321721487">
            <text:p>0.8962321721</text:p>
          </table:table-cell>
          <table:table-cell table:formula="of:=VALUE(TRIM(INDIRECT(ADDRESS(17;3;4))))" office:value-type="float" office:value="1.01823879050608">
            <text:p>1.0182387905</text:p>
          </table:table-cell>
          <table:table-cell table:formula="of:=VALUE(TRIM(INDIRECT(ADDRESS(17;4;4))))" office:value-type="float" office:value="1.04220764961218">
            <text:p>1.0422076496</text:p>
          </table:table-cell>
          <table:table-cell table:formula="of:=VALUE(TRIM(INDIRECT(ADDRESS(17;5;4))))" office:value-type="float" office:value="1.38836788380583">
            <text:p>1.3883678838</text:p>
          </table:table-cell>
          <table:table-cell table:formula="of:=VALUE(TRIM(INDIRECT(ADDRESS(17;6;4))))" office:value-type="float" office:value="1.16423937338557">
            <text:p>1.1642393734</text:p>
          </table:table-cell>
        </table:table-row>
        <table:table-row table:style-name="ro2">
          <table:table-cell/>
          <table:table-cell table:formula="of:=VALUE(TRIM(INDIRECT(ADDRESS(18;2;4))))" office:value-type="float" office:value="1.31487643386551">
            <text:p>1.3148764339</text:p>
          </table:table-cell>
          <table:table-cell table:formula="of:=VALUE(TRIM(INDIRECT(ADDRESS(18;3;4))))" office:value-type="float" office:value="1.2560089279695">
            <text:p>1.256008928</text:p>
          </table:table-cell>
          <table:table-cell table:formula="of:=VALUE(TRIM(INDIRECT(ADDRESS(18;4;4))))" office:value-type="float" office:value="1.17297730794561">
            <text:p>1.1729773079</text:p>
          </table:table-cell>
          <table:table-cell table:formula="of:=VALUE(TRIM(INDIRECT(ADDRESS(18;5;4))))" office:value-type="float" office:value="1.47712125471966">
            <text:p>1.4771212547</text:p>
          </table:table-cell>
          <table:table-cell table:formula="of:=VALUE(TRIM(INDIRECT(ADDRESS(18;6;4))))" office:value-type="float" office:value="1.26042386636357">
            <text:p>1.2604238664</text:p>
          </table:table-cell>
        </table:table-row>
        <table:table-row table:style-name="ro2">
          <table:table-cell/>
          <table:table-cell table:formula="of:=VALUE(TRIM(INDIRECT(ADDRESS(19;2;4))))" office:value-type="float" office:value="2.48657082635803">
            <text:p>2.4865708264</text:p>
          </table:table-cell>
          <table:table-cell table:formula="of:=VALUE(TRIM(INDIRECT(ADDRESS(19;3;4))))" office:value-type="float" office:value="2.42015950990907">
            <text:p>2.4201595099</text:p>
          </table:table-cell>
          <table:table-cell table:formula="of:=VALUE(TRIM(INDIRECT(ADDRESS(19;4;4))))" office:value-type="float" office:value="1.99819509411226">
            <text:p>1.9981950941</text:p>
          </table:table-cell>
          <table:table-cell table:formula="of:=VALUE(TRIM(INDIRECT(ADDRESS(19;5;4))))" office:value-type="float" office:value="2.4620289872514">
            <text:p>2.4620289873</text:p>
          </table:table-cell>
          <table:table-cell table:formula="of:=VALUE(TRIM(INDIRECT(ADDRESS(19;6;4))))" office:value-type="float" office:value="1.96465529141264">
            <text:p>1.9646552914</text:p>
          </table:table-cell>
        </table:table-row>
        <table:table-row table:style-name="ro2">
          <table:table-cell/>
          <table:table-cell table:formula="of:=VALUE(TRIM(INDIRECT(ADDRESS(20;2;4))))" office:value-type="float" office:value="0.481436986419732">
            <text:p>0.4814369864</text:p>
          </table:table-cell>
          <table:table-cell table:formula="of:=VALUE(TRIM(INDIRECT(ADDRESS(20;3;4))))" office:value-type="float" office:value="0.481269545810263">
            <text:p>0.4812695458</text:p>
          </table:table-cell>
          <table:table-cell table:formula="of:=VALUE(TRIM(INDIRECT(ADDRESS(20;4;4))))" office:value-type="float" office:value="0.284974461885202">
            <text:p>0.2849744619</text:p>
          </table:table-cell>
          <table:table-cell table:formula="of:=VALUE(TRIM(INDIRECT(ADDRESS(20;5;4))))" office:value-type="float" office:value="0.6686793037722">
            <text:p>0.6686793038</text:p>
          </table:table-cell>
          <table:table-cell table:formula="of:=VALUE(TRIM(INDIRECT(ADDRESS(20;6;4))))" office:value-type="float" office:value="0.328376150513327">
            <text:p>0.3283761505</text:p>
          </table:table-cell>
        </table:table-row>
        <table:table-row table:style-name="ro2">
          <table:table-cell/>
          <table:table-cell table:formula="of:=VALUE(TRIM(INDIRECT(ADDRESS(21;2;4))))" office:value-type="float" office:value="1.56357521450766">
            <text:p>1.5635752145</text:p>
          </table:table-cell>
          <table:table-cell table:formula="of:=VALUE(TRIM(INDIRECT(ADDRESS(21;3;4))))" office:value-type="float" office:value="1.64197282330153">
            <text:p>1.6419728233</text:p>
          </table:table-cell>
          <table:table-cell table:formula="of:=VALUE(TRIM(INDIRECT(ADDRESS(21;4;4))))" office:value-type="float" office:value="1.55061999759856">
            <text:p>1.5506199976</text:p>
          </table:table-cell>
          <table:table-cell table:formula="of:=VALUE(TRIM(INDIRECT(ADDRESS(21;5;4))))" office:value-type="float" office:value="1.68726111823044">
            <text:p>1.6872611182</text:p>
          </table:table-cell>
          <table:table-cell table:formula="of:=VALUE(TRIM(INDIRECT(ADDRESS(21;6;4))))" office:value-type="float" office:value="1.62349682718255">
            <text:p>1.6234968272</text:p>
          </table:table-cell>
        </table:table-row>
        <table:table-row table:style-name="ro2">
          <table:table-cell/>
          <table:table-cell table:formula="of:=VALUE(TRIM(INDIRECT(ADDRESS(22;2;4))))" office:value-type="float" office:value="1.65210409678975">
            <text:p>1.6521040968</text:p>
          </table:table-cell>
          <table:table-cell table:formula="of:=VALUE(TRIM(INDIRECT(ADDRESS(22;3;4))))" office:value-type="float" office:value="1.63897187042503">
            <text:p>1.6389718704</text:p>
          </table:table-cell>
          <table:table-cell table:formula="of:=VALUE(TRIM(INDIRECT(ADDRESS(22;4;4))))" office:value-type="float" office:value="1.28797183254376">
            <text:p>1.2879718325</text:p>
          </table:table-cell>
          <table:table-cell table:formula="of:=VALUE(TRIM(INDIRECT(ADDRESS(22;5;4))))" office:value-type="float" office:value="1.51479456104193">
            <text:p>1.514794561</text:p>
          </table:table-cell>
          <table:table-cell table:formula="of:=VALUE(TRIM(INDIRECT(ADDRESS(22;6;4))))" office:value-type="float" office:value="1.42064643106326">
            <text:p>1.4206464311</text:p>
          </table:table-cell>
        </table:table-row>
        <table:table-row table:style-name="ro2">
          <table:table-cell/>
          <table:table-cell table:formula="of:=VALUE(TRIM(INDIRECT(ADDRESS(23;2;4))))" office:value-type="float" office:value="1.58208252933842">
            <text:p>1.5820825293</text:p>
          </table:table-cell>
          <table:table-cell table:formula="of:=VALUE(TRIM(INDIRECT(ADDRESS(23;3;4))))" office:value-type="float" office:value="1.62963920547505">
            <text:p>1.6296392055</text:p>
          </table:table-cell>
          <table:table-cell table:formula="of:=VALUE(TRIM(INDIRECT(ADDRESS(23;4;4))))" office:value-type="float" office:value="1.1858494981042">
            <text:p>1.1858494981</text:p>
          </table:table-cell>
          <table:table-cell table:formula="of:=VALUE(TRIM(INDIRECT(ADDRESS(23;5;4))))" office:value-type="float" office:value="1.47796967058448">
            <text:p>1.4779696706</text:p>
          </table:table-cell>
          <table:table-cell table:formula="of:=VALUE(TRIM(INDIRECT(ADDRESS(23;6;4))))" office:value-type="float" office:value="1.08993893771445">
            <text:p>1.0899389377</text:p>
          </table:table-cell>
        </table:table-row>
        <table:table-row table:style-name="ro2">
          <table:table-cell/>
          <table:table-cell table:formula="of:=VALUE(TRIM(INDIRECT(ADDRESS(24;2;4))))" office:value-type="float" office:value="0.14724135103148">
            <text:p>0.147241351</text:p>
          </table:table-cell>
          <table:table-cell table:formula="of:=VALUE(TRIM(INDIRECT(ADDRESS(24;3;4))))" office:value-type="float" office:value="0.254600277408471">
            <text:p>0.2546002774</text:p>
          </table:table-cell>
          <table:table-cell table:formula="of:=VALUE(TRIM(INDIRECT(ADDRESS(24;4;4))))" office:value-type="float" office:value="-0.304703221617256">
            <text:p>-0.3047032216</text:p>
          </table:table-cell>
          <table:table-cell table:formula="of:=VALUE(TRIM(INDIRECT(ADDRESS(24;5;4))))" office:value-type="float" office:value="-0.194342221816421">
            <text:p>-0.1943422218</text:p>
          </table:table-cell>
          <table:table-cell table:formula="of:=VALUE(TRIM(INDIRECT(ADDRESS(24;6;4))))" office:value-type="float" office:value="-0.390726988651951">
            <text:p>-0.3907269887</text:p>
          </table:table-cell>
        </table:table-row>
        <table:table-row table:style-name="ro2">
          <table:table-cell/>
          <table:table-cell table:formula="of:=VALUE(TRIM(INDIRECT(ADDRESS(25;2;4))))" office:value-type="float" office:value="0.777498483725152">
            <text:p>0.7774984837</text:p>
          </table:table-cell>
          <table:table-cell table:formula="of:=VALUE(TRIM(INDIRECT(ADDRESS(25;3;4))))" office:value-type="float" office:value="0.744385608695009">
            <text:p>0.7443856087</text:p>
          </table:table-cell>
          <table:table-cell table:formula="of:=VALUE(TRIM(INDIRECT(ADDRESS(25;4;4))))" office:value-type="float" office:value="0.607776854031457">
            <text:p>0.607776854</text:p>
          </table:table-cell>
          <table:table-cell table:formula="of:=VALUE(TRIM(INDIRECT(ADDRESS(25;5;4))))" office:value-type="float" office:value="0.8623709180079">
            <text:p>0.862370918</text:p>
          </table:table-cell>
          <table:table-cell table:formula="of:=VALUE(TRIM(INDIRECT(ADDRESS(25;6;4))))" office:value-type="float" office:value="0.737867805979542">
            <text:p>0.737867806</text:p>
          </table:table-cell>
        </table:table-row>
        <table:table-row table:style-name="ro2">
          <table:table-cell/>
          <table:table-cell table:formula="of:=VALUE(TRIM(INDIRECT(ADDRESS(26;2;4))))" office:value-type="float" office:value="1.65964344734218">
            <text:p>1.6596434473</text:p>
          </table:table-cell>
          <table:table-cell table:formula="of:=VALUE(TRIM(INDIRECT(ADDRESS(26;3;4))))" office:value-type="float" office:value="1.62912861421172">
            <text:p>1.6291286142</text:p>
          </table:table-cell>
          <table:table-cell table:formula="of:=VALUE(TRIM(INDIRECT(ADDRESS(26;4;4))))" office:value-type="float" office:value="1.31581979302595">
            <text:p>1.315819793</text:p>
          </table:table-cell>
          <table:table-cell table:formula="of:=VALUE(TRIM(INDIRECT(ADDRESS(26;5;4))))" office:value-type="float" office:value="1.7657464497371">
            <text:p>1.7657464497</text:p>
          </table:table-cell>
          <table:table-cell table:formula="of:=VALUE(TRIM(INDIRECT(ADDRESS(26;6;4))))" office:value-type="float" office:value="1.43713549624409">
            <text:p>1.4371354962</text:p>
          </table:table-cell>
        </table:table-row>
        <table:table-row table:style-name="ro2">
          <table:table-cell/>
          <table:table-cell table:formula="of:=VALUE(TRIM(INDIRECT(ADDRESS(27;2;4))))" office:value-type="float" office:value="1.82051511237973">
            <text:p>1.8205151124</text:p>
          </table:table-cell>
          <table:table-cell table:formula="of:=VALUE(TRIM(INDIRECT(ADDRESS(27;3;4))))" office:value-type="float" office:value="1.86802484006106">
            <text:p>1.8680248401</text:p>
          </table:table-cell>
          <table:table-cell table:formula="of:=VALUE(TRIM(INDIRECT(ADDRESS(27;4;4))))" office:value-type="float" office:value="1.46349986028895">
            <text:p>1.4634998603</text:p>
          </table:table-cell>
          <table:table-cell table:formula="of:=VALUE(TRIM(INDIRECT(ADDRESS(27;5;4))))" office:value-type="float" office:value="1.95502632806349">
            <text:p>1.9550263281</text:p>
          </table:table-cell>
          <table:table-cell table:formula="of:=VALUE(TRIM(INDIRECT(ADDRESS(27;6;4))))" office:value-type="float" office:value="1.78391245375135">
            <text:p>1.7839124538</text:p>
          </table:table-cell>
        </table:table-row>
        <table:table-row table:style-name="ro2">
          <table:table-cell/>
          <table:table-cell table:formula="of:=VALUE(TRIM(INDIRECT(ADDRESS(28;2;4))))" office:value-type="float" office:value="1.42890146023028">
            <text:p>1.4289014602</text:p>
          </table:table-cell>
          <table:table-cell table:formula="of:=VALUE(TRIM(INDIRECT(ADDRESS(28;3;4))))" office:value-type="float" office:value="1.37140400021236">
            <text:p>1.3714040002</text:p>
          </table:table-cell>
          <table:table-cell table:formula="of:=VALUE(TRIM(INDIRECT(ADDRESS(28;4;4))))" office:value-type="float" office:value="1.41881661433878">
            <text:p>1.4188166143</text:p>
          </table:table-cell>
          <table:table-cell table:formula="of:=VALUE(TRIM(INDIRECT(ADDRESS(28;5;4))))" office:value-type="float" office:value="1.47712125471966">
            <text:p>1.4771212547</text:p>
          </table:table-cell>
          <table:table-cell table:formula="of:=VALUE(TRIM(INDIRECT(ADDRESS(28;6;4))))" office:value-type="float" office:value="1.46001288792711">
            <text:p>1.4600128879</text:p>
          </table:table-cell>
        </table:table-row>
        <table:table-row table:style-name="ro2">
          <table:table-cell/>
          <table:table-cell table:formula="of:=VALUE(TRIM(INDIRECT(ADDRESS(29;2;4))))" office:value-type="float" office:value="2.59072147434341">
            <text:p>2.5907214743</text:p>
          </table:table-cell>
          <table:table-cell table:formula="of:=VALUE(TRIM(INDIRECT(ADDRESS(29;3;4))))" office:value-type="float" office:value="2.59859904177938">
            <text:p>2.5985990418</text:p>
          </table:table-cell>
          <table:table-cell table:formula="of:=VALUE(TRIM(INDIRECT(ADDRESS(29;4;4))))" office:value-type="float" office:value="2.16171933786123">
            <text:p>2.1617193379</text:p>
          </table:table-cell>
          <table:table-cell table:formula="of:=VALUE(TRIM(INDIRECT(ADDRESS(29;5;4))))" office:value-type="float" office:value="2.60846734859206">
            <text:p>2.6084673486</text:p>
          </table:table-cell>
          <table:table-cell table:formula="of:=VALUE(TRIM(INDIRECT(ADDRESS(29;6;4))))" office:value-type="float" office:value="2.30235079641587">
            <text:p>2.3023507964</text:p>
          </table:table-cell>
        </table:table-row>
        <table:table-row table:style-name="ro2">
          <table:table-cell/>
          <table:table-cell table:formula="of:=VALUE(TRIM(INDIRECT(ADDRESS(30;2;4))))" office:value-type="float" office:value="0.570846640046155">
            <text:p>0.57084664</text:p>
          </table:table-cell>
          <table:table-cell table:formula="of:=VALUE(TRIM(INDIRECT(ADDRESS(30;3;4))))" office:value-type="float" office:value="0.589341246998105">
            <text:p>0.589341247</text:p>
          </table:table-cell>
          <table:table-cell table:formula="of:=VALUE(TRIM(INDIRECT(ADDRESS(30;4;4))))" office:value-type="float" office:value="0.380924129108104">
            <text:p>0.3809241291</text:p>
          </table:table-cell>
          <table:table-cell table:formula="of:=VALUE(TRIM(INDIRECT(ADDRESS(30;5;4))))" office:value-type="float" office:value="0.69588735415191">
            <text:p>0.6958873542</text:p>
          </table:table-cell>
          <table:table-cell table:formula="of:=VALUE(TRIM(INDIRECT(ADDRESS(30;6;4))))" office:value-type="float" office:value="0.3974400943906">
            <text:p>0.3974400944</text:p>
          </table:table-cell>
        </table:table-row>
        <table:table-row table:style-name="ro2">
          <table:table-cell/>
          <table:table-cell table:formula="of:=VALUE(TRIM(INDIRECT(ADDRESS(31;2;4))))" office:value-type="float" office:value="1.70991019710517">
            <text:p>1.7099101971</text:p>
          </table:table-cell>
          <table:table-cell table:formula="of:=VALUE(TRIM(INDIRECT(ADDRESS(31;3;4))))" office:value-type="float" office:value="1.72219649956797">
            <text:p>1.7221964996</text:p>
          </table:table-cell>
          <table:table-cell table:formula="of:=VALUE(TRIM(INDIRECT(ADDRESS(31;4;4))))" office:value-type="float" office:value="1.71529618527331">
            <text:p>1.7152961853</text:p>
          </table:table-cell>
          <table:table-cell table:formula="of:=VALUE(TRIM(INDIRECT(ADDRESS(31;5;4))))" office:value-type="float" office:value="1.76766924944728">
            <text:p>1.7676692494</text:p>
          </table:table-cell>
          <table:table-cell table:formula="of:=VALUE(TRIM(INDIRECT(ADDRESS(31;6;4))))" office:value-type="float" office:value="1.66544708050048">
            <text:p>1.6654470805</text:p>
          </table:table-cell>
        </table:table-row>
        <table:table-row table:style-name="ro2">
          <table:table-cell/>
          <table:table-cell table:formula="of:=VALUE(TRIM(INDIRECT(ADDRESS(32;2;4))))" office:value-type="float" office:value="1.78818649855062">
            <text:p>1.7881864986</text:p>
          </table:table-cell>
          <table:table-cell table:formula="of:=VALUE(TRIM(INDIRECT(ADDRESS(32;3;4))))" office:value-type="float" office:value="1.77762269271424">
            <text:p>1.7776226927</text:p>
          </table:table-cell>
          <table:table-cell table:formula="of:=VALUE(TRIM(INDIRECT(ADDRESS(32;4;4))))" office:value-type="float" office:value="1.70950177621569">
            <text:p>1.7095017762</text:p>
          </table:table-cell>
          <table:table-cell table:formula="of:=VALUE(TRIM(INDIRECT(ADDRESS(32;5;4))))" office:value-type="float" office:value="1.74711157632762">
            <text:p>1.7471115763</text:p>
          </table:table-cell>
          <table:table-cell table:formula="of:=VALUE(TRIM(INDIRECT(ADDRESS(32;6;4))))" office:value-type="float" office:value="1.65574745856907">
            <text:p>1.6557474586</text:p>
          </table:table-cell>
        </table:table-row>
        <table:table-row table:style-name="ro2">
          <table:table-cell/>
          <table:table-cell table:formula="of:=VALUE(TRIM(INDIRECT(ADDRESS(33;2;4))))" office:value-type="float" office:value="1.81507016585121">
            <text:p>1.8150701659</text:p>
          </table:table-cell>
          <table:table-cell table:formula="of:=VALUE(TRIM(INDIRECT(ADDRESS(33;3;4))))" office:value-type="float" office:value="1.82808645901486">
            <text:p>1.828086459</text:p>
          </table:table-cell>
          <table:table-cell table:formula="of:=VALUE(TRIM(INDIRECT(ADDRESS(33;4;4))))" office:value-type="float" office:value="1.39237970519722">
            <text:p>1.3923797052</text:p>
          </table:table-cell>
          <table:table-cell table:formula="of:=VALUE(TRIM(INDIRECT(ADDRESS(33;5;4))))" office:value-type="float" office:value="1.63708777407735">
            <text:p>1.6370877741</text:p>
          </table:table-cell>
          <table:table-cell table:formula="of:=VALUE(TRIM(INDIRECT(ADDRESS(33;6;4))))" office:value-type="float" office:value="1.56176253194252">
            <text:p>1.5617625319</text:p>
          </table:table-cell>
        </table:table-row>
        <table:table-row table:style-name="ro2">
          <table:table-cell/>
          <table:table-cell table:formula="of:=VALUE(TRIM(INDIRECT(ADDRESS(34;2;4))))" office:value-type="float" office:value="0.368986378912313">
            <text:p>0.3689863789</text:p>
          </table:table-cell>
          <table:table-cell table:formula="of:=VALUE(TRIM(INDIRECT(ADDRESS(34;3;4))))" office:value-type="float" office:value="0.286181168742631">
            <text:p>0.2861811687</text:p>
          </table:table-cell>
          <table:table-cell table:formula="of:=VALUE(TRIM(INDIRECT(ADDRESS(34;4;4))))" office:value-type="float" office:value="-0.0793036783292443">
            <text:p>-0.0793036783</text:p>
          </table:table-cell>
          <table:table-cell table:formula="of:=VALUE(TRIM(INDIRECT(ADDRESS(34;5;4))))" office:value-type="float" office:value="0.105712825429501">
            <text:p>0.1057128254</text:p>
          </table:table-cell>
          <table:table-cell table:formula="of:=VALUE(TRIM(INDIRECT(ADDRESS(34;6;4))))" office:value-type="float" office:value="-1.53389857382026">
            <text:p>-1.5338985738</text:p>
          </table:table-cell>
        </table:table-row>
        <table:table-row table:style-name="ro2">
          <table:table-cell/>
          <table:table-cell table:formula="of:=VALUE(TRIM(INDIRECT(ADDRESS(35;2;4))))" office:value-type="float" office:value="0.844730745462788">
            <text:p>0.8447307455</text:p>
          </table:table-cell>
          <table:table-cell table:formula="of:=VALUE(TRIM(INDIRECT(ADDRESS(35;3;4))))" office:value-type="float" office:value="0.927951098432518">
            <text:p>0.9279510984</text:p>
          </table:table-cell>
          <table:table-cell table:formula="of:=VALUE(TRIM(INDIRECT(ADDRESS(35;4;4))))" office:value-type="float" office:value="0.831192450235353">
            <text:p>0.8311924502</text:p>
          </table:table-cell>
          <table:table-cell table:formula="of:=VALUE(TRIM(INDIRECT(ADDRESS(35;5;4))))" office:value-type="float" office:value="0.962821409448937">
            <text:p>0.9628214094</text:p>
          </table:table-cell>
          <table:table-cell table:formula="of:=VALUE(TRIM(INDIRECT(ADDRESS(35;6;4))))" office:value-type="float" office:value="0.867049975030407">
            <text:p>0.867049975</text:p>
          </table:table-cell>
        </table:table-row>
        <table:table-row table:style-name="ro2">
          <table:table-cell/>
          <table:table-cell table:formula="of:=VALUE(TRIM(INDIRECT(ADDRESS(36;2;4))))" office:value-type="float" office:value="1.83172483146238">
            <text:p>1.8317248315</text:p>
          </table:table-cell>
          <table:table-cell table:formula="of:=VALUE(TRIM(INDIRECT(ADDRESS(36;3;4))))" office:value-type="float" office:value="1.81474116400654">
            <text:p>1.814741164</text:p>
          </table:table-cell>
          <table:table-cell table:formula="of:=VALUE(TRIM(INDIRECT(ADDRESS(36;4;4))))" office:value-type="float" office:value="1.62041377603803">
            <text:p>1.620413776</text:p>
          </table:table-cell>
          <table:table-cell table:formula="of:=VALUE(TRIM(INDIRECT(ADDRESS(36;5;4))))" office:value-type="float" office:value="1.86783188303283">
            <text:p>1.867831883</text:p>
          </table:table-cell>
          <table:table-cell table:formula="of:=VALUE(TRIM(INDIRECT(ADDRESS(36;6;4))))" office:value-type="float" office:value="1.70462386260404">
            <text:p>1.7046238626</text:p>
          </table:table-cell>
        </table:table-row>
        <table:table-row table:style-name="ro2">
          <table:table-cell/>
          <table:table-cell table:formula="of:=VALUE(TRIM(INDIRECT(ADDRESS(37;2;4))))" office:value-type="float" office:value="1.95536952279311">
            <text:p>1.9553695228</text:p>
          </table:table-cell>
          <table:table-cell table:formula="of:=VALUE(TRIM(INDIRECT(ADDRESS(37;3;4))))" office:value-type="float" office:value="1.94645353987493">
            <text:p>1.9464535399</text:p>
          </table:table-cell>
          <table:table-cell table:formula="of:=VALUE(TRIM(INDIRECT(ADDRESS(37;4;4))))" office:value-type="float" office:value="1.81894534547687">
            <text:p>1.8189453455</text:p>
          </table:table-cell>
          <table:table-cell table:formula="of:=VALUE(TRIM(INDIRECT(ADDRESS(37;5;4))))" office:value-type="float" office:value="1.99718195436289">
            <text:p>1.9971819544</text:p>
          </table:table-cell>
          <table:table-cell table:formula="of:=VALUE(TRIM(INDIRECT(ADDRESS(37;6;4))))" office:value-type="float" office:value="1.92425955704586">
            <text:p>1.92425955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RANK(INDIRECT(ADDRESS(39;2;4));INDIRECT(ADDRESS(39;2;4)):INDIRECT(ADDRESS(39;6;4));1)" office:value-type="float" office:value="4">
            <text:p>4</text:p>
          </table:table-cell>
          <table:table-cell table:formula="of:=RANK(INDIRECT(ADDRESS(39;3;4));INDIRECT(ADDRESS(39;2;4)):INDIRECT(ADDRESS(39;6;4));1)" office:value-type="float" office:value="2">
            <text:p>2</text:p>
          </table:table-cell>
          <table:table-cell table:formula="of:=RANK(INDIRECT(ADDRESS(39;4;4));INDIRECT(ADDRESS(39;2;4)):INDIRECT(ADDRESS(39;6;4));1)" office:value-type="float" office:value="3">
            <text:p>3</text:p>
          </table:table-cell>
          <table:table-cell table:formula="of:=RANK(INDIRECT(ADDRESS(39;5;4));INDIRECT(ADDRESS(39;2;4)):INDIRECT(ADDRESS(39;6;4));1)" office:value-type="float" office:value="5">
            <text:p>5</text:p>
          </table:table-cell>
          <table:table-cell table:formula="of:=RANK(INDIRECT(ADDRESS(39;6;4));INDIRECT(ADDRESS(39;2;4)):INDIRECT(ADDRESS(39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0;2;4));INDIRECT(ADDRESS(40;2;4)):INDIRECT(ADDRESS(40;6;4));1)" office:value-type="float" office:value="5">
            <text:p>5</text:p>
          </table:table-cell>
          <table:table-cell table:formula="of:=RANK(INDIRECT(ADDRESS(40;3;4));INDIRECT(ADDRESS(40;2;4)):INDIRECT(ADDRESS(40;6;4));1)" office:value-type="float" office:value="4">
            <text:p>4</text:p>
          </table:table-cell>
          <table:table-cell table:formula="of:=RANK(INDIRECT(ADDRESS(40;4;4));INDIRECT(ADDRESS(40;2;4)):INDIRECT(ADDRESS(40;6;4));1)" office:value-type="float" office:value="3">
            <text:p>3</text:p>
          </table:table-cell>
          <table:table-cell table:formula="of:=RANK(INDIRECT(ADDRESS(40;5;4));INDIRECT(ADDRESS(40;2;4)):INDIRECT(ADDRESS(40;6;4));1)" office:value-type="float" office:value="1">
            <text:p>1</text:p>
          </table:table-cell>
          <table:table-cell table:formula="of:=RANK(INDIRECT(ADDRESS(40;6;4));INDIRECT(ADDRESS(40;2;4)):INDIRECT(ADDRESS(40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41;2;4));INDIRECT(ADDRESS(41;2;4)):INDIRECT(ADDRESS(41;6;4));1)" office:value-type="float" office:value="3">
            <text:p>3</text:p>
          </table:table-cell>
          <table:table-cell table:formula="of:=RANK(INDIRECT(ADDRESS(41;3;4));INDIRECT(ADDRESS(41;2;4)):INDIRECT(ADDRESS(41;6;4));1)" office:value-type="float" office:value="2">
            <text:p>2</text:p>
          </table:table-cell>
          <table:table-cell table:formula="of:=RANK(INDIRECT(ADDRESS(41;4;4));INDIRECT(ADDRESS(41;2;4)):INDIRECT(ADDRESS(41;6;4));1)" office:value-type="float" office:value="4">
            <text:p>4</text:p>
          </table:table-cell>
          <table:table-cell table:formula="of:=RANK(INDIRECT(ADDRESS(41;5;4));INDIRECT(ADDRESS(41;2;4)):INDIRECT(ADDRESS(41;6;4));1)" office:value-type="float" office:value="1">
            <text:p>1</text:p>
          </table:table-cell>
          <table:table-cell table:formula="of:=RANK(INDIRECT(ADDRESS(41;6;4));INDIRECT(ADDRESS(41;2;4)):INDIRECT(ADDRESS(41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42;2;4));INDIRECT(ADDRESS(42;2;4)):INDIRECT(ADDRESS(42;6;4));1)" office:value-type="float" office:value="2">
            <text:p>2</text:p>
          </table:table-cell>
          <table:table-cell table:formula="of:=RANK(INDIRECT(ADDRESS(42;3;4));INDIRECT(ADDRESS(42;2;4)):INDIRECT(ADDRESS(42;6;4));1)" office:value-type="float" office:value="3">
            <text:p>3</text:p>
          </table:table-cell>
          <table:table-cell table:formula="of:=RANK(INDIRECT(ADDRESS(42;4;4));INDIRECT(ADDRESS(42;2;4)):INDIRECT(ADDRESS(42;6;4));1)" office:value-type="float" office:value="4">
            <text:p>4</text:p>
          </table:table-cell>
          <table:table-cell table:formula="of:=RANK(INDIRECT(ADDRESS(42;5;4));INDIRECT(ADDRESS(42;2;4)):INDIRECT(ADDRESS(42;6;4));1)" office:value-type="float" office:value="1">
            <text:p>1</text:p>
          </table:table-cell>
          <table:table-cell table:formula="of:=RANK(INDIRECT(ADDRESS(42;6;4));INDIRECT(ADDRESS(42;2;4)):INDIRECT(ADDRESS(42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43;2;4));INDIRECT(ADDRESS(43;2;4)):INDIRECT(ADDRESS(43;6;4));1)" office:value-type="float" office:value="3">
            <text:p>3</text:p>
          </table:table-cell>
          <table:table-cell table:formula="of:=RANK(INDIRECT(ADDRESS(43;3;4));INDIRECT(ADDRESS(43;2;4)):INDIRECT(ADDRESS(43;6;4));1)" office:value-type="float" office:value="5">
            <text:p>5</text:p>
          </table:table-cell>
          <table:table-cell table:formula="of:=RANK(INDIRECT(ADDRESS(43;4;4));INDIRECT(ADDRESS(43;2;4)):INDIRECT(ADDRESS(43;6;4));1)" office:value-type="float" office:value="1">
            <text:p>1</text:p>
          </table:table-cell>
          <table:table-cell table:formula="of:=RANK(INDIRECT(ADDRESS(43;5;4));INDIRECT(ADDRESS(43;2;4)):INDIRECT(ADDRESS(43;6;4));1)" office:value-type="float" office:value="4">
            <text:p>4</text:p>
          </table:table-cell>
          <table:table-cell table:formula="of:=RANK(INDIRECT(ADDRESS(43;6;4));INDIRECT(ADDRESS(43;2;4)):INDIRECT(ADDRESS(43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44;2;4));INDIRECT(ADDRESS(44;2;4)):INDIRECT(ADDRESS(44;6;4));1)" office:value-type="float" office:value="2">
            <text:p>2</text:p>
          </table:table-cell>
          <table:table-cell table:formula="of:=RANK(INDIRECT(ADDRESS(44;3;4));INDIRECT(ADDRESS(44;2;4)):INDIRECT(ADDRESS(44;6;4));1)" office:value-type="float" office:value="4">
            <text:p>4</text:p>
          </table:table-cell>
          <table:table-cell table:formula="of:=RANK(INDIRECT(ADDRESS(44;4;4));INDIRECT(ADDRESS(44;2;4)):INDIRECT(ADDRESS(44;6;4));1)" office:value-type="float" office:value="1">
            <text:p>1</text:p>
          </table:table-cell>
          <table:table-cell table:formula="of:=RANK(INDIRECT(ADDRESS(44;5;4));INDIRECT(ADDRESS(44;2;4)):INDIRECT(ADDRESS(44;6;4));1)" office:value-type="float" office:value="5">
            <text:p>5</text:p>
          </table:table-cell>
          <table:table-cell table:formula="of:=RANK(INDIRECT(ADDRESS(44;6;4));INDIRECT(ADDRESS(44;2;4)):INDIRECT(ADDRESS(44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45;2;4));INDIRECT(ADDRESS(45;2;4)):INDIRECT(ADDRESS(45;6;4));1)" office:value-type="float" office:value="4">
            <text:p>4</text:p>
          </table:table-cell>
          <table:table-cell table:formula="of:=RANK(INDIRECT(ADDRESS(45;3;4));INDIRECT(ADDRESS(45;2;4)):INDIRECT(ADDRESS(45;6;4));1)" office:value-type="float" office:value="3">
            <text:p>3</text:p>
          </table:table-cell>
          <table:table-cell table:formula="of:=RANK(INDIRECT(ADDRESS(45;4;4));INDIRECT(ADDRESS(45;2;4)):INDIRECT(ADDRESS(45;6;4));1)" office:value-type="float" office:value="2">
            <text:p>2</text:p>
          </table:table-cell>
          <table:table-cell table:formula="of:=RANK(INDIRECT(ADDRESS(45;5;4));INDIRECT(ADDRESS(45;2;4)):INDIRECT(ADDRESS(45;6;4));1)" office:value-type="float" office:value="5">
            <text:p>5</text:p>
          </table:table-cell>
          <table:table-cell table:formula="of:=RANK(INDIRECT(ADDRESS(45;6;4));INDIRECT(ADDRESS(45;2;4)):INDIRECT(ADDRESS(45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6;2;4));INDIRECT(ADDRESS(46;2;4)):INDIRECT(ADDRESS(46;6;4));1)" office:value-type="float" office:value="4">
            <text:p>4</text:p>
          </table:table-cell>
          <table:table-cell table:formula="of:=RANK(INDIRECT(ADDRESS(46;3;4));INDIRECT(ADDRESS(46;2;4)):INDIRECT(ADDRESS(46;6;4));1)" office:value-type="float" office:value="3">
            <text:p>3</text:p>
          </table:table-cell>
          <table:table-cell table:formula="of:=RANK(INDIRECT(ADDRESS(46;4;4));INDIRECT(ADDRESS(46;2;4)):INDIRECT(ADDRESS(46;6;4));1)" office:value-type="float" office:value="1">
            <text:p>1</text:p>
          </table:table-cell>
          <table:table-cell table:formula="of:=RANK(INDIRECT(ADDRESS(46;5;4));INDIRECT(ADDRESS(46;2;4)):INDIRECT(ADDRESS(46;6;4));1)" office:value-type="float" office:value="5">
            <text:p>5</text:p>
          </table:table-cell>
          <table:table-cell table:formula="of:=RANK(INDIRECT(ADDRESS(46;6;4));INDIRECT(ADDRESS(46;2;4)):INDIRECT(ADDRESS(46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47;2;4));INDIRECT(ADDRESS(47;2;4)):INDIRECT(ADDRESS(47;6;4));1)" office:value-type="float" office:value="5">
            <text:p>5</text:p>
          </table:table-cell>
          <table:table-cell table:formula="of:=RANK(INDIRECT(ADDRESS(47;3;4));INDIRECT(ADDRESS(47;2;4)):INDIRECT(ADDRESS(47;6;4));1)" office:value-type="float" office:value="3">
            <text:p>3</text:p>
          </table:table-cell>
          <table:table-cell table:formula="of:=RANK(INDIRECT(ADDRESS(47;4;4));INDIRECT(ADDRESS(47;2;4)):INDIRECT(ADDRESS(47;6;4));1)" office:value-type="float" office:value="1">
            <text:p>1</text:p>
          </table:table-cell>
          <table:table-cell table:formula="of:=RANK(INDIRECT(ADDRESS(47;5;4));INDIRECT(ADDRESS(47;2;4)):INDIRECT(ADDRESS(47;6;4));1)" office:value-type="float" office:value="4">
            <text:p>4</text:p>
          </table:table-cell>
          <table:table-cell table:formula="of:=RANK(INDIRECT(ADDRESS(47;6;4));INDIRECT(ADDRESS(47;2;4)):INDIRECT(ADDRESS(47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48;2;4));INDIRECT(ADDRESS(48;2;4)):INDIRECT(ADDRESS(48;6;4));1)" office:value-type="float" office:value="3">
            <text:p>3</text:p>
          </table:table-cell>
          <table:table-cell table:formula="of:=RANK(INDIRECT(ADDRESS(48;3;4));INDIRECT(ADDRESS(48;2;4)):INDIRECT(ADDRESS(48;6;4));1)" office:value-type="float" office:value="4">
            <text:p>4</text:p>
          </table:table-cell>
          <table:table-cell table:formula="of:=RANK(INDIRECT(ADDRESS(48;4;4));INDIRECT(ADDRESS(48;2;4)):INDIRECT(ADDRESS(48;6;4));1)" office:value-type="float" office:value="2">
            <text:p>2</text:p>
          </table:table-cell>
          <table:table-cell table:formula="of:=RANK(INDIRECT(ADDRESS(48;5;4));INDIRECT(ADDRESS(48;2;4)):INDIRECT(ADDRESS(48;6;4));1)" office:value-type="float" office:value="5">
            <text:p>5</text:p>
          </table:table-cell>
          <table:table-cell table:formula="of:=RANK(INDIRECT(ADDRESS(48;6;4));INDIRECT(ADDRESS(48;2;4)):INDIRECT(ADDRESS(48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9;2;4));INDIRECT(ADDRESS(49;2;4)):INDIRECT(ADDRESS(49;6;4));1)" office:value-type="float" office:value="5">
            <text:p>5</text:p>
          </table:table-cell>
          <table:table-cell table:formula="of:=RANK(INDIRECT(ADDRESS(49;3;4));INDIRECT(ADDRESS(49;2;4)):INDIRECT(ADDRESS(49;6;4));1)" office:value-type="float" office:value="4">
            <text:p>4</text:p>
          </table:table-cell>
          <table:table-cell table:formula="of:=RANK(INDIRECT(ADDRESS(49;4;4));INDIRECT(ADDRESS(49;2;4)):INDIRECT(ADDRESS(49;6;4));1)" office:value-type="float" office:value="3">
            <text:p>3</text:p>
          </table:table-cell>
          <table:table-cell table:formula="of:=RANK(INDIRECT(ADDRESS(49;5;4));INDIRECT(ADDRESS(49;2;4)):INDIRECT(ADDRESS(49;6;4));1)" office:value-type="float" office:value="1">
            <text:p>1</text:p>
          </table:table-cell>
          <table:table-cell table:formula="of:=RANK(INDIRECT(ADDRESS(49;6;4));INDIRECT(ADDRESS(49;2;4)):INDIRECT(ADDRESS(49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50;2;4));INDIRECT(ADDRESS(50;2;4)):INDIRECT(ADDRESS(50;6;4));1)" office:value-type="float" office:value="5">
            <text:p>5</text:p>
          </table:table-cell>
          <table:table-cell table:formula="of:=RANK(INDIRECT(ADDRESS(50;3;4));INDIRECT(ADDRESS(50;2;4)):INDIRECT(ADDRESS(50;6;4));1)" office:value-type="float" office:value="4">
            <text:p>4</text:p>
          </table:table-cell>
          <table:table-cell table:formula="of:=RANK(INDIRECT(ADDRESS(50;4;4));INDIRECT(ADDRESS(50;2;4)):INDIRECT(ADDRESS(50;6;4));1)" office:value-type="float" office:value="3">
            <text:p>3</text:p>
          </table:table-cell>
          <table:table-cell table:formula="of:=RANK(INDIRECT(ADDRESS(50;5;4));INDIRECT(ADDRESS(50;2;4)):INDIRECT(ADDRESS(50;6;4));1)" office:value-type="float" office:value="1">
            <text:p>1</text:p>
          </table:table-cell>
          <table:table-cell table:formula="of:=RANK(INDIRECT(ADDRESS(50;6;4));INDIRECT(ADDRESS(50;2;4)):INDIRECT(ADDRESS(50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51;2;4));INDIRECT(ADDRESS(51;2;4)):INDIRECT(ADDRESS(51;6;4));1)" office:value-type="float" office:value="5">
            <text:p>5</text:p>
          </table:table-cell>
          <table:table-cell table:formula="of:=RANK(INDIRECT(ADDRESS(51;3;4));INDIRECT(ADDRESS(51;2;4)):INDIRECT(ADDRESS(51;6;4));1)" office:value-type="float" office:value="3">
            <text:p>3</text:p>
          </table:table-cell>
          <table:table-cell table:formula="of:=RANK(INDIRECT(ADDRESS(51;4;4));INDIRECT(ADDRESS(51;2;4)):INDIRECT(ADDRESS(51;6;4));1)" office:value-type="float" office:value="4">
            <text:p>4</text:p>
          </table:table-cell>
          <table:table-cell table:formula="of:=RANK(INDIRECT(ADDRESS(51;5;4));INDIRECT(ADDRESS(51;2;4)):INDIRECT(ADDRESS(51;6;4));1)" office:value-type="float" office:value="1">
            <text:p>1</text:p>
          </table:table-cell>
          <table:table-cell table:formula="of:=RANK(INDIRECT(ADDRESS(51;6;4));INDIRECT(ADDRESS(51;2;4)):INDIRECT(ADDRESS(51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2;2;4));INDIRECT(ADDRESS(52;2;4)):INDIRECT(ADDRESS(52;6;4));1)" office:value-type="float" office:value="3">
            <text:p>3</text:p>
          </table:table-cell>
          <table:table-cell table:formula="of:=RANK(INDIRECT(ADDRESS(52;3;4));INDIRECT(ADDRESS(52;2;4)):INDIRECT(ADDRESS(52;6;4));1)" office:value-type="float" office:value="5">
            <text:p>5</text:p>
          </table:table-cell>
          <table:table-cell table:formula="of:=RANK(INDIRECT(ADDRESS(52;4;4));INDIRECT(ADDRESS(52;2;4)):INDIRECT(ADDRESS(52;6;4));1)" office:value-type="float" office:value="2">
            <text:p>2</text:p>
          </table:table-cell>
          <table:table-cell table:formula="of:=RANK(INDIRECT(ADDRESS(52;5;4));INDIRECT(ADDRESS(52;2;4)):INDIRECT(ADDRESS(52;6;4));1)" office:value-type="float" office:value="4">
            <text:p>4</text:p>
          </table:table-cell>
          <table:table-cell table:formula="of:=RANK(INDIRECT(ADDRESS(52;6;4));INDIRECT(ADDRESS(52;2;4)):INDIRECT(ADDRESS(52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3;2;4));INDIRECT(ADDRESS(53;2;4)):INDIRECT(ADDRESS(53;6;4));1)" office:value-type="float" office:value="2">
            <text:p>2</text:p>
          </table:table-cell>
          <table:table-cell table:formula="of:=RANK(INDIRECT(ADDRESS(53;3;4));INDIRECT(ADDRESS(53;2;4)):INDIRECT(ADDRESS(53;6;4));1)" office:value-type="float" office:value="4">
            <text:p>4</text:p>
          </table:table-cell>
          <table:table-cell table:formula="of:=RANK(INDIRECT(ADDRESS(53;4;4));INDIRECT(ADDRESS(53;2;4)):INDIRECT(ADDRESS(53;6;4));1)" office:value-type="float" office:value="3">
            <text:p>3</text:p>
          </table:table-cell>
          <table:table-cell table:formula="of:=RANK(INDIRECT(ADDRESS(53;5;4));INDIRECT(ADDRESS(53;2;4)):INDIRECT(ADDRESS(53;6;4));1)" office:value-type="float" office:value="5">
            <text:p>5</text:p>
          </table:table-cell>
          <table:table-cell table:formula="of:=RANK(INDIRECT(ADDRESS(53;6;4));INDIRECT(ADDRESS(53;2;4)):INDIRECT(ADDRESS(53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4;2;4));INDIRECT(ADDRESS(54;2;4)):INDIRECT(ADDRESS(54;6;4));1)" office:value-type="float" office:value="1">
            <text:p>1</text:p>
          </table:table-cell>
          <table:table-cell table:formula="of:=RANK(INDIRECT(ADDRESS(54;3;4));INDIRECT(ADDRESS(54;2;4)):INDIRECT(ADDRESS(54;6;4));1)" office:value-type="float" office:value="2">
            <text:p>2</text:p>
          </table:table-cell>
          <table:table-cell table:formula="of:=RANK(INDIRECT(ADDRESS(54;4;4));INDIRECT(ADDRESS(54;2;4)):INDIRECT(ADDRESS(54;6;4));1)" office:value-type="float" office:value="3">
            <text:p>3</text:p>
          </table:table-cell>
          <table:table-cell table:formula="of:=RANK(INDIRECT(ADDRESS(54;5;4));INDIRECT(ADDRESS(54;2;4)):INDIRECT(ADDRESS(54;6;4));1)" office:value-type="float" office:value="5">
            <text:p>5</text:p>
          </table:table-cell>
          <table:table-cell table:formula="of:=RANK(INDIRECT(ADDRESS(54;6;4));INDIRECT(ADDRESS(54;2;4)):INDIRECT(ADDRESS(54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55;2;4));INDIRECT(ADDRESS(55;2;4)):INDIRECT(ADDRESS(55;6;4));1)" office:value-type="float" office:value="4">
            <text:p>4</text:p>
          </table:table-cell>
          <table:table-cell table:formula="of:=RANK(INDIRECT(ADDRESS(55;3;4));INDIRECT(ADDRESS(55;2;4)):INDIRECT(ADDRESS(55;6;4));1)" office:value-type="float" office:value="2">
            <text:p>2</text:p>
          </table:table-cell>
          <table:table-cell table:formula="of:=RANK(INDIRECT(ADDRESS(55;4;4));INDIRECT(ADDRESS(55;2;4)):INDIRECT(ADDRESS(55;6;4));1)" office:value-type="float" office:value="1">
            <text:p>1</text:p>
          </table:table-cell>
          <table:table-cell table:formula="of:=RANK(INDIRECT(ADDRESS(55;5;4));INDIRECT(ADDRESS(55;2;4)):INDIRECT(ADDRESS(55;6;4));1)" office:value-type="float" office:value="5">
            <text:p>5</text:p>
          </table:table-cell>
          <table:table-cell table:formula="of:=RANK(INDIRECT(ADDRESS(55;6;4));INDIRECT(ADDRESS(55;2;4)):INDIRECT(ADDRESS(55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56;2;4));INDIRECT(ADDRESS(56;2;4)):INDIRECT(ADDRESS(56;6;4));1)" office:value-type="float" office:value="5">
            <text:p>5</text:p>
          </table:table-cell>
          <table:table-cell table:formula="of:=RANK(INDIRECT(ADDRESS(56;3;4));INDIRECT(ADDRESS(56;2;4)):INDIRECT(ADDRESS(56;6;4));1)" office:value-type="float" office:value="3">
            <text:p>3</text:p>
          </table:table-cell>
          <table:table-cell table:formula="of:=RANK(INDIRECT(ADDRESS(56;4;4));INDIRECT(ADDRESS(56;2;4)):INDIRECT(ADDRESS(56;6;4));1)" office:value-type="float" office:value="2">
            <text:p>2</text:p>
          </table:table-cell>
          <table:table-cell table:formula="of:=RANK(INDIRECT(ADDRESS(56;5;4));INDIRECT(ADDRESS(56;2;4)):INDIRECT(ADDRESS(56;6;4));1)" office:value-type="float" office:value="4">
            <text:p>4</text:p>
          </table:table-cell>
          <table:table-cell table:formula="of:=RANK(INDIRECT(ADDRESS(56;6;4));INDIRECT(ADDRESS(56;2;4)):INDIRECT(ADDRESS(56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7;2;4));INDIRECT(ADDRESS(57;2;4)):INDIRECT(ADDRESS(57;6;4));1)" office:value-type="float" office:value="4">
            <text:p>4</text:p>
          </table:table-cell>
          <table:table-cell table:formula="of:=RANK(INDIRECT(ADDRESS(57;3;4));INDIRECT(ADDRESS(57;2;4)):INDIRECT(ADDRESS(57;6;4));1)" office:value-type="float" office:value="3">
            <text:p>3</text:p>
          </table:table-cell>
          <table:table-cell table:formula="of:=RANK(INDIRECT(ADDRESS(57;4;4));INDIRECT(ADDRESS(57;2;4)):INDIRECT(ADDRESS(57;6;4));1)" office:value-type="float" office:value="1">
            <text:p>1</text:p>
          </table:table-cell>
          <table:table-cell table:formula="of:=RANK(INDIRECT(ADDRESS(57;5;4));INDIRECT(ADDRESS(57;2;4)):INDIRECT(ADDRESS(57;6;4));1)" office:value-type="float" office:value="5">
            <text:p>5</text:p>
          </table:table-cell>
          <table:table-cell table:formula="of:=RANK(INDIRECT(ADDRESS(57;6;4));INDIRECT(ADDRESS(57;2;4)):INDIRECT(ADDRESS(57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58;2;4));INDIRECT(ADDRESS(58;2;4)):INDIRECT(ADDRESS(58;6;4));1)" office:value-type="float" office:value="2">
            <text:p>2</text:p>
          </table:table-cell>
          <table:table-cell table:formula="of:=RANK(INDIRECT(ADDRESS(58;3;4));INDIRECT(ADDRESS(58;2;4)):INDIRECT(ADDRESS(58;6;4));1)" office:value-type="float" office:value="4">
            <text:p>4</text:p>
          </table:table-cell>
          <table:table-cell table:formula="of:=RANK(INDIRECT(ADDRESS(58;4;4));INDIRECT(ADDRESS(58;2;4)):INDIRECT(ADDRESS(58;6;4));1)" office:value-type="float" office:value="1">
            <text:p>1</text:p>
          </table:table-cell>
          <table:table-cell table:formula="of:=RANK(INDIRECT(ADDRESS(58;5;4));INDIRECT(ADDRESS(58;2;4)):INDIRECT(ADDRESS(58;6;4));1)" office:value-type="float" office:value="5">
            <text:p>5</text:p>
          </table:table-cell>
          <table:table-cell table:formula="of:=RANK(INDIRECT(ADDRESS(58;6;4));INDIRECT(ADDRESS(58;2;4)):INDIRECT(ADDRESS(58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59;2;4));INDIRECT(ADDRESS(59;2;4)):INDIRECT(ADDRESS(59;6;4));1)" office:value-type="float" office:value="5">
            <text:p>5</text:p>
          </table:table-cell>
          <table:table-cell table:formula="of:=RANK(INDIRECT(ADDRESS(59;3;4));INDIRECT(ADDRESS(59;2;4)):INDIRECT(ADDRESS(59;6;4));1)" office:value-type="float" office:value="4">
            <text:p>4</text:p>
          </table:table-cell>
          <table:table-cell table:formula="of:=RANK(INDIRECT(ADDRESS(59;4;4));INDIRECT(ADDRESS(59;2;4)):INDIRECT(ADDRESS(59;6;4));1)" office:value-type="float" office:value="1">
            <text:p>1</text:p>
          </table:table-cell>
          <table:table-cell table:formula="of:=RANK(INDIRECT(ADDRESS(59;5;4));INDIRECT(ADDRESS(59;2;4)):INDIRECT(ADDRESS(59;6;4));1)" office:value-type="float" office:value="3">
            <text:p>3</text:p>
          </table:table-cell>
          <table:table-cell table:formula="of:=RANK(INDIRECT(ADDRESS(59;6;4));INDIRECT(ADDRESS(59;2;4)):INDIRECT(ADDRESS(59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0;2;4));INDIRECT(ADDRESS(60;2;4)):INDIRECT(ADDRESS(60;6;4));1)" office:value-type="float" office:value="4">
            <text:p>4</text:p>
          </table:table-cell>
          <table:table-cell table:formula="of:=RANK(INDIRECT(ADDRESS(60;3;4));INDIRECT(ADDRESS(60;2;4)):INDIRECT(ADDRESS(60;6;4));1)" office:value-type="float" office:value="5">
            <text:p>5</text:p>
          </table:table-cell>
          <table:table-cell table:formula="of:=RANK(INDIRECT(ADDRESS(60;4;4));INDIRECT(ADDRESS(60;2;4)):INDIRECT(ADDRESS(60;6;4));1)" office:value-type="float" office:value="2">
            <text:p>2</text:p>
          </table:table-cell>
          <table:table-cell table:formula="of:=RANK(INDIRECT(ADDRESS(60;5;4));INDIRECT(ADDRESS(60;2;4)):INDIRECT(ADDRESS(60;6;4));1)" office:value-type="float" office:value="3">
            <text:p>3</text:p>
          </table:table-cell>
          <table:table-cell table:formula="of:=RANK(INDIRECT(ADDRESS(60;6;4));INDIRECT(ADDRESS(60;2;4)):INDIRECT(ADDRESS(60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1;2;4));INDIRECT(ADDRESS(61;2;4)):INDIRECT(ADDRESS(61;6;4));1)" office:value-type="float" office:value="4">
            <text:p>4</text:p>
          </table:table-cell>
          <table:table-cell table:formula="of:=RANK(INDIRECT(ADDRESS(61;3;4));INDIRECT(ADDRESS(61;2;4)):INDIRECT(ADDRESS(61;6;4));1)" office:value-type="float" office:value="5">
            <text:p>5</text:p>
          </table:table-cell>
          <table:table-cell table:formula="of:=RANK(INDIRECT(ADDRESS(61;4;4));INDIRECT(ADDRESS(61;2;4)):INDIRECT(ADDRESS(61;6;4));1)" office:value-type="float" office:value="2">
            <text:p>2</text:p>
          </table:table-cell>
          <table:table-cell table:formula="of:=RANK(INDIRECT(ADDRESS(61;5;4));INDIRECT(ADDRESS(61;2;4)):INDIRECT(ADDRESS(61;6;4));1)" office:value-type="float" office:value="3">
            <text:p>3</text:p>
          </table:table-cell>
          <table:table-cell table:formula="of:=RANK(INDIRECT(ADDRESS(61;6;4));INDIRECT(ADDRESS(61;2;4)):INDIRECT(ADDRESS(61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2;2;4));INDIRECT(ADDRESS(62;2;4)):INDIRECT(ADDRESS(62;6;4));1)" office:value-type="float" office:value="4">
            <text:p>4</text:p>
          </table:table-cell>
          <table:table-cell table:formula="of:=RANK(INDIRECT(ADDRESS(62;3;4));INDIRECT(ADDRESS(62;2;4)):INDIRECT(ADDRESS(62;6;4));1)" office:value-type="float" office:value="3">
            <text:p>3</text:p>
          </table:table-cell>
          <table:table-cell table:formula="of:=RANK(INDIRECT(ADDRESS(62;4;4));INDIRECT(ADDRESS(62;2;4)):INDIRECT(ADDRESS(62;6;4));1)" office:value-type="float" office:value="1">
            <text:p>1</text:p>
          </table:table-cell>
          <table:table-cell table:formula="of:=RANK(INDIRECT(ADDRESS(62;5;4));INDIRECT(ADDRESS(62;2;4)):INDIRECT(ADDRESS(62;6;4));1)" office:value-type="float" office:value="5">
            <text:p>5</text:p>
          </table:table-cell>
          <table:table-cell table:formula="of:=RANK(INDIRECT(ADDRESS(62;6;4));INDIRECT(ADDRESS(62;2;4)):INDIRECT(ADDRESS(62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3;2;4));INDIRECT(ADDRESS(63;2;4)):INDIRECT(ADDRESS(63;6;4));1)" office:value-type="float" office:value="4">
            <text:p>4</text:p>
          </table:table-cell>
          <table:table-cell table:formula="of:=RANK(INDIRECT(ADDRESS(63;3;4));INDIRECT(ADDRESS(63;2;4)):INDIRECT(ADDRESS(63;6;4));1)" office:value-type="float" office:value="3">
            <text:p>3</text:p>
          </table:table-cell>
          <table:table-cell table:formula="of:=RANK(INDIRECT(ADDRESS(63;4;4));INDIRECT(ADDRESS(63;2;4)):INDIRECT(ADDRESS(63;6;4));1)" office:value-type="float" office:value="1">
            <text:p>1</text:p>
          </table:table-cell>
          <table:table-cell table:formula="of:=RANK(INDIRECT(ADDRESS(63;5;4));INDIRECT(ADDRESS(63;2;4)):INDIRECT(ADDRESS(63;6;4));1)" office:value-type="float" office:value="5">
            <text:p>5</text:p>
          </table:table-cell>
          <table:table-cell table:formula="of:=RANK(INDIRECT(ADDRESS(63;6;4));INDIRECT(ADDRESS(63;2;4)):INDIRECT(ADDRESS(63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4;2;4));INDIRECT(ADDRESS(64;2;4)):INDIRECT(ADDRESS(64;6;4));1)" office:value-type="float" office:value="3">
            <text:p>3</text:p>
          </table:table-cell>
          <table:table-cell table:formula="of:=RANK(INDIRECT(ADDRESS(64;3;4));INDIRECT(ADDRESS(64;2;4)):INDIRECT(ADDRESS(64;6;4));1)" office:value-type="float" office:value="4">
            <text:p>4</text:p>
          </table:table-cell>
          <table:table-cell table:formula="of:=RANK(INDIRECT(ADDRESS(64;4;4));INDIRECT(ADDRESS(64;2;4)):INDIRECT(ADDRESS(64;6;4));1)" office:value-type="float" office:value="1">
            <text:p>1</text:p>
          </table:table-cell>
          <table:table-cell table:formula="of:=RANK(INDIRECT(ADDRESS(64;5;4));INDIRECT(ADDRESS(64;2;4)):INDIRECT(ADDRESS(64;6;4));1)" office:value-type="float" office:value="5">
            <text:p>5</text:p>
          </table:table-cell>
          <table:table-cell table:formula="of:=RANK(INDIRECT(ADDRESS(64;6;4));INDIRECT(ADDRESS(64;2;4)):INDIRECT(ADDRESS(64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5;2;4));INDIRECT(ADDRESS(65;2;4)):INDIRECT(ADDRESS(65;6;4));1)" office:value-type="float" office:value="3">
            <text:p>3</text:p>
          </table:table-cell>
          <table:table-cell table:formula="of:=RANK(INDIRECT(ADDRESS(65;3;4));INDIRECT(ADDRESS(65;2;4)):INDIRECT(ADDRESS(65;6;4));1)" office:value-type="float" office:value="1">
            <text:p>1</text:p>
          </table:table-cell>
          <table:table-cell table:formula="of:=RANK(INDIRECT(ADDRESS(65;4;4));INDIRECT(ADDRESS(65;2;4)):INDIRECT(ADDRESS(65;6;4));1)" office:value-type="float" office:value="2">
            <text:p>2</text:p>
          </table:table-cell>
          <table:table-cell table:formula="of:=RANK(INDIRECT(ADDRESS(65;5;4));INDIRECT(ADDRESS(65;2;4)):INDIRECT(ADDRESS(65;6;4));1)" office:value-type="float" office:value="5">
            <text:p>5</text:p>
          </table:table-cell>
          <table:table-cell table:formula="of:=RANK(INDIRECT(ADDRESS(65;6;4));INDIRECT(ADDRESS(65;2;4)):INDIRECT(ADDRESS(65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66;2;4));INDIRECT(ADDRESS(66;2;4)):INDIRECT(ADDRESS(66;6;4));1)" office:value-type="float" office:value="3">
            <text:p>3</text:p>
          </table:table-cell>
          <table:table-cell table:formula="of:=RANK(INDIRECT(ADDRESS(66;3;4));INDIRECT(ADDRESS(66;2;4)):INDIRECT(ADDRESS(66;6;4));1)" office:value-type="float" office:value="4">
            <text:p>4</text:p>
          </table:table-cell>
          <table:table-cell table:formula="of:=RANK(INDIRECT(ADDRESS(66;4;4));INDIRECT(ADDRESS(66;2;4)):INDIRECT(ADDRESS(66;6;4));1)" office:value-type="float" office:value="1">
            <text:p>1</text:p>
          </table:table-cell>
          <table:table-cell table:formula="of:=RANK(INDIRECT(ADDRESS(66;5;4));INDIRECT(ADDRESS(66;2;4)):INDIRECT(ADDRESS(66;6;4));1)" office:value-type="float" office:value="5">
            <text:p>5</text:p>
          </table:table-cell>
          <table:table-cell table:formula="of:=RANK(INDIRECT(ADDRESS(66;6;4));INDIRECT(ADDRESS(66;2;4)):INDIRECT(ADDRESS(66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7;2;4));INDIRECT(ADDRESS(67;2;4)):INDIRECT(ADDRESS(67;6;4));1)" office:value-type="float" office:value="3">
            <text:p>3</text:p>
          </table:table-cell>
          <table:table-cell table:formula="of:=RANK(INDIRECT(ADDRESS(67;3;4));INDIRECT(ADDRESS(67;2;4)):INDIRECT(ADDRESS(67;6;4));1)" office:value-type="float" office:value="4">
            <text:p>4</text:p>
          </table:table-cell>
          <table:table-cell table:formula="of:=RANK(INDIRECT(ADDRESS(67;4;4));INDIRECT(ADDRESS(67;2;4)):INDIRECT(ADDRESS(67;6;4));1)" office:value-type="float" office:value="1">
            <text:p>1</text:p>
          </table:table-cell>
          <table:table-cell table:formula="of:=RANK(INDIRECT(ADDRESS(67;5;4));INDIRECT(ADDRESS(67;2;4)):INDIRECT(ADDRESS(67;6;4));1)" office:value-type="float" office:value="5">
            <text:p>5</text:p>
          </table:table-cell>
          <table:table-cell table:formula="of:=RANK(INDIRECT(ADDRESS(67;6;4));INDIRECT(ADDRESS(67;2;4)):INDIRECT(ADDRESS(67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8;2;4));INDIRECT(ADDRESS(68;2;4)):INDIRECT(ADDRESS(68;6;4));1)" office:value-type="float" office:value="2">
            <text:p>2</text:p>
          </table:table-cell>
          <table:table-cell table:formula="of:=RANK(INDIRECT(ADDRESS(68;3;4));INDIRECT(ADDRESS(68;2;4)):INDIRECT(ADDRESS(68;6;4));1)" office:value-type="float" office:value="4">
            <text:p>4</text:p>
          </table:table-cell>
          <table:table-cell table:formula="of:=RANK(INDIRECT(ADDRESS(68;4;4));INDIRECT(ADDRESS(68;2;4)):INDIRECT(ADDRESS(68;6;4));1)" office:value-type="float" office:value="3">
            <text:p>3</text:p>
          </table:table-cell>
          <table:table-cell table:formula="of:=RANK(INDIRECT(ADDRESS(68;5;4));INDIRECT(ADDRESS(68;2;4)):INDIRECT(ADDRESS(68;6;4));1)" office:value-type="float" office:value="5">
            <text:p>5</text:p>
          </table:table-cell>
          <table:table-cell table:formula="of:=RANK(INDIRECT(ADDRESS(68;6;4));INDIRECT(ADDRESS(68;2;4)):INDIRECT(ADDRESS(68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9;2;4));INDIRECT(ADDRESS(69;2;4)):INDIRECT(ADDRESS(69;6;4));1)" office:value-type="float" office:value="5">
            <text:p>5</text:p>
          </table:table-cell>
          <table:table-cell table:formula="of:=RANK(INDIRECT(ADDRESS(69;3;4));INDIRECT(ADDRESS(69;2;4)):INDIRECT(ADDRESS(69;6;4));1)" office:value-type="float" office:value="4">
            <text:p>4</text:p>
          </table:table-cell>
          <table:table-cell table:formula="of:=RANK(INDIRECT(ADDRESS(69;4;4));INDIRECT(ADDRESS(69;2;4)):INDIRECT(ADDRESS(69;6;4));1)" office:value-type="float" office:value="2">
            <text:p>2</text:p>
          </table:table-cell>
          <table:table-cell table:formula="of:=RANK(INDIRECT(ADDRESS(69;5;4));INDIRECT(ADDRESS(69;2;4)):INDIRECT(ADDRESS(69;6;4));1)" office:value-type="float" office:value="3">
            <text:p>3</text:p>
          </table:table-cell>
          <table:table-cell table:formula="of:=RANK(INDIRECT(ADDRESS(69;6;4));INDIRECT(ADDRESS(69;2;4)):INDIRECT(ADDRESS(69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0;2;4));INDIRECT(ADDRESS(70;2;4)):INDIRECT(ADDRESS(70;6;4));1)" office:value-type="float" office:value="4">
            <text:p>4</text:p>
          </table:table-cell>
          <table:table-cell table:formula="of:=RANK(INDIRECT(ADDRESS(70;3;4));INDIRECT(ADDRESS(70;2;4)):INDIRECT(ADDRESS(70;6;4));1)" office:value-type="float" office:value="5">
            <text:p>5</text:p>
          </table:table-cell>
          <table:table-cell table:formula="of:=RANK(INDIRECT(ADDRESS(70;4;4));INDIRECT(ADDRESS(70;2;4)):INDIRECT(ADDRESS(70;6;4));1)" office:value-type="float" office:value="1">
            <text:p>1</text:p>
          </table:table-cell>
          <table:table-cell table:formula="of:=RANK(INDIRECT(ADDRESS(70;5;4));INDIRECT(ADDRESS(70;2;4)):INDIRECT(ADDRESS(70;6;4));1)" office:value-type="float" office:value="3">
            <text:p>3</text:p>
          </table:table-cell>
          <table:table-cell table:formula="of:=RANK(INDIRECT(ADDRESS(70;6;4));INDIRECT(ADDRESS(70;2;4)):INDIRECT(ADDRESS(70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71;2;4));INDIRECT(ADDRESS(71;2;4)):INDIRECT(ADDRESS(71;6;4));1)" office:value-type="float" office:value="5">
            <text:p>5</text:p>
          </table:table-cell>
          <table:table-cell table:formula="of:=RANK(INDIRECT(ADDRESS(71;3;4));INDIRECT(ADDRESS(71;2;4)):INDIRECT(ADDRESS(71;6;4));1)" office:value-type="float" office:value="4">
            <text:p>4</text:p>
          </table:table-cell>
          <table:table-cell table:formula="of:=RANK(INDIRECT(ADDRESS(71;4;4));INDIRECT(ADDRESS(71;2;4)):INDIRECT(ADDRESS(71;6;4));1)" office:value-type="float" office:value="2">
            <text:p>2</text:p>
          </table:table-cell>
          <table:table-cell table:formula="of:=RANK(INDIRECT(ADDRESS(71;5;4));INDIRECT(ADDRESS(71;2;4)):INDIRECT(ADDRESS(71;6;4));1)" office:value-type="float" office:value="3">
            <text:p>3</text:p>
          </table:table-cell>
          <table:table-cell table:formula="of:=RANK(INDIRECT(ADDRESS(71;6;4));INDIRECT(ADDRESS(71;2;4)):INDIRECT(ADDRESS(71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2;2;4));INDIRECT(ADDRESS(72;2;4)):INDIRECT(ADDRESS(72;6;4));1)" office:value-type="float" office:value="2">
            <text:p>2</text:p>
          </table:table-cell>
          <table:table-cell table:formula="of:=RANK(INDIRECT(ADDRESS(72;3;4));INDIRECT(ADDRESS(72;2;4)):INDIRECT(ADDRESS(72;6;4));1)" office:value-type="float" office:value="4">
            <text:p>4</text:p>
          </table:table-cell>
          <table:table-cell table:formula="of:=RANK(INDIRECT(ADDRESS(72;4;4));INDIRECT(ADDRESS(72;2;4)):INDIRECT(ADDRESS(72;6;4));1)" office:value-type="float" office:value="1">
            <text:p>1</text:p>
          </table:table-cell>
          <table:table-cell table:formula="of:=RANK(INDIRECT(ADDRESS(72;5;4));INDIRECT(ADDRESS(72;2;4)):INDIRECT(ADDRESS(72;6;4));1)" office:value-type="float" office:value="5">
            <text:p>5</text:p>
          </table:table-cell>
          <table:table-cell table:formula="of:=RANK(INDIRECT(ADDRESS(72;6;4));INDIRECT(ADDRESS(72;2;4)):INDIRECT(ADDRESS(72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73;2;4));INDIRECT(ADDRESS(73;2;4)):INDIRECT(ADDRESS(73;6;4));1)" office:value-type="float" office:value="4">
            <text:p>4</text:p>
          </table:table-cell>
          <table:table-cell table:formula="of:=RANK(INDIRECT(ADDRESS(73;3;4));INDIRECT(ADDRESS(73;2;4)):INDIRECT(ADDRESS(73;6;4));1)" office:value-type="float" office:value="3">
            <text:p>3</text:p>
          </table:table-cell>
          <table:table-cell table:formula="of:=RANK(INDIRECT(ADDRESS(73;4;4));INDIRECT(ADDRESS(73;2;4)):INDIRECT(ADDRESS(73;6;4));1)" office:value-type="float" office:value="1">
            <text:p>1</text:p>
          </table:table-cell>
          <table:table-cell table:formula="of:=RANK(INDIRECT(ADDRESS(73;5;4));INDIRECT(ADDRESS(73;2;4)):INDIRECT(ADDRESS(73;6;4));1)" office:value-type="float" office:value="5">
            <text:p>5</text:p>
          </table:table-cell>
          <table:table-cell table:formula="of:=RANK(INDIRECT(ADDRESS(73;6;4));INDIRECT(ADDRESS(73;2;4)):INDIRECT(ADDRESS(73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74;2;4));INDIRECT(ADDRESS(74;2;4)):INDIRECT(ADDRESS(74;6;4));1)" office:value-type="float" office:value="4">
            <text:p>4</text:p>
          </table:table-cell>
          <table:table-cell table:formula="of:=RANK(INDIRECT(ADDRESS(74;3;4));INDIRECT(ADDRESS(74;2;4)):INDIRECT(ADDRESS(74;6;4));1)" office:value-type="float" office:value="3">
            <text:p>3</text:p>
          </table:table-cell>
          <table:table-cell table:formula="of:=RANK(INDIRECT(ADDRESS(74;4;4));INDIRECT(ADDRESS(74;2;4)):INDIRECT(ADDRESS(74;6;4));1)" office:value-type="float" office:value="1">
            <text:p>1</text:p>
          </table:table-cell>
          <table:table-cell table:formula="of:=RANK(INDIRECT(ADDRESS(74;5;4));INDIRECT(ADDRESS(74;2;4)):INDIRECT(ADDRESS(74;6;4));1)" office:value-type="float" office:value="5">
            <text:p>5</text:p>
          </table:table-cell>
          <table:table-cell table:formula="of:=RANK(INDIRECT(ADDRESS(74;6;4));INDIRECT(ADDRESS(74;2;4)):INDIRECT(ADDRESS(74;6;4));1)" office:value-type="float" office:value="2">
            <text:p>2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76;2;4)):INDIRECT(ADDRESS(111;2;4)))" office:value-type="float" office:value="3.61111111111111">
            <text:p>3.6111111111</text:p>
          </table:table-cell>
          <table:table-cell table:formula="of:=AVERAGE(INDIRECT(ADDRESS(76;3;4)):INDIRECT(ADDRESS(111;3;4)))" office:value-type="float" office:value="3.52777777777778">
            <text:p>3.5277777778</text:p>
          </table:table-cell>
          <table:table-cell table:formula="of:=AVERAGE(INDIRECT(ADDRESS(76;4;4)):INDIRECT(ADDRESS(111;4;4)))" office:value-type="float" office:value="1.88888888888889">
            <text:p>1.8888888889</text:p>
          </table:table-cell>
          <table:table-cell table:formula="of:=AVERAGE(INDIRECT(ADDRESS(76;5;4)):INDIRECT(ADDRESS(111;5;4)))" office:value-type="float" office:value="3.88888888888889">
            <text:p>3.8888888889</text:p>
          </table:table-cell>
          <table:table-cell table:formula="of:=AVERAGE(INDIRECT(ADDRESS(76;6;4)):INDIRECT(ADDRESS(111;6;4)))" office:value-type="float" office:value="2.05555555555556">
            <text:p>2.0555555556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112;2;4));INDIRECT(ADDRESS(112;2;4)):INDIRECT(ADDRESS(112;6;4));1)" office:value-type="float" office:value="4">
            <text:p>4</text:p>
          </table:table-cell>
          <table:table-cell table:formula="of:=RANK(INDIRECT(ADDRESS(112;3;4));INDIRECT(ADDRESS(112;2;4)):INDIRECT(ADDRESS(112;6;4));1)" office:value-type="float" office:value="3">
            <text:p>3</text:p>
          </table:table-cell>
          <table:table-cell table:formula="of:=RANK(INDIRECT(ADDRESS(112;4;4));INDIRECT(ADDRESS(112;2;4)):INDIRECT(ADDRESS(112;6;4));1)" office:value-type="float" office:value="1">
            <text:p>1</text:p>
          </table:table-cell>
          <table:table-cell table:formula="of:=RANK(INDIRECT(ADDRESS(112;5;4));INDIRECT(ADDRESS(112;2;4)):INDIRECT(ADDRESS(112;6;4));1)" office:value-type="float" office:value="5">
            <text:p>5</text:p>
          </table:table-cell>
          <table:table-cell table:formula="of:=RANK(INDIRECT(ADDRESS(112;6;4));INDIRECT(ADDRESS(112;2;4)):INDIRECT(ADDRESS(112;6;4));1)" office:value-type="float" office:value="2">
            <text:p>2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5" office:value-type="float" office:value="1.26310064778045">
            <text:p>1.2631006478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112;2;4)):INDIRECT(ADDRESS(112;6;4)))+INDIRECT(ADDRESS(114;2;4))" office:value-type="float" office:value="3.15198953666934">
            <text:p>3.1519895367</text:p>
          </table:table-cell>
          <table:table-cell table:formula="of:=MIN(INDIRECT(ADDRESS(112;2;4)):INDIRECT(ADDRESS(112;6;4)))+INDIRECT(ADDRESS(114;3;4))" office:value-type="float" office:value="3.15198953666934">
            <text:p>3.1519895367</text:p>
          </table:table-cell>
          <table:table-cell table:formula="of:=MIN(INDIRECT(ADDRESS(112;2;4)):INDIRECT(ADDRESS(112;6;4)))+INDIRECT(ADDRESS(114;4;4))" office:value-type="float" office:value="3.15198953666934">
            <text:p>3.1519895367</text:p>
          </table:table-cell>
          <table:table-cell table:formula="of:=MIN(INDIRECT(ADDRESS(112;2;4)):INDIRECT(ADDRESS(112;6;4)))+INDIRECT(ADDRESS(114;5;4))" office:value-type="float" office:value="3.15198953666934">
            <text:p>3.1519895367</text:p>
          </table:table-cell>
          <table:table-cell table:formula="of:=MIN(INDIRECT(ADDRESS(112;2;4)):INDIRECT(ADDRESS(112;6;4)))+INDIRECT(ADDRESS(114;6;4))" office:value-type="float" office:value="3.15198953666934">
            <text:p>3.1519895367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115;2;4))&gt;INDIRECT(ADDRESS(112;2;4));1;0)" office:value-type="float" office:value="0">
            <text:p>0</text:p>
          </table:table-cell>
          <table:table-cell table:formula="of:=IF(INDIRECT(ADDRESS(115;3;4))&gt;INDIRECT(ADDRESS(112;3;4));1;0)" office:value-type="float" office:value="0">
            <text:p>0</text:p>
          </table:table-cell>
          <table:table-cell table:formula="of:=IF(INDIRECT(ADDRESS(115;4;4))&gt;INDIRECT(ADDRESS(112;4;4));1;0)" office:value-type="float" office:value="1">
            <text:p>1</text:p>
          </table:table-cell>
          <table:table-cell table:formula="of:=IF(INDIRECT(ADDRESS(115;5;4))&gt;INDIRECT(ADDRESS(112;5;4));1;0)" office:value-type="float" office:value="0">
            <text:p>0</text:p>
          </table:table-cell>
          <table:table-cell table:formula="of:=IF(INDIRECT(ADDRESS(115;6;4))&gt;INDIRECT(ADDRESS(112;6;4));1;0)" office:value-type="float" office:value="1">
            <text:p>1</text:p>
          </table:table-cell>
        </table:table-row>
      </table:table>
      <table:table table:name="ScaledGrad" table:style-name="ta1" table:print="false"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>
            <text:p>Random</text:p>
          </table:table-cell>
          <table:table-cell office:value-type="string">
            <text:p>Sobol</text:p>
          </table:table-cell>
          <table:table-cell office:value-type="string">
            <text:p>RBCD</text:p>
          </table:table-cell>
          <table:table-cell office:value-type="string">
            <text:p>Markovian</text:p>
          </table:table-cell>
          <table:table-cell office:value-type="string">
            <text:p>SmallBudgetHybrid</text:p>
          </table:table-cell>
        </table:table-row>
        <table:table-row table:style-name="ro2">
          <table:table-cell office:value-type="string">
            <text:p>Bukin6</text:p>
          </table:table-cell>
          <table:table-cell office:value-type="float" office:value="80.3037781144041">
            <text:p>80.3037781144</text:p>
          </table:table-cell>
          <table:table-cell office:value-type="float" office:value="29.2258802623178">
            <text:p>29.2258802623</text:p>
          </table:table-cell>
          <table:table-cell office:value-type="float" office:value="67.9381178873868">
            <text:p>67.9381178874</text:p>
          </table:table-cell>
          <table:table-cell office:value-type="float" office:value="600.223719352044">
            <text:p>600.223719352</text:p>
          </table:table-cell>
          <table:table-cell office:value-type="float" office:value="140.306692867492">
            <text:p>140.3066928675</text:p>
          </table:table-cell>
        </table:table-row>
        <table:table-row table:style-name="ro1">
          <table:table-cell office:value-type="string">
            <text:p>Damavandi</text:p>
          </table:table-cell>
          <table:table-cell office:value-type="float" office:value="0.334912151392816">
            <text:p>0.3349121514</text:p>
          </table:table-cell>
          <table:table-cell office:value-type="float" office:value="0.240635233645183">
            <text:p>0.2406352336</text:p>
          </table:table-cell>
          <table:table-cell office:value-type="float" office:value="0.115071377683583">
            <text:p>0.1150713777</text:p>
          </table:table-cell>
          <table:table-cell office:value-type="float" office:value="0.0325561531551518">
            <text:p>0.0325561532</text:p>
          </table:table-cell>
          <table:table-cell office:value-type="float" office:value="0.0422611942821909">
            <text:p>0.0422611943</text:p>
          </table:table-cell>
        </table:table-row>
        <table:table-row table:style-name="ro1">
          <table:table-cell office:value-type="string">
            <text:p>Easom</text:p>
          </table:table-cell>
          <table:table-cell office:value-type="string">
            <text:p>1.4961860825272357e-015</text:p>
          </table:table-cell>
          <table:table-cell office:value-type="string">
            <text:p>2.1296162457150814e-005</text:p>
          </table:table-cell>
          <table:table-cell office:value-type="float" office:value="0.00682591689941752">
            <text:p>0.0068259169</text:p>
          </table:table-cell>
          <table:table-cell office:value-type="float" office:value="0.0132567664164689">
            <text:p>0.0132567664</text:p>
          </table:table-cell>
          <table:table-cell office:value-type="string">
            <text:p>1.5063019405706443e-034</text:p>
          </table:table-cell>
        </table:table-row>
        <table:table-row table:style-name="ro1">
          <table:table-cell office:value-type="string">
            <text:p>GulfRND</text:p>
          </table:table-cell>
          <table:table-cell office:value-type="float" office:value="0.0103900726963887">
            <text:p>0.0103900727</text:p>
          </table:table-cell>
          <table:table-cell office:value-type="float" office:value="0.00518018408242203">
            <text:p>0.0051801841</text:p>
          </table:table-cell>
          <table:table-cell office:value-type="float" office:value="0.00126332229990171">
            <text:p>0.0012633223</text:p>
          </table:table-cell>
          <table:table-cell office:value-type="float" office:value="0.0071972639975254">
            <text:p>0.007197264</text:p>
          </table:table-cell>
          <table:table-cell office:value-type="float" office:value="0.0061760334902799">
            <text:p>0.0061760335</text:p>
          </table:table-cell>
        </table:table-row>
        <table:table-row table:style-name="ro2">
          <table:table-cell office:value-type="string">
            <text:p>Price2</text:p>
          </table:table-cell>
          <table:table-cell office:value-type="float" office:value="0.387376130398698">
            <text:p>0.3873761304</text:p>
          </table:table-cell>
          <table:table-cell office:value-type="float" office:value="0.310040199304318">
            <text:p>0.3100401993</text:p>
          </table:table-cell>
          <table:table-cell office:value-type="float" office:value="0.153893100778546">
            <text:p>0.1538931008</text:p>
          </table:table-cell>
          <table:table-cell office:value-type="float" office:value="0.0587654185204037">
            <text:p>0.0587654185</text:p>
          </table:table-cell>
          <table:table-cell office:value-type="float" office:value="0.0536643109542941">
            <text:p>0.053664311</text:p>
          </table:table-cell>
        </table:table-row>
        <table:table-row table:style-name="ro1">
          <table:table-cell office:value-type="string">
            <text:p>Trefethen</text:p>
          </table:table-cell>
          <table:table-cell office:value-type="float" office:value="126.834069509135">
            <text:p>126.8340695091</text:p>
          </table:table-cell>
          <table:table-cell office:value-type="float" office:value="75.7480052096073">
            <text:p>75.7480052096</text:p>
          </table:table-cell>
          <table:table-cell office:value-type="float" office:value="54.1734748653871">
            <text:p>54.1734748654</text:p>
          </table:table-cell>
          <table:table-cell office:value-type="float" office:value="29.5275292655564">
            <text:p>29.5275292656</text:p>
          </table:table-cell>
          <table:table-cell office:value-type="float" office:value="15.9266801410305">
            <text:p>15.926680141</text:p>
          </table:table-cell>
        </table:table-row>
        <table:table-row table:style-name="ro2">
          <table:table-cell office:value-type="string">
            <text:p>Ackley2</text:p>
          </table:table-cell>
          <table:table-cell office:value-type="float" office:value="0.56137889682738">
            <text:p>0.5613788968</text:p>
          </table:table-cell>
          <table:table-cell office:value-type="float" office:value="0.605292831906991">
            <text:p>0.6052928319</text:p>
          </table:table-cell>
          <table:table-cell office:value-type="float" office:value="1.67265886529516">
            <text:p>1.6726588653</text:p>
          </table:table-cell>
          <table:table-cell office:value-type="float" office:value="0.12557500009974">
            <text:p>0.1255750001</text:p>
          </table:table-cell>
          <table:table-cell office:value-type="float" office:value="2.12878683898328">
            <text:p>2.128786839</text:p>
          </table:table-cell>
        </table:table-row>
        <table:table-row table:style-name="ro2">
          <table:table-cell office:value-type="string">
            <text:p>Griewank2</text:p>
          </table:table-cell>
          <table:table-cell office:value-type="float" office:value="0.302169966242745">
            <text:p>0.3021699662</text:p>
          </table:table-cell>
          <table:table-cell office:value-type="float" office:value="0.382739035797519">
            <text:p>0.3827390358</text:p>
          </table:table-cell>
          <table:table-cell office:value-type="float" office:value="0.480957850693679">
            <text:p>0.4809578507</text:p>
          </table:table-cell>
          <table:table-cell office:value-type="float" office:value="0.207087846635846">
            <text:p>0.2070878466</text:p>
          </table:table-cell>
          <table:table-cell office:value-type="float" office:value="0.224641994432916">
            <text:p>0.2246419944</text:p>
          </table:table-cell>
        </table:table-row>
        <table:table-row table:style-name="ro2">
          <table:table-cell office:value-type="string">
            <text:p>Rastrigin2</text:p>
          </table:table-cell>
          <table:table-cell office:value-type="float" office:value="7.36653845558264">
            <text:p>7.3665384556</text:p>
          </table:table-cell>
          <table:table-cell office:value-type="float" office:value="9.84369216142023">
            <text:p>9.8436921614</text:p>
          </table:table-cell>
          <table:table-cell office:value-type="float" office:value="12.7629404027358">
            <text:p>12.7629404027</text:p>
          </table:table-cell>
          <table:table-cell office:value-type="float" office:value="3.0751429007511">
            <text:p>3.0751429008</text:p>
          </table:table-cell>
          <table:table-cell office:value-type="float" office:value="4.92847135111402">
            <text:p>4.9284713511</text:p>
          </table:table-cell>
        </table:table-row>
        <table:table-row table:style-name="ro2">
          <table:table-cell office:value-type="string">
            <text:p>SchwefelDoubleSum2</text:p>
          </table:table-cell>
          <table:table-cell office:value-type="float" office:value="0.927896052026609">
            <text:p>0.927896052</text:p>
          </table:table-cell>
          <table:table-cell office:value-type="float" office:value="0.578950196298184">
            <text:p>0.5789501963</text:p>
          </table:table-cell>
          <table:table-cell office:value-type="float" office:value="1.17817744508921">
            <text:p>1.1781774451</text:p>
          </table:table-cell>
          <table:table-cell office:value-type="float" office:value="0.0703809125652791">
            <text:p>0.0703809126</text:p>
          </table:table-cell>
          <table:table-cell office:value-type="float" office:value="0.133857924349914">
            <text:p>0.1338579243</text:p>
          </table:table-cell>
        </table:table-row>
        <table:table-row table:style-name="ro2">
          <table:table-cell office:value-type="string">
            <text:p>SchwefelMax2</text:p>
          </table:table-cell>
          <table:table-cell office:value-type="float" office:value="0.106589955324065">
            <text:p>0.1065899553</text:p>
          </table:table-cell>
          <table:table-cell office:value-type="float" office:value="0.138264706959221">
            <text:p>0.138264707</text:p>
          </table:table-cell>
          <table:table-cell office:value-type="float" office:value="0.274293393301681">
            <text:p>0.2742933933</text:p>
          </table:table-cell>
          <table:table-cell office:value-type="float" office:value="0.768585752314881">
            <text:p>0.7685857523</text:p>
          </table:table-cell>
          <table:table-cell office:value-type="float" office:value="0.688478068836945">
            <text:p>0.6884780688</text:p>
          </table:table-cell>
        </table:table-row>
        <table:table-row table:style-name="ro2">
          <table:table-cell office:value-type="string">
            <text:p>StepFunction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Trig2</text:p>
          </table:table-cell>
          <table:table-cell office:value-type="float" office:value="0.123548754245062">
            <text:p>0.1235487542</text:p>
          </table:table-cell>
          <table:table-cell office:value-type="float" office:value="0.103252703845489">
            <text:p>0.1032527038</text:p>
          </table:table-cell>
          <table:table-cell office:value-type="float" office:value="0.0662717024901049">
            <text:p>0.0662717025</text:p>
          </table:table-cell>
          <table:table-cell table:number-columns-repeated="2" office:value-type="string">
            <text:p>1.3221011641009885e-010</text:p>
          </table:table-cell>
        </table:table-row>
        <table:table-row table:style-name="ro2">
          <table:table-cell office:value-type="string">
            <text:p>Pinter2</text:p>
          </table:table-cell>
          <table:table-cell office:value-type="float" office:value="1.65293370086258">
            <text:p>1.6529337009</text:p>
          </table:table-cell>
          <table:table-cell office:value-type="float" office:value="1.95798391019141">
            <text:p>1.9579839102</text:p>
          </table:table-cell>
          <table:table-cell office:value-type="float" office:value="1.22443746887571">
            <text:p>1.2244374689</text:p>
          </table:table-cell>
          <table:table-cell office:value-type="float" office:value="0.65735805051018">
            <text:p>0.6573580505</text:p>
          </table:table-cell>
          <table:table-cell office:value-type="float" office:value="0.79921385437731">
            <text:p>0.7992138544</text:p>
          </table:table-cell>
        </table:table-row>
        <table:table-row table:style-name="ro2">
          <table:table-cell office:value-type="string">
            <text:p>Salomon2</text:p>
          </table:table-cell>
          <table:table-cell office:value-type="float" office:value="2.24525081583531">
            <text:p>2.2452508158</text:p>
          </table:table-cell>
          <table:table-cell office:value-type="float" office:value="2.25727119750267">
            <text:p>2.2572711975</text:p>
          </table:table-cell>
          <table:table-cell office:value-type="float" office:value="2.39769698917095">
            <text:p>2.3976969892</text:p>
          </table:table-cell>
          <table:table-cell office:value-type="float" office:value="0.304269662447951">
            <text:p>0.3042696624</text:p>
          </table:table-cell>
          <table:table-cell office:value-type="float" office:value="0.368799573095942">
            <text:p>0.3687995731</text:p>
          </table:table-cell>
        </table:table-row>
        <table:table-row table:style-name="ro2">
          <table:table-cell office:value-type="string">
            <text:p>SchaeferF62</text:p>
          </table:table-cell>
          <table:table-cell office:value-type="float" office:value="0.307558221991488">
            <text:p>0.307558222</text:p>
          </table:table-cell>
          <table:table-cell office:value-type="float" office:value="0.249157545663713">
            <text:p>0.2491575457</text:p>
          </table:table-cell>
          <table:table-cell office:value-type="float" office:value="0.290021256590245">
            <text:p>0.2900212566</text:p>
          </table:table-cell>
          <table:table-cell office:value-type="float" office:value="0.0754790484578019">
            <text:p>0.0754790485</text:p>
          </table:table-cell>
          <table:table-cell office:value-type="float" office:value="0.0235422039424368">
            <text:p>0.0235422039</text:p>
          </table:table-cell>
        </table:table-row>
        <table:table-row table:style-name="ro2">
          <table:table-cell office:value-type="string">
            <text:p>Ackley6</text:p>
          </table:table-cell>
          <table:table-cell office:value-type="float" office:value="0.144890708535245">
            <text:p>0.1448907085</text:p>
          </table:table-cell>
          <table:table-cell office:value-type="float" office:value="0.134497596884966">
            <text:p>0.1344975969</text:p>
          </table:table-cell>
          <table:table-cell office:value-type="float" office:value="0.113656119251623">
            <text:p>0.1136561193</text:p>
          </table:table-cell>
          <table:table-cell office:value-type="string">
            <text:p>1.8424137522084746e-005</text:p>
          </table:table-cell>
          <table:table-cell office:value-type="float" office:value="0.0910087946394064">
            <text:p>0.0910087946</text:p>
          </table:table-cell>
        </table:table-row>
        <table:table-row table:style-name="ro2">
          <table:table-cell office:value-type="string">
            <text:p>Griewank6</text:p>
          </table:table-cell>
          <table:table-cell office:value-type="float" office:value="0.00568030558545783">
            <text:p>0.0056803056</text:p>
          </table:table-cell>
          <table:table-cell office:value-type="float" office:value="0.00602464190884048">
            <text:p>0.0060246419</text:p>
          </table:table-cell>
          <table:table-cell office:value-type="float" office:value="0.0413047651933666">
            <text:p>0.0413047652</text:p>
          </table:table-cell>
          <table:table-cell office:value-type="float" office:value="0.00876914102352775">
            <text:p>0.008769141</text:p>
          </table:table-cell>
          <table:table-cell office:value-type="float" office:value="0.0436614472815288">
            <text:p>0.0436614473</text:p>
          </table:table-cell>
        </table:table-row>
        <table:table-row table:style-name="ro2">
          <table:table-cell office:value-type="string">
            <text:p>Rastrigin6</text:p>
          </table:table-cell>
          <table:table-cell office:value-type="float" office:value="2.01763570603108">
            <text:p>2.017635706</text:p>
          </table:table-cell>
          <table:table-cell office:value-type="float" office:value="2.04934843003984">
            <text:p>2.04934843</text:p>
          </table:table-cell>
          <table:table-cell office:value-type="float" office:value="4.40593460412988">
            <text:p>4.4059346041</text:p>
          </table:table-cell>
          <table:table-cell office:value-type="float" office:value="0.85449618404779">
            <text:p>0.854496184</text:p>
          </table:table-cell>
          <table:table-cell office:value-type="float" office:value="3.85253518380379">
            <text:p>3.8525351838</text:p>
          </table:table-cell>
        </table:table-row>
        <table:table-row table:style-name="ro2">
          <table:table-cell office:value-type="string">
            <text:p>SchwefelDoubleSum6</text:p>
          </table:table-cell>
          <table:table-cell office:value-type="float" office:value="0.122220175217003">
            <text:p>0.1222201752</text:p>
          </table:table-cell>
          <table:table-cell office:value-type="float" office:value="0.0814451496985253">
            <text:p>0.0814451497</text:p>
          </table:table-cell>
          <table:table-cell office:value-type="float" office:value="0.108437549704327">
            <text:p>0.1084375497</text:p>
          </table:table-cell>
          <table:table-cell office:value-type="float" office:value="0.0987546463335765">
            <text:p>0.0987546463</text:p>
          </table:table-cell>
          <table:table-cell office:value-type="float" office:value="0.0539440175254893">
            <text:p>0.0539440175</text:p>
          </table:table-cell>
        </table:table-row>
        <table:table-row table:style-name="ro2">
          <table:table-cell office:value-type="string">
            <text:p>SchwefelMax6</text:p>
          </table:table-cell>
          <table:table-cell office:value-type="float" office:value="0.0226254823590364">
            <text:p>0.0226254824</text:p>
          </table:table-cell>
          <table:table-cell office:value-type="float" office:value="0.0231659972273788">
            <text:p>0.0231659972</text:p>
          </table:table-cell>
          <table:table-cell office:value-type="float" office:value="0.0536088421901236">
            <text:p>0.0536088422</text:p>
          </table:table-cell>
          <table:table-cell office:value-type="float" office:value="0.0314436168669508">
            <text:p>0.0314436169</text:p>
          </table:table-cell>
          <table:table-cell office:value-type="float" office:value="0.040237916138011">
            <text:p>0.0402379161</text:p>
          </table:table-cell>
        </table:table-row>
        <table:table-row table:style-name="ro2">
          <table:table-cell office:value-type="string">
            <text:p>StepFunction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Trig6</text:p>
          </table:table-cell>
          <table:table-cell office:value-type="float" office:value="2.12268874868537">
            <text:p>2.1226887487</text:p>
          </table:table-cell>
          <table:table-cell office:value-type="float" office:value="1.86579597054494">
            <text:p>1.8657959705</text:p>
          </table:table-cell>
          <table:table-cell office:value-type="float" office:value="2.05491850117492">
            <text:p>2.0549185012</text:p>
          </table:table-cell>
          <table:table-cell office:value-type="float" office:value="2.46468394827836">
            <text:p>2.4646839483</text:p>
          </table:table-cell>
          <table:table-cell office:value-type="float" office:value="1.85387416144947">
            <text:p>1.8538741614</text:p>
          </table:table-cell>
        </table:table-row>
        <table:table-row table:style-name="ro2">
          <table:table-cell office:value-type="string">
            <text:p>Pinter6</text:p>
          </table:table-cell>
          <table:table-cell office:value-type="float" office:value="1.34077063954043">
            <text:p>1.3407706395</text:p>
          </table:table-cell>
          <table:table-cell office:value-type="float" office:value="1.23772318152304">
            <text:p>1.2377231815</text:p>
          </table:table-cell>
          <table:table-cell office:value-type="float" office:value="1.14803055706466">
            <text:p>1.1480305571</text:p>
          </table:table-cell>
          <table:table-cell office:value-type="float" office:value="0.746656286830962">
            <text:p>0.7466562868</text:p>
          </table:table-cell>
          <table:table-cell office:value-type="float" office:value="0.691720400118574">
            <text:p>0.6917204001</text:p>
          </table:table-cell>
        </table:table-row>
        <table:table-row table:style-name="ro2">
          <table:table-cell office:value-type="string">
            <text:p>Salomon6</text:p>
          </table:table-cell>
          <table:table-cell office:value-type="float" office:value="0.540692402731213">
            <text:p>0.5406924027</text:p>
          </table:table-cell>
          <table:table-cell office:value-type="float" office:value="0.66695569154514">
            <text:p>0.6669556915</text:p>
          </table:table-cell>
          <table:table-cell office:value-type="float" office:value="1.01170102980633">
            <text:p>1.0117010298</text:p>
          </table:table-cell>
          <table:table-cell office:value-type="float" office:value="0.223795421508565">
            <text:p>0.2237954215</text:p>
          </table:table-cell>
          <table:table-cell office:value-type="float" office:value="0.230014443125519">
            <text:p>0.2300144431</text:p>
          </table:table-cell>
        </table:table-row>
        <table:table-row table:style-name="ro2">
          <table:table-cell office:value-type="string">
            <text:p>SchaeferF66</text:p>
          </table:table-cell>
          <table:table-cell office:value-type="float" office:value="0.223509902839761">
            <text:p>0.2235099028</text:p>
          </table:table-cell>
          <table:table-cell office:value-type="float" office:value="0.199168994792054">
            <text:p>0.1991689948</text:p>
          </table:table-cell>
          <table:table-cell office:value-type="float" office:value="0.466750583143644">
            <text:p>0.4667505831</text:p>
          </table:table-cell>
          <table:table-cell office:value-type="float" office:value="0.0695509011156312">
            <text:p>0.0695509011</text:p>
          </table:table-cell>
          <table:table-cell office:value-type="float" office:value="0.199219409490876">
            <text:p>0.1992194095</text:p>
          </table:table-cell>
        </table:table-row>
        <table:table-row table:style-name="ro2">
          <table:table-cell office:value-type="string">
            <text:p>Ackley10</text:p>
          </table:table-cell>
          <table:table-cell office:value-type="float" office:value="0.10933105522643">
            <text:p>0.1093310552</text:p>
          </table:table-cell>
          <table:table-cell office:value-type="float" office:value="0.0991895246388347">
            <text:p>0.0991895246</text:p>
          </table:table-cell>
          <table:table-cell office:value-type="float" office:value="0.0857217198082469">
            <text:p>0.0857217198</text:p>
          </table:table-cell>
          <table:table-cell office:value-type="float" office:value="0.00148557223469351">
            <text:p>0.0014855722</text:p>
          </table:table-cell>
          <table:table-cell office:value-type="float" office:value="0.0391783410143617">
            <text:p>0.039178341</text:p>
          </table:table-cell>
        </table:table-row>
        <table:table-row table:style-name="ro2">
          <table:table-cell office:value-type="string">
            <text:p>Griewank10</text:p>
          </table:table-cell>
          <table:table-cell office:value-type="float" office:value="0.00309543686996993">
            <text:p>0.0030954369</text:p>
          </table:table-cell>
          <table:table-cell office:value-type="float" office:value="0.00303346041673005">
            <text:p>0.0030334604</text:p>
          </table:table-cell>
          <table:table-cell office:value-type="float" office:value="0.00849579769279483">
            <text:p>0.0084957977</text:p>
          </table:table-cell>
          <table:table-cell office:value-type="float" office:value="0.00300542604033339">
            <text:p>0.003005426</text:p>
          </table:table-cell>
          <table:table-cell office:value-type="float" office:value="0.00673662858929843">
            <text:p>0.0067366286</text:p>
          </table:table-cell>
        </table:table-row>
        <table:table-row table:style-name="ro2">
          <table:table-cell office:value-type="string">
            <text:p>Rastrigin10</text:p>
          </table:table-cell>
          <table:table-cell office:value-type="float" office:value="1.38163041866863">
            <text:p>1.3816304187</text:p>
          </table:table-cell>
          <table:table-cell office:value-type="float" office:value="1.46481836484951">
            <text:p>1.4648183648</text:p>
          </table:table-cell>
          <table:table-cell office:value-type="float" office:value="2.60339345845134">
            <text:p>2.6033934585</text:p>
          </table:table-cell>
          <table:table-cell office:value-type="float" office:value="1.09286324706369">
            <text:p>1.0928632471</text:p>
          </table:table-cell>
          <table:table-cell office:value-type="float" office:value="2.40620607469505">
            <text:p>2.4062060747</text:p>
          </table:table-cell>
        </table:table-row>
        <table:table-row table:style-name="ro2">
          <table:table-cell office:value-type="string">
            <text:p>SchwefelDoubleSum10</text:p>
          </table:table-cell>
          <table:table-cell office:value-type="float" office:value="0.0716704228627873">
            <text:p>0.0716704229</text:p>
          </table:table-cell>
          <table:table-cell office:value-type="float" office:value="0.0643843613217004">
            <text:p>0.0643843613</text:p>
          </table:table-cell>
          <table:table-cell office:value-type="float" office:value="0.0486500553919142">
            <text:p>0.0486500554</text:p>
          </table:table-cell>
          <table:table-cell office:value-type="float" office:value="0.0372632326699859">
            <text:p>0.0372632327</text:p>
          </table:table-cell>
          <table:table-cell office:value-type="float" office:value="0.052489170712808">
            <text:p>0.0524891707</text:p>
          </table:table-cell>
        </table:table-row>
        <table:table-row table:style-name="ro2">
          <table:table-cell office:value-type="string">
            <text:p>SchwefelMax10</text:p>
          </table:table-cell>
          <table:table-cell office:value-type="float" office:value="0.0164722335580163">
            <text:p>0.0164722336</text:p>
          </table:table-cell>
          <table:table-cell office:value-type="float" office:value="0.0167918170064299">
            <text:p>0.016791817</text:p>
          </table:table-cell>
          <table:table-cell office:value-type="float" office:value="0.0198678226213522">
            <text:p>0.0198678226</text:p>
          </table:table-cell>
          <table:table-cell office:value-type="float" office:value="0.0180989747963937">
            <text:p>0.0180989748</text:p>
          </table:table-cell>
          <table:table-cell office:value-type="float" office:value="0.023549244114547">
            <text:p>0.0235492441</text:p>
          </table:table-cell>
        </table:table-row>
        <table:table-row table:style-name="ro2">
          <table:table-cell office:value-type="string">
            <text:p>StepFunction1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Trig10</text:p>
          </table:table-cell>
          <table:table-cell office:value-type="float" office:value="0.891008840463875">
            <text:p>0.8910088405</text:p>
          </table:table-cell>
          <table:table-cell office:value-type="float" office:value="1.05175089349653">
            <text:p>1.0517508935</text:p>
          </table:table-cell>
          <table:table-cell office:value-type="float" office:value="3.82456295291426">
            <text:p>3.8245629529</text:p>
          </table:table-cell>
          <table:table-cell office:value-type="float" office:value="2.52699032277874">
            <text:p>2.5269903228</text:p>
          </table:table-cell>
          <table:table-cell office:value-type="float" office:value="2.97196271422704">
            <text:p>2.9719627142</text:p>
          </table:table-cell>
        </table:table-row>
        <table:table-row table:style-name="ro2">
          <table:table-cell office:value-type="string">
            <text:p>Pinter10</text:p>
          </table:table-cell>
          <table:table-cell office:value-type="float" office:value="1.00920395273438">
            <text:p>1.0092039527</text:p>
          </table:table-cell>
          <table:table-cell office:value-type="float" office:value="1.38380551409253">
            <text:p>1.3838055141</text:p>
          </table:table-cell>
          <table:table-cell office:value-type="float" office:value="1.16585373695005">
            <text:p>1.165853737</text:p>
          </table:table-cell>
          <table:table-cell office:value-type="float" office:value="0.764184101535866">
            <text:p>0.7641841015</text:p>
          </table:table-cell>
          <table:table-cell office:value-type="float" office:value="0.637278250923054">
            <text:p>0.6372782509</text:p>
          </table:table-cell>
        </table:table-row>
        <table:table-row table:style-name="ro2">
          <table:table-cell office:value-type="string">
            <text:p>Salomon10</text:p>
          </table:table-cell>
          <table:table-cell office:value-type="float" office:value="0.354616815121768">
            <text:p>0.3546168151</text:p>
          </table:table-cell>
          <table:table-cell office:value-type="float" office:value="0.326659417743508">
            <text:p>0.3266594177</text:p>
          </table:table-cell>
          <table:table-cell office:value-type="float" office:value="0.333264070529804">
            <text:p>0.3332640705</text:p>
          </table:table-cell>
          <table:table-cell office:value-type="float" office:value="0.109852186024731">
            <text:p>0.109852186</text:p>
          </table:table-cell>
          <table:table-cell office:value-type="float" office:value="0.130410708020256">
            <text:p>0.130410708</text:p>
          </table:table-cell>
        </table:table-row>
        <table:table-row table:style-name="ro2">
          <table:table-cell office:value-type="string">
            <text:p>SchaeferF610</text:p>
          </table:table-cell>
          <table:table-cell office:value-type="float" office:value="0.132348563933076">
            <text:p>0.1323485639</text:p>
          </table:table-cell>
          <table:table-cell office:value-type="float" office:value="0.151581417447591">
            <text:p>0.1515814174</text:p>
          </table:table-cell>
          <table:table-cell office:value-type="float" office:value="0.249165212677297">
            <text:p>0.2491652127</text:p>
          </table:table-cell>
          <table:table-cell office:value-type="float" office:value="0.0228004716525221">
            <text:p>0.0228004717</text:p>
          </table:table-cell>
          <table:table-cell office:value-type="float" office:value="0.11260154802326">
            <text:p>0.112601548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VALUE(TRIM(INDIRECT(ADDRESS(2;2;4))))" office:value-type="float" office:value="80.3037781144041">
            <text:p>80.3037781144</text:p>
          </table:table-cell>
          <table:table-cell table:formula="of:=VALUE(TRIM(INDIRECT(ADDRESS(2;3;4))))" office:value-type="float" office:value="29.2258802623178">
            <text:p>29.2258802623</text:p>
          </table:table-cell>
          <table:table-cell table:formula="of:=VALUE(TRIM(INDIRECT(ADDRESS(2;4;4))))" office:value-type="float" office:value="67.9381178873868">
            <text:p>67.9381178874</text:p>
          </table:table-cell>
          <table:table-cell table:formula="of:=VALUE(TRIM(INDIRECT(ADDRESS(2;5;4))))" office:value-type="float" office:value="600.223719352044">
            <text:p>600.223719352</text:p>
          </table:table-cell>
          <table:table-cell table:formula="of:=VALUE(TRIM(INDIRECT(ADDRESS(2;6;4))))" office:value-type="float" office:value="140.306692867492">
            <text:p>140.3066928675</text:p>
          </table:table-cell>
        </table:table-row>
        <table:table-row table:style-name="ro2">
          <table:table-cell/>
          <table:table-cell table:formula="of:=VALUE(TRIM(INDIRECT(ADDRESS(3;2;4))))" office:value-type="float" office:value="0.334912151392816">
            <text:p>0.3349121514</text:p>
          </table:table-cell>
          <table:table-cell table:formula="of:=VALUE(TRIM(INDIRECT(ADDRESS(3;3;4))))" office:value-type="float" office:value="0.240635233645183">
            <text:p>0.2406352336</text:p>
          </table:table-cell>
          <table:table-cell table:formula="of:=VALUE(TRIM(INDIRECT(ADDRESS(3;4;4))))" office:value-type="float" office:value="0.115071377683583">
            <text:p>0.1150713777</text:p>
          </table:table-cell>
          <table:table-cell table:formula="of:=VALUE(TRIM(INDIRECT(ADDRESS(3;5;4))))" office:value-type="float" office:value="0.0325561531551518">
            <text:p>0.0325561532</text:p>
          </table:table-cell>
          <table:table-cell table:formula="of:=VALUE(TRIM(INDIRECT(ADDRESS(3;6;4))))" office:value-type="float" office:value="0.0422611942821909">
            <text:p>0.0422611943</text:p>
          </table:table-cell>
        </table:table-row>
        <table:table-row table:style-name="ro2">
          <table:table-cell/>
          <table:table-cell table:formula="of:=VALUE(TRIM(INDIRECT(ADDRESS(4;2;4))))" office:value-type="float" office:value="1.49618608252724E-015">
            <text:p>1.49618608252724E-015</text:p>
          </table:table-cell>
          <table:table-cell table:formula="of:=VALUE(TRIM(INDIRECT(ADDRESS(4;3;4))))" office:value-type="float" office:value="0.0000212961624571508">
            <text:p>2.12961624571508E-005</text:p>
          </table:table-cell>
          <table:table-cell table:formula="of:=VALUE(TRIM(INDIRECT(ADDRESS(4;4;4))))" office:value-type="float" office:value="0.00682591689941752">
            <text:p>0.0068259169</text:p>
          </table:table-cell>
          <table:table-cell table:formula="of:=VALUE(TRIM(INDIRECT(ADDRESS(4;5;4))))" office:value-type="float" office:value="0.0132567664164689">
            <text:p>0.0132567664</text:p>
          </table:table-cell>
          <table:table-cell table:formula="of:=VALUE(TRIM(INDIRECT(ADDRESS(4;6;4))))" office:value-type="float" office:value="1.50630194057064E-034">
            <text:p>1.50630194057064E-034</text:p>
          </table:table-cell>
        </table:table-row>
        <table:table-row table:style-name="ro2">
          <table:table-cell/>
          <table:table-cell table:formula="of:=VALUE(TRIM(INDIRECT(ADDRESS(5;2;4))))" office:value-type="float" office:value="0.0103900726963887">
            <text:p>0.0103900727</text:p>
          </table:table-cell>
          <table:table-cell table:formula="of:=VALUE(TRIM(INDIRECT(ADDRESS(5;3;4))))" office:value-type="float" office:value="0.00518018408242203">
            <text:p>0.0051801841</text:p>
          </table:table-cell>
          <table:table-cell table:formula="of:=VALUE(TRIM(INDIRECT(ADDRESS(5;4;4))))" office:value-type="float" office:value="0.00126332229990171">
            <text:p>0.0012633223</text:p>
          </table:table-cell>
          <table:table-cell table:formula="of:=VALUE(TRIM(INDIRECT(ADDRESS(5;5;4))))" office:value-type="float" office:value="0.0071972639975254">
            <text:p>0.007197264</text:p>
          </table:table-cell>
          <table:table-cell table:formula="of:=VALUE(TRIM(INDIRECT(ADDRESS(5;6;4))))" office:value-type="float" office:value="0.0061760334902799">
            <text:p>0.0061760335</text:p>
          </table:table-cell>
        </table:table-row>
        <table:table-row table:style-name="ro2">
          <table:table-cell/>
          <table:table-cell table:formula="of:=VALUE(TRIM(INDIRECT(ADDRESS(6;2;4))))" office:value-type="float" office:value="0.387376130398698">
            <text:p>0.3873761304</text:p>
          </table:table-cell>
          <table:table-cell table:formula="of:=VALUE(TRIM(INDIRECT(ADDRESS(6;3;4))))" office:value-type="float" office:value="0.310040199304318">
            <text:p>0.3100401993</text:p>
          </table:table-cell>
          <table:table-cell table:formula="of:=VALUE(TRIM(INDIRECT(ADDRESS(6;4;4))))" office:value-type="float" office:value="0.153893100778546">
            <text:p>0.1538931008</text:p>
          </table:table-cell>
          <table:table-cell table:formula="of:=VALUE(TRIM(INDIRECT(ADDRESS(6;5;4))))" office:value-type="float" office:value="0.0587654185204037">
            <text:p>0.0587654185</text:p>
          </table:table-cell>
          <table:table-cell table:formula="of:=VALUE(TRIM(INDIRECT(ADDRESS(6;6;4))))" office:value-type="float" office:value="0.0536643109542941">
            <text:p>0.053664311</text:p>
          </table:table-cell>
        </table:table-row>
        <table:table-row table:style-name="ro2">
          <table:table-cell/>
          <table:table-cell table:formula="of:=VALUE(TRIM(INDIRECT(ADDRESS(7;2;4))))" office:value-type="float" office:value="126.834069509135">
            <text:p>126.8340695091</text:p>
          </table:table-cell>
          <table:table-cell table:formula="of:=VALUE(TRIM(INDIRECT(ADDRESS(7;3;4))))" office:value-type="float" office:value="75.7480052096073">
            <text:p>75.7480052096</text:p>
          </table:table-cell>
          <table:table-cell table:formula="of:=VALUE(TRIM(INDIRECT(ADDRESS(7;4;4))))" office:value-type="float" office:value="54.1734748653871">
            <text:p>54.1734748654</text:p>
          </table:table-cell>
          <table:table-cell table:formula="of:=VALUE(TRIM(INDIRECT(ADDRESS(7;5;4))))" office:value-type="float" office:value="29.5275292655564">
            <text:p>29.5275292656</text:p>
          </table:table-cell>
          <table:table-cell table:formula="of:=VALUE(TRIM(INDIRECT(ADDRESS(7;6;4))))" office:value-type="float" office:value="15.9266801410305">
            <text:p>15.926680141</text:p>
          </table:table-cell>
        </table:table-row>
        <table:table-row table:style-name="ro2">
          <table:table-cell/>
          <table:table-cell table:formula="of:=VALUE(TRIM(INDIRECT(ADDRESS(8;2;4))))" office:value-type="float" office:value="0.56137889682738">
            <text:p>0.5613788968</text:p>
          </table:table-cell>
          <table:table-cell table:formula="of:=VALUE(TRIM(INDIRECT(ADDRESS(8;3;4))))" office:value-type="float" office:value="0.605292831906991">
            <text:p>0.6052928319</text:p>
          </table:table-cell>
          <table:table-cell table:formula="of:=VALUE(TRIM(INDIRECT(ADDRESS(8;4;4))))" office:value-type="float" office:value="1.67265886529516">
            <text:p>1.6726588653</text:p>
          </table:table-cell>
          <table:table-cell table:formula="of:=VALUE(TRIM(INDIRECT(ADDRESS(8;5;4))))" office:value-type="float" office:value="0.12557500009974">
            <text:p>0.1255750001</text:p>
          </table:table-cell>
          <table:table-cell table:formula="of:=VALUE(TRIM(INDIRECT(ADDRESS(8;6;4))))" office:value-type="float" office:value="2.12878683898328">
            <text:p>2.128786839</text:p>
          </table:table-cell>
        </table:table-row>
        <table:table-row table:style-name="ro2">
          <table:table-cell/>
          <table:table-cell table:formula="of:=VALUE(TRIM(INDIRECT(ADDRESS(9;2;4))))" office:value-type="float" office:value="0.302169966242745">
            <text:p>0.3021699662</text:p>
          </table:table-cell>
          <table:table-cell table:formula="of:=VALUE(TRIM(INDIRECT(ADDRESS(9;3;4))))" office:value-type="float" office:value="0.382739035797519">
            <text:p>0.3827390358</text:p>
          </table:table-cell>
          <table:table-cell table:formula="of:=VALUE(TRIM(INDIRECT(ADDRESS(9;4;4))))" office:value-type="float" office:value="0.480957850693679">
            <text:p>0.4809578507</text:p>
          </table:table-cell>
          <table:table-cell table:formula="of:=VALUE(TRIM(INDIRECT(ADDRESS(9;5;4))))" office:value-type="float" office:value="0.207087846635846">
            <text:p>0.2070878466</text:p>
          </table:table-cell>
          <table:table-cell table:formula="of:=VALUE(TRIM(INDIRECT(ADDRESS(9;6;4))))" office:value-type="float" office:value="0.224641994432916">
            <text:p>0.2246419944</text:p>
          </table:table-cell>
        </table:table-row>
        <table:table-row table:style-name="ro2">
          <table:table-cell/>
          <table:table-cell table:formula="of:=VALUE(TRIM(INDIRECT(ADDRESS(10;2;4))))" office:value-type="float" office:value="7.36653845558264">
            <text:p>7.3665384556</text:p>
          </table:table-cell>
          <table:table-cell table:formula="of:=VALUE(TRIM(INDIRECT(ADDRESS(10;3;4))))" office:value-type="float" office:value="9.84369216142023">
            <text:p>9.8436921614</text:p>
          </table:table-cell>
          <table:table-cell table:formula="of:=VALUE(TRIM(INDIRECT(ADDRESS(10;4;4))))" office:value-type="float" office:value="12.7629404027358">
            <text:p>12.7629404027</text:p>
          </table:table-cell>
          <table:table-cell table:formula="of:=VALUE(TRIM(INDIRECT(ADDRESS(10;5;4))))" office:value-type="float" office:value="3.0751429007511">
            <text:p>3.0751429008</text:p>
          </table:table-cell>
          <table:table-cell table:formula="of:=VALUE(TRIM(INDIRECT(ADDRESS(10;6;4))))" office:value-type="float" office:value="4.92847135111402">
            <text:p>4.9284713511</text:p>
          </table:table-cell>
        </table:table-row>
        <table:table-row table:style-name="ro2">
          <table:table-cell/>
          <table:table-cell table:formula="of:=VALUE(TRIM(INDIRECT(ADDRESS(11;2;4))))" office:value-type="float" office:value="0.927896052026609">
            <text:p>0.927896052</text:p>
          </table:table-cell>
          <table:table-cell table:formula="of:=VALUE(TRIM(INDIRECT(ADDRESS(11;3;4))))" office:value-type="float" office:value="0.578950196298184">
            <text:p>0.5789501963</text:p>
          </table:table-cell>
          <table:table-cell table:formula="of:=VALUE(TRIM(INDIRECT(ADDRESS(11;4;4))))" office:value-type="float" office:value="1.17817744508921">
            <text:p>1.1781774451</text:p>
          </table:table-cell>
          <table:table-cell table:formula="of:=VALUE(TRIM(INDIRECT(ADDRESS(11;5;4))))" office:value-type="float" office:value="0.0703809125652791">
            <text:p>0.0703809126</text:p>
          </table:table-cell>
          <table:table-cell table:formula="of:=VALUE(TRIM(INDIRECT(ADDRESS(11;6;4))))" office:value-type="float" office:value="0.133857924349914">
            <text:p>0.1338579243</text:p>
          </table:table-cell>
        </table:table-row>
        <table:table-row table:style-name="ro2">
          <table:table-cell/>
          <table:table-cell table:formula="of:=VALUE(TRIM(INDIRECT(ADDRESS(12;2;4))))" office:value-type="float" office:value="0.106589955324065">
            <text:p>0.1065899553</text:p>
          </table:table-cell>
          <table:table-cell table:formula="of:=VALUE(TRIM(INDIRECT(ADDRESS(12;3;4))))" office:value-type="float" office:value="0.138264706959221">
            <text:p>0.138264707</text:p>
          </table:table-cell>
          <table:table-cell table:formula="of:=VALUE(TRIM(INDIRECT(ADDRESS(12;4;4))))" office:value-type="float" office:value="0.274293393301681">
            <text:p>0.2742933933</text:p>
          </table:table-cell>
          <table:table-cell table:formula="of:=VALUE(TRIM(INDIRECT(ADDRESS(12;5;4))))" office:value-type="float" office:value="0.768585752314881">
            <text:p>0.7685857523</text:p>
          </table:table-cell>
          <table:table-cell table:formula="of:=VALUE(TRIM(INDIRECT(ADDRESS(12;6;4))))" office:value-type="float" office:value="0.688478068836945">
            <text:p>0.6884780688</text:p>
          </table:table-cell>
        </table:table-row>
        <table:table-row table:style-name="ro2">
          <table:table-cell/>
          <table:table-cell table:formula="of:=VALUE(TRIM(INDIRECT(ADDRESS(13;2;4))))" office:value-type="float" office:value="0">
            <text:p>0</text:p>
          </table:table-cell>
          <table:table-cell table:formula="of:=VALUE(TRIM(INDIRECT(ADDRESS(13;3;4))))" office:value-type="float" office:value="0">
            <text:p>0</text:p>
          </table:table-cell>
          <table:table-cell table:formula="of:=VALUE(TRIM(INDIRECT(ADDRESS(13;4;4))))" office:value-type="float" office:value="0">
            <text:p>0</text:p>
          </table:table-cell>
          <table:table-cell table:formula="of:=VALUE(TRIM(INDIRECT(ADDRESS(13;5;4))))" office:value-type="float" office:value="0">
            <text:p>0</text:p>
          </table:table-cell>
          <table:table-cell table:formula="of:=VALUE(TRIM(INDIRECT(ADDRESS(13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14;2;4))))" office:value-type="float" office:value="0.123548754245062">
            <text:p>0.1235487542</text:p>
          </table:table-cell>
          <table:table-cell table:formula="of:=VALUE(TRIM(INDIRECT(ADDRESS(14;3;4))))" office:value-type="float" office:value="0.103252703845489">
            <text:p>0.1032527038</text:p>
          </table:table-cell>
          <table:table-cell table:formula="of:=VALUE(TRIM(INDIRECT(ADDRESS(14;4;4))))" office:value-type="float" office:value="0.0662717024901049">
            <text:p>0.0662717025</text:p>
          </table:table-cell>
          <table:table-cell table:formula="of:=VALUE(TRIM(INDIRECT(ADDRESS(14;5;4))))" office:value-type="float" office:value="0.000000000132210116410099">
            <text:p>1.32210116410099E-010</text:p>
          </table:table-cell>
          <table:table-cell table:formula="of:=VALUE(TRIM(INDIRECT(ADDRESS(14;6;4))))" office:value-type="float" office:value="0.000000000132210116410099">
            <text:p>1.32210116410099E-010</text:p>
          </table:table-cell>
        </table:table-row>
        <table:table-row table:style-name="ro2">
          <table:table-cell/>
          <table:table-cell table:formula="of:=VALUE(TRIM(INDIRECT(ADDRESS(15;2;4))))" office:value-type="float" office:value="1.65293370086258">
            <text:p>1.6529337009</text:p>
          </table:table-cell>
          <table:table-cell table:formula="of:=VALUE(TRIM(INDIRECT(ADDRESS(15;3;4))))" office:value-type="float" office:value="1.95798391019141">
            <text:p>1.9579839102</text:p>
          </table:table-cell>
          <table:table-cell table:formula="of:=VALUE(TRIM(INDIRECT(ADDRESS(15;4;4))))" office:value-type="float" office:value="1.22443746887571">
            <text:p>1.2244374689</text:p>
          </table:table-cell>
          <table:table-cell table:formula="of:=VALUE(TRIM(INDIRECT(ADDRESS(15;5;4))))" office:value-type="float" office:value="0.65735805051018">
            <text:p>0.6573580505</text:p>
          </table:table-cell>
          <table:table-cell table:formula="of:=VALUE(TRIM(INDIRECT(ADDRESS(15;6;4))))" office:value-type="float" office:value="0.79921385437731">
            <text:p>0.7992138544</text:p>
          </table:table-cell>
        </table:table-row>
        <table:table-row table:style-name="ro2">
          <table:table-cell/>
          <table:table-cell table:formula="of:=VALUE(TRIM(INDIRECT(ADDRESS(16;2;4))))" office:value-type="float" office:value="2.24525081583531">
            <text:p>2.2452508158</text:p>
          </table:table-cell>
          <table:table-cell table:formula="of:=VALUE(TRIM(INDIRECT(ADDRESS(16;3;4))))" office:value-type="float" office:value="2.25727119750267">
            <text:p>2.2572711975</text:p>
          </table:table-cell>
          <table:table-cell table:formula="of:=VALUE(TRIM(INDIRECT(ADDRESS(16;4;4))))" office:value-type="float" office:value="2.39769698917095">
            <text:p>2.3976969892</text:p>
          </table:table-cell>
          <table:table-cell table:formula="of:=VALUE(TRIM(INDIRECT(ADDRESS(16;5;4))))" office:value-type="float" office:value="0.304269662447951">
            <text:p>0.3042696624</text:p>
          </table:table-cell>
          <table:table-cell table:formula="of:=VALUE(TRIM(INDIRECT(ADDRESS(16;6;4))))" office:value-type="float" office:value="0.368799573095942">
            <text:p>0.3687995731</text:p>
          </table:table-cell>
        </table:table-row>
        <table:table-row table:style-name="ro2">
          <table:table-cell/>
          <table:table-cell table:formula="of:=VALUE(TRIM(INDIRECT(ADDRESS(17;2;4))))" office:value-type="float" office:value="0.307558221991488">
            <text:p>0.307558222</text:p>
          </table:table-cell>
          <table:table-cell table:formula="of:=VALUE(TRIM(INDIRECT(ADDRESS(17;3;4))))" office:value-type="float" office:value="0.249157545663713">
            <text:p>0.2491575457</text:p>
          </table:table-cell>
          <table:table-cell table:formula="of:=VALUE(TRIM(INDIRECT(ADDRESS(17;4;4))))" office:value-type="float" office:value="0.290021256590245">
            <text:p>0.2900212566</text:p>
          </table:table-cell>
          <table:table-cell table:formula="of:=VALUE(TRIM(INDIRECT(ADDRESS(17;5;4))))" office:value-type="float" office:value="0.0754790484578019">
            <text:p>0.0754790485</text:p>
          </table:table-cell>
          <table:table-cell table:formula="of:=VALUE(TRIM(INDIRECT(ADDRESS(17;6;4))))" office:value-type="float" office:value="0.0235422039424368">
            <text:p>0.0235422039</text:p>
          </table:table-cell>
        </table:table-row>
        <table:table-row table:style-name="ro2">
          <table:table-cell/>
          <table:table-cell table:formula="of:=VALUE(TRIM(INDIRECT(ADDRESS(18;2;4))))" office:value-type="float" office:value="0.144890708535245">
            <text:p>0.1448907085</text:p>
          </table:table-cell>
          <table:table-cell table:formula="of:=VALUE(TRIM(INDIRECT(ADDRESS(18;3;4))))" office:value-type="float" office:value="0.134497596884966">
            <text:p>0.1344975969</text:p>
          </table:table-cell>
          <table:table-cell table:formula="of:=VALUE(TRIM(INDIRECT(ADDRESS(18;4;4))))" office:value-type="float" office:value="0.113656119251623">
            <text:p>0.1136561193</text:p>
          </table:table-cell>
          <table:table-cell table:formula="of:=VALUE(TRIM(INDIRECT(ADDRESS(18;5;4))))" office:value-type="float" office:value="0.0000184241375220847">
            <text:p>1.84241375220847E-005</text:p>
          </table:table-cell>
          <table:table-cell table:formula="of:=VALUE(TRIM(INDIRECT(ADDRESS(18;6;4))))" office:value-type="float" office:value="0.0910087946394064">
            <text:p>0.0910087946</text:p>
          </table:table-cell>
        </table:table-row>
        <table:table-row table:style-name="ro2">
          <table:table-cell/>
          <table:table-cell table:formula="of:=VALUE(TRIM(INDIRECT(ADDRESS(19;2;4))))" office:value-type="float" office:value="0.00568030558545783">
            <text:p>0.0056803056</text:p>
          </table:table-cell>
          <table:table-cell table:formula="of:=VALUE(TRIM(INDIRECT(ADDRESS(19;3;4))))" office:value-type="float" office:value="0.00602464190884048">
            <text:p>0.0060246419</text:p>
          </table:table-cell>
          <table:table-cell table:formula="of:=VALUE(TRIM(INDIRECT(ADDRESS(19;4;4))))" office:value-type="float" office:value="0.0413047651933666">
            <text:p>0.0413047652</text:p>
          </table:table-cell>
          <table:table-cell table:formula="of:=VALUE(TRIM(INDIRECT(ADDRESS(19;5;4))))" office:value-type="float" office:value="0.00876914102352775">
            <text:p>0.008769141</text:p>
          </table:table-cell>
          <table:table-cell table:formula="of:=VALUE(TRIM(INDIRECT(ADDRESS(19;6;4))))" office:value-type="float" office:value="0.0436614472815288">
            <text:p>0.0436614473</text:p>
          </table:table-cell>
        </table:table-row>
        <table:table-row table:style-name="ro2">
          <table:table-cell/>
          <table:table-cell table:formula="of:=VALUE(TRIM(INDIRECT(ADDRESS(20;2;4))))" office:value-type="float" office:value="2.01763570603108">
            <text:p>2.017635706</text:p>
          </table:table-cell>
          <table:table-cell table:formula="of:=VALUE(TRIM(INDIRECT(ADDRESS(20;3;4))))" office:value-type="float" office:value="2.04934843003984">
            <text:p>2.04934843</text:p>
          </table:table-cell>
          <table:table-cell table:formula="of:=VALUE(TRIM(INDIRECT(ADDRESS(20;4;4))))" office:value-type="float" office:value="4.40593460412988">
            <text:p>4.4059346041</text:p>
          </table:table-cell>
          <table:table-cell table:formula="of:=VALUE(TRIM(INDIRECT(ADDRESS(20;5;4))))" office:value-type="float" office:value="0.85449618404779">
            <text:p>0.854496184</text:p>
          </table:table-cell>
          <table:table-cell table:formula="of:=VALUE(TRIM(INDIRECT(ADDRESS(20;6;4))))" office:value-type="float" office:value="3.85253518380379">
            <text:p>3.8525351838</text:p>
          </table:table-cell>
        </table:table-row>
        <table:table-row table:style-name="ro2">
          <table:table-cell/>
          <table:table-cell table:formula="of:=VALUE(TRIM(INDIRECT(ADDRESS(21;2;4))))" office:value-type="float" office:value="0.122220175217003">
            <text:p>0.1222201752</text:p>
          </table:table-cell>
          <table:table-cell table:formula="of:=VALUE(TRIM(INDIRECT(ADDRESS(21;3;4))))" office:value-type="float" office:value="0.0814451496985253">
            <text:p>0.0814451497</text:p>
          </table:table-cell>
          <table:table-cell table:formula="of:=VALUE(TRIM(INDIRECT(ADDRESS(21;4;4))))" office:value-type="float" office:value="0.108437549704327">
            <text:p>0.1084375497</text:p>
          </table:table-cell>
          <table:table-cell table:formula="of:=VALUE(TRIM(INDIRECT(ADDRESS(21;5;4))))" office:value-type="float" office:value="0.0987546463335765">
            <text:p>0.0987546463</text:p>
          </table:table-cell>
          <table:table-cell table:formula="of:=VALUE(TRIM(INDIRECT(ADDRESS(21;6;4))))" office:value-type="float" office:value="0.0539440175254893">
            <text:p>0.0539440175</text:p>
          </table:table-cell>
        </table:table-row>
        <table:table-row table:style-name="ro2">
          <table:table-cell/>
          <table:table-cell table:formula="of:=VALUE(TRIM(INDIRECT(ADDRESS(22;2;4))))" office:value-type="float" office:value="0.0226254823590364">
            <text:p>0.0226254824</text:p>
          </table:table-cell>
          <table:table-cell table:formula="of:=VALUE(TRIM(INDIRECT(ADDRESS(22;3;4))))" office:value-type="float" office:value="0.0231659972273788">
            <text:p>0.0231659972</text:p>
          </table:table-cell>
          <table:table-cell table:formula="of:=VALUE(TRIM(INDIRECT(ADDRESS(22;4;4))))" office:value-type="float" office:value="0.0536088421901236">
            <text:p>0.0536088422</text:p>
          </table:table-cell>
          <table:table-cell table:formula="of:=VALUE(TRIM(INDIRECT(ADDRESS(22;5;4))))" office:value-type="float" office:value="0.0314436168669508">
            <text:p>0.0314436169</text:p>
          </table:table-cell>
          <table:table-cell table:formula="of:=VALUE(TRIM(INDIRECT(ADDRESS(22;6;4))))" office:value-type="float" office:value="0.040237916138011">
            <text:p>0.0402379161</text:p>
          </table:table-cell>
        </table:table-row>
        <table:table-row table:style-name="ro2">
          <table:table-cell/>
          <table:table-cell table:formula="of:=VALUE(TRIM(INDIRECT(ADDRESS(23;2;4))))" office:value-type="float" office:value="0">
            <text:p>0</text:p>
          </table:table-cell>
          <table:table-cell table:formula="of:=VALUE(TRIM(INDIRECT(ADDRESS(23;3;4))))" office:value-type="float" office:value="0">
            <text:p>0</text:p>
          </table:table-cell>
          <table:table-cell table:formula="of:=VALUE(TRIM(INDIRECT(ADDRESS(23;4;4))))" office:value-type="float" office:value="0">
            <text:p>0</text:p>
          </table:table-cell>
          <table:table-cell table:formula="of:=VALUE(TRIM(INDIRECT(ADDRESS(23;5;4))))" office:value-type="float" office:value="0">
            <text:p>0</text:p>
          </table:table-cell>
          <table:table-cell table:formula="of:=VALUE(TRIM(INDIRECT(ADDRESS(23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24;2;4))))" office:value-type="float" office:value="2.12268874868537">
            <text:p>2.1226887487</text:p>
          </table:table-cell>
          <table:table-cell table:formula="of:=VALUE(TRIM(INDIRECT(ADDRESS(24;3;4))))" office:value-type="float" office:value="1.86579597054494">
            <text:p>1.8657959705</text:p>
          </table:table-cell>
          <table:table-cell table:formula="of:=VALUE(TRIM(INDIRECT(ADDRESS(24;4;4))))" office:value-type="float" office:value="2.05491850117492">
            <text:p>2.0549185012</text:p>
          </table:table-cell>
          <table:table-cell table:formula="of:=VALUE(TRIM(INDIRECT(ADDRESS(24;5;4))))" office:value-type="float" office:value="2.46468394827836">
            <text:p>2.4646839483</text:p>
          </table:table-cell>
          <table:table-cell table:formula="of:=VALUE(TRIM(INDIRECT(ADDRESS(24;6;4))))" office:value-type="float" office:value="1.85387416144947">
            <text:p>1.8538741614</text:p>
          </table:table-cell>
        </table:table-row>
        <table:table-row table:style-name="ro2">
          <table:table-cell/>
          <table:table-cell table:formula="of:=VALUE(TRIM(INDIRECT(ADDRESS(25;2;4))))" office:value-type="float" office:value="1.34077063954043">
            <text:p>1.3407706395</text:p>
          </table:table-cell>
          <table:table-cell table:formula="of:=VALUE(TRIM(INDIRECT(ADDRESS(25;3;4))))" office:value-type="float" office:value="1.23772318152304">
            <text:p>1.2377231815</text:p>
          </table:table-cell>
          <table:table-cell table:formula="of:=VALUE(TRIM(INDIRECT(ADDRESS(25;4;4))))" office:value-type="float" office:value="1.14803055706466">
            <text:p>1.1480305571</text:p>
          </table:table-cell>
          <table:table-cell table:formula="of:=VALUE(TRIM(INDIRECT(ADDRESS(25;5;4))))" office:value-type="float" office:value="0.746656286830962">
            <text:p>0.7466562868</text:p>
          </table:table-cell>
          <table:table-cell table:formula="of:=VALUE(TRIM(INDIRECT(ADDRESS(25;6;4))))" office:value-type="float" office:value="0.691720400118574">
            <text:p>0.6917204001</text:p>
          </table:table-cell>
        </table:table-row>
        <table:table-row table:style-name="ro2">
          <table:table-cell/>
          <table:table-cell table:formula="of:=VALUE(TRIM(INDIRECT(ADDRESS(26;2;4))))" office:value-type="float" office:value="0.540692402731213">
            <text:p>0.5406924027</text:p>
          </table:table-cell>
          <table:table-cell table:formula="of:=VALUE(TRIM(INDIRECT(ADDRESS(26;3;4))))" office:value-type="float" office:value="0.66695569154514">
            <text:p>0.6669556915</text:p>
          </table:table-cell>
          <table:table-cell table:formula="of:=VALUE(TRIM(INDIRECT(ADDRESS(26;4;4))))" office:value-type="float" office:value="1.01170102980633">
            <text:p>1.0117010298</text:p>
          </table:table-cell>
          <table:table-cell table:formula="of:=VALUE(TRIM(INDIRECT(ADDRESS(26;5;4))))" office:value-type="float" office:value="0.223795421508565">
            <text:p>0.2237954215</text:p>
          </table:table-cell>
          <table:table-cell table:formula="of:=VALUE(TRIM(INDIRECT(ADDRESS(26;6;4))))" office:value-type="float" office:value="0.230014443125519">
            <text:p>0.2300144431</text:p>
          </table:table-cell>
        </table:table-row>
        <table:table-row table:style-name="ro2">
          <table:table-cell/>
          <table:table-cell table:formula="of:=VALUE(TRIM(INDIRECT(ADDRESS(27;2;4))))" office:value-type="float" office:value="0.223509902839761">
            <text:p>0.2235099028</text:p>
          </table:table-cell>
          <table:table-cell table:formula="of:=VALUE(TRIM(INDIRECT(ADDRESS(27;3;4))))" office:value-type="float" office:value="0.199168994792054">
            <text:p>0.1991689948</text:p>
          </table:table-cell>
          <table:table-cell table:formula="of:=VALUE(TRIM(INDIRECT(ADDRESS(27;4;4))))" office:value-type="float" office:value="0.466750583143644">
            <text:p>0.4667505831</text:p>
          </table:table-cell>
          <table:table-cell table:formula="of:=VALUE(TRIM(INDIRECT(ADDRESS(27;5;4))))" office:value-type="float" office:value="0.0695509011156312">
            <text:p>0.0695509011</text:p>
          </table:table-cell>
          <table:table-cell table:formula="of:=VALUE(TRIM(INDIRECT(ADDRESS(27;6;4))))" office:value-type="float" office:value="0.199219409490876">
            <text:p>0.1992194095</text:p>
          </table:table-cell>
        </table:table-row>
        <table:table-row table:style-name="ro2">
          <table:table-cell/>
          <table:table-cell table:formula="of:=VALUE(TRIM(INDIRECT(ADDRESS(28;2;4))))" office:value-type="float" office:value="0.10933105522643">
            <text:p>0.1093310552</text:p>
          </table:table-cell>
          <table:table-cell table:formula="of:=VALUE(TRIM(INDIRECT(ADDRESS(28;3;4))))" office:value-type="float" office:value="0.0991895246388347">
            <text:p>0.0991895246</text:p>
          </table:table-cell>
          <table:table-cell table:formula="of:=VALUE(TRIM(INDIRECT(ADDRESS(28;4;4))))" office:value-type="float" office:value="0.0857217198082469">
            <text:p>0.0857217198</text:p>
          </table:table-cell>
          <table:table-cell table:formula="of:=VALUE(TRIM(INDIRECT(ADDRESS(28;5;4))))" office:value-type="float" office:value="0.00148557223469351">
            <text:p>0.0014855722</text:p>
          </table:table-cell>
          <table:table-cell table:formula="of:=VALUE(TRIM(INDIRECT(ADDRESS(28;6;4))))" office:value-type="float" office:value="0.0391783410143617">
            <text:p>0.039178341</text:p>
          </table:table-cell>
        </table:table-row>
        <table:table-row table:style-name="ro2">
          <table:table-cell/>
          <table:table-cell table:formula="of:=VALUE(TRIM(INDIRECT(ADDRESS(29;2;4))))" office:value-type="float" office:value="0.00309543686996993">
            <text:p>0.0030954369</text:p>
          </table:table-cell>
          <table:table-cell table:formula="of:=VALUE(TRIM(INDIRECT(ADDRESS(29;3;4))))" office:value-type="float" office:value="0.00303346041673005">
            <text:p>0.0030334604</text:p>
          </table:table-cell>
          <table:table-cell table:formula="of:=VALUE(TRIM(INDIRECT(ADDRESS(29;4;4))))" office:value-type="float" office:value="0.00849579769279483">
            <text:p>0.0084957977</text:p>
          </table:table-cell>
          <table:table-cell table:formula="of:=VALUE(TRIM(INDIRECT(ADDRESS(29;5;4))))" office:value-type="float" office:value="0.00300542604033339">
            <text:p>0.003005426</text:p>
          </table:table-cell>
          <table:table-cell table:formula="of:=VALUE(TRIM(INDIRECT(ADDRESS(29;6;4))))" office:value-type="float" office:value="0.00673662858929843">
            <text:p>0.0067366286</text:p>
          </table:table-cell>
        </table:table-row>
        <table:table-row table:style-name="ro2">
          <table:table-cell/>
          <table:table-cell table:formula="of:=VALUE(TRIM(INDIRECT(ADDRESS(30;2;4))))" office:value-type="float" office:value="1.38163041866863">
            <text:p>1.3816304187</text:p>
          </table:table-cell>
          <table:table-cell table:formula="of:=VALUE(TRIM(INDIRECT(ADDRESS(30;3;4))))" office:value-type="float" office:value="1.46481836484951">
            <text:p>1.4648183648</text:p>
          </table:table-cell>
          <table:table-cell table:formula="of:=VALUE(TRIM(INDIRECT(ADDRESS(30;4;4))))" office:value-type="float" office:value="2.60339345845134">
            <text:p>2.6033934585</text:p>
          </table:table-cell>
          <table:table-cell table:formula="of:=VALUE(TRIM(INDIRECT(ADDRESS(30;5;4))))" office:value-type="float" office:value="1.09286324706369">
            <text:p>1.0928632471</text:p>
          </table:table-cell>
          <table:table-cell table:formula="of:=VALUE(TRIM(INDIRECT(ADDRESS(30;6;4))))" office:value-type="float" office:value="2.40620607469505">
            <text:p>2.4062060747</text:p>
          </table:table-cell>
        </table:table-row>
        <table:table-row table:style-name="ro2">
          <table:table-cell/>
          <table:table-cell table:formula="of:=VALUE(TRIM(INDIRECT(ADDRESS(31;2;4))))" office:value-type="float" office:value="0.0716704228627873">
            <text:p>0.0716704229</text:p>
          </table:table-cell>
          <table:table-cell table:formula="of:=VALUE(TRIM(INDIRECT(ADDRESS(31;3;4))))" office:value-type="float" office:value="0.0643843613217004">
            <text:p>0.0643843613</text:p>
          </table:table-cell>
          <table:table-cell table:formula="of:=VALUE(TRIM(INDIRECT(ADDRESS(31;4;4))))" office:value-type="float" office:value="0.0486500553919142">
            <text:p>0.0486500554</text:p>
          </table:table-cell>
          <table:table-cell table:formula="of:=VALUE(TRIM(INDIRECT(ADDRESS(31;5;4))))" office:value-type="float" office:value="0.0372632326699859">
            <text:p>0.0372632327</text:p>
          </table:table-cell>
          <table:table-cell table:formula="of:=VALUE(TRIM(INDIRECT(ADDRESS(31;6;4))))" office:value-type="float" office:value="0.052489170712808">
            <text:p>0.0524891707</text:p>
          </table:table-cell>
        </table:table-row>
        <table:table-row table:style-name="ro2">
          <table:table-cell/>
          <table:table-cell table:formula="of:=VALUE(TRIM(INDIRECT(ADDRESS(32;2;4))))" office:value-type="float" office:value="0.0164722335580163">
            <text:p>0.0164722336</text:p>
          </table:table-cell>
          <table:table-cell table:formula="of:=VALUE(TRIM(INDIRECT(ADDRESS(32;3;4))))" office:value-type="float" office:value="0.0167918170064299">
            <text:p>0.016791817</text:p>
          </table:table-cell>
          <table:table-cell table:formula="of:=VALUE(TRIM(INDIRECT(ADDRESS(32;4;4))))" office:value-type="float" office:value="0.0198678226213522">
            <text:p>0.0198678226</text:p>
          </table:table-cell>
          <table:table-cell table:formula="of:=VALUE(TRIM(INDIRECT(ADDRESS(32;5;4))))" office:value-type="float" office:value="0.0180989747963937">
            <text:p>0.0180989748</text:p>
          </table:table-cell>
          <table:table-cell table:formula="of:=VALUE(TRIM(INDIRECT(ADDRESS(32;6;4))))" office:value-type="float" office:value="0.023549244114547">
            <text:p>0.0235492441</text:p>
          </table:table-cell>
        </table:table-row>
        <table:table-row table:style-name="ro2">
          <table:table-cell/>
          <table:table-cell table:formula="of:=VALUE(TRIM(INDIRECT(ADDRESS(33;2;4))))" office:value-type="float" office:value="0">
            <text:p>0</text:p>
          </table:table-cell>
          <table:table-cell table:formula="of:=VALUE(TRIM(INDIRECT(ADDRESS(33;3;4))))" office:value-type="float" office:value="0">
            <text:p>0</text:p>
          </table:table-cell>
          <table:table-cell table:formula="of:=VALUE(TRIM(INDIRECT(ADDRESS(33;4;4))))" office:value-type="float" office:value="0">
            <text:p>0</text:p>
          </table:table-cell>
          <table:table-cell table:formula="of:=VALUE(TRIM(INDIRECT(ADDRESS(33;5;4))))" office:value-type="float" office:value="0">
            <text:p>0</text:p>
          </table:table-cell>
          <table:table-cell table:formula="of:=VALUE(TRIM(INDIRECT(ADDRESS(33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34;2;4))))" office:value-type="float" office:value="0.891008840463875">
            <text:p>0.8910088405</text:p>
          </table:table-cell>
          <table:table-cell table:formula="of:=VALUE(TRIM(INDIRECT(ADDRESS(34;3;4))))" office:value-type="float" office:value="1.05175089349653">
            <text:p>1.0517508935</text:p>
          </table:table-cell>
          <table:table-cell table:formula="of:=VALUE(TRIM(INDIRECT(ADDRESS(34;4;4))))" office:value-type="float" office:value="3.82456295291426">
            <text:p>3.8245629529</text:p>
          </table:table-cell>
          <table:table-cell table:formula="of:=VALUE(TRIM(INDIRECT(ADDRESS(34;5;4))))" office:value-type="float" office:value="2.52699032277874">
            <text:p>2.5269903228</text:p>
          </table:table-cell>
          <table:table-cell table:formula="of:=VALUE(TRIM(INDIRECT(ADDRESS(34;6;4))))" office:value-type="float" office:value="2.97196271422704">
            <text:p>2.9719627142</text:p>
          </table:table-cell>
        </table:table-row>
        <table:table-row table:style-name="ro2">
          <table:table-cell/>
          <table:table-cell table:formula="of:=VALUE(TRIM(INDIRECT(ADDRESS(35;2;4))))" office:value-type="float" office:value="1.00920395273438">
            <text:p>1.0092039527</text:p>
          </table:table-cell>
          <table:table-cell table:formula="of:=VALUE(TRIM(INDIRECT(ADDRESS(35;3;4))))" office:value-type="float" office:value="1.38380551409253">
            <text:p>1.3838055141</text:p>
          </table:table-cell>
          <table:table-cell table:formula="of:=VALUE(TRIM(INDIRECT(ADDRESS(35;4;4))))" office:value-type="float" office:value="1.16585373695005">
            <text:p>1.165853737</text:p>
          </table:table-cell>
          <table:table-cell table:formula="of:=VALUE(TRIM(INDIRECT(ADDRESS(35;5;4))))" office:value-type="float" office:value="0.764184101535866">
            <text:p>0.7641841015</text:p>
          </table:table-cell>
          <table:table-cell table:formula="of:=VALUE(TRIM(INDIRECT(ADDRESS(35;6;4))))" office:value-type="float" office:value="0.637278250923054">
            <text:p>0.6372782509</text:p>
          </table:table-cell>
        </table:table-row>
        <table:table-row table:style-name="ro2">
          <table:table-cell/>
          <table:table-cell table:formula="of:=VALUE(TRIM(INDIRECT(ADDRESS(36;2;4))))" office:value-type="float" office:value="0.354616815121768">
            <text:p>0.3546168151</text:p>
          </table:table-cell>
          <table:table-cell table:formula="of:=VALUE(TRIM(INDIRECT(ADDRESS(36;3;4))))" office:value-type="float" office:value="0.326659417743508">
            <text:p>0.3266594177</text:p>
          </table:table-cell>
          <table:table-cell table:formula="of:=VALUE(TRIM(INDIRECT(ADDRESS(36;4;4))))" office:value-type="float" office:value="0.333264070529804">
            <text:p>0.3332640705</text:p>
          </table:table-cell>
          <table:table-cell table:formula="of:=VALUE(TRIM(INDIRECT(ADDRESS(36;5;4))))" office:value-type="float" office:value="0.109852186024731">
            <text:p>0.109852186</text:p>
          </table:table-cell>
          <table:table-cell table:formula="of:=VALUE(TRIM(INDIRECT(ADDRESS(36;6;4))))" office:value-type="float" office:value="0.130410708020256">
            <text:p>0.130410708</text:p>
          </table:table-cell>
        </table:table-row>
        <table:table-row table:style-name="ro2">
          <table:table-cell/>
          <table:table-cell table:formula="of:=VALUE(TRIM(INDIRECT(ADDRESS(37;2;4))))" office:value-type="float" office:value="0.132348563933076">
            <text:p>0.1323485639</text:p>
          </table:table-cell>
          <table:table-cell table:formula="of:=VALUE(TRIM(INDIRECT(ADDRESS(37;3;4))))" office:value-type="float" office:value="0.151581417447591">
            <text:p>0.1515814174</text:p>
          </table:table-cell>
          <table:table-cell table:formula="of:=VALUE(TRIM(INDIRECT(ADDRESS(37;4;4))))" office:value-type="float" office:value="0.249165212677297">
            <text:p>0.2491652127</text:p>
          </table:table-cell>
          <table:table-cell table:formula="of:=VALUE(TRIM(INDIRECT(ADDRESS(37;5;4))))" office:value-type="float" office:value="0.0228004716525221">
            <text:p>0.0228004717</text:p>
          </table:table-cell>
          <table:table-cell table:formula="of:=VALUE(TRIM(INDIRECT(ADDRESS(37;6;4))))" office:value-type="float" office:value="0.11260154802326">
            <text:p>0.112601548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RANK(INDIRECT(ADDRESS(39;2;4));INDIRECT(ADDRESS(39;2;4)):INDIRECT(ADDRESS(39;6;4));1)" office:value-type="float" office:value="3">
            <text:p>3</text:p>
          </table:table-cell>
          <table:table-cell table:formula="of:=RANK(INDIRECT(ADDRESS(39;3;4));INDIRECT(ADDRESS(39;2;4)):INDIRECT(ADDRESS(39;6;4));1)" office:value-type="float" office:value="1">
            <text:p>1</text:p>
          </table:table-cell>
          <table:table-cell table:formula="of:=RANK(INDIRECT(ADDRESS(39;4;4));INDIRECT(ADDRESS(39;2;4)):INDIRECT(ADDRESS(39;6;4));1)" office:value-type="float" office:value="2">
            <text:p>2</text:p>
          </table:table-cell>
          <table:table-cell table:formula="of:=RANK(INDIRECT(ADDRESS(39;5;4));INDIRECT(ADDRESS(39;2;4)):INDIRECT(ADDRESS(39;6;4));1)" office:value-type="float" office:value="5">
            <text:p>5</text:p>
          </table:table-cell>
          <table:table-cell table:formula="of:=RANK(INDIRECT(ADDRESS(39;6;4));INDIRECT(ADDRESS(39;2;4)):INDIRECT(ADDRESS(39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40;2;4));INDIRECT(ADDRESS(40;2;4)):INDIRECT(ADDRESS(40;6;4));1)" office:value-type="float" office:value="5">
            <text:p>5</text:p>
          </table:table-cell>
          <table:table-cell table:formula="of:=RANK(INDIRECT(ADDRESS(40;3;4));INDIRECT(ADDRESS(40;2;4)):INDIRECT(ADDRESS(40;6;4));1)" office:value-type="float" office:value="4">
            <text:p>4</text:p>
          </table:table-cell>
          <table:table-cell table:formula="of:=RANK(INDIRECT(ADDRESS(40;4;4));INDIRECT(ADDRESS(40;2;4)):INDIRECT(ADDRESS(40;6;4));1)" office:value-type="float" office:value="3">
            <text:p>3</text:p>
          </table:table-cell>
          <table:table-cell table:formula="of:=RANK(INDIRECT(ADDRESS(40;5;4));INDIRECT(ADDRESS(40;2;4)):INDIRECT(ADDRESS(40;6;4));1)" office:value-type="float" office:value="1">
            <text:p>1</text:p>
          </table:table-cell>
          <table:table-cell table:formula="of:=RANK(INDIRECT(ADDRESS(40;6;4));INDIRECT(ADDRESS(40;2;4)):INDIRECT(ADDRESS(40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41;2;4));INDIRECT(ADDRESS(41;2;4)):INDIRECT(ADDRESS(41;6;4));1)" office:value-type="float" office:value="2">
            <text:p>2</text:p>
          </table:table-cell>
          <table:table-cell table:formula="of:=RANK(INDIRECT(ADDRESS(41;3;4));INDIRECT(ADDRESS(41;2;4)):INDIRECT(ADDRESS(41;6;4));1)" office:value-type="float" office:value="3">
            <text:p>3</text:p>
          </table:table-cell>
          <table:table-cell table:formula="of:=RANK(INDIRECT(ADDRESS(41;4;4));INDIRECT(ADDRESS(41;2;4)):INDIRECT(ADDRESS(41;6;4));1)" office:value-type="float" office:value="4">
            <text:p>4</text:p>
          </table:table-cell>
          <table:table-cell table:formula="of:=RANK(INDIRECT(ADDRESS(41;5;4));INDIRECT(ADDRESS(41;2;4)):INDIRECT(ADDRESS(41;6;4));1)" office:value-type="float" office:value="5">
            <text:p>5</text:p>
          </table:table-cell>
          <table:table-cell table:formula="of:=RANK(INDIRECT(ADDRESS(41;6;4));INDIRECT(ADDRESS(41;2;4)):INDIRECT(ADDRESS(41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2;2;4));INDIRECT(ADDRESS(42;2;4)):INDIRECT(ADDRESS(42;6;4));1)" office:value-type="float" office:value="5">
            <text:p>5</text:p>
          </table:table-cell>
          <table:table-cell table:formula="of:=RANK(INDIRECT(ADDRESS(42;3;4));INDIRECT(ADDRESS(42;2;4)):INDIRECT(ADDRESS(42;6;4));1)" office:value-type="float" office:value="2">
            <text:p>2</text:p>
          </table:table-cell>
          <table:table-cell table:formula="of:=RANK(INDIRECT(ADDRESS(42;4;4));INDIRECT(ADDRESS(42;2;4)):INDIRECT(ADDRESS(42;6;4));1)" office:value-type="float" office:value="1">
            <text:p>1</text:p>
          </table:table-cell>
          <table:table-cell table:formula="of:=RANK(INDIRECT(ADDRESS(42;5;4));INDIRECT(ADDRESS(42;2;4)):INDIRECT(ADDRESS(42;6;4));1)" office:value-type="float" office:value="4">
            <text:p>4</text:p>
          </table:table-cell>
          <table:table-cell table:formula="of:=RANK(INDIRECT(ADDRESS(42;6;4));INDIRECT(ADDRESS(42;2;4)):INDIRECT(ADDRESS(42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43;2;4));INDIRECT(ADDRESS(43;2;4)):INDIRECT(ADDRESS(43;6;4));1)" office:value-type="float" office:value="5">
            <text:p>5</text:p>
          </table:table-cell>
          <table:table-cell table:formula="of:=RANK(INDIRECT(ADDRESS(43;3;4));INDIRECT(ADDRESS(43;2;4)):INDIRECT(ADDRESS(43;6;4));1)" office:value-type="float" office:value="4">
            <text:p>4</text:p>
          </table:table-cell>
          <table:table-cell table:formula="of:=RANK(INDIRECT(ADDRESS(43;4;4));INDIRECT(ADDRESS(43;2;4)):INDIRECT(ADDRESS(43;6;4));1)" office:value-type="float" office:value="3">
            <text:p>3</text:p>
          </table:table-cell>
          <table:table-cell table:formula="of:=RANK(INDIRECT(ADDRESS(43;5;4));INDIRECT(ADDRESS(43;2;4)):INDIRECT(ADDRESS(43;6;4));1)" office:value-type="float" office:value="2">
            <text:p>2</text:p>
          </table:table-cell>
          <table:table-cell table:formula="of:=RANK(INDIRECT(ADDRESS(43;6;4));INDIRECT(ADDRESS(43;2;4)):INDIRECT(ADDRESS(43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4;2;4));INDIRECT(ADDRESS(44;2;4)):INDIRECT(ADDRESS(44;6;4));1)" office:value-type="float" office:value="5">
            <text:p>5</text:p>
          </table:table-cell>
          <table:table-cell table:formula="of:=RANK(INDIRECT(ADDRESS(44;3;4));INDIRECT(ADDRESS(44;2;4)):INDIRECT(ADDRESS(44;6;4));1)" office:value-type="float" office:value="4">
            <text:p>4</text:p>
          </table:table-cell>
          <table:table-cell table:formula="of:=RANK(INDIRECT(ADDRESS(44;4;4));INDIRECT(ADDRESS(44;2;4)):INDIRECT(ADDRESS(44;6;4));1)" office:value-type="float" office:value="3">
            <text:p>3</text:p>
          </table:table-cell>
          <table:table-cell table:formula="of:=RANK(INDIRECT(ADDRESS(44;5;4));INDIRECT(ADDRESS(44;2;4)):INDIRECT(ADDRESS(44;6;4));1)" office:value-type="float" office:value="2">
            <text:p>2</text:p>
          </table:table-cell>
          <table:table-cell table:formula="of:=RANK(INDIRECT(ADDRESS(44;6;4));INDIRECT(ADDRESS(44;2;4)):INDIRECT(ADDRESS(44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5;2;4));INDIRECT(ADDRESS(45;2;4)):INDIRECT(ADDRESS(45;6;4));1)" office:value-type="float" office:value="2">
            <text:p>2</text:p>
          </table:table-cell>
          <table:table-cell table:formula="of:=RANK(INDIRECT(ADDRESS(45;3;4));INDIRECT(ADDRESS(45;2;4)):INDIRECT(ADDRESS(45;6;4));1)" office:value-type="float" office:value="3">
            <text:p>3</text:p>
          </table:table-cell>
          <table:table-cell table:formula="of:=RANK(INDIRECT(ADDRESS(45;4;4));INDIRECT(ADDRESS(45;2;4)):INDIRECT(ADDRESS(45;6;4));1)" office:value-type="float" office:value="4">
            <text:p>4</text:p>
          </table:table-cell>
          <table:table-cell table:formula="of:=RANK(INDIRECT(ADDRESS(45;5;4));INDIRECT(ADDRESS(45;2;4)):INDIRECT(ADDRESS(45;6;4));1)" office:value-type="float" office:value="1">
            <text:p>1</text:p>
          </table:table-cell>
          <table:table-cell table:formula="of:=RANK(INDIRECT(ADDRESS(45;6;4));INDIRECT(ADDRESS(45;2;4)):INDIRECT(ADDRESS(45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46;2;4));INDIRECT(ADDRESS(46;2;4)):INDIRECT(ADDRESS(46;6;4));1)" office:value-type="float" office:value="3">
            <text:p>3</text:p>
          </table:table-cell>
          <table:table-cell table:formula="of:=RANK(INDIRECT(ADDRESS(46;3;4));INDIRECT(ADDRESS(46;2;4)):INDIRECT(ADDRESS(46;6;4));1)" office:value-type="float" office:value="4">
            <text:p>4</text:p>
          </table:table-cell>
          <table:table-cell table:formula="of:=RANK(INDIRECT(ADDRESS(46;4;4));INDIRECT(ADDRESS(46;2;4)):INDIRECT(ADDRESS(46;6;4));1)" office:value-type="float" office:value="5">
            <text:p>5</text:p>
          </table:table-cell>
          <table:table-cell table:formula="of:=RANK(INDIRECT(ADDRESS(46;5;4));INDIRECT(ADDRESS(46;2;4)):INDIRECT(ADDRESS(46;6;4));1)" office:value-type="float" office:value="1">
            <text:p>1</text:p>
          </table:table-cell>
          <table:table-cell table:formula="of:=RANK(INDIRECT(ADDRESS(46;6;4));INDIRECT(ADDRESS(46;2;4)):INDIRECT(ADDRESS(46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47;2;4));INDIRECT(ADDRESS(47;2;4)):INDIRECT(ADDRESS(47;6;4));1)" office:value-type="float" office:value="3">
            <text:p>3</text:p>
          </table:table-cell>
          <table:table-cell table:formula="of:=RANK(INDIRECT(ADDRESS(47;3;4));INDIRECT(ADDRESS(47;2;4)):INDIRECT(ADDRESS(47;6;4));1)" office:value-type="float" office:value="4">
            <text:p>4</text:p>
          </table:table-cell>
          <table:table-cell table:formula="of:=RANK(INDIRECT(ADDRESS(47;4;4));INDIRECT(ADDRESS(47;2;4)):INDIRECT(ADDRESS(47;6;4));1)" office:value-type="float" office:value="5">
            <text:p>5</text:p>
          </table:table-cell>
          <table:table-cell table:formula="of:=RANK(INDIRECT(ADDRESS(47;5;4));INDIRECT(ADDRESS(47;2;4)):INDIRECT(ADDRESS(47;6;4));1)" office:value-type="float" office:value="1">
            <text:p>1</text:p>
          </table:table-cell>
          <table:table-cell table:formula="of:=RANK(INDIRECT(ADDRESS(47;6;4));INDIRECT(ADDRESS(47;2;4)):INDIRECT(ADDRESS(47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48;2;4));INDIRECT(ADDRESS(48;2;4)):INDIRECT(ADDRESS(48;6;4));1)" office:value-type="float" office:value="4">
            <text:p>4</text:p>
          </table:table-cell>
          <table:table-cell table:formula="of:=RANK(INDIRECT(ADDRESS(48;3;4));INDIRECT(ADDRESS(48;2;4)):INDIRECT(ADDRESS(48;6;4));1)" office:value-type="float" office:value="3">
            <text:p>3</text:p>
          </table:table-cell>
          <table:table-cell table:formula="of:=RANK(INDIRECT(ADDRESS(48;4;4));INDIRECT(ADDRESS(48;2;4)):INDIRECT(ADDRESS(48;6;4));1)" office:value-type="float" office:value="5">
            <text:p>5</text:p>
          </table:table-cell>
          <table:table-cell table:formula="of:=RANK(INDIRECT(ADDRESS(48;5;4));INDIRECT(ADDRESS(48;2;4)):INDIRECT(ADDRESS(48;6;4));1)" office:value-type="float" office:value="1">
            <text:p>1</text:p>
          </table:table-cell>
          <table:table-cell table:formula="of:=RANK(INDIRECT(ADDRESS(48;6;4));INDIRECT(ADDRESS(48;2;4)):INDIRECT(ADDRESS(48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49;2;4));INDIRECT(ADDRESS(49;2;4)):INDIRECT(ADDRESS(49;6;4));1)" office:value-type="float" office:value="1">
            <text:p>1</text:p>
          </table:table-cell>
          <table:table-cell table:formula="of:=RANK(INDIRECT(ADDRESS(49;3;4));INDIRECT(ADDRESS(49;2;4)):INDIRECT(ADDRESS(49;6;4));1)" office:value-type="float" office:value="2">
            <text:p>2</text:p>
          </table:table-cell>
          <table:table-cell table:formula="of:=RANK(INDIRECT(ADDRESS(49;4;4));INDIRECT(ADDRESS(49;2;4)):INDIRECT(ADDRESS(49;6;4));1)" office:value-type="float" office:value="3">
            <text:p>3</text:p>
          </table:table-cell>
          <table:table-cell table:formula="of:=RANK(INDIRECT(ADDRESS(49;5;4));INDIRECT(ADDRESS(49;2;4)):INDIRECT(ADDRESS(49;6;4));1)" office:value-type="float" office:value="5">
            <text:p>5</text:p>
          </table:table-cell>
          <table:table-cell table:formula="of:=RANK(INDIRECT(ADDRESS(49;6;4));INDIRECT(ADDRESS(49;2;4)):INDIRECT(ADDRESS(49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50;2;4));INDIRECT(ADDRESS(50;2;4)):INDIRECT(ADDRESS(50;6;4));1)" office:value-type="float" office:value="1">
            <text:p>1</text:p>
          </table:table-cell>
          <table:table-cell table:formula="of:=RANK(INDIRECT(ADDRESS(50;3;4));INDIRECT(ADDRESS(50;2;4)):INDIRECT(ADDRESS(50;6;4));1)" office:value-type="float" office:value="1">
            <text:p>1</text:p>
          </table:table-cell>
          <table:table-cell table:formula="of:=RANK(INDIRECT(ADDRESS(50;4;4));INDIRECT(ADDRESS(50;2;4)):INDIRECT(ADDRESS(50;6;4));1)" office:value-type="float" office:value="1">
            <text:p>1</text:p>
          </table:table-cell>
          <table:table-cell table:formula="of:=RANK(INDIRECT(ADDRESS(50;5;4));INDIRECT(ADDRESS(50;2;4)):INDIRECT(ADDRESS(50;6;4));1)" office:value-type="float" office:value="1">
            <text:p>1</text:p>
          </table:table-cell>
          <table:table-cell table:formula="of:=RANK(INDIRECT(ADDRESS(50;6;4));INDIRECT(ADDRESS(50;2;4)):INDIRECT(ADDRESS(50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1;2;4));INDIRECT(ADDRESS(51;2;4)):INDIRECT(ADDRESS(51;6;4));1)" office:value-type="float" office:value="5">
            <text:p>5</text:p>
          </table:table-cell>
          <table:table-cell table:formula="of:=RANK(INDIRECT(ADDRESS(51;3;4));INDIRECT(ADDRESS(51;2;4)):INDIRECT(ADDRESS(51;6;4));1)" office:value-type="float" office:value="4">
            <text:p>4</text:p>
          </table:table-cell>
          <table:table-cell table:formula="of:=RANK(INDIRECT(ADDRESS(51;4;4));INDIRECT(ADDRESS(51;2;4)):INDIRECT(ADDRESS(51;6;4));1)" office:value-type="float" office:value="3">
            <text:p>3</text:p>
          </table:table-cell>
          <table:table-cell table:formula="of:=RANK(INDIRECT(ADDRESS(51;5;4));INDIRECT(ADDRESS(51;2;4)):INDIRECT(ADDRESS(51;6;4));1)" office:value-type="float" office:value="1">
            <text:p>1</text:p>
          </table:table-cell>
          <table:table-cell table:formula="of:=RANK(INDIRECT(ADDRESS(51;6;4));INDIRECT(ADDRESS(51;2;4)):INDIRECT(ADDRESS(51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2;2;4));INDIRECT(ADDRESS(52;2;4)):INDIRECT(ADDRESS(52;6;4));1)" office:value-type="float" office:value="4">
            <text:p>4</text:p>
          </table:table-cell>
          <table:table-cell table:formula="of:=RANK(INDIRECT(ADDRESS(52;3;4));INDIRECT(ADDRESS(52;2;4)):INDIRECT(ADDRESS(52;6;4));1)" office:value-type="float" office:value="5">
            <text:p>5</text:p>
          </table:table-cell>
          <table:table-cell table:formula="of:=RANK(INDIRECT(ADDRESS(52;4;4));INDIRECT(ADDRESS(52;2;4)):INDIRECT(ADDRESS(52;6;4));1)" office:value-type="float" office:value="3">
            <text:p>3</text:p>
          </table:table-cell>
          <table:table-cell table:formula="of:=RANK(INDIRECT(ADDRESS(52;5;4));INDIRECT(ADDRESS(52;2;4)):INDIRECT(ADDRESS(52;6;4));1)" office:value-type="float" office:value="1">
            <text:p>1</text:p>
          </table:table-cell>
          <table:table-cell table:formula="of:=RANK(INDIRECT(ADDRESS(52;6;4));INDIRECT(ADDRESS(52;2;4)):INDIRECT(ADDRESS(52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53;2;4));INDIRECT(ADDRESS(53;2;4)):INDIRECT(ADDRESS(53;6;4));1)" office:value-type="float" office:value="3">
            <text:p>3</text:p>
          </table:table-cell>
          <table:table-cell table:formula="of:=RANK(INDIRECT(ADDRESS(53;3;4));INDIRECT(ADDRESS(53;2;4)):INDIRECT(ADDRESS(53;6;4));1)" office:value-type="float" office:value="4">
            <text:p>4</text:p>
          </table:table-cell>
          <table:table-cell table:formula="of:=RANK(INDIRECT(ADDRESS(53;4;4));INDIRECT(ADDRESS(53;2;4)):INDIRECT(ADDRESS(53;6;4));1)" office:value-type="float" office:value="5">
            <text:p>5</text:p>
          </table:table-cell>
          <table:table-cell table:formula="of:=RANK(INDIRECT(ADDRESS(53;5;4));INDIRECT(ADDRESS(53;2;4)):INDIRECT(ADDRESS(53;6;4));1)" office:value-type="float" office:value="1">
            <text:p>1</text:p>
          </table:table-cell>
          <table:table-cell table:formula="of:=RANK(INDIRECT(ADDRESS(53;6;4));INDIRECT(ADDRESS(53;2;4)):INDIRECT(ADDRESS(53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54;2;4));INDIRECT(ADDRESS(54;2;4)):INDIRECT(ADDRESS(54;6;4));1)" office:value-type="float" office:value="5">
            <text:p>5</text:p>
          </table:table-cell>
          <table:table-cell table:formula="of:=RANK(INDIRECT(ADDRESS(54;3;4));INDIRECT(ADDRESS(54;2;4)):INDIRECT(ADDRESS(54;6;4));1)" office:value-type="float" office:value="3">
            <text:p>3</text:p>
          </table:table-cell>
          <table:table-cell table:formula="of:=RANK(INDIRECT(ADDRESS(54;4;4));INDIRECT(ADDRESS(54;2;4)):INDIRECT(ADDRESS(54;6;4));1)" office:value-type="float" office:value="4">
            <text:p>4</text:p>
          </table:table-cell>
          <table:table-cell table:formula="of:=RANK(INDIRECT(ADDRESS(54;5;4));INDIRECT(ADDRESS(54;2;4)):INDIRECT(ADDRESS(54;6;4));1)" office:value-type="float" office:value="2">
            <text:p>2</text:p>
          </table:table-cell>
          <table:table-cell table:formula="of:=RANK(INDIRECT(ADDRESS(54;6;4));INDIRECT(ADDRESS(54;2;4)):INDIRECT(ADDRESS(54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5;2;4));INDIRECT(ADDRESS(55;2;4)):INDIRECT(ADDRESS(55;6;4));1)" office:value-type="float" office:value="5">
            <text:p>5</text:p>
          </table:table-cell>
          <table:table-cell table:formula="of:=RANK(INDIRECT(ADDRESS(55;3;4));INDIRECT(ADDRESS(55;2;4)):INDIRECT(ADDRESS(55;6;4));1)" office:value-type="float" office:value="4">
            <text:p>4</text:p>
          </table:table-cell>
          <table:table-cell table:formula="of:=RANK(INDIRECT(ADDRESS(55;4;4));INDIRECT(ADDRESS(55;2;4)):INDIRECT(ADDRESS(55;6;4));1)" office:value-type="float" office:value="3">
            <text:p>3</text:p>
          </table:table-cell>
          <table:table-cell table:formula="of:=RANK(INDIRECT(ADDRESS(55;5;4));INDIRECT(ADDRESS(55;2;4)):INDIRECT(ADDRESS(55;6;4));1)" office:value-type="float" office:value="1">
            <text:p>1</text:p>
          </table:table-cell>
          <table:table-cell table:formula="of:=RANK(INDIRECT(ADDRESS(55;6;4));INDIRECT(ADDRESS(55;2;4)):INDIRECT(ADDRESS(55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56;2;4));INDIRECT(ADDRESS(56;2;4)):INDIRECT(ADDRESS(56;6;4));1)" office:value-type="float" office:value="1">
            <text:p>1</text:p>
          </table:table-cell>
          <table:table-cell table:formula="of:=RANK(INDIRECT(ADDRESS(56;3;4));INDIRECT(ADDRESS(56;2;4)):INDIRECT(ADDRESS(56;6;4));1)" office:value-type="float" office:value="2">
            <text:p>2</text:p>
          </table:table-cell>
          <table:table-cell table:formula="of:=RANK(INDIRECT(ADDRESS(56;4;4));INDIRECT(ADDRESS(56;2;4)):INDIRECT(ADDRESS(56;6;4));1)" office:value-type="float" office:value="4">
            <text:p>4</text:p>
          </table:table-cell>
          <table:table-cell table:formula="of:=RANK(INDIRECT(ADDRESS(56;5;4));INDIRECT(ADDRESS(56;2;4)):INDIRECT(ADDRESS(56;6;4));1)" office:value-type="float" office:value="3">
            <text:p>3</text:p>
          </table:table-cell>
          <table:table-cell table:formula="of:=RANK(INDIRECT(ADDRESS(56;6;4));INDIRECT(ADDRESS(56;2;4)):INDIRECT(ADDRESS(56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57;2;4));INDIRECT(ADDRESS(57;2;4)):INDIRECT(ADDRESS(57;6;4));1)" office:value-type="float" office:value="2">
            <text:p>2</text:p>
          </table:table-cell>
          <table:table-cell table:formula="of:=RANK(INDIRECT(ADDRESS(57;3;4));INDIRECT(ADDRESS(57;2;4)):INDIRECT(ADDRESS(57;6;4));1)" office:value-type="float" office:value="3">
            <text:p>3</text:p>
          </table:table-cell>
          <table:table-cell table:formula="of:=RANK(INDIRECT(ADDRESS(57;4;4));INDIRECT(ADDRESS(57;2;4)):INDIRECT(ADDRESS(57;6;4));1)" office:value-type="float" office:value="5">
            <text:p>5</text:p>
          </table:table-cell>
          <table:table-cell table:formula="of:=RANK(INDIRECT(ADDRESS(57;5;4));INDIRECT(ADDRESS(57;2;4)):INDIRECT(ADDRESS(57;6;4));1)" office:value-type="float" office:value="1">
            <text:p>1</text:p>
          </table:table-cell>
          <table:table-cell table:formula="of:=RANK(INDIRECT(ADDRESS(57;6;4));INDIRECT(ADDRESS(57;2;4)):INDIRECT(ADDRESS(57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58;2;4));INDIRECT(ADDRESS(58;2;4)):INDIRECT(ADDRESS(58;6;4));1)" office:value-type="float" office:value="5">
            <text:p>5</text:p>
          </table:table-cell>
          <table:table-cell table:formula="of:=RANK(INDIRECT(ADDRESS(58;3;4));INDIRECT(ADDRESS(58;2;4)):INDIRECT(ADDRESS(58;6;4));1)" office:value-type="float" office:value="2">
            <text:p>2</text:p>
          </table:table-cell>
          <table:table-cell table:formula="of:=RANK(INDIRECT(ADDRESS(58;4;4));INDIRECT(ADDRESS(58;2;4)):INDIRECT(ADDRESS(58;6;4));1)" office:value-type="float" office:value="4">
            <text:p>4</text:p>
          </table:table-cell>
          <table:table-cell table:formula="of:=RANK(INDIRECT(ADDRESS(58;5;4));INDIRECT(ADDRESS(58;2;4)):INDIRECT(ADDRESS(58;6;4));1)" office:value-type="float" office:value="3">
            <text:p>3</text:p>
          </table:table-cell>
          <table:table-cell table:formula="of:=RANK(INDIRECT(ADDRESS(58;6;4));INDIRECT(ADDRESS(58;2;4)):INDIRECT(ADDRESS(58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9;2;4));INDIRECT(ADDRESS(59;2;4)):INDIRECT(ADDRESS(59;6;4));1)" office:value-type="float" office:value="1">
            <text:p>1</text:p>
          </table:table-cell>
          <table:table-cell table:formula="of:=RANK(INDIRECT(ADDRESS(59;3;4));INDIRECT(ADDRESS(59;2;4)):INDIRECT(ADDRESS(59;6;4));1)" office:value-type="float" office:value="2">
            <text:p>2</text:p>
          </table:table-cell>
          <table:table-cell table:formula="of:=RANK(INDIRECT(ADDRESS(59;4;4));INDIRECT(ADDRESS(59;2;4)):INDIRECT(ADDRESS(59;6;4));1)" office:value-type="float" office:value="5">
            <text:p>5</text:p>
          </table:table-cell>
          <table:table-cell table:formula="of:=RANK(INDIRECT(ADDRESS(59;5;4));INDIRECT(ADDRESS(59;2;4)):INDIRECT(ADDRESS(59;6;4));1)" office:value-type="float" office:value="3">
            <text:p>3</text:p>
          </table:table-cell>
          <table:table-cell table:formula="of:=RANK(INDIRECT(ADDRESS(59;6;4));INDIRECT(ADDRESS(59;2;4)):INDIRECT(ADDRESS(59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60;2;4));INDIRECT(ADDRESS(60;2;4)):INDIRECT(ADDRESS(60;6;4));1)" office:value-type="float" office:value="1">
            <text:p>1</text:p>
          </table:table-cell>
          <table:table-cell table:formula="of:=RANK(INDIRECT(ADDRESS(60;3;4));INDIRECT(ADDRESS(60;2;4)):INDIRECT(ADDRESS(60;6;4));1)" office:value-type="float" office:value="1">
            <text:p>1</text:p>
          </table:table-cell>
          <table:table-cell table:formula="of:=RANK(INDIRECT(ADDRESS(60;4;4));INDIRECT(ADDRESS(60;2;4)):INDIRECT(ADDRESS(60;6;4));1)" office:value-type="float" office:value="1">
            <text:p>1</text:p>
          </table:table-cell>
          <table:table-cell table:formula="of:=RANK(INDIRECT(ADDRESS(60;5;4));INDIRECT(ADDRESS(60;2;4)):INDIRECT(ADDRESS(60;6;4));1)" office:value-type="float" office:value="1">
            <text:p>1</text:p>
          </table:table-cell>
          <table:table-cell table:formula="of:=RANK(INDIRECT(ADDRESS(60;6;4));INDIRECT(ADDRESS(60;2;4)):INDIRECT(ADDRESS(60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1;2;4));INDIRECT(ADDRESS(61;2;4)):INDIRECT(ADDRESS(61;6;4));1)" office:value-type="float" office:value="4">
            <text:p>4</text:p>
          </table:table-cell>
          <table:table-cell table:formula="of:=RANK(INDIRECT(ADDRESS(61;3;4));INDIRECT(ADDRESS(61;2;4)):INDIRECT(ADDRESS(61;6;4));1)" office:value-type="float" office:value="2">
            <text:p>2</text:p>
          </table:table-cell>
          <table:table-cell table:formula="of:=RANK(INDIRECT(ADDRESS(61;4;4));INDIRECT(ADDRESS(61;2;4)):INDIRECT(ADDRESS(61;6;4));1)" office:value-type="float" office:value="3">
            <text:p>3</text:p>
          </table:table-cell>
          <table:table-cell table:formula="of:=RANK(INDIRECT(ADDRESS(61;5;4));INDIRECT(ADDRESS(61;2;4)):INDIRECT(ADDRESS(61;6;4));1)" office:value-type="float" office:value="5">
            <text:p>5</text:p>
          </table:table-cell>
          <table:table-cell table:formula="of:=RANK(INDIRECT(ADDRESS(61;6;4));INDIRECT(ADDRESS(61;2;4)):INDIRECT(ADDRESS(61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2;2;4));INDIRECT(ADDRESS(62;2;4)):INDIRECT(ADDRESS(62;6;4));1)" office:value-type="float" office:value="5">
            <text:p>5</text:p>
          </table:table-cell>
          <table:table-cell table:formula="of:=RANK(INDIRECT(ADDRESS(62;3;4));INDIRECT(ADDRESS(62;2;4)):INDIRECT(ADDRESS(62;6;4));1)" office:value-type="float" office:value="4">
            <text:p>4</text:p>
          </table:table-cell>
          <table:table-cell table:formula="of:=RANK(INDIRECT(ADDRESS(62;4;4));INDIRECT(ADDRESS(62;2;4)):INDIRECT(ADDRESS(62;6;4));1)" office:value-type="float" office:value="3">
            <text:p>3</text:p>
          </table:table-cell>
          <table:table-cell table:formula="of:=RANK(INDIRECT(ADDRESS(62;5;4));INDIRECT(ADDRESS(62;2;4)):INDIRECT(ADDRESS(62;6;4));1)" office:value-type="float" office:value="2">
            <text:p>2</text:p>
          </table:table-cell>
          <table:table-cell table:formula="of:=RANK(INDIRECT(ADDRESS(62;6;4));INDIRECT(ADDRESS(62;2;4)):INDIRECT(ADDRESS(62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3;2;4));INDIRECT(ADDRESS(63;2;4)):INDIRECT(ADDRESS(63;6;4));1)" office:value-type="float" office:value="3">
            <text:p>3</text:p>
          </table:table-cell>
          <table:table-cell table:formula="of:=RANK(INDIRECT(ADDRESS(63;3;4));INDIRECT(ADDRESS(63;2;4)):INDIRECT(ADDRESS(63;6;4));1)" office:value-type="float" office:value="4">
            <text:p>4</text:p>
          </table:table-cell>
          <table:table-cell table:formula="of:=RANK(INDIRECT(ADDRESS(63;4;4));INDIRECT(ADDRESS(63;2;4)):INDIRECT(ADDRESS(63;6;4));1)" office:value-type="float" office:value="5">
            <text:p>5</text:p>
          </table:table-cell>
          <table:table-cell table:formula="of:=RANK(INDIRECT(ADDRESS(63;5;4));INDIRECT(ADDRESS(63;2;4)):INDIRECT(ADDRESS(63;6;4));1)" office:value-type="float" office:value="1">
            <text:p>1</text:p>
          </table:table-cell>
          <table:table-cell table:formula="of:=RANK(INDIRECT(ADDRESS(63;6;4));INDIRECT(ADDRESS(63;2;4)):INDIRECT(ADDRESS(63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4;2;4));INDIRECT(ADDRESS(64;2;4)):INDIRECT(ADDRESS(64;6;4));1)" office:value-type="float" office:value="4">
            <text:p>4</text:p>
          </table:table-cell>
          <table:table-cell table:formula="of:=RANK(INDIRECT(ADDRESS(64;3;4));INDIRECT(ADDRESS(64;2;4)):INDIRECT(ADDRESS(64;6;4));1)" office:value-type="float" office:value="2">
            <text:p>2</text:p>
          </table:table-cell>
          <table:table-cell table:formula="of:=RANK(INDIRECT(ADDRESS(64;4;4));INDIRECT(ADDRESS(64;2;4)):INDIRECT(ADDRESS(64;6;4));1)" office:value-type="float" office:value="5">
            <text:p>5</text:p>
          </table:table-cell>
          <table:table-cell table:formula="of:=RANK(INDIRECT(ADDRESS(64;5;4));INDIRECT(ADDRESS(64;2;4)):INDIRECT(ADDRESS(64;6;4));1)" office:value-type="float" office:value="1">
            <text:p>1</text:p>
          </table:table-cell>
          <table:table-cell table:formula="of:=RANK(INDIRECT(ADDRESS(64;6;4));INDIRECT(ADDRESS(64;2;4)):INDIRECT(ADDRESS(64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65;2;4));INDIRECT(ADDRESS(65;2;4)):INDIRECT(ADDRESS(65;6;4));1)" office:value-type="float" office:value="5">
            <text:p>5</text:p>
          </table:table-cell>
          <table:table-cell table:formula="of:=RANK(INDIRECT(ADDRESS(65;3;4));INDIRECT(ADDRESS(65;2;4)):INDIRECT(ADDRESS(65;6;4));1)" office:value-type="float" office:value="4">
            <text:p>4</text:p>
          </table:table-cell>
          <table:table-cell table:formula="of:=RANK(INDIRECT(ADDRESS(65;4;4));INDIRECT(ADDRESS(65;2;4)):INDIRECT(ADDRESS(65;6;4));1)" office:value-type="float" office:value="3">
            <text:p>3</text:p>
          </table:table-cell>
          <table:table-cell table:formula="of:=RANK(INDIRECT(ADDRESS(65;5;4));INDIRECT(ADDRESS(65;2;4)):INDIRECT(ADDRESS(65;6;4));1)" office:value-type="float" office:value="1">
            <text:p>1</text:p>
          </table:table-cell>
          <table:table-cell table:formula="of:=RANK(INDIRECT(ADDRESS(65;6;4));INDIRECT(ADDRESS(65;2;4)):INDIRECT(ADDRESS(65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6;2;4));INDIRECT(ADDRESS(66;2;4)):INDIRECT(ADDRESS(66;6;4));1)" office:value-type="float" office:value="3">
            <text:p>3</text:p>
          </table:table-cell>
          <table:table-cell table:formula="of:=RANK(INDIRECT(ADDRESS(66;3;4));INDIRECT(ADDRESS(66;2;4)):INDIRECT(ADDRESS(66;6;4));1)" office:value-type="float" office:value="2">
            <text:p>2</text:p>
          </table:table-cell>
          <table:table-cell table:formula="of:=RANK(INDIRECT(ADDRESS(66;4;4));INDIRECT(ADDRESS(66;2;4)):INDIRECT(ADDRESS(66;6;4));1)" office:value-type="float" office:value="5">
            <text:p>5</text:p>
          </table:table-cell>
          <table:table-cell table:formula="of:=RANK(INDIRECT(ADDRESS(66;5;4));INDIRECT(ADDRESS(66;2;4)):INDIRECT(ADDRESS(66;6;4));1)" office:value-type="float" office:value="1">
            <text:p>1</text:p>
          </table:table-cell>
          <table:table-cell table:formula="of:=RANK(INDIRECT(ADDRESS(66;6;4));INDIRECT(ADDRESS(66;2;4)):INDIRECT(ADDRESS(66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67;2;4));INDIRECT(ADDRESS(67;2;4)):INDIRECT(ADDRESS(67;6;4));1)" office:value-type="float" office:value="2">
            <text:p>2</text:p>
          </table:table-cell>
          <table:table-cell table:formula="of:=RANK(INDIRECT(ADDRESS(67;3;4));INDIRECT(ADDRESS(67;2;4)):INDIRECT(ADDRESS(67;6;4));1)" office:value-type="float" office:value="3">
            <text:p>3</text:p>
          </table:table-cell>
          <table:table-cell table:formula="of:=RANK(INDIRECT(ADDRESS(67;4;4));INDIRECT(ADDRESS(67;2;4)):INDIRECT(ADDRESS(67;6;4));1)" office:value-type="float" office:value="5">
            <text:p>5</text:p>
          </table:table-cell>
          <table:table-cell table:formula="of:=RANK(INDIRECT(ADDRESS(67;5;4));INDIRECT(ADDRESS(67;2;4)):INDIRECT(ADDRESS(67;6;4));1)" office:value-type="float" office:value="1">
            <text:p>1</text:p>
          </table:table-cell>
          <table:table-cell table:formula="of:=RANK(INDIRECT(ADDRESS(67;6;4));INDIRECT(ADDRESS(67;2;4)):INDIRECT(ADDRESS(67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68;2;4));INDIRECT(ADDRESS(68;2;4)):INDIRECT(ADDRESS(68;6;4));1)" office:value-type="float" office:value="5">
            <text:p>5</text:p>
          </table:table-cell>
          <table:table-cell table:formula="of:=RANK(INDIRECT(ADDRESS(68;3;4));INDIRECT(ADDRESS(68;2;4)):INDIRECT(ADDRESS(68;6;4));1)" office:value-type="float" office:value="4">
            <text:p>4</text:p>
          </table:table-cell>
          <table:table-cell table:formula="of:=RANK(INDIRECT(ADDRESS(68;4;4));INDIRECT(ADDRESS(68;2;4)):INDIRECT(ADDRESS(68;6;4));1)" office:value-type="float" office:value="2">
            <text:p>2</text:p>
          </table:table-cell>
          <table:table-cell table:formula="of:=RANK(INDIRECT(ADDRESS(68;5;4));INDIRECT(ADDRESS(68;2;4)):INDIRECT(ADDRESS(68;6;4));1)" office:value-type="float" office:value="1">
            <text:p>1</text:p>
          </table:table-cell>
          <table:table-cell table:formula="of:=RANK(INDIRECT(ADDRESS(68;6;4));INDIRECT(ADDRESS(68;2;4)):INDIRECT(ADDRESS(68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69;2;4));INDIRECT(ADDRESS(69;2;4)):INDIRECT(ADDRESS(69;6;4));1)" office:value-type="float" office:value="1">
            <text:p>1</text:p>
          </table:table-cell>
          <table:table-cell table:formula="of:=RANK(INDIRECT(ADDRESS(69;3;4));INDIRECT(ADDRESS(69;2;4)):INDIRECT(ADDRESS(69;6;4));1)" office:value-type="float" office:value="2">
            <text:p>2</text:p>
          </table:table-cell>
          <table:table-cell table:formula="of:=RANK(INDIRECT(ADDRESS(69;4;4));INDIRECT(ADDRESS(69;2;4)):INDIRECT(ADDRESS(69;6;4));1)" office:value-type="float" office:value="4">
            <text:p>4</text:p>
          </table:table-cell>
          <table:table-cell table:formula="of:=RANK(INDIRECT(ADDRESS(69;5;4));INDIRECT(ADDRESS(69;2;4)):INDIRECT(ADDRESS(69;6;4));1)" office:value-type="float" office:value="3">
            <text:p>3</text:p>
          </table:table-cell>
          <table:table-cell table:formula="of:=RANK(INDIRECT(ADDRESS(69;6;4));INDIRECT(ADDRESS(69;2;4)):INDIRECT(ADDRESS(69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70;2;4));INDIRECT(ADDRESS(70;2;4)):INDIRECT(ADDRESS(70;6;4));1)" office:value-type="float" office:value="1">
            <text:p>1</text:p>
          </table:table-cell>
          <table:table-cell table:formula="of:=RANK(INDIRECT(ADDRESS(70;3;4));INDIRECT(ADDRESS(70;2;4)):INDIRECT(ADDRESS(70;6;4));1)" office:value-type="float" office:value="1">
            <text:p>1</text:p>
          </table:table-cell>
          <table:table-cell table:formula="of:=RANK(INDIRECT(ADDRESS(70;4;4));INDIRECT(ADDRESS(70;2;4)):INDIRECT(ADDRESS(70;6;4));1)" office:value-type="float" office:value="1">
            <text:p>1</text:p>
          </table:table-cell>
          <table:table-cell table:formula="of:=RANK(INDIRECT(ADDRESS(70;5;4));INDIRECT(ADDRESS(70;2;4)):INDIRECT(ADDRESS(70;6;4));1)" office:value-type="float" office:value="1">
            <text:p>1</text:p>
          </table:table-cell>
          <table:table-cell table:formula="of:=RANK(INDIRECT(ADDRESS(70;6;4));INDIRECT(ADDRESS(70;2;4)):INDIRECT(ADDRESS(70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1;2;4));INDIRECT(ADDRESS(71;2;4)):INDIRECT(ADDRESS(71;6;4));1)" office:value-type="float" office:value="1">
            <text:p>1</text:p>
          </table:table-cell>
          <table:table-cell table:formula="of:=RANK(INDIRECT(ADDRESS(71;3;4));INDIRECT(ADDRESS(71;2;4)):INDIRECT(ADDRESS(71;6;4));1)" office:value-type="float" office:value="2">
            <text:p>2</text:p>
          </table:table-cell>
          <table:table-cell table:formula="of:=RANK(INDIRECT(ADDRESS(71;4;4));INDIRECT(ADDRESS(71;2;4)):INDIRECT(ADDRESS(71;6;4));1)" office:value-type="float" office:value="5">
            <text:p>5</text:p>
          </table:table-cell>
          <table:table-cell table:formula="of:=RANK(INDIRECT(ADDRESS(71;5;4));INDIRECT(ADDRESS(71;2;4)):INDIRECT(ADDRESS(71;6;4));1)" office:value-type="float" office:value="3">
            <text:p>3</text:p>
          </table:table-cell>
          <table:table-cell table:formula="of:=RANK(INDIRECT(ADDRESS(71;6;4));INDIRECT(ADDRESS(71;2;4)):INDIRECT(ADDRESS(71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72;2;4));INDIRECT(ADDRESS(72;2;4)):INDIRECT(ADDRESS(72;6;4));1)" office:value-type="float" office:value="3">
            <text:p>3</text:p>
          </table:table-cell>
          <table:table-cell table:formula="of:=RANK(INDIRECT(ADDRESS(72;3;4));INDIRECT(ADDRESS(72;2;4)):INDIRECT(ADDRESS(72;6;4));1)" office:value-type="float" office:value="5">
            <text:p>5</text:p>
          </table:table-cell>
          <table:table-cell table:formula="of:=RANK(INDIRECT(ADDRESS(72;4;4));INDIRECT(ADDRESS(72;2;4)):INDIRECT(ADDRESS(72;6;4));1)" office:value-type="float" office:value="4">
            <text:p>4</text:p>
          </table:table-cell>
          <table:table-cell table:formula="of:=RANK(INDIRECT(ADDRESS(72;5;4));INDIRECT(ADDRESS(72;2;4)):INDIRECT(ADDRESS(72;6;4));1)" office:value-type="float" office:value="2">
            <text:p>2</text:p>
          </table:table-cell>
          <table:table-cell table:formula="of:=RANK(INDIRECT(ADDRESS(72;6;4));INDIRECT(ADDRESS(72;2;4)):INDIRECT(ADDRESS(72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3;2;4));INDIRECT(ADDRESS(73;2;4)):INDIRECT(ADDRESS(73;6;4));1)" office:value-type="float" office:value="5">
            <text:p>5</text:p>
          </table:table-cell>
          <table:table-cell table:formula="of:=RANK(INDIRECT(ADDRESS(73;3;4));INDIRECT(ADDRESS(73;2;4)):INDIRECT(ADDRESS(73;6;4));1)" office:value-type="float" office:value="3">
            <text:p>3</text:p>
          </table:table-cell>
          <table:table-cell table:formula="of:=RANK(INDIRECT(ADDRESS(73;4;4));INDIRECT(ADDRESS(73;2;4)):INDIRECT(ADDRESS(73;6;4));1)" office:value-type="float" office:value="4">
            <text:p>4</text:p>
          </table:table-cell>
          <table:table-cell table:formula="of:=RANK(INDIRECT(ADDRESS(73;5;4));INDIRECT(ADDRESS(73;2;4)):INDIRECT(ADDRESS(73;6;4));1)" office:value-type="float" office:value="1">
            <text:p>1</text:p>
          </table:table-cell>
          <table:table-cell table:formula="of:=RANK(INDIRECT(ADDRESS(73;6;4));INDIRECT(ADDRESS(73;2;4)):INDIRECT(ADDRESS(73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74;2;4));INDIRECT(ADDRESS(74;2;4)):INDIRECT(ADDRESS(74;6;4));1)" office:value-type="float" office:value="3">
            <text:p>3</text:p>
          </table:table-cell>
          <table:table-cell table:formula="of:=RANK(INDIRECT(ADDRESS(74;3;4));INDIRECT(ADDRESS(74;2;4)):INDIRECT(ADDRESS(74;6;4));1)" office:value-type="float" office:value="4">
            <text:p>4</text:p>
          </table:table-cell>
          <table:table-cell table:formula="of:=RANK(INDIRECT(ADDRESS(74;4;4));INDIRECT(ADDRESS(74;2;4)):INDIRECT(ADDRESS(74;6;4));1)" office:value-type="float" office:value="5">
            <text:p>5</text:p>
          </table:table-cell>
          <table:table-cell table:formula="of:=RANK(INDIRECT(ADDRESS(74;5;4));INDIRECT(ADDRESS(74;2;4)):INDIRECT(ADDRESS(74;6;4));1)" office:value-type="float" office:value="1">
            <text:p>1</text:p>
          </table:table-cell>
          <table:table-cell table:formula="of:=RANK(INDIRECT(ADDRESS(74;6;4));INDIRECT(ADDRESS(74;2;4)):INDIRECT(ADDRESS(74;6;4));1)" office:value-type="float" office:value="2">
            <text:p>2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76;2;4)):INDIRECT(ADDRESS(111;2;4)))" office:value-type="float" office:value="3.22222222222222">
            <text:p>3.2222222222</text:p>
          </table:table-cell>
          <table:table-cell table:formula="of:=AVERAGE(INDIRECT(ADDRESS(76;3;4)):INDIRECT(ADDRESS(111;3;4)))" office:value-type="float" office:value="2.97222222222222">
            <text:p>2.9722222222</text:p>
          </table:table-cell>
          <table:table-cell table:formula="of:=AVERAGE(INDIRECT(ADDRESS(76;4;4)):INDIRECT(ADDRESS(111;4;4)))" office:value-type="float" office:value="3.61111111111111">
            <text:p>3.6111111111</text:p>
          </table:table-cell>
          <table:table-cell table:formula="of:=AVERAGE(INDIRECT(ADDRESS(76;5;4)):INDIRECT(ADDRESS(111;5;4)))" office:value-type="float" office:value="1.94444444444444">
            <text:p>1.9444444444</text:p>
          </table:table-cell>
          <table:table-cell table:formula="of:=AVERAGE(INDIRECT(ADDRESS(76;6;4)):INDIRECT(ADDRESS(111;6;4)))" office:value-type="float" office:value="2.38888888888889">
            <text:p>2.3888888889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112;2;4));INDIRECT(ADDRESS(112;2;4)):INDIRECT(ADDRESS(112;6;4));1)" office:value-type="float" office:value="4">
            <text:p>4</text:p>
          </table:table-cell>
          <table:table-cell table:formula="of:=RANK(INDIRECT(ADDRESS(112;3;4));INDIRECT(ADDRESS(112;2;4)):INDIRECT(ADDRESS(112;6;4));1)" office:value-type="float" office:value="3">
            <text:p>3</text:p>
          </table:table-cell>
          <table:table-cell table:formula="of:=RANK(INDIRECT(ADDRESS(112;4;4));INDIRECT(ADDRESS(112;2;4)):INDIRECT(ADDRESS(112;6;4));1)" office:value-type="float" office:value="5">
            <text:p>5</text:p>
          </table:table-cell>
          <table:table-cell table:formula="of:=RANK(INDIRECT(ADDRESS(112;5;4));INDIRECT(ADDRESS(112;2;4)):INDIRECT(ADDRESS(112;6;4));1)" office:value-type="float" office:value="1">
            <text:p>1</text:p>
          </table:table-cell>
          <table:table-cell table:formula="of:=RANK(INDIRECT(ADDRESS(112;6;4));INDIRECT(ADDRESS(112;2;4)):INDIRECT(ADDRESS(112;6;4));1)" office:value-type="float" office:value="2">
            <text:p>2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5" office:value-type="float" office:value="1.26310064778045">
            <text:p>1.2631006478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112;2;4)):INDIRECT(ADDRESS(112;6;4)))+INDIRECT(ADDRESS(114;2;4))" office:value-type="float" office:value="3.2075450922249">
            <text:p>3.2075450922</text:p>
          </table:table-cell>
          <table:table-cell table:formula="of:=MIN(INDIRECT(ADDRESS(112;2;4)):INDIRECT(ADDRESS(112;6;4)))+INDIRECT(ADDRESS(114;3;4))" office:value-type="float" office:value="3.2075450922249">
            <text:p>3.2075450922</text:p>
          </table:table-cell>
          <table:table-cell table:formula="of:=MIN(INDIRECT(ADDRESS(112;2;4)):INDIRECT(ADDRESS(112;6;4)))+INDIRECT(ADDRESS(114;4;4))" office:value-type="float" office:value="3.2075450922249">
            <text:p>3.2075450922</text:p>
          </table:table-cell>
          <table:table-cell table:formula="of:=MIN(INDIRECT(ADDRESS(112;2;4)):INDIRECT(ADDRESS(112;6;4)))+INDIRECT(ADDRESS(114;5;4))" office:value-type="float" office:value="3.2075450922249">
            <text:p>3.2075450922</text:p>
          </table:table-cell>
          <table:table-cell table:formula="of:=MIN(INDIRECT(ADDRESS(112;2;4)):INDIRECT(ADDRESS(112;6;4)))+INDIRECT(ADDRESS(114;6;4))" office:value-type="float" office:value="3.2075450922249">
            <text:p>3.2075450922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115;2;4))&gt;INDIRECT(ADDRESS(112;2;4));1;0)" office:value-type="float" office:value="0">
            <text:p>0</text:p>
          </table:table-cell>
          <table:table-cell table:formula="of:=IF(INDIRECT(ADDRESS(115;3;4))&gt;INDIRECT(ADDRESS(112;3;4));1;0)" office:value-type="float" office:value="1">
            <text:p>1</text:p>
          </table:table-cell>
          <table:table-cell table:formula="of:=IF(INDIRECT(ADDRESS(115;4;4))&gt;INDIRECT(ADDRESS(112;4;4));1;0)" office:value-type="float" office:value="0">
            <text:p>0</text:p>
          </table:table-cell>
          <table:table-cell table:formula="of:=IF(INDIRECT(ADDRESS(115;5;4))&gt;INDIRECT(ADDRESS(112;5;4));1;0)" office:value-type="float" office:value="1">
            <text:p>1</text:p>
          </table:table-cell>
          <table:table-cell table:formula="of:=IF(INDIRECT(ADDRESS(115;6;4))&gt;INDIRECT(ADDRESS(112;6;4));1;0)" office:value-type="float" office:value="1">
            <text:p>1</text:p>
          </table:table-cell>
        </table:table-row>
      </table:table>
      <table:table table:name="Error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Random</text:p>
          </table:table-cell>
          <table:table-cell office:value-type="string">
            <text:p>Sobol</text:p>
          </table:table-cell>
          <table:table-cell office:value-type="string">
            <text:p>RBCD</text:p>
          </table:table-cell>
          <table:table-cell office:value-type="string">
            <text:p>Markovian</text:p>
          </table:table-cell>
          <table:table-cell office:value-type="string">
            <text:p>SmallBudgetHybrid</text:p>
          </table:table-cell>
        </table:table-row>
        <table:table-row table:style-name="ro2">
          <table:table-cell office:value-type="string">
            <text:p>Bukin6</text:p>
          </table:table-cell>
          <table:table-cell office:value-type="float" office:value="-0.634059907017605">
            <text:p>-0.634059907</text:p>
          </table:table-cell>
          <table:table-cell office:value-type="float" office:value="-0.69315675914914">
            <text:p>-0.6931567591</text:p>
          </table:table-cell>
          <table:table-cell office:value-type="float" office:value="-0.66717505366972">
            <text:p>-0.6671750537</text:p>
          </table:table-cell>
          <table:table-cell office:value-type="float" office:value="-0.606990624347282">
            <text:p>-0.6069906243</text:p>
          </table:table-cell>
          <table:table-cell office:value-type="float" office:value="-0.871834970752165">
            <text:p>-0.8718349708</text:p>
          </table:table-cell>
        </table:table-row>
        <table:table-row table:style-name="ro1">
          <table:table-cell office:value-type="string">
            <text:p>Damavandi</text:p>
          </table:table-cell>
          <table:table-cell office:value-type="float" office:value="0.427156736645811">
            <text:p>0.4271567366</text:p>
          </table:table-cell>
          <table:table-cell office:value-type="float" office:value="0.419971935036942">
            <text:p>0.419971935</text:p>
          </table:table-cell>
          <table:table-cell office:value-type="float" office:value="0.407363508786231">
            <text:p>0.4073635088</text:p>
          </table:table-cell>
          <table:table-cell office:value-type="float" office:value="0.401450891718589">
            <text:p>0.4014508917</text:p>
          </table:table-cell>
          <table:table-cell office:value-type="float" office:value="0.401832436094745">
            <text:p>0.4018324361</text:p>
          </table:table-cell>
        </table:table-row>
        <table:table-row table:style-name="ro1">
          <table:table-cell office:value-type="string">
            <text:p>Easom</text:p>
          </table:table-cell>
          <table:table-cell office:value-type="float" office:value="0.54563018214328">
            <text:p>0.5456301821</text:p>
          </table:table-cell>
          <table:table-cell office:value-type="float" office:value="0.436401320511313">
            <text:p>0.4364013205</text:p>
          </table:table-cell>
          <table:table-cell office:value-type="float" office:value="0.689784993408003">
            <text:p>0.6897849934</text:p>
          </table:table-cell>
          <table:table-cell office:value-type="float" office:value="-0.182128863977427">
            <text:p>-0.182128864</text:p>
          </table:table-cell>
          <table:table-cell office:value-type="float" office:value="0.901439262838814">
            <text:p>0.9014392628</text:p>
          </table:table-cell>
        </table:table-row>
        <table:table-row table:style-name="ro1">
          <table:table-cell office:value-type="string">
            <text:p>GulfRND</text:p>
          </table:table-cell>
          <table:table-cell office:value-type="float" office:value="-0.275430159141375">
            <text:p>-0.2754301591</text:p>
          </table:table-cell>
          <table:table-cell office:value-type="float" office:value="-0.194439963366189">
            <text:p>-0.1944399634</text:p>
          </table:table-cell>
          <table:table-cell office:value-type="float" office:value="-0.174561937339821">
            <text:p>-0.1745619373</text:p>
          </table:table-cell>
          <table:table-cell office:value-type="float" office:value="-0.361187310925314">
            <text:p>-0.3611873109</text:p>
          </table:table-cell>
          <table:table-cell office:value-type="float" office:value="-0.0768709746048147">
            <text:p>-0.0768709746</text:p>
          </table:table-cell>
        </table:table-row>
        <table:table-row table:style-name="ro2">
          <table:table-cell office:value-type="string">
            <text:p>Price2</text:p>
          </table:table-cell>
          <table:table-cell office:value-type="float" office:value="0.658618890644503">
            <text:p>0.6586188906</text:p>
          </table:table-cell>
          <table:table-cell office:value-type="float" office:value="0.752761359196287">
            <text:p>0.7527613592</text:p>
          </table:table-cell>
          <table:table-cell office:value-type="float" office:value="0.200066302746356">
            <text:p>0.2000663027</text:p>
          </table:table-cell>
          <table:table-cell office:value-type="float" office:value="0.748158351060882">
            <text:p>0.7481583511</text:p>
          </table:table-cell>
          <table:table-cell office:value-type="float" office:value="0.241698421583144">
            <text:p>0.2416984216</text:p>
          </table:table-cell>
        </table:table-row>
        <table:table-row table:style-name="ro1">
          <table:table-cell office:value-type="string">
            <text:p>Trefethen</text:p>
          </table:table-cell>
          <table:table-cell office:value-type="float" office:value="0.0452581071963781">
            <text:p>0.0452581072</text:p>
          </table:table-cell>
          <table:table-cell office:value-type="float" office:value="0.189930037497099">
            <text:p>0.1899300375</text:p>
          </table:table-cell>
          <table:table-cell office:value-type="float" office:value="0.000932142838019839">
            <text:p>0.0009321428</text:p>
          </table:table-cell>
          <table:table-cell office:value-type="float" office:value="0.260793076527688">
            <text:p>0.2607930765</text:p>
          </table:table-cell>
          <table:table-cell office:value-type="float" office:value="0.100097160384377">
            <text:p>0.1000971604</text:p>
          </table:table-cell>
        </table:table-row>
        <table:table-row table:style-name="ro2">
          <table:table-cell office:value-type="string">
            <text:p>Ackley2</text:p>
          </table:table-cell>
          <table:table-cell office:value-type="float" office:value="0.300946084872628">
            <text:p>0.3009460849</text:p>
          </table:table-cell>
          <table:table-cell office:value-type="float" office:value="0.254724956043227">
            <text:p>0.254724956</text:p>
          </table:table-cell>
          <table:table-cell office:value-type="float" office:value="-0.0898998367786691">
            <text:p>-0.0898998368</text:p>
          </table:table-cell>
          <table:table-cell office:value-type="float" office:value="1.25724164760739">
            <text:p>1.2572416476</text:p>
          </table:table-cell>
          <table:table-cell office:value-type="float" office:value="-0.393216276247886">
            <text:p>-0.3932162762</text:p>
          </table:table-cell>
        </table:table-row>
        <table:table-row table:style-name="ro2">
          <table:table-cell office:value-type="string">
            <text:p>Griewank2</text:p>
          </table:table-cell>
          <table:table-cell office:value-type="float" office:value="1.7251862255898">
            <text:p>1.7251862256</text:p>
          </table:table-cell>
          <table:table-cell office:value-type="float" office:value="1.65794365685294">
            <text:p>1.6579436569</text:p>
          </table:table-cell>
          <table:table-cell office:value-type="float" office:value="1.38959233744932">
            <text:p>1.3895923374</text:p>
          </table:table-cell>
          <table:table-cell office:value-type="float" office:value="1.76161407757339">
            <text:p>1.7616140776</text:p>
          </table:table-cell>
          <table:table-cell office:value-type="float" office:value="1.54566491054628">
            <text:p>1.5456649105</text:p>
          </table:table-cell>
        </table:table-row>
        <table:table-row table:style-name="ro2">
          <table:table-cell office:value-type="string">
            <text:p>Rastrigin2</text:p>
          </table:table-cell>
          <table:table-cell office:value-type="float" office:value="0.144867894155201">
            <text:p>0.1448678942</text:p>
          </table:table-cell>
          <table:table-cell office:value-type="float" office:value="-0.112166146131304">
            <text:p>-0.1121661461</text:p>
          </table:table-cell>
          <table:table-cell office:value-type="float" office:value="-0.323528448770025">
            <text:p>-0.3235284488</text:p>
          </table:table-cell>
          <table:table-cell office:value-type="float" office:value="0.136698581073615">
            <text:p>0.1366985811</text:p>
          </table:table-cell>
          <table:table-cell office:value-type="float" office:value="-0.222245621311756">
            <text:p>-0.2222456213</text:p>
          </table:table-cell>
        </table:table-row>
        <table:table-row table:style-name="ro2">
          <table:table-cell office:value-type="string">
            <text:p>SchwefelDoubleSum2</text:p>
          </table:table-cell>
          <table:table-cell office:value-type="float" office:value="1.48067745072053">
            <text:p>1.4806774507</text:p>
          </table:table-cell>
          <table:table-cell office:value-type="float" office:value="1.64982829348496">
            <text:p>1.6498282935</text:p>
          </table:table-cell>
          <table:table-cell office:value-type="float" office:value="1.32543981229831">
            <text:p>1.3254398123</text:p>
          </table:table-cell>
          <table:table-cell office:value-type="float" office:value="1.70006059798065">
            <text:p>1.700060598</text:p>
          </table:table-cell>
          <table:table-cell office:value-type="float" office:value="1.19057373451117">
            <text:p>1.1905737345</text:p>
          </table:table-cell>
        </table:table-row>
        <table:table-row table:style-name="ro2">
          <table:table-cell office:value-type="string">
            <text:p>SchwefelMax2</text:p>
          </table:table-cell>
          <table:table-cell office:value-type="float" office:value="1.01192016498043">
            <text:p>1.011920165</text:p>
          </table:table-cell>
          <table:table-cell office:value-type="float" office:value="0.889469438923122">
            <text:p>0.8894694389</text:p>
          </table:table-cell>
          <table:table-cell office:value-type="float" office:value="0.706058409077026">
            <text:p>0.7060584091</text:p>
          </table:table-cell>
          <table:table-cell office:value-type="float" office:value="-0.17864949995369">
            <text:p>-0.1786495</text:p>
          </table:table-cell>
          <table:table-cell office:value-type="float" office:value="-0.0795780972123065">
            <text:p>-0.0795780972</text:p>
          </table:table-cell>
        </table:table-row>
        <table:table-row table:style-name="ro2">
          <table:table-cell office:value-type="string">
            <text:p>StepFunction2</text:p>
          </table:table-cell>
          <table:table-cell office:value-type="float" office:value="0.922530033383035">
            <text:p>0.9225300334</text:p>
          </table:table-cell>
          <table:table-cell office:value-type="float" office:value="0.813481026297991">
            <text:p>0.8134810263</text:p>
          </table:table-cell>
          <table:table-cell office:value-type="float" office:value="0.366491612253266">
            <text:p>0.3664916123</text:p>
          </table:table-cell>
          <table:table-cell office:value-type="float" office:value="0.0230591336270678">
            <text:p>0.0230591336</text:p>
          </table:table-cell>
          <table:table-cell office:value-type="float" office:value="0.263711047727856">
            <text:p>0.2637110477</text:p>
          </table:table-cell>
        </table:table-row>
        <table:table-row table:style-name="ro2">
          <table:table-cell office:value-type="string">
            <text:p>Trig2</text:p>
          </table:table-cell>
          <table:table-cell office:value-type="float" office:value="-0.299369190124004">
            <text:p>-0.2993691901</text:p>
          </table:table-cell>
          <table:table-cell office:value-type="float" office:value="-0.589037964725178">
            <text:p>-0.5890379647</text:p>
          </table:table-cell>
          <table:table-cell office:value-type="float" office:value="-0.313668594020335">
            <text:p>-0.313668594</text:p>
          </table:table-cell>
          <table:table-cell table:number-columns-repeated="2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Pinter2</text:p>
          </table:table-cell>
          <table:table-cell office:value-type="float" office:value="-0.0973276374096529">
            <text:p>-0.0973276374</text:p>
          </table:table-cell>
          <table:table-cell office:value-type="float" office:value="0.231304708640813">
            <text:p>0.2313047086</text:p>
          </table:table-cell>
          <table:table-cell office:value-type="float" office:value="-0.132850580987517">
            <text:p>-0.132850581</text:p>
          </table:table-cell>
          <table:table-cell office:value-type="float" office:value="0.0511183781628928">
            <text:p>0.0511183782</text:p>
          </table:table-cell>
          <table:table-cell office:value-type="float" office:value="-0.692567686651349">
            <text:p>-0.6925676867</text:p>
          </table:table-cell>
        </table:table-row>
        <table:table-row table:style-name="ro2">
          <table:table-cell office:value-type="string">
            <text:p>Salomon2</text:p>
          </table:table-cell>
          <table:table-cell office:value-type="float" office:value="0.864022240072298">
            <text:p>0.8640222401</text:p>
          </table:table-cell>
          <table:table-cell office:value-type="float" office:value="0.925862712876073">
            <text:p>0.9258627129</text:p>
          </table:table-cell>
          <table:table-cell office:value-type="float" office:value="0.877172052119382">
            <text:p>0.8771720521</text:p>
          </table:table-cell>
          <table:table-cell office:value-type="float" office:value="1.06115794853231">
            <text:p>1.0611579485</text:p>
          </table:table-cell>
          <table:table-cell office:value-type="float" office:value="0.74796394604991">
            <text:p>0.747963946</text:p>
          </table:table-cell>
        </table:table-row>
        <table:table-row table:style-name="ro2">
          <table:table-cell office:value-type="string">
            <text:p>SchaeferF62</text:p>
          </table:table-cell>
          <table:table-cell office:value-type="float" office:value="0.8962321721487">
            <text:p>0.8962321721</text:p>
          </table:table-cell>
          <table:table-cell office:value-type="float" office:value="1.01823879050608">
            <text:p>1.0182387905</text:p>
          </table:table-cell>
          <table:table-cell office:value-type="float" office:value="1.04220764961218">
            <text:p>1.0422076496</text:p>
          </table:table-cell>
          <table:table-cell office:value-type="float" office:value="1.38836788380583">
            <text:p>1.3883678838</text:p>
          </table:table-cell>
          <table:table-cell office:value-type="float" office:value="1.16423937338557">
            <text:p>1.1642393734</text:p>
          </table:table-cell>
        </table:table-row>
        <table:table-row table:style-name="ro2">
          <table:table-cell office:value-type="string">
            <text:p>Ackley6</text:p>
          </table:table-cell>
          <table:table-cell office:value-type="float" office:value="1.31487643386551">
            <text:p>1.3148764339</text:p>
          </table:table-cell>
          <table:table-cell office:value-type="float" office:value="1.2560089279695">
            <text:p>1.256008928</text:p>
          </table:table-cell>
          <table:table-cell office:value-type="float" office:value="1.17297730794561">
            <text:p>1.1729773079</text:p>
          </table:table-cell>
          <table:table-cell office:value-type="float" office:value="1.47712125471966">
            <text:p>1.4771212547</text:p>
          </table:table-cell>
          <table:table-cell office:value-type="float" office:value="1.26042386636357">
            <text:p>1.2604238664</text:p>
          </table:table-cell>
        </table:table-row>
        <table:table-row table:style-name="ro2">
          <table:table-cell office:value-type="string">
            <text:p>Griewank6</text:p>
          </table:table-cell>
          <table:table-cell office:value-type="float" office:value="2.48657082635803">
            <text:p>2.4865708264</text:p>
          </table:table-cell>
          <table:table-cell office:value-type="float" office:value="2.42015950990907">
            <text:p>2.4201595099</text:p>
          </table:table-cell>
          <table:table-cell office:value-type="float" office:value="1.99819509411226">
            <text:p>1.9981950941</text:p>
          </table:table-cell>
          <table:table-cell office:value-type="float" office:value="2.4620289872514">
            <text:p>2.4620289873</text:p>
          </table:table-cell>
          <table:table-cell office:value-type="float" office:value="1.96465529141264">
            <text:p>1.9646552914</text:p>
          </table:table-cell>
        </table:table-row>
        <table:table-row table:style-name="ro2">
          <table:table-cell office:value-type="string">
            <text:p>Rastrigin6</text:p>
          </table:table-cell>
          <table:table-cell office:value-type="float" office:value="0.481436986419732">
            <text:p>0.4814369864</text:p>
          </table:table-cell>
          <table:table-cell office:value-type="float" office:value="0.481269545810263">
            <text:p>0.4812695458</text:p>
          </table:table-cell>
          <table:table-cell office:value-type="float" office:value="0.284974461885202">
            <text:p>0.2849744619</text:p>
          </table:table-cell>
          <table:table-cell office:value-type="float" office:value="0.6686793037722">
            <text:p>0.6686793038</text:p>
          </table:table-cell>
          <table:table-cell office:value-type="float" office:value="0.328376150513327">
            <text:p>0.3283761505</text:p>
          </table:table-cell>
        </table:table-row>
        <table:table-row table:style-name="ro2">
          <table:table-cell office:value-type="string">
            <text:p>SchwefelDoubleSum6</text:p>
          </table:table-cell>
          <table:table-cell office:value-type="float" office:value="1.56357521450766">
            <text:p>1.5635752145</text:p>
          </table:table-cell>
          <table:table-cell office:value-type="float" office:value="1.64197282330153">
            <text:p>1.6419728233</text:p>
          </table:table-cell>
          <table:table-cell office:value-type="float" office:value="1.55061999759856">
            <text:p>1.5506199976</text:p>
          </table:table-cell>
          <table:table-cell office:value-type="float" office:value="1.68726111823044">
            <text:p>1.6872611182</text:p>
          </table:table-cell>
          <table:table-cell office:value-type="float" office:value="1.62349682718255">
            <text:p>1.6234968272</text:p>
          </table:table-cell>
        </table:table-row>
        <table:table-row table:style-name="ro2">
          <table:table-cell office:value-type="string">
            <text:p>SchwefelMax6</text:p>
          </table:table-cell>
          <table:table-cell office:value-type="float" office:value="1.65210409678975">
            <text:p>1.6521040968</text:p>
          </table:table-cell>
          <table:table-cell office:value-type="float" office:value="1.63897187042503">
            <text:p>1.6389718704</text:p>
          </table:table-cell>
          <table:table-cell office:value-type="float" office:value="1.28797183254376">
            <text:p>1.2879718325</text:p>
          </table:table-cell>
          <table:table-cell office:value-type="float" office:value="1.51479456104193">
            <text:p>1.514794561</text:p>
          </table:table-cell>
          <table:table-cell office:value-type="float" office:value="1.42064643106326">
            <text:p>1.4206464311</text:p>
          </table:table-cell>
        </table:table-row>
        <table:table-row table:style-name="ro2">
          <table:table-cell office:value-type="string">
            <text:p>StepFunction6</text:p>
          </table:table-cell>
          <table:table-cell office:value-type="float" office:value="1.58208252933842">
            <text:p>1.5820825293</text:p>
          </table:table-cell>
          <table:table-cell office:value-type="float" office:value="1.62963920547505">
            <text:p>1.6296392055</text:p>
          </table:table-cell>
          <table:table-cell office:value-type="float" office:value="1.1858494981042">
            <text:p>1.1858494981</text:p>
          </table:table-cell>
          <table:table-cell office:value-type="float" office:value="1.47796967058448">
            <text:p>1.4779696706</text:p>
          </table:table-cell>
          <table:table-cell office:value-type="float" office:value="1.08993893771445">
            <text:p>1.0899389377</text:p>
          </table:table-cell>
        </table:table-row>
        <table:table-row table:style-name="ro2">
          <table:table-cell office:value-type="string">
            <text:p>Trig6</text:p>
          </table:table-cell>
          <table:table-cell office:value-type="float" office:value="0.14724135103148">
            <text:p>0.147241351</text:p>
          </table:table-cell>
          <table:table-cell office:value-type="float" office:value="0.254600277408471">
            <text:p>0.2546002774</text:p>
          </table:table-cell>
          <table:table-cell office:value-type="float" office:value="-0.304703221617256">
            <text:p>-0.3047032216</text:p>
          </table:table-cell>
          <table:table-cell office:value-type="float" office:value="-0.194342221816421">
            <text:p>-0.1943422218</text:p>
          </table:table-cell>
          <table:table-cell office:value-type="float" office:value="-0.390726988651951">
            <text:p>-0.3907269887</text:p>
          </table:table-cell>
        </table:table-row>
        <table:table-row table:style-name="ro2">
          <table:table-cell office:value-type="string">
            <text:p>Pinter6</text:p>
          </table:table-cell>
          <table:table-cell office:value-type="float" office:value="0.777498483725152">
            <text:p>0.7774984837</text:p>
          </table:table-cell>
          <table:table-cell office:value-type="float" office:value="0.744385608695009">
            <text:p>0.7443856087</text:p>
          </table:table-cell>
          <table:table-cell office:value-type="float" office:value="0.607776854031457">
            <text:p>0.607776854</text:p>
          </table:table-cell>
          <table:table-cell office:value-type="float" office:value="0.8623709180079">
            <text:p>0.862370918</text:p>
          </table:table-cell>
          <table:table-cell office:value-type="float" office:value="0.737867805979542">
            <text:p>0.737867806</text:p>
          </table:table-cell>
        </table:table-row>
        <table:table-row table:style-name="ro2">
          <table:table-cell office:value-type="string">
            <text:p>Salomon6</text:p>
          </table:table-cell>
          <table:table-cell office:value-type="float" office:value="1.65964344734218">
            <text:p>1.6596434473</text:p>
          </table:table-cell>
          <table:table-cell office:value-type="float" office:value="1.62912861421172">
            <text:p>1.6291286142</text:p>
          </table:table-cell>
          <table:table-cell office:value-type="float" office:value="1.31581979302595">
            <text:p>1.315819793</text:p>
          </table:table-cell>
          <table:table-cell office:value-type="float" office:value="1.7657464497371">
            <text:p>1.7657464497</text:p>
          </table:table-cell>
          <table:table-cell office:value-type="float" office:value="1.43713549624409">
            <text:p>1.4371354962</text:p>
          </table:table-cell>
        </table:table-row>
        <table:table-row table:style-name="ro2">
          <table:table-cell office:value-type="string">
            <text:p>SchaeferF66</text:p>
          </table:table-cell>
          <table:table-cell office:value-type="float" office:value="1.82051511237973">
            <text:p>1.8205151124</text:p>
          </table:table-cell>
          <table:table-cell office:value-type="float" office:value="1.86802484006106">
            <text:p>1.8680248401</text:p>
          </table:table-cell>
          <table:table-cell office:value-type="float" office:value="1.46349986028895">
            <text:p>1.4634998603</text:p>
          </table:table-cell>
          <table:table-cell office:value-type="float" office:value="1.95502632806349">
            <text:p>1.9550263281</text:p>
          </table:table-cell>
          <table:table-cell office:value-type="float" office:value="1.78391245375135">
            <text:p>1.7839124538</text:p>
          </table:table-cell>
        </table:table-row>
        <table:table-row table:style-name="ro2">
          <table:table-cell office:value-type="string">
            <text:p>Ackley10</text:p>
          </table:table-cell>
          <table:table-cell office:value-type="float" office:value="1.42890146023028">
            <text:p>1.4289014602</text:p>
          </table:table-cell>
          <table:table-cell office:value-type="float" office:value="1.37140400021236">
            <text:p>1.3714040002</text:p>
          </table:table-cell>
          <table:table-cell office:value-type="float" office:value="1.41881661433878">
            <text:p>1.4188166143</text:p>
          </table:table-cell>
          <table:table-cell office:value-type="float" office:value="1.47712125471966">
            <text:p>1.4771212547</text:p>
          </table:table-cell>
          <table:table-cell office:value-type="float" office:value="1.46001288792711">
            <text:p>1.4600128879</text:p>
          </table:table-cell>
        </table:table-row>
        <table:table-row table:style-name="ro2">
          <table:table-cell office:value-type="string">
            <text:p>Griewank10</text:p>
          </table:table-cell>
          <table:table-cell office:value-type="float" office:value="2.59072147434341">
            <text:p>2.5907214743</text:p>
          </table:table-cell>
          <table:table-cell office:value-type="float" office:value="2.59859904177938">
            <text:p>2.5985990418</text:p>
          </table:table-cell>
          <table:table-cell office:value-type="float" office:value="2.16171933786123">
            <text:p>2.1617193379</text:p>
          </table:table-cell>
          <table:table-cell office:value-type="float" office:value="2.60846734859206">
            <text:p>2.6084673486</text:p>
          </table:table-cell>
          <table:table-cell office:value-type="float" office:value="2.30235079641587">
            <text:p>2.3023507964</text:p>
          </table:table-cell>
        </table:table-row>
        <table:table-row table:style-name="ro2">
          <table:table-cell office:value-type="string">
            <text:p>Rastrigin10</text:p>
          </table:table-cell>
          <table:table-cell office:value-type="float" office:value="0.570846640046155">
            <text:p>0.57084664</text:p>
          </table:table-cell>
          <table:table-cell office:value-type="float" office:value="0.589341246998105">
            <text:p>0.589341247</text:p>
          </table:table-cell>
          <table:table-cell office:value-type="float" office:value="0.380924129108104">
            <text:p>0.3809241291</text:p>
          </table:table-cell>
          <table:table-cell office:value-type="float" office:value="0.69588735415191">
            <text:p>0.6958873542</text:p>
          </table:table-cell>
          <table:table-cell office:value-type="float" office:value="0.3974400943906">
            <text:p>0.3974400944</text:p>
          </table:table-cell>
        </table:table-row>
        <table:table-row table:style-name="ro2">
          <table:table-cell office:value-type="string">
            <text:p>SchwefelDoubleSum10</text:p>
          </table:table-cell>
          <table:table-cell office:value-type="float" office:value="1.70991019710517">
            <text:p>1.7099101971</text:p>
          </table:table-cell>
          <table:table-cell office:value-type="float" office:value="1.72219649956797">
            <text:p>1.7221964996</text:p>
          </table:table-cell>
          <table:table-cell office:value-type="float" office:value="1.71529618527331">
            <text:p>1.7152961853</text:p>
          </table:table-cell>
          <table:table-cell office:value-type="float" office:value="1.76766924944728">
            <text:p>1.7676692494</text:p>
          </table:table-cell>
          <table:table-cell office:value-type="float" office:value="1.66544708050048">
            <text:p>1.6654470805</text:p>
          </table:table-cell>
        </table:table-row>
        <table:table-row table:style-name="ro2">
          <table:table-cell office:value-type="string">
            <text:p>SchwefelMax10</text:p>
          </table:table-cell>
          <table:table-cell office:value-type="float" office:value="1.78818649855062">
            <text:p>1.7881864986</text:p>
          </table:table-cell>
          <table:table-cell office:value-type="float" office:value="1.77762269271424">
            <text:p>1.7776226927</text:p>
          </table:table-cell>
          <table:table-cell office:value-type="float" office:value="1.70950177621569">
            <text:p>1.7095017762</text:p>
          </table:table-cell>
          <table:table-cell office:value-type="float" office:value="1.74711157632762">
            <text:p>1.7471115763</text:p>
          </table:table-cell>
          <table:table-cell office:value-type="float" office:value="1.65574745856907">
            <text:p>1.6557474586</text:p>
          </table:table-cell>
        </table:table-row>
        <table:table-row table:style-name="ro2">
          <table:table-cell office:value-type="string">
            <text:p>StepFunction10</text:p>
          </table:table-cell>
          <table:table-cell office:value-type="float" office:value="1.81507016585121">
            <text:p>1.8150701659</text:p>
          </table:table-cell>
          <table:table-cell office:value-type="float" office:value="1.82808645901486">
            <text:p>1.828086459</text:p>
          </table:table-cell>
          <table:table-cell office:value-type="float" office:value="1.39237970519722">
            <text:p>1.3923797052</text:p>
          </table:table-cell>
          <table:table-cell office:value-type="float" office:value="1.63708777407735">
            <text:p>1.6370877741</text:p>
          </table:table-cell>
          <table:table-cell office:value-type="float" office:value="1.56176253194252">
            <text:p>1.5617625319</text:p>
          </table:table-cell>
        </table:table-row>
        <table:table-row table:style-name="ro2">
          <table:table-cell office:value-type="string">
            <text:p>Trig10</text:p>
          </table:table-cell>
          <table:table-cell office:value-type="float" office:value="0.368986378912313">
            <text:p>0.3689863789</text:p>
          </table:table-cell>
          <table:table-cell office:value-type="float" office:value="0.286181168742631">
            <text:p>0.2861811687</text:p>
          </table:table-cell>
          <table:table-cell office:value-type="float" office:value="-0.0793036783292443">
            <text:p>-0.0793036783</text:p>
          </table:table-cell>
          <table:table-cell office:value-type="float" office:value="0.105712825429501">
            <text:p>0.1057128254</text:p>
          </table:table-cell>
          <table:table-cell office:value-type="float" office:value="-1.53389857382026">
            <text:p>-1.5338985738</text:p>
          </table:table-cell>
        </table:table-row>
        <table:table-row table:style-name="ro2">
          <table:table-cell office:value-type="string">
            <text:p>Pinter10</text:p>
          </table:table-cell>
          <table:table-cell office:value-type="float" office:value="0.844730745462788">
            <text:p>0.8447307455</text:p>
          </table:table-cell>
          <table:table-cell office:value-type="float" office:value="0.927951098432518">
            <text:p>0.9279510984</text:p>
          </table:table-cell>
          <table:table-cell office:value-type="float" office:value="0.831192450235353">
            <text:p>0.8311924502</text:p>
          </table:table-cell>
          <table:table-cell office:value-type="float" office:value="0.962821409448937">
            <text:p>0.9628214094</text:p>
          </table:table-cell>
          <table:table-cell office:value-type="float" office:value="0.867049975030407">
            <text:p>0.867049975</text:p>
          </table:table-cell>
        </table:table-row>
        <table:table-row table:style-name="ro2">
          <table:table-cell office:value-type="string">
            <text:p>Salomon10</text:p>
          </table:table-cell>
          <table:table-cell office:value-type="float" office:value="1.83172483146238">
            <text:p>1.8317248315</text:p>
          </table:table-cell>
          <table:table-cell office:value-type="float" office:value="1.81474116400654">
            <text:p>1.814741164</text:p>
          </table:table-cell>
          <table:table-cell office:value-type="float" office:value="1.62041377603803">
            <text:p>1.620413776</text:p>
          </table:table-cell>
          <table:table-cell office:value-type="float" office:value="1.86783188303283">
            <text:p>1.867831883</text:p>
          </table:table-cell>
          <table:table-cell office:value-type="float" office:value="1.70462386260404">
            <text:p>1.7046238626</text:p>
          </table:table-cell>
        </table:table-row>
        <table:table-row table:style-name="ro2">
          <table:table-cell office:value-type="string">
            <text:p>SchaeferF610</text:p>
          </table:table-cell>
          <table:table-cell office:value-type="float" office:value="1.95536952279311">
            <text:p>1.9553695228</text:p>
          </table:table-cell>
          <table:table-cell office:value-type="float" office:value="1.94645353987493">
            <text:p>1.9464535399</text:p>
          </table:table-cell>
          <table:table-cell office:value-type="float" office:value="1.81894534547687">
            <text:p>1.8189453455</text:p>
          </table:table-cell>
          <table:table-cell office:value-type="float" office:value="1.99718195436289">
            <text:p>1.9971819544</text:p>
          </table:table-cell>
          <table:table-cell office:value-type="float" office:value="1.92425955704586">
            <text:p>1.92425955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VALUE(TRIM(INDIRECT(ADDRESS(2;2;4))))" office:value-type="float" office:value="-0.634059907017605">
            <text:p>-0.634059907</text:p>
          </table:table-cell>
          <table:table-cell table:formula="of:=VALUE(TRIM(INDIRECT(ADDRESS(2;3;4))))" office:value-type="float" office:value="-0.69315675914914">
            <text:p>-0.6931567591</text:p>
          </table:table-cell>
          <table:table-cell table:formula="of:=VALUE(TRIM(INDIRECT(ADDRESS(2;4;4))))" office:value-type="float" office:value="-0.66717505366972">
            <text:p>-0.6671750537</text:p>
          </table:table-cell>
          <table:table-cell table:formula="of:=VALUE(TRIM(INDIRECT(ADDRESS(2;5;4))))" office:value-type="float" office:value="-0.606990624347282">
            <text:p>-0.6069906243</text:p>
          </table:table-cell>
          <table:table-cell table:formula="of:=VALUE(TRIM(INDIRECT(ADDRESS(2;6;4))))" office:value-type="float" office:value="-0.871834970752165">
            <text:p>-0.8718349708</text:p>
          </table:table-cell>
        </table:table-row>
        <table:table-row table:style-name="ro2">
          <table:table-cell/>
          <table:table-cell table:formula="of:=VALUE(TRIM(INDIRECT(ADDRESS(3;2;4))))" office:value-type="float" office:value="0.427156736645811">
            <text:p>0.4271567366</text:p>
          </table:table-cell>
          <table:table-cell table:formula="of:=VALUE(TRIM(INDIRECT(ADDRESS(3;3;4))))" office:value-type="float" office:value="0.419971935036942">
            <text:p>0.419971935</text:p>
          </table:table-cell>
          <table:table-cell table:formula="of:=VALUE(TRIM(INDIRECT(ADDRESS(3;4;4))))" office:value-type="float" office:value="0.407363508786231">
            <text:p>0.4073635088</text:p>
          </table:table-cell>
          <table:table-cell table:formula="of:=VALUE(TRIM(INDIRECT(ADDRESS(3;5;4))))" office:value-type="float" office:value="0.401450891718589">
            <text:p>0.4014508917</text:p>
          </table:table-cell>
          <table:table-cell table:formula="of:=VALUE(TRIM(INDIRECT(ADDRESS(3;6;4))))" office:value-type="float" office:value="0.401832436094745">
            <text:p>0.4018324361</text:p>
          </table:table-cell>
        </table:table-row>
        <table:table-row table:style-name="ro2">
          <table:table-cell/>
          <table:table-cell table:formula="of:=VALUE(TRIM(INDIRECT(ADDRESS(4;2;4))))" office:value-type="float" office:value="0.54563018214328">
            <text:p>0.5456301821</text:p>
          </table:table-cell>
          <table:table-cell table:formula="of:=VALUE(TRIM(INDIRECT(ADDRESS(4;3;4))))" office:value-type="float" office:value="0.436401320511313">
            <text:p>0.4364013205</text:p>
          </table:table-cell>
          <table:table-cell table:formula="of:=VALUE(TRIM(INDIRECT(ADDRESS(4;4;4))))" office:value-type="float" office:value="0.689784993408003">
            <text:p>0.6897849934</text:p>
          </table:table-cell>
          <table:table-cell table:formula="of:=VALUE(TRIM(INDIRECT(ADDRESS(4;5;4))))" office:value-type="float" office:value="-0.182128863977427">
            <text:p>-0.182128864</text:p>
          </table:table-cell>
          <table:table-cell table:formula="of:=VALUE(TRIM(INDIRECT(ADDRESS(4;6;4))))" office:value-type="float" office:value="0.901439262838814">
            <text:p>0.9014392628</text:p>
          </table:table-cell>
        </table:table-row>
        <table:table-row table:style-name="ro2">
          <table:table-cell/>
          <table:table-cell table:formula="of:=VALUE(TRIM(INDIRECT(ADDRESS(5;2;4))))" office:value-type="float" office:value="-0.275430159141375">
            <text:p>-0.2754301591</text:p>
          </table:table-cell>
          <table:table-cell table:formula="of:=VALUE(TRIM(INDIRECT(ADDRESS(5;3;4))))" office:value-type="float" office:value="-0.194439963366189">
            <text:p>-0.1944399634</text:p>
          </table:table-cell>
          <table:table-cell table:formula="of:=VALUE(TRIM(INDIRECT(ADDRESS(5;4;4))))" office:value-type="float" office:value="-0.174561937339821">
            <text:p>-0.1745619373</text:p>
          </table:table-cell>
          <table:table-cell table:formula="of:=VALUE(TRIM(INDIRECT(ADDRESS(5;5;4))))" office:value-type="float" office:value="-0.361187310925314">
            <text:p>-0.3611873109</text:p>
          </table:table-cell>
          <table:table-cell table:formula="of:=VALUE(TRIM(INDIRECT(ADDRESS(5;6;4))))" office:value-type="float" office:value="-0.0768709746048147">
            <text:p>-0.0768709746</text:p>
          </table:table-cell>
        </table:table-row>
        <table:table-row table:style-name="ro2">
          <table:table-cell/>
          <table:table-cell table:formula="of:=VALUE(TRIM(INDIRECT(ADDRESS(6;2;4))))" office:value-type="float" office:value="0.658618890644503">
            <text:p>0.6586188906</text:p>
          </table:table-cell>
          <table:table-cell table:formula="of:=VALUE(TRIM(INDIRECT(ADDRESS(6;3;4))))" office:value-type="float" office:value="0.752761359196287">
            <text:p>0.7527613592</text:p>
          </table:table-cell>
          <table:table-cell table:formula="of:=VALUE(TRIM(INDIRECT(ADDRESS(6;4;4))))" office:value-type="float" office:value="0.200066302746356">
            <text:p>0.2000663027</text:p>
          </table:table-cell>
          <table:table-cell table:formula="of:=VALUE(TRIM(INDIRECT(ADDRESS(6;5;4))))" office:value-type="float" office:value="0.748158351060882">
            <text:p>0.7481583511</text:p>
          </table:table-cell>
          <table:table-cell table:formula="of:=VALUE(TRIM(INDIRECT(ADDRESS(6;6;4))))" office:value-type="float" office:value="0.241698421583144">
            <text:p>0.2416984216</text:p>
          </table:table-cell>
        </table:table-row>
        <table:table-row table:style-name="ro2">
          <table:table-cell/>
          <table:table-cell table:formula="of:=VALUE(TRIM(INDIRECT(ADDRESS(7;2;4))))" office:value-type="float" office:value="0.0452581071963781">
            <text:p>0.0452581072</text:p>
          </table:table-cell>
          <table:table-cell table:formula="of:=VALUE(TRIM(INDIRECT(ADDRESS(7;3;4))))" office:value-type="float" office:value="0.189930037497099">
            <text:p>0.1899300375</text:p>
          </table:table-cell>
          <table:table-cell table:formula="of:=VALUE(TRIM(INDIRECT(ADDRESS(7;4;4))))" office:value-type="float" office:value="0.000932142838019839">
            <text:p>0.0009321428</text:p>
          </table:table-cell>
          <table:table-cell table:formula="of:=VALUE(TRIM(INDIRECT(ADDRESS(7;5;4))))" office:value-type="float" office:value="0.260793076527688">
            <text:p>0.2607930765</text:p>
          </table:table-cell>
          <table:table-cell table:formula="of:=VALUE(TRIM(INDIRECT(ADDRESS(7;6;4))))" office:value-type="float" office:value="0.100097160384377">
            <text:p>0.1000971604</text:p>
          </table:table-cell>
        </table:table-row>
        <table:table-row table:style-name="ro2">
          <table:table-cell/>
          <table:table-cell table:formula="of:=VALUE(TRIM(INDIRECT(ADDRESS(8;2;4))))" office:value-type="float" office:value="0.300946084872628">
            <text:p>0.3009460849</text:p>
          </table:table-cell>
          <table:table-cell table:formula="of:=VALUE(TRIM(INDIRECT(ADDRESS(8;3;4))))" office:value-type="float" office:value="0.254724956043227">
            <text:p>0.254724956</text:p>
          </table:table-cell>
          <table:table-cell table:formula="of:=VALUE(TRIM(INDIRECT(ADDRESS(8;4;4))))" office:value-type="float" office:value="-0.0898998367786691">
            <text:p>-0.0898998368</text:p>
          </table:table-cell>
          <table:table-cell table:formula="of:=VALUE(TRIM(INDIRECT(ADDRESS(8;5;4))))" office:value-type="float" office:value="1.25724164760739">
            <text:p>1.2572416476</text:p>
          </table:table-cell>
          <table:table-cell table:formula="of:=VALUE(TRIM(INDIRECT(ADDRESS(8;6;4))))" office:value-type="float" office:value="-0.393216276247886">
            <text:p>-0.3932162762</text:p>
          </table:table-cell>
        </table:table-row>
        <table:table-row table:style-name="ro2">
          <table:table-cell/>
          <table:table-cell table:formula="of:=VALUE(TRIM(INDIRECT(ADDRESS(9;2;4))))" office:value-type="float" office:value="1.7251862255898">
            <text:p>1.7251862256</text:p>
          </table:table-cell>
          <table:table-cell table:formula="of:=VALUE(TRIM(INDIRECT(ADDRESS(9;3;4))))" office:value-type="float" office:value="1.65794365685294">
            <text:p>1.6579436569</text:p>
          </table:table-cell>
          <table:table-cell table:formula="of:=VALUE(TRIM(INDIRECT(ADDRESS(9;4;4))))" office:value-type="float" office:value="1.38959233744932">
            <text:p>1.3895923374</text:p>
          </table:table-cell>
          <table:table-cell table:formula="of:=VALUE(TRIM(INDIRECT(ADDRESS(9;5;4))))" office:value-type="float" office:value="1.76161407757339">
            <text:p>1.7616140776</text:p>
          </table:table-cell>
          <table:table-cell table:formula="of:=VALUE(TRIM(INDIRECT(ADDRESS(9;6;4))))" office:value-type="float" office:value="1.54566491054628">
            <text:p>1.5456649105</text:p>
          </table:table-cell>
        </table:table-row>
        <table:table-row table:style-name="ro2">
          <table:table-cell/>
          <table:table-cell table:formula="of:=VALUE(TRIM(INDIRECT(ADDRESS(10;2;4))))" office:value-type="float" office:value="0.144867894155201">
            <text:p>0.1448678942</text:p>
          </table:table-cell>
          <table:table-cell table:formula="of:=VALUE(TRIM(INDIRECT(ADDRESS(10;3;4))))" office:value-type="float" office:value="-0.112166146131304">
            <text:p>-0.1121661461</text:p>
          </table:table-cell>
          <table:table-cell table:formula="of:=VALUE(TRIM(INDIRECT(ADDRESS(10;4;4))))" office:value-type="float" office:value="-0.323528448770025">
            <text:p>-0.3235284488</text:p>
          </table:table-cell>
          <table:table-cell table:formula="of:=VALUE(TRIM(INDIRECT(ADDRESS(10;5;4))))" office:value-type="float" office:value="0.136698581073615">
            <text:p>0.1366985811</text:p>
          </table:table-cell>
          <table:table-cell table:formula="of:=VALUE(TRIM(INDIRECT(ADDRESS(10;6;4))))" office:value-type="float" office:value="-0.222245621311756">
            <text:p>-0.2222456213</text:p>
          </table:table-cell>
        </table:table-row>
        <table:table-row table:style-name="ro2">
          <table:table-cell/>
          <table:table-cell table:formula="of:=VALUE(TRIM(INDIRECT(ADDRESS(11;2;4))))" office:value-type="float" office:value="1.48067745072053">
            <text:p>1.4806774507</text:p>
          </table:table-cell>
          <table:table-cell table:formula="of:=VALUE(TRIM(INDIRECT(ADDRESS(11;3;4))))" office:value-type="float" office:value="1.64982829348496">
            <text:p>1.6498282935</text:p>
          </table:table-cell>
          <table:table-cell table:formula="of:=VALUE(TRIM(INDIRECT(ADDRESS(11;4;4))))" office:value-type="float" office:value="1.32543981229831">
            <text:p>1.3254398123</text:p>
          </table:table-cell>
          <table:table-cell table:formula="of:=VALUE(TRIM(INDIRECT(ADDRESS(11;5;4))))" office:value-type="float" office:value="1.70006059798065">
            <text:p>1.700060598</text:p>
          </table:table-cell>
          <table:table-cell table:formula="of:=VALUE(TRIM(INDIRECT(ADDRESS(11;6;4))))" office:value-type="float" office:value="1.19057373451117">
            <text:p>1.1905737345</text:p>
          </table:table-cell>
        </table:table-row>
        <table:table-row table:style-name="ro2">
          <table:table-cell/>
          <table:table-cell table:formula="of:=VALUE(TRIM(INDIRECT(ADDRESS(12;2;4))))" office:value-type="float" office:value="1.01192016498043">
            <text:p>1.011920165</text:p>
          </table:table-cell>
          <table:table-cell table:formula="of:=VALUE(TRIM(INDIRECT(ADDRESS(12;3;4))))" office:value-type="float" office:value="0.889469438923122">
            <text:p>0.8894694389</text:p>
          </table:table-cell>
          <table:table-cell table:formula="of:=VALUE(TRIM(INDIRECT(ADDRESS(12;4;4))))" office:value-type="float" office:value="0.706058409077026">
            <text:p>0.7060584091</text:p>
          </table:table-cell>
          <table:table-cell table:formula="of:=VALUE(TRIM(INDIRECT(ADDRESS(12;5;4))))" office:value-type="float" office:value="-0.17864949995369">
            <text:p>-0.1786495</text:p>
          </table:table-cell>
          <table:table-cell table:formula="of:=VALUE(TRIM(INDIRECT(ADDRESS(12;6;4))))" office:value-type="float" office:value="-0.0795780972123065">
            <text:p>-0.0795780972</text:p>
          </table:table-cell>
        </table:table-row>
        <table:table-row table:style-name="ro2">
          <table:table-cell/>
          <table:table-cell table:formula="of:=VALUE(TRIM(INDIRECT(ADDRESS(13;2;4))))" office:value-type="float" office:value="0.922530033383035">
            <text:p>0.9225300334</text:p>
          </table:table-cell>
          <table:table-cell table:formula="of:=VALUE(TRIM(INDIRECT(ADDRESS(13;3;4))))" office:value-type="float" office:value="0.813481026297991">
            <text:p>0.8134810263</text:p>
          </table:table-cell>
          <table:table-cell table:formula="of:=VALUE(TRIM(INDIRECT(ADDRESS(13;4;4))))" office:value-type="float" office:value="0.366491612253266">
            <text:p>0.3664916123</text:p>
          </table:table-cell>
          <table:table-cell table:formula="of:=VALUE(TRIM(INDIRECT(ADDRESS(13;5;4))))" office:value-type="float" office:value="0.0230591336270678">
            <text:p>0.0230591336</text:p>
          </table:table-cell>
          <table:table-cell table:formula="of:=VALUE(TRIM(INDIRECT(ADDRESS(13;6;4))))" office:value-type="float" office:value="0.263711047727856">
            <text:p>0.2637110477</text:p>
          </table:table-cell>
        </table:table-row>
        <table:table-row table:style-name="ro2">
          <table:table-cell/>
          <table:table-cell table:formula="of:=VALUE(TRIM(INDIRECT(ADDRESS(14;2;4))))" office:value-type="float" office:value="-0.299369190124004">
            <text:p>-0.2993691901</text:p>
          </table:table-cell>
          <table:table-cell table:formula="of:=VALUE(TRIM(INDIRECT(ADDRESS(14;3;4))))" office:value-type="float" office:value="-0.589037964725178">
            <text:p>-0.5890379647</text:p>
          </table:table-cell>
          <table:table-cell table:formula="of:=VALUE(TRIM(INDIRECT(ADDRESS(14;4;4))))" office:value-type="float" office:value="-0.313668594020335">
            <text:p>-0.313668594</text:p>
          </table:table-cell>
          <table:table-cell table:formula="of:=VALUE(TRIM(INDIRECT(ADDRESS(14;5;4))))" office:value-type="float" office:value="-15.653559774527">
            <text:p>-15.6535597745</text:p>
          </table:table-cell>
          <table:table-cell table:formula="of:=VALUE(TRIM(INDIRECT(ADDRESS(14;6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5;2;4))))" office:value-type="float" office:value="-0.0973276374096529">
            <text:p>-0.0973276374</text:p>
          </table:table-cell>
          <table:table-cell table:formula="of:=VALUE(TRIM(INDIRECT(ADDRESS(15;3;4))))" office:value-type="float" office:value="0.231304708640813">
            <text:p>0.2313047086</text:p>
          </table:table-cell>
          <table:table-cell table:formula="of:=VALUE(TRIM(INDIRECT(ADDRESS(15;4;4))))" office:value-type="float" office:value="-0.132850580987517">
            <text:p>-0.132850581</text:p>
          </table:table-cell>
          <table:table-cell table:formula="of:=VALUE(TRIM(INDIRECT(ADDRESS(15;5;4))))" office:value-type="float" office:value="0.0511183781628928">
            <text:p>0.0511183782</text:p>
          </table:table-cell>
          <table:table-cell table:formula="of:=VALUE(TRIM(INDIRECT(ADDRESS(15;6;4))))" office:value-type="float" office:value="-0.692567686651349">
            <text:p>-0.6925676867</text:p>
          </table:table-cell>
        </table:table-row>
        <table:table-row table:style-name="ro2">
          <table:table-cell/>
          <table:table-cell table:formula="of:=VALUE(TRIM(INDIRECT(ADDRESS(16;2;4))))" office:value-type="float" office:value="0.864022240072298">
            <text:p>0.8640222401</text:p>
          </table:table-cell>
          <table:table-cell table:formula="of:=VALUE(TRIM(INDIRECT(ADDRESS(16;3;4))))" office:value-type="float" office:value="0.925862712876073">
            <text:p>0.9258627129</text:p>
          </table:table-cell>
          <table:table-cell table:formula="of:=VALUE(TRIM(INDIRECT(ADDRESS(16;4;4))))" office:value-type="float" office:value="0.877172052119382">
            <text:p>0.8771720521</text:p>
          </table:table-cell>
          <table:table-cell table:formula="of:=VALUE(TRIM(INDIRECT(ADDRESS(16;5;4))))" office:value-type="float" office:value="1.06115794853231">
            <text:p>1.0611579485</text:p>
          </table:table-cell>
          <table:table-cell table:formula="of:=VALUE(TRIM(INDIRECT(ADDRESS(16;6;4))))" office:value-type="float" office:value="0.74796394604991">
            <text:p>0.747963946</text:p>
          </table:table-cell>
        </table:table-row>
        <table:table-row table:style-name="ro2">
          <table:table-cell/>
          <table:table-cell table:formula="of:=VALUE(TRIM(INDIRECT(ADDRESS(17;2;4))))" office:value-type="float" office:value="0.8962321721487">
            <text:p>0.8962321721</text:p>
          </table:table-cell>
          <table:table-cell table:formula="of:=VALUE(TRIM(INDIRECT(ADDRESS(17;3;4))))" office:value-type="float" office:value="1.01823879050608">
            <text:p>1.0182387905</text:p>
          </table:table-cell>
          <table:table-cell table:formula="of:=VALUE(TRIM(INDIRECT(ADDRESS(17;4;4))))" office:value-type="float" office:value="1.04220764961218">
            <text:p>1.0422076496</text:p>
          </table:table-cell>
          <table:table-cell table:formula="of:=VALUE(TRIM(INDIRECT(ADDRESS(17;5;4))))" office:value-type="float" office:value="1.38836788380583">
            <text:p>1.3883678838</text:p>
          </table:table-cell>
          <table:table-cell table:formula="of:=VALUE(TRIM(INDIRECT(ADDRESS(17;6;4))))" office:value-type="float" office:value="1.16423937338557">
            <text:p>1.1642393734</text:p>
          </table:table-cell>
        </table:table-row>
        <table:table-row table:style-name="ro2">
          <table:table-cell/>
          <table:table-cell table:formula="of:=VALUE(TRIM(INDIRECT(ADDRESS(18;2;4))))" office:value-type="float" office:value="1.31487643386551">
            <text:p>1.3148764339</text:p>
          </table:table-cell>
          <table:table-cell table:formula="of:=VALUE(TRIM(INDIRECT(ADDRESS(18;3;4))))" office:value-type="float" office:value="1.2560089279695">
            <text:p>1.256008928</text:p>
          </table:table-cell>
          <table:table-cell table:formula="of:=VALUE(TRIM(INDIRECT(ADDRESS(18;4;4))))" office:value-type="float" office:value="1.17297730794561">
            <text:p>1.1729773079</text:p>
          </table:table-cell>
          <table:table-cell table:formula="of:=VALUE(TRIM(INDIRECT(ADDRESS(18;5;4))))" office:value-type="float" office:value="1.47712125471966">
            <text:p>1.4771212547</text:p>
          </table:table-cell>
          <table:table-cell table:formula="of:=VALUE(TRIM(INDIRECT(ADDRESS(18;6;4))))" office:value-type="float" office:value="1.26042386636357">
            <text:p>1.2604238664</text:p>
          </table:table-cell>
        </table:table-row>
        <table:table-row table:style-name="ro2">
          <table:table-cell/>
          <table:table-cell table:formula="of:=VALUE(TRIM(INDIRECT(ADDRESS(19;2;4))))" office:value-type="float" office:value="2.48657082635803">
            <text:p>2.4865708264</text:p>
          </table:table-cell>
          <table:table-cell table:formula="of:=VALUE(TRIM(INDIRECT(ADDRESS(19;3;4))))" office:value-type="float" office:value="2.42015950990907">
            <text:p>2.4201595099</text:p>
          </table:table-cell>
          <table:table-cell table:formula="of:=VALUE(TRIM(INDIRECT(ADDRESS(19;4;4))))" office:value-type="float" office:value="1.99819509411226">
            <text:p>1.9981950941</text:p>
          </table:table-cell>
          <table:table-cell table:formula="of:=VALUE(TRIM(INDIRECT(ADDRESS(19;5;4))))" office:value-type="float" office:value="2.4620289872514">
            <text:p>2.4620289873</text:p>
          </table:table-cell>
          <table:table-cell table:formula="of:=VALUE(TRIM(INDIRECT(ADDRESS(19;6;4))))" office:value-type="float" office:value="1.96465529141264">
            <text:p>1.9646552914</text:p>
          </table:table-cell>
        </table:table-row>
        <table:table-row table:style-name="ro2">
          <table:table-cell/>
          <table:table-cell table:formula="of:=VALUE(TRIM(INDIRECT(ADDRESS(20;2;4))))" office:value-type="float" office:value="0.481436986419732">
            <text:p>0.4814369864</text:p>
          </table:table-cell>
          <table:table-cell table:formula="of:=VALUE(TRIM(INDIRECT(ADDRESS(20;3;4))))" office:value-type="float" office:value="0.481269545810263">
            <text:p>0.4812695458</text:p>
          </table:table-cell>
          <table:table-cell table:formula="of:=VALUE(TRIM(INDIRECT(ADDRESS(20;4;4))))" office:value-type="float" office:value="0.284974461885202">
            <text:p>0.2849744619</text:p>
          </table:table-cell>
          <table:table-cell table:formula="of:=VALUE(TRIM(INDIRECT(ADDRESS(20;5;4))))" office:value-type="float" office:value="0.6686793037722">
            <text:p>0.6686793038</text:p>
          </table:table-cell>
          <table:table-cell table:formula="of:=VALUE(TRIM(INDIRECT(ADDRESS(20;6;4))))" office:value-type="float" office:value="0.328376150513327">
            <text:p>0.3283761505</text:p>
          </table:table-cell>
        </table:table-row>
        <table:table-row table:style-name="ro2">
          <table:table-cell/>
          <table:table-cell table:formula="of:=VALUE(TRIM(INDIRECT(ADDRESS(21;2;4))))" office:value-type="float" office:value="1.56357521450766">
            <text:p>1.5635752145</text:p>
          </table:table-cell>
          <table:table-cell table:formula="of:=VALUE(TRIM(INDIRECT(ADDRESS(21;3;4))))" office:value-type="float" office:value="1.64197282330153">
            <text:p>1.6419728233</text:p>
          </table:table-cell>
          <table:table-cell table:formula="of:=VALUE(TRIM(INDIRECT(ADDRESS(21;4;4))))" office:value-type="float" office:value="1.55061999759856">
            <text:p>1.5506199976</text:p>
          </table:table-cell>
          <table:table-cell table:formula="of:=VALUE(TRIM(INDIRECT(ADDRESS(21;5;4))))" office:value-type="float" office:value="1.68726111823044">
            <text:p>1.6872611182</text:p>
          </table:table-cell>
          <table:table-cell table:formula="of:=VALUE(TRIM(INDIRECT(ADDRESS(21;6;4))))" office:value-type="float" office:value="1.62349682718255">
            <text:p>1.6234968272</text:p>
          </table:table-cell>
        </table:table-row>
        <table:table-row table:style-name="ro2">
          <table:table-cell/>
          <table:table-cell table:formula="of:=VALUE(TRIM(INDIRECT(ADDRESS(22;2;4))))" office:value-type="float" office:value="1.65210409678975">
            <text:p>1.6521040968</text:p>
          </table:table-cell>
          <table:table-cell table:formula="of:=VALUE(TRIM(INDIRECT(ADDRESS(22;3;4))))" office:value-type="float" office:value="1.63897187042503">
            <text:p>1.6389718704</text:p>
          </table:table-cell>
          <table:table-cell table:formula="of:=VALUE(TRIM(INDIRECT(ADDRESS(22;4;4))))" office:value-type="float" office:value="1.28797183254376">
            <text:p>1.2879718325</text:p>
          </table:table-cell>
          <table:table-cell table:formula="of:=VALUE(TRIM(INDIRECT(ADDRESS(22;5;4))))" office:value-type="float" office:value="1.51479456104193">
            <text:p>1.514794561</text:p>
          </table:table-cell>
          <table:table-cell table:formula="of:=VALUE(TRIM(INDIRECT(ADDRESS(22;6;4))))" office:value-type="float" office:value="1.42064643106326">
            <text:p>1.4206464311</text:p>
          </table:table-cell>
        </table:table-row>
        <table:table-row table:style-name="ro2">
          <table:table-cell/>
          <table:table-cell table:formula="of:=VALUE(TRIM(INDIRECT(ADDRESS(23;2;4))))" office:value-type="float" office:value="1.58208252933842">
            <text:p>1.5820825293</text:p>
          </table:table-cell>
          <table:table-cell table:formula="of:=VALUE(TRIM(INDIRECT(ADDRESS(23;3;4))))" office:value-type="float" office:value="1.62963920547505">
            <text:p>1.6296392055</text:p>
          </table:table-cell>
          <table:table-cell table:formula="of:=VALUE(TRIM(INDIRECT(ADDRESS(23;4;4))))" office:value-type="float" office:value="1.1858494981042">
            <text:p>1.1858494981</text:p>
          </table:table-cell>
          <table:table-cell table:formula="of:=VALUE(TRIM(INDIRECT(ADDRESS(23;5;4))))" office:value-type="float" office:value="1.47796967058448">
            <text:p>1.4779696706</text:p>
          </table:table-cell>
          <table:table-cell table:formula="of:=VALUE(TRIM(INDIRECT(ADDRESS(23;6;4))))" office:value-type="float" office:value="1.08993893771445">
            <text:p>1.0899389377</text:p>
          </table:table-cell>
        </table:table-row>
        <table:table-row table:style-name="ro2">
          <table:table-cell/>
          <table:table-cell table:formula="of:=VALUE(TRIM(INDIRECT(ADDRESS(24;2;4))))" office:value-type="float" office:value="0.14724135103148">
            <text:p>0.147241351</text:p>
          </table:table-cell>
          <table:table-cell table:formula="of:=VALUE(TRIM(INDIRECT(ADDRESS(24;3;4))))" office:value-type="float" office:value="0.254600277408471">
            <text:p>0.2546002774</text:p>
          </table:table-cell>
          <table:table-cell table:formula="of:=VALUE(TRIM(INDIRECT(ADDRESS(24;4;4))))" office:value-type="float" office:value="-0.304703221617256">
            <text:p>-0.3047032216</text:p>
          </table:table-cell>
          <table:table-cell table:formula="of:=VALUE(TRIM(INDIRECT(ADDRESS(24;5;4))))" office:value-type="float" office:value="-0.194342221816421">
            <text:p>-0.1943422218</text:p>
          </table:table-cell>
          <table:table-cell table:formula="of:=VALUE(TRIM(INDIRECT(ADDRESS(24;6;4))))" office:value-type="float" office:value="-0.390726988651951">
            <text:p>-0.3907269887</text:p>
          </table:table-cell>
        </table:table-row>
        <table:table-row table:style-name="ro2">
          <table:table-cell/>
          <table:table-cell table:formula="of:=VALUE(TRIM(INDIRECT(ADDRESS(25;2;4))))" office:value-type="float" office:value="0.777498483725152">
            <text:p>0.7774984837</text:p>
          </table:table-cell>
          <table:table-cell table:formula="of:=VALUE(TRIM(INDIRECT(ADDRESS(25;3;4))))" office:value-type="float" office:value="0.744385608695009">
            <text:p>0.7443856087</text:p>
          </table:table-cell>
          <table:table-cell table:formula="of:=VALUE(TRIM(INDIRECT(ADDRESS(25;4;4))))" office:value-type="float" office:value="0.607776854031457">
            <text:p>0.607776854</text:p>
          </table:table-cell>
          <table:table-cell table:formula="of:=VALUE(TRIM(INDIRECT(ADDRESS(25;5;4))))" office:value-type="float" office:value="0.8623709180079">
            <text:p>0.862370918</text:p>
          </table:table-cell>
          <table:table-cell table:formula="of:=VALUE(TRIM(INDIRECT(ADDRESS(25;6;4))))" office:value-type="float" office:value="0.737867805979542">
            <text:p>0.737867806</text:p>
          </table:table-cell>
        </table:table-row>
        <table:table-row table:style-name="ro2">
          <table:table-cell/>
          <table:table-cell table:formula="of:=VALUE(TRIM(INDIRECT(ADDRESS(26;2;4))))" office:value-type="float" office:value="1.65964344734218">
            <text:p>1.6596434473</text:p>
          </table:table-cell>
          <table:table-cell table:formula="of:=VALUE(TRIM(INDIRECT(ADDRESS(26;3;4))))" office:value-type="float" office:value="1.62912861421172">
            <text:p>1.6291286142</text:p>
          </table:table-cell>
          <table:table-cell table:formula="of:=VALUE(TRIM(INDIRECT(ADDRESS(26;4;4))))" office:value-type="float" office:value="1.31581979302595">
            <text:p>1.315819793</text:p>
          </table:table-cell>
          <table:table-cell table:formula="of:=VALUE(TRIM(INDIRECT(ADDRESS(26;5;4))))" office:value-type="float" office:value="1.7657464497371">
            <text:p>1.7657464497</text:p>
          </table:table-cell>
          <table:table-cell table:formula="of:=VALUE(TRIM(INDIRECT(ADDRESS(26;6;4))))" office:value-type="float" office:value="1.43713549624409">
            <text:p>1.4371354962</text:p>
          </table:table-cell>
        </table:table-row>
        <table:table-row table:style-name="ro2">
          <table:table-cell/>
          <table:table-cell table:formula="of:=VALUE(TRIM(INDIRECT(ADDRESS(27;2;4))))" office:value-type="float" office:value="1.82051511237973">
            <text:p>1.8205151124</text:p>
          </table:table-cell>
          <table:table-cell table:formula="of:=VALUE(TRIM(INDIRECT(ADDRESS(27;3;4))))" office:value-type="float" office:value="1.86802484006106">
            <text:p>1.8680248401</text:p>
          </table:table-cell>
          <table:table-cell table:formula="of:=VALUE(TRIM(INDIRECT(ADDRESS(27;4;4))))" office:value-type="float" office:value="1.46349986028895">
            <text:p>1.4634998603</text:p>
          </table:table-cell>
          <table:table-cell table:formula="of:=VALUE(TRIM(INDIRECT(ADDRESS(27;5;4))))" office:value-type="float" office:value="1.95502632806349">
            <text:p>1.9550263281</text:p>
          </table:table-cell>
          <table:table-cell table:formula="of:=VALUE(TRIM(INDIRECT(ADDRESS(27;6;4))))" office:value-type="float" office:value="1.78391245375135">
            <text:p>1.7839124538</text:p>
          </table:table-cell>
        </table:table-row>
        <table:table-row table:style-name="ro2">
          <table:table-cell/>
          <table:table-cell table:formula="of:=VALUE(TRIM(INDIRECT(ADDRESS(28;2;4))))" office:value-type="float" office:value="1.42890146023028">
            <text:p>1.4289014602</text:p>
          </table:table-cell>
          <table:table-cell table:formula="of:=VALUE(TRIM(INDIRECT(ADDRESS(28;3;4))))" office:value-type="float" office:value="1.37140400021236">
            <text:p>1.3714040002</text:p>
          </table:table-cell>
          <table:table-cell table:formula="of:=VALUE(TRIM(INDIRECT(ADDRESS(28;4;4))))" office:value-type="float" office:value="1.41881661433878">
            <text:p>1.4188166143</text:p>
          </table:table-cell>
          <table:table-cell table:formula="of:=VALUE(TRIM(INDIRECT(ADDRESS(28;5;4))))" office:value-type="float" office:value="1.47712125471966">
            <text:p>1.4771212547</text:p>
          </table:table-cell>
          <table:table-cell table:formula="of:=VALUE(TRIM(INDIRECT(ADDRESS(28;6;4))))" office:value-type="float" office:value="1.46001288792711">
            <text:p>1.4600128879</text:p>
          </table:table-cell>
        </table:table-row>
        <table:table-row table:style-name="ro2">
          <table:table-cell/>
          <table:table-cell table:formula="of:=VALUE(TRIM(INDIRECT(ADDRESS(29;2;4))))" office:value-type="float" office:value="2.59072147434341">
            <text:p>2.5907214743</text:p>
          </table:table-cell>
          <table:table-cell table:formula="of:=VALUE(TRIM(INDIRECT(ADDRESS(29;3;4))))" office:value-type="float" office:value="2.59859904177938">
            <text:p>2.5985990418</text:p>
          </table:table-cell>
          <table:table-cell table:formula="of:=VALUE(TRIM(INDIRECT(ADDRESS(29;4;4))))" office:value-type="float" office:value="2.16171933786123">
            <text:p>2.1617193379</text:p>
          </table:table-cell>
          <table:table-cell table:formula="of:=VALUE(TRIM(INDIRECT(ADDRESS(29;5;4))))" office:value-type="float" office:value="2.60846734859206">
            <text:p>2.6084673486</text:p>
          </table:table-cell>
          <table:table-cell table:formula="of:=VALUE(TRIM(INDIRECT(ADDRESS(29;6;4))))" office:value-type="float" office:value="2.30235079641587">
            <text:p>2.3023507964</text:p>
          </table:table-cell>
        </table:table-row>
        <table:table-row table:style-name="ro2">
          <table:table-cell/>
          <table:table-cell table:formula="of:=VALUE(TRIM(INDIRECT(ADDRESS(30;2;4))))" office:value-type="float" office:value="0.570846640046155">
            <text:p>0.57084664</text:p>
          </table:table-cell>
          <table:table-cell table:formula="of:=VALUE(TRIM(INDIRECT(ADDRESS(30;3;4))))" office:value-type="float" office:value="0.589341246998105">
            <text:p>0.589341247</text:p>
          </table:table-cell>
          <table:table-cell table:formula="of:=VALUE(TRIM(INDIRECT(ADDRESS(30;4;4))))" office:value-type="float" office:value="0.380924129108104">
            <text:p>0.3809241291</text:p>
          </table:table-cell>
          <table:table-cell table:formula="of:=VALUE(TRIM(INDIRECT(ADDRESS(30;5;4))))" office:value-type="float" office:value="0.69588735415191">
            <text:p>0.6958873542</text:p>
          </table:table-cell>
          <table:table-cell table:formula="of:=VALUE(TRIM(INDIRECT(ADDRESS(30;6;4))))" office:value-type="float" office:value="0.3974400943906">
            <text:p>0.3974400944</text:p>
          </table:table-cell>
        </table:table-row>
        <table:table-row table:style-name="ro2">
          <table:table-cell/>
          <table:table-cell table:formula="of:=VALUE(TRIM(INDIRECT(ADDRESS(31;2;4))))" office:value-type="float" office:value="1.70991019710517">
            <text:p>1.7099101971</text:p>
          </table:table-cell>
          <table:table-cell table:formula="of:=VALUE(TRIM(INDIRECT(ADDRESS(31;3;4))))" office:value-type="float" office:value="1.72219649956797">
            <text:p>1.7221964996</text:p>
          </table:table-cell>
          <table:table-cell table:formula="of:=VALUE(TRIM(INDIRECT(ADDRESS(31;4;4))))" office:value-type="float" office:value="1.71529618527331">
            <text:p>1.7152961853</text:p>
          </table:table-cell>
          <table:table-cell table:formula="of:=VALUE(TRIM(INDIRECT(ADDRESS(31;5;4))))" office:value-type="float" office:value="1.76766924944728">
            <text:p>1.7676692494</text:p>
          </table:table-cell>
          <table:table-cell table:formula="of:=VALUE(TRIM(INDIRECT(ADDRESS(31;6;4))))" office:value-type="float" office:value="1.66544708050048">
            <text:p>1.6654470805</text:p>
          </table:table-cell>
        </table:table-row>
        <table:table-row table:style-name="ro2">
          <table:table-cell/>
          <table:table-cell table:formula="of:=VALUE(TRIM(INDIRECT(ADDRESS(32;2;4))))" office:value-type="float" office:value="1.78818649855062">
            <text:p>1.7881864986</text:p>
          </table:table-cell>
          <table:table-cell table:formula="of:=VALUE(TRIM(INDIRECT(ADDRESS(32;3;4))))" office:value-type="float" office:value="1.77762269271424">
            <text:p>1.7776226927</text:p>
          </table:table-cell>
          <table:table-cell table:formula="of:=VALUE(TRIM(INDIRECT(ADDRESS(32;4;4))))" office:value-type="float" office:value="1.70950177621569">
            <text:p>1.7095017762</text:p>
          </table:table-cell>
          <table:table-cell table:formula="of:=VALUE(TRIM(INDIRECT(ADDRESS(32;5;4))))" office:value-type="float" office:value="1.74711157632762">
            <text:p>1.7471115763</text:p>
          </table:table-cell>
          <table:table-cell table:formula="of:=VALUE(TRIM(INDIRECT(ADDRESS(32;6;4))))" office:value-type="float" office:value="1.65574745856907">
            <text:p>1.6557474586</text:p>
          </table:table-cell>
        </table:table-row>
        <table:table-row table:style-name="ro2">
          <table:table-cell/>
          <table:table-cell table:formula="of:=VALUE(TRIM(INDIRECT(ADDRESS(33;2;4))))" office:value-type="float" office:value="1.81507016585121">
            <text:p>1.8150701659</text:p>
          </table:table-cell>
          <table:table-cell table:formula="of:=VALUE(TRIM(INDIRECT(ADDRESS(33;3;4))))" office:value-type="float" office:value="1.82808645901486">
            <text:p>1.828086459</text:p>
          </table:table-cell>
          <table:table-cell table:formula="of:=VALUE(TRIM(INDIRECT(ADDRESS(33;4;4))))" office:value-type="float" office:value="1.39237970519722">
            <text:p>1.3923797052</text:p>
          </table:table-cell>
          <table:table-cell table:formula="of:=VALUE(TRIM(INDIRECT(ADDRESS(33;5;4))))" office:value-type="float" office:value="1.63708777407735">
            <text:p>1.6370877741</text:p>
          </table:table-cell>
          <table:table-cell table:formula="of:=VALUE(TRIM(INDIRECT(ADDRESS(33;6;4))))" office:value-type="float" office:value="1.56176253194252">
            <text:p>1.5617625319</text:p>
          </table:table-cell>
        </table:table-row>
        <table:table-row table:style-name="ro2">
          <table:table-cell/>
          <table:table-cell table:formula="of:=VALUE(TRIM(INDIRECT(ADDRESS(34;2;4))))" office:value-type="float" office:value="0.368986378912313">
            <text:p>0.3689863789</text:p>
          </table:table-cell>
          <table:table-cell table:formula="of:=VALUE(TRIM(INDIRECT(ADDRESS(34;3;4))))" office:value-type="float" office:value="0.286181168742631">
            <text:p>0.2861811687</text:p>
          </table:table-cell>
          <table:table-cell table:formula="of:=VALUE(TRIM(INDIRECT(ADDRESS(34;4;4))))" office:value-type="float" office:value="-0.0793036783292443">
            <text:p>-0.0793036783</text:p>
          </table:table-cell>
          <table:table-cell table:formula="of:=VALUE(TRIM(INDIRECT(ADDRESS(34;5;4))))" office:value-type="float" office:value="0.105712825429501">
            <text:p>0.1057128254</text:p>
          </table:table-cell>
          <table:table-cell table:formula="of:=VALUE(TRIM(INDIRECT(ADDRESS(34;6;4))))" office:value-type="float" office:value="-1.53389857382026">
            <text:p>-1.5338985738</text:p>
          </table:table-cell>
        </table:table-row>
        <table:table-row table:style-name="ro2">
          <table:table-cell/>
          <table:table-cell table:formula="of:=VALUE(TRIM(INDIRECT(ADDRESS(35;2;4))))" office:value-type="float" office:value="0.844730745462788">
            <text:p>0.8447307455</text:p>
          </table:table-cell>
          <table:table-cell table:formula="of:=VALUE(TRIM(INDIRECT(ADDRESS(35;3;4))))" office:value-type="float" office:value="0.927951098432518">
            <text:p>0.9279510984</text:p>
          </table:table-cell>
          <table:table-cell table:formula="of:=VALUE(TRIM(INDIRECT(ADDRESS(35;4;4))))" office:value-type="float" office:value="0.831192450235353">
            <text:p>0.8311924502</text:p>
          </table:table-cell>
          <table:table-cell table:formula="of:=VALUE(TRIM(INDIRECT(ADDRESS(35;5;4))))" office:value-type="float" office:value="0.962821409448937">
            <text:p>0.9628214094</text:p>
          </table:table-cell>
          <table:table-cell table:formula="of:=VALUE(TRIM(INDIRECT(ADDRESS(35;6;4))))" office:value-type="float" office:value="0.867049975030407">
            <text:p>0.867049975</text:p>
          </table:table-cell>
        </table:table-row>
        <table:table-row table:style-name="ro2">
          <table:table-cell/>
          <table:table-cell table:formula="of:=VALUE(TRIM(INDIRECT(ADDRESS(36;2;4))))" office:value-type="float" office:value="1.83172483146238">
            <text:p>1.8317248315</text:p>
          </table:table-cell>
          <table:table-cell table:formula="of:=VALUE(TRIM(INDIRECT(ADDRESS(36;3;4))))" office:value-type="float" office:value="1.81474116400654">
            <text:p>1.814741164</text:p>
          </table:table-cell>
          <table:table-cell table:formula="of:=VALUE(TRIM(INDIRECT(ADDRESS(36;4;4))))" office:value-type="float" office:value="1.62041377603803">
            <text:p>1.620413776</text:p>
          </table:table-cell>
          <table:table-cell table:formula="of:=VALUE(TRIM(INDIRECT(ADDRESS(36;5;4))))" office:value-type="float" office:value="1.86783188303283">
            <text:p>1.867831883</text:p>
          </table:table-cell>
          <table:table-cell table:formula="of:=VALUE(TRIM(INDIRECT(ADDRESS(36;6;4))))" office:value-type="float" office:value="1.70462386260404">
            <text:p>1.7046238626</text:p>
          </table:table-cell>
        </table:table-row>
        <table:table-row table:style-name="ro2">
          <table:table-cell/>
          <table:table-cell table:formula="of:=VALUE(TRIM(INDIRECT(ADDRESS(37;2;4))))" office:value-type="float" office:value="1.95536952279311">
            <text:p>1.9553695228</text:p>
          </table:table-cell>
          <table:table-cell table:formula="of:=VALUE(TRIM(INDIRECT(ADDRESS(37;3;4))))" office:value-type="float" office:value="1.94645353987493">
            <text:p>1.9464535399</text:p>
          </table:table-cell>
          <table:table-cell table:formula="of:=VALUE(TRIM(INDIRECT(ADDRESS(37;4;4))))" office:value-type="float" office:value="1.81894534547687">
            <text:p>1.8189453455</text:p>
          </table:table-cell>
          <table:table-cell table:formula="of:=VALUE(TRIM(INDIRECT(ADDRESS(37;5;4))))" office:value-type="float" office:value="1.99718195436289">
            <text:p>1.9971819544</text:p>
          </table:table-cell>
          <table:table-cell table:formula="of:=VALUE(TRIM(INDIRECT(ADDRESS(37;6;4))))" office:value-type="float" office:value="1.92425955704586">
            <text:p>1.92425955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RANK(INDIRECT(ADDRESS(39;2;4));INDIRECT(ADDRESS(39;2;4)):INDIRECT(ADDRESS(39;6;4));1)" office:value-type="float" office:value="4">
            <text:p>4</text:p>
          </table:table-cell>
          <table:table-cell table:formula="of:=RANK(INDIRECT(ADDRESS(39;3;4));INDIRECT(ADDRESS(39;2;4)):INDIRECT(ADDRESS(39;6;4));1)" office:value-type="float" office:value="2">
            <text:p>2</text:p>
          </table:table-cell>
          <table:table-cell table:formula="of:=RANK(INDIRECT(ADDRESS(39;4;4));INDIRECT(ADDRESS(39;2;4)):INDIRECT(ADDRESS(39;6;4));1)" office:value-type="float" office:value="3">
            <text:p>3</text:p>
          </table:table-cell>
          <table:table-cell table:formula="of:=RANK(INDIRECT(ADDRESS(39;5;4));INDIRECT(ADDRESS(39;2;4)):INDIRECT(ADDRESS(39;6;4));1)" office:value-type="float" office:value="5">
            <text:p>5</text:p>
          </table:table-cell>
          <table:table-cell table:formula="of:=RANK(INDIRECT(ADDRESS(39;6;4));INDIRECT(ADDRESS(39;2;4)):INDIRECT(ADDRESS(39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0;2;4));INDIRECT(ADDRESS(40;2;4)):INDIRECT(ADDRESS(40;6;4));1)" office:value-type="float" office:value="5">
            <text:p>5</text:p>
          </table:table-cell>
          <table:table-cell table:formula="of:=RANK(INDIRECT(ADDRESS(40;3;4));INDIRECT(ADDRESS(40;2;4)):INDIRECT(ADDRESS(40;6;4));1)" office:value-type="float" office:value="4">
            <text:p>4</text:p>
          </table:table-cell>
          <table:table-cell table:formula="of:=RANK(INDIRECT(ADDRESS(40;4;4));INDIRECT(ADDRESS(40;2;4)):INDIRECT(ADDRESS(40;6;4));1)" office:value-type="float" office:value="3">
            <text:p>3</text:p>
          </table:table-cell>
          <table:table-cell table:formula="of:=RANK(INDIRECT(ADDRESS(40;5;4));INDIRECT(ADDRESS(40;2;4)):INDIRECT(ADDRESS(40;6;4));1)" office:value-type="float" office:value="1">
            <text:p>1</text:p>
          </table:table-cell>
          <table:table-cell table:formula="of:=RANK(INDIRECT(ADDRESS(40;6;4));INDIRECT(ADDRESS(40;2;4)):INDIRECT(ADDRESS(40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41;2;4));INDIRECT(ADDRESS(41;2;4)):INDIRECT(ADDRESS(41;6;4));1)" office:value-type="float" office:value="3">
            <text:p>3</text:p>
          </table:table-cell>
          <table:table-cell table:formula="of:=RANK(INDIRECT(ADDRESS(41;3;4));INDIRECT(ADDRESS(41;2;4)):INDIRECT(ADDRESS(41;6;4));1)" office:value-type="float" office:value="2">
            <text:p>2</text:p>
          </table:table-cell>
          <table:table-cell table:formula="of:=RANK(INDIRECT(ADDRESS(41;4;4));INDIRECT(ADDRESS(41;2;4)):INDIRECT(ADDRESS(41;6;4));1)" office:value-type="float" office:value="4">
            <text:p>4</text:p>
          </table:table-cell>
          <table:table-cell table:formula="of:=RANK(INDIRECT(ADDRESS(41;5;4));INDIRECT(ADDRESS(41;2;4)):INDIRECT(ADDRESS(41;6;4));1)" office:value-type="float" office:value="1">
            <text:p>1</text:p>
          </table:table-cell>
          <table:table-cell table:formula="of:=RANK(INDIRECT(ADDRESS(41;6;4));INDIRECT(ADDRESS(41;2;4)):INDIRECT(ADDRESS(41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42;2;4));INDIRECT(ADDRESS(42;2;4)):INDIRECT(ADDRESS(42;6;4));1)" office:value-type="float" office:value="2">
            <text:p>2</text:p>
          </table:table-cell>
          <table:table-cell table:formula="of:=RANK(INDIRECT(ADDRESS(42;3;4));INDIRECT(ADDRESS(42;2;4)):INDIRECT(ADDRESS(42;6;4));1)" office:value-type="float" office:value="3">
            <text:p>3</text:p>
          </table:table-cell>
          <table:table-cell table:formula="of:=RANK(INDIRECT(ADDRESS(42;4;4));INDIRECT(ADDRESS(42;2;4)):INDIRECT(ADDRESS(42;6;4));1)" office:value-type="float" office:value="4">
            <text:p>4</text:p>
          </table:table-cell>
          <table:table-cell table:formula="of:=RANK(INDIRECT(ADDRESS(42;5;4));INDIRECT(ADDRESS(42;2;4)):INDIRECT(ADDRESS(42;6;4));1)" office:value-type="float" office:value="1">
            <text:p>1</text:p>
          </table:table-cell>
          <table:table-cell table:formula="of:=RANK(INDIRECT(ADDRESS(42;6;4));INDIRECT(ADDRESS(42;2;4)):INDIRECT(ADDRESS(42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43;2;4));INDIRECT(ADDRESS(43;2;4)):INDIRECT(ADDRESS(43;6;4));1)" office:value-type="float" office:value="3">
            <text:p>3</text:p>
          </table:table-cell>
          <table:table-cell table:formula="of:=RANK(INDIRECT(ADDRESS(43;3;4));INDIRECT(ADDRESS(43;2;4)):INDIRECT(ADDRESS(43;6;4));1)" office:value-type="float" office:value="5">
            <text:p>5</text:p>
          </table:table-cell>
          <table:table-cell table:formula="of:=RANK(INDIRECT(ADDRESS(43;4;4));INDIRECT(ADDRESS(43;2;4)):INDIRECT(ADDRESS(43;6;4));1)" office:value-type="float" office:value="1">
            <text:p>1</text:p>
          </table:table-cell>
          <table:table-cell table:formula="of:=RANK(INDIRECT(ADDRESS(43;5;4));INDIRECT(ADDRESS(43;2;4)):INDIRECT(ADDRESS(43;6;4));1)" office:value-type="float" office:value="4">
            <text:p>4</text:p>
          </table:table-cell>
          <table:table-cell table:formula="of:=RANK(INDIRECT(ADDRESS(43;6;4));INDIRECT(ADDRESS(43;2;4)):INDIRECT(ADDRESS(43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44;2;4));INDIRECT(ADDRESS(44;2;4)):INDIRECT(ADDRESS(44;6;4));1)" office:value-type="float" office:value="2">
            <text:p>2</text:p>
          </table:table-cell>
          <table:table-cell table:formula="of:=RANK(INDIRECT(ADDRESS(44;3;4));INDIRECT(ADDRESS(44;2;4)):INDIRECT(ADDRESS(44;6;4));1)" office:value-type="float" office:value="4">
            <text:p>4</text:p>
          </table:table-cell>
          <table:table-cell table:formula="of:=RANK(INDIRECT(ADDRESS(44;4;4));INDIRECT(ADDRESS(44;2;4)):INDIRECT(ADDRESS(44;6;4));1)" office:value-type="float" office:value="1">
            <text:p>1</text:p>
          </table:table-cell>
          <table:table-cell table:formula="of:=RANK(INDIRECT(ADDRESS(44;5;4));INDIRECT(ADDRESS(44;2;4)):INDIRECT(ADDRESS(44;6;4));1)" office:value-type="float" office:value="5">
            <text:p>5</text:p>
          </table:table-cell>
          <table:table-cell table:formula="of:=RANK(INDIRECT(ADDRESS(44;6;4));INDIRECT(ADDRESS(44;2;4)):INDIRECT(ADDRESS(44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45;2;4));INDIRECT(ADDRESS(45;2;4)):INDIRECT(ADDRESS(45;6;4));1)" office:value-type="float" office:value="4">
            <text:p>4</text:p>
          </table:table-cell>
          <table:table-cell table:formula="of:=RANK(INDIRECT(ADDRESS(45;3;4));INDIRECT(ADDRESS(45;2;4)):INDIRECT(ADDRESS(45;6;4));1)" office:value-type="float" office:value="3">
            <text:p>3</text:p>
          </table:table-cell>
          <table:table-cell table:formula="of:=RANK(INDIRECT(ADDRESS(45;4;4));INDIRECT(ADDRESS(45;2;4)):INDIRECT(ADDRESS(45;6;4));1)" office:value-type="float" office:value="2">
            <text:p>2</text:p>
          </table:table-cell>
          <table:table-cell table:formula="of:=RANK(INDIRECT(ADDRESS(45;5;4));INDIRECT(ADDRESS(45;2;4)):INDIRECT(ADDRESS(45;6;4));1)" office:value-type="float" office:value="5">
            <text:p>5</text:p>
          </table:table-cell>
          <table:table-cell table:formula="of:=RANK(INDIRECT(ADDRESS(45;6;4));INDIRECT(ADDRESS(45;2;4)):INDIRECT(ADDRESS(45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6;2;4));INDIRECT(ADDRESS(46;2;4)):INDIRECT(ADDRESS(46;6;4));1)" office:value-type="float" office:value="4">
            <text:p>4</text:p>
          </table:table-cell>
          <table:table-cell table:formula="of:=RANK(INDIRECT(ADDRESS(46;3;4));INDIRECT(ADDRESS(46;2;4)):INDIRECT(ADDRESS(46;6;4));1)" office:value-type="float" office:value="3">
            <text:p>3</text:p>
          </table:table-cell>
          <table:table-cell table:formula="of:=RANK(INDIRECT(ADDRESS(46;4;4));INDIRECT(ADDRESS(46;2;4)):INDIRECT(ADDRESS(46;6;4));1)" office:value-type="float" office:value="1">
            <text:p>1</text:p>
          </table:table-cell>
          <table:table-cell table:formula="of:=RANK(INDIRECT(ADDRESS(46;5;4));INDIRECT(ADDRESS(46;2;4)):INDIRECT(ADDRESS(46;6;4));1)" office:value-type="float" office:value="5">
            <text:p>5</text:p>
          </table:table-cell>
          <table:table-cell table:formula="of:=RANK(INDIRECT(ADDRESS(46;6;4));INDIRECT(ADDRESS(46;2;4)):INDIRECT(ADDRESS(46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47;2;4));INDIRECT(ADDRESS(47;2;4)):INDIRECT(ADDRESS(47;6;4));1)" office:value-type="float" office:value="5">
            <text:p>5</text:p>
          </table:table-cell>
          <table:table-cell table:formula="of:=RANK(INDIRECT(ADDRESS(47;3;4));INDIRECT(ADDRESS(47;2;4)):INDIRECT(ADDRESS(47;6;4));1)" office:value-type="float" office:value="3">
            <text:p>3</text:p>
          </table:table-cell>
          <table:table-cell table:formula="of:=RANK(INDIRECT(ADDRESS(47;4;4));INDIRECT(ADDRESS(47;2;4)):INDIRECT(ADDRESS(47;6;4));1)" office:value-type="float" office:value="1">
            <text:p>1</text:p>
          </table:table-cell>
          <table:table-cell table:formula="of:=RANK(INDIRECT(ADDRESS(47;5;4));INDIRECT(ADDRESS(47;2;4)):INDIRECT(ADDRESS(47;6;4));1)" office:value-type="float" office:value="4">
            <text:p>4</text:p>
          </table:table-cell>
          <table:table-cell table:formula="of:=RANK(INDIRECT(ADDRESS(47;6;4));INDIRECT(ADDRESS(47;2;4)):INDIRECT(ADDRESS(47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48;2;4));INDIRECT(ADDRESS(48;2;4)):INDIRECT(ADDRESS(48;6;4));1)" office:value-type="float" office:value="3">
            <text:p>3</text:p>
          </table:table-cell>
          <table:table-cell table:formula="of:=RANK(INDIRECT(ADDRESS(48;3;4));INDIRECT(ADDRESS(48;2;4)):INDIRECT(ADDRESS(48;6;4));1)" office:value-type="float" office:value="4">
            <text:p>4</text:p>
          </table:table-cell>
          <table:table-cell table:formula="of:=RANK(INDIRECT(ADDRESS(48;4;4));INDIRECT(ADDRESS(48;2;4)):INDIRECT(ADDRESS(48;6;4));1)" office:value-type="float" office:value="2">
            <text:p>2</text:p>
          </table:table-cell>
          <table:table-cell table:formula="of:=RANK(INDIRECT(ADDRESS(48;5;4));INDIRECT(ADDRESS(48;2;4)):INDIRECT(ADDRESS(48;6;4));1)" office:value-type="float" office:value="5">
            <text:p>5</text:p>
          </table:table-cell>
          <table:table-cell table:formula="of:=RANK(INDIRECT(ADDRESS(48;6;4));INDIRECT(ADDRESS(48;2;4)):INDIRECT(ADDRESS(48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9;2;4));INDIRECT(ADDRESS(49;2;4)):INDIRECT(ADDRESS(49;6;4));1)" office:value-type="float" office:value="5">
            <text:p>5</text:p>
          </table:table-cell>
          <table:table-cell table:formula="of:=RANK(INDIRECT(ADDRESS(49;3;4));INDIRECT(ADDRESS(49;2;4)):INDIRECT(ADDRESS(49;6;4));1)" office:value-type="float" office:value="4">
            <text:p>4</text:p>
          </table:table-cell>
          <table:table-cell table:formula="of:=RANK(INDIRECT(ADDRESS(49;4;4));INDIRECT(ADDRESS(49;2;4)):INDIRECT(ADDRESS(49;6;4));1)" office:value-type="float" office:value="3">
            <text:p>3</text:p>
          </table:table-cell>
          <table:table-cell table:formula="of:=RANK(INDIRECT(ADDRESS(49;5;4));INDIRECT(ADDRESS(49;2;4)):INDIRECT(ADDRESS(49;6;4));1)" office:value-type="float" office:value="1">
            <text:p>1</text:p>
          </table:table-cell>
          <table:table-cell table:formula="of:=RANK(INDIRECT(ADDRESS(49;6;4));INDIRECT(ADDRESS(49;2;4)):INDIRECT(ADDRESS(49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50;2;4));INDIRECT(ADDRESS(50;2;4)):INDIRECT(ADDRESS(50;6;4));1)" office:value-type="float" office:value="5">
            <text:p>5</text:p>
          </table:table-cell>
          <table:table-cell table:formula="of:=RANK(INDIRECT(ADDRESS(50;3;4));INDIRECT(ADDRESS(50;2;4)):INDIRECT(ADDRESS(50;6;4));1)" office:value-type="float" office:value="4">
            <text:p>4</text:p>
          </table:table-cell>
          <table:table-cell table:formula="of:=RANK(INDIRECT(ADDRESS(50;4;4));INDIRECT(ADDRESS(50;2;4)):INDIRECT(ADDRESS(50;6;4));1)" office:value-type="float" office:value="3">
            <text:p>3</text:p>
          </table:table-cell>
          <table:table-cell table:formula="of:=RANK(INDIRECT(ADDRESS(50;5;4));INDIRECT(ADDRESS(50;2;4)):INDIRECT(ADDRESS(50;6;4));1)" office:value-type="float" office:value="1">
            <text:p>1</text:p>
          </table:table-cell>
          <table:table-cell table:formula="of:=RANK(INDIRECT(ADDRESS(50;6;4));INDIRECT(ADDRESS(50;2;4)):INDIRECT(ADDRESS(50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51;2;4));INDIRECT(ADDRESS(51;2;4)):INDIRECT(ADDRESS(51;6;4));1)" office:value-type="float" office:value="5">
            <text:p>5</text:p>
          </table:table-cell>
          <table:table-cell table:formula="of:=RANK(INDIRECT(ADDRESS(51;3;4));INDIRECT(ADDRESS(51;2;4)):INDIRECT(ADDRESS(51;6;4));1)" office:value-type="float" office:value="3">
            <text:p>3</text:p>
          </table:table-cell>
          <table:table-cell table:formula="of:=RANK(INDIRECT(ADDRESS(51;4;4));INDIRECT(ADDRESS(51;2;4)):INDIRECT(ADDRESS(51;6;4));1)" office:value-type="float" office:value="4">
            <text:p>4</text:p>
          </table:table-cell>
          <table:table-cell table:formula="of:=RANK(INDIRECT(ADDRESS(51;5;4));INDIRECT(ADDRESS(51;2;4)):INDIRECT(ADDRESS(51;6;4));1)" office:value-type="float" office:value="1">
            <text:p>1</text:p>
          </table:table-cell>
          <table:table-cell table:formula="of:=RANK(INDIRECT(ADDRESS(51;6;4));INDIRECT(ADDRESS(51;2;4)):INDIRECT(ADDRESS(51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2;2;4));INDIRECT(ADDRESS(52;2;4)):INDIRECT(ADDRESS(52;6;4));1)" office:value-type="float" office:value="3">
            <text:p>3</text:p>
          </table:table-cell>
          <table:table-cell table:formula="of:=RANK(INDIRECT(ADDRESS(52;3;4));INDIRECT(ADDRESS(52;2;4)):INDIRECT(ADDRESS(52;6;4));1)" office:value-type="float" office:value="5">
            <text:p>5</text:p>
          </table:table-cell>
          <table:table-cell table:formula="of:=RANK(INDIRECT(ADDRESS(52;4;4));INDIRECT(ADDRESS(52;2;4)):INDIRECT(ADDRESS(52;6;4));1)" office:value-type="float" office:value="2">
            <text:p>2</text:p>
          </table:table-cell>
          <table:table-cell table:formula="of:=RANK(INDIRECT(ADDRESS(52;5;4));INDIRECT(ADDRESS(52;2;4)):INDIRECT(ADDRESS(52;6;4));1)" office:value-type="float" office:value="4">
            <text:p>4</text:p>
          </table:table-cell>
          <table:table-cell table:formula="of:=RANK(INDIRECT(ADDRESS(52;6;4));INDIRECT(ADDRESS(52;2;4)):INDIRECT(ADDRESS(52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3;2;4));INDIRECT(ADDRESS(53;2;4)):INDIRECT(ADDRESS(53;6;4));1)" office:value-type="float" office:value="2">
            <text:p>2</text:p>
          </table:table-cell>
          <table:table-cell table:formula="of:=RANK(INDIRECT(ADDRESS(53;3;4));INDIRECT(ADDRESS(53;2;4)):INDIRECT(ADDRESS(53;6;4));1)" office:value-type="float" office:value="4">
            <text:p>4</text:p>
          </table:table-cell>
          <table:table-cell table:formula="of:=RANK(INDIRECT(ADDRESS(53;4;4));INDIRECT(ADDRESS(53;2;4)):INDIRECT(ADDRESS(53;6;4));1)" office:value-type="float" office:value="3">
            <text:p>3</text:p>
          </table:table-cell>
          <table:table-cell table:formula="of:=RANK(INDIRECT(ADDRESS(53;5;4));INDIRECT(ADDRESS(53;2;4)):INDIRECT(ADDRESS(53;6;4));1)" office:value-type="float" office:value="5">
            <text:p>5</text:p>
          </table:table-cell>
          <table:table-cell table:formula="of:=RANK(INDIRECT(ADDRESS(53;6;4));INDIRECT(ADDRESS(53;2;4)):INDIRECT(ADDRESS(53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4;2;4));INDIRECT(ADDRESS(54;2;4)):INDIRECT(ADDRESS(54;6;4));1)" office:value-type="float" office:value="1">
            <text:p>1</text:p>
          </table:table-cell>
          <table:table-cell table:formula="of:=RANK(INDIRECT(ADDRESS(54;3;4));INDIRECT(ADDRESS(54;2;4)):INDIRECT(ADDRESS(54;6;4));1)" office:value-type="float" office:value="2">
            <text:p>2</text:p>
          </table:table-cell>
          <table:table-cell table:formula="of:=RANK(INDIRECT(ADDRESS(54;4;4));INDIRECT(ADDRESS(54;2;4)):INDIRECT(ADDRESS(54;6;4));1)" office:value-type="float" office:value="3">
            <text:p>3</text:p>
          </table:table-cell>
          <table:table-cell table:formula="of:=RANK(INDIRECT(ADDRESS(54;5;4));INDIRECT(ADDRESS(54;2;4)):INDIRECT(ADDRESS(54;6;4));1)" office:value-type="float" office:value="5">
            <text:p>5</text:p>
          </table:table-cell>
          <table:table-cell table:formula="of:=RANK(INDIRECT(ADDRESS(54;6;4));INDIRECT(ADDRESS(54;2;4)):INDIRECT(ADDRESS(54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55;2;4));INDIRECT(ADDRESS(55;2;4)):INDIRECT(ADDRESS(55;6;4));1)" office:value-type="float" office:value="4">
            <text:p>4</text:p>
          </table:table-cell>
          <table:table-cell table:formula="of:=RANK(INDIRECT(ADDRESS(55;3;4));INDIRECT(ADDRESS(55;2;4)):INDIRECT(ADDRESS(55;6;4));1)" office:value-type="float" office:value="2">
            <text:p>2</text:p>
          </table:table-cell>
          <table:table-cell table:formula="of:=RANK(INDIRECT(ADDRESS(55;4;4));INDIRECT(ADDRESS(55;2;4)):INDIRECT(ADDRESS(55;6;4));1)" office:value-type="float" office:value="1">
            <text:p>1</text:p>
          </table:table-cell>
          <table:table-cell table:formula="of:=RANK(INDIRECT(ADDRESS(55;5;4));INDIRECT(ADDRESS(55;2;4)):INDIRECT(ADDRESS(55;6;4));1)" office:value-type="float" office:value="5">
            <text:p>5</text:p>
          </table:table-cell>
          <table:table-cell table:formula="of:=RANK(INDIRECT(ADDRESS(55;6;4));INDIRECT(ADDRESS(55;2;4)):INDIRECT(ADDRESS(55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56;2;4));INDIRECT(ADDRESS(56;2;4)):INDIRECT(ADDRESS(56;6;4));1)" office:value-type="float" office:value="5">
            <text:p>5</text:p>
          </table:table-cell>
          <table:table-cell table:formula="of:=RANK(INDIRECT(ADDRESS(56;3;4));INDIRECT(ADDRESS(56;2;4)):INDIRECT(ADDRESS(56;6;4));1)" office:value-type="float" office:value="3">
            <text:p>3</text:p>
          </table:table-cell>
          <table:table-cell table:formula="of:=RANK(INDIRECT(ADDRESS(56;4;4));INDIRECT(ADDRESS(56;2;4)):INDIRECT(ADDRESS(56;6;4));1)" office:value-type="float" office:value="2">
            <text:p>2</text:p>
          </table:table-cell>
          <table:table-cell table:formula="of:=RANK(INDIRECT(ADDRESS(56;5;4));INDIRECT(ADDRESS(56;2;4)):INDIRECT(ADDRESS(56;6;4));1)" office:value-type="float" office:value="4">
            <text:p>4</text:p>
          </table:table-cell>
          <table:table-cell table:formula="of:=RANK(INDIRECT(ADDRESS(56;6;4));INDIRECT(ADDRESS(56;2;4)):INDIRECT(ADDRESS(56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7;2;4));INDIRECT(ADDRESS(57;2;4)):INDIRECT(ADDRESS(57;6;4));1)" office:value-type="float" office:value="4">
            <text:p>4</text:p>
          </table:table-cell>
          <table:table-cell table:formula="of:=RANK(INDIRECT(ADDRESS(57;3;4));INDIRECT(ADDRESS(57;2;4)):INDIRECT(ADDRESS(57;6;4));1)" office:value-type="float" office:value="3">
            <text:p>3</text:p>
          </table:table-cell>
          <table:table-cell table:formula="of:=RANK(INDIRECT(ADDRESS(57;4;4));INDIRECT(ADDRESS(57;2;4)):INDIRECT(ADDRESS(57;6;4));1)" office:value-type="float" office:value="1">
            <text:p>1</text:p>
          </table:table-cell>
          <table:table-cell table:formula="of:=RANK(INDIRECT(ADDRESS(57;5;4));INDIRECT(ADDRESS(57;2;4)):INDIRECT(ADDRESS(57;6;4));1)" office:value-type="float" office:value="5">
            <text:p>5</text:p>
          </table:table-cell>
          <table:table-cell table:formula="of:=RANK(INDIRECT(ADDRESS(57;6;4));INDIRECT(ADDRESS(57;2;4)):INDIRECT(ADDRESS(57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58;2;4));INDIRECT(ADDRESS(58;2;4)):INDIRECT(ADDRESS(58;6;4));1)" office:value-type="float" office:value="2">
            <text:p>2</text:p>
          </table:table-cell>
          <table:table-cell table:formula="of:=RANK(INDIRECT(ADDRESS(58;3;4));INDIRECT(ADDRESS(58;2;4)):INDIRECT(ADDRESS(58;6;4));1)" office:value-type="float" office:value="4">
            <text:p>4</text:p>
          </table:table-cell>
          <table:table-cell table:formula="of:=RANK(INDIRECT(ADDRESS(58;4;4));INDIRECT(ADDRESS(58;2;4)):INDIRECT(ADDRESS(58;6;4));1)" office:value-type="float" office:value="1">
            <text:p>1</text:p>
          </table:table-cell>
          <table:table-cell table:formula="of:=RANK(INDIRECT(ADDRESS(58;5;4));INDIRECT(ADDRESS(58;2;4)):INDIRECT(ADDRESS(58;6;4));1)" office:value-type="float" office:value="5">
            <text:p>5</text:p>
          </table:table-cell>
          <table:table-cell table:formula="of:=RANK(INDIRECT(ADDRESS(58;6;4));INDIRECT(ADDRESS(58;2;4)):INDIRECT(ADDRESS(58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59;2;4));INDIRECT(ADDRESS(59;2;4)):INDIRECT(ADDRESS(59;6;4));1)" office:value-type="float" office:value="5">
            <text:p>5</text:p>
          </table:table-cell>
          <table:table-cell table:formula="of:=RANK(INDIRECT(ADDRESS(59;3;4));INDIRECT(ADDRESS(59;2;4)):INDIRECT(ADDRESS(59;6;4));1)" office:value-type="float" office:value="4">
            <text:p>4</text:p>
          </table:table-cell>
          <table:table-cell table:formula="of:=RANK(INDIRECT(ADDRESS(59;4;4));INDIRECT(ADDRESS(59;2;4)):INDIRECT(ADDRESS(59;6;4));1)" office:value-type="float" office:value="1">
            <text:p>1</text:p>
          </table:table-cell>
          <table:table-cell table:formula="of:=RANK(INDIRECT(ADDRESS(59;5;4));INDIRECT(ADDRESS(59;2;4)):INDIRECT(ADDRESS(59;6;4));1)" office:value-type="float" office:value="3">
            <text:p>3</text:p>
          </table:table-cell>
          <table:table-cell table:formula="of:=RANK(INDIRECT(ADDRESS(59;6;4));INDIRECT(ADDRESS(59;2;4)):INDIRECT(ADDRESS(59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0;2;4));INDIRECT(ADDRESS(60;2;4)):INDIRECT(ADDRESS(60;6;4));1)" office:value-type="float" office:value="4">
            <text:p>4</text:p>
          </table:table-cell>
          <table:table-cell table:formula="of:=RANK(INDIRECT(ADDRESS(60;3;4));INDIRECT(ADDRESS(60;2;4)):INDIRECT(ADDRESS(60;6;4));1)" office:value-type="float" office:value="5">
            <text:p>5</text:p>
          </table:table-cell>
          <table:table-cell table:formula="of:=RANK(INDIRECT(ADDRESS(60;4;4));INDIRECT(ADDRESS(60;2;4)):INDIRECT(ADDRESS(60;6;4));1)" office:value-type="float" office:value="2">
            <text:p>2</text:p>
          </table:table-cell>
          <table:table-cell table:formula="of:=RANK(INDIRECT(ADDRESS(60;5;4));INDIRECT(ADDRESS(60;2;4)):INDIRECT(ADDRESS(60;6;4));1)" office:value-type="float" office:value="3">
            <text:p>3</text:p>
          </table:table-cell>
          <table:table-cell table:formula="of:=RANK(INDIRECT(ADDRESS(60;6;4));INDIRECT(ADDRESS(60;2;4)):INDIRECT(ADDRESS(60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1;2;4));INDIRECT(ADDRESS(61;2;4)):INDIRECT(ADDRESS(61;6;4));1)" office:value-type="float" office:value="4">
            <text:p>4</text:p>
          </table:table-cell>
          <table:table-cell table:formula="of:=RANK(INDIRECT(ADDRESS(61;3;4));INDIRECT(ADDRESS(61;2;4)):INDIRECT(ADDRESS(61;6;4));1)" office:value-type="float" office:value="5">
            <text:p>5</text:p>
          </table:table-cell>
          <table:table-cell table:formula="of:=RANK(INDIRECT(ADDRESS(61;4;4));INDIRECT(ADDRESS(61;2;4)):INDIRECT(ADDRESS(61;6;4));1)" office:value-type="float" office:value="2">
            <text:p>2</text:p>
          </table:table-cell>
          <table:table-cell table:formula="of:=RANK(INDIRECT(ADDRESS(61;5;4));INDIRECT(ADDRESS(61;2;4)):INDIRECT(ADDRESS(61;6;4));1)" office:value-type="float" office:value="3">
            <text:p>3</text:p>
          </table:table-cell>
          <table:table-cell table:formula="of:=RANK(INDIRECT(ADDRESS(61;6;4));INDIRECT(ADDRESS(61;2;4)):INDIRECT(ADDRESS(61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2;2;4));INDIRECT(ADDRESS(62;2;4)):INDIRECT(ADDRESS(62;6;4));1)" office:value-type="float" office:value="4">
            <text:p>4</text:p>
          </table:table-cell>
          <table:table-cell table:formula="of:=RANK(INDIRECT(ADDRESS(62;3;4));INDIRECT(ADDRESS(62;2;4)):INDIRECT(ADDRESS(62;6;4));1)" office:value-type="float" office:value="3">
            <text:p>3</text:p>
          </table:table-cell>
          <table:table-cell table:formula="of:=RANK(INDIRECT(ADDRESS(62;4;4));INDIRECT(ADDRESS(62;2;4)):INDIRECT(ADDRESS(62;6;4));1)" office:value-type="float" office:value="1">
            <text:p>1</text:p>
          </table:table-cell>
          <table:table-cell table:formula="of:=RANK(INDIRECT(ADDRESS(62;5;4));INDIRECT(ADDRESS(62;2;4)):INDIRECT(ADDRESS(62;6;4));1)" office:value-type="float" office:value="5">
            <text:p>5</text:p>
          </table:table-cell>
          <table:table-cell table:formula="of:=RANK(INDIRECT(ADDRESS(62;6;4));INDIRECT(ADDRESS(62;2;4)):INDIRECT(ADDRESS(62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3;2;4));INDIRECT(ADDRESS(63;2;4)):INDIRECT(ADDRESS(63;6;4));1)" office:value-type="float" office:value="4">
            <text:p>4</text:p>
          </table:table-cell>
          <table:table-cell table:formula="of:=RANK(INDIRECT(ADDRESS(63;3;4));INDIRECT(ADDRESS(63;2;4)):INDIRECT(ADDRESS(63;6;4));1)" office:value-type="float" office:value="3">
            <text:p>3</text:p>
          </table:table-cell>
          <table:table-cell table:formula="of:=RANK(INDIRECT(ADDRESS(63;4;4));INDIRECT(ADDRESS(63;2;4)):INDIRECT(ADDRESS(63;6;4));1)" office:value-type="float" office:value="1">
            <text:p>1</text:p>
          </table:table-cell>
          <table:table-cell table:formula="of:=RANK(INDIRECT(ADDRESS(63;5;4));INDIRECT(ADDRESS(63;2;4)):INDIRECT(ADDRESS(63;6;4));1)" office:value-type="float" office:value="5">
            <text:p>5</text:p>
          </table:table-cell>
          <table:table-cell table:formula="of:=RANK(INDIRECT(ADDRESS(63;6;4));INDIRECT(ADDRESS(63;2;4)):INDIRECT(ADDRESS(63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4;2;4));INDIRECT(ADDRESS(64;2;4)):INDIRECT(ADDRESS(64;6;4));1)" office:value-type="float" office:value="3">
            <text:p>3</text:p>
          </table:table-cell>
          <table:table-cell table:formula="of:=RANK(INDIRECT(ADDRESS(64;3;4));INDIRECT(ADDRESS(64;2;4)):INDIRECT(ADDRESS(64;6;4));1)" office:value-type="float" office:value="4">
            <text:p>4</text:p>
          </table:table-cell>
          <table:table-cell table:formula="of:=RANK(INDIRECT(ADDRESS(64;4;4));INDIRECT(ADDRESS(64;2;4)):INDIRECT(ADDRESS(64;6;4));1)" office:value-type="float" office:value="1">
            <text:p>1</text:p>
          </table:table-cell>
          <table:table-cell table:formula="of:=RANK(INDIRECT(ADDRESS(64;5;4));INDIRECT(ADDRESS(64;2;4)):INDIRECT(ADDRESS(64;6;4));1)" office:value-type="float" office:value="5">
            <text:p>5</text:p>
          </table:table-cell>
          <table:table-cell table:formula="of:=RANK(INDIRECT(ADDRESS(64;6;4));INDIRECT(ADDRESS(64;2;4)):INDIRECT(ADDRESS(64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5;2;4));INDIRECT(ADDRESS(65;2;4)):INDIRECT(ADDRESS(65;6;4));1)" office:value-type="float" office:value="3">
            <text:p>3</text:p>
          </table:table-cell>
          <table:table-cell table:formula="of:=RANK(INDIRECT(ADDRESS(65;3;4));INDIRECT(ADDRESS(65;2;4)):INDIRECT(ADDRESS(65;6;4));1)" office:value-type="float" office:value="1">
            <text:p>1</text:p>
          </table:table-cell>
          <table:table-cell table:formula="of:=RANK(INDIRECT(ADDRESS(65;4;4));INDIRECT(ADDRESS(65;2;4)):INDIRECT(ADDRESS(65;6;4));1)" office:value-type="float" office:value="2">
            <text:p>2</text:p>
          </table:table-cell>
          <table:table-cell table:formula="of:=RANK(INDIRECT(ADDRESS(65;5;4));INDIRECT(ADDRESS(65;2;4)):INDIRECT(ADDRESS(65;6;4));1)" office:value-type="float" office:value="5">
            <text:p>5</text:p>
          </table:table-cell>
          <table:table-cell table:formula="of:=RANK(INDIRECT(ADDRESS(65;6;4));INDIRECT(ADDRESS(65;2;4)):INDIRECT(ADDRESS(65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66;2;4));INDIRECT(ADDRESS(66;2;4)):INDIRECT(ADDRESS(66;6;4));1)" office:value-type="float" office:value="3">
            <text:p>3</text:p>
          </table:table-cell>
          <table:table-cell table:formula="of:=RANK(INDIRECT(ADDRESS(66;3;4));INDIRECT(ADDRESS(66;2;4)):INDIRECT(ADDRESS(66;6;4));1)" office:value-type="float" office:value="4">
            <text:p>4</text:p>
          </table:table-cell>
          <table:table-cell table:formula="of:=RANK(INDIRECT(ADDRESS(66;4;4));INDIRECT(ADDRESS(66;2;4)):INDIRECT(ADDRESS(66;6;4));1)" office:value-type="float" office:value="1">
            <text:p>1</text:p>
          </table:table-cell>
          <table:table-cell table:formula="of:=RANK(INDIRECT(ADDRESS(66;5;4));INDIRECT(ADDRESS(66;2;4)):INDIRECT(ADDRESS(66;6;4));1)" office:value-type="float" office:value="5">
            <text:p>5</text:p>
          </table:table-cell>
          <table:table-cell table:formula="of:=RANK(INDIRECT(ADDRESS(66;6;4));INDIRECT(ADDRESS(66;2;4)):INDIRECT(ADDRESS(66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7;2;4));INDIRECT(ADDRESS(67;2;4)):INDIRECT(ADDRESS(67;6;4));1)" office:value-type="float" office:value="3">
            <text:p>3</text:p>
          </table:table-cell>
          <table:table-cell table:formula="of:=RANK(INDIRECT(ADDRESS(67;3;4));INDIRECT(ADDRESS(67;2;4)):INDIRECT(ADDRESS(67;6;4));1)" office:value-type="float" office:value="4">
            <text:p>4</text:p>
          </table:table-cell>
          <table:table-cell table:formula="of:=RANK(INDIRECT(ADDRESS(67;4;4));INDIRECT(ADDRESS(67;2;4)):INDIRECT(ADDRESS(67;6;4));1)" office:value-type="float" office:value="1">
            <text:p>1</text:p>
          </table:table-cell>
          <table:table-cell table:formula="of:=RANK(INDIRECT(ADDRESS(67;5;4));INDIRECT(ADDRESS(67;2;4)):INDIRECT(ADDRESS(67;6;4));1)" office:value-type="float" office:value="5">
            <text:p>5</text:p>
          </table:table-cell>
          <table:table-cell table:formula="of:=RANK(INDIRECT(ADDRESS(67;6;4));INDIRECT(ADDRESS(67;2;4)):INDIRECT(ADDRESS(67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8;2;4));INDIRECT(ADDRESS(68;2;4)):INDIRECT(ADDRESS(68;6;4));1)" office:value-type="float" office:value="2">
            <text:p>2</text:p>
          </table:table-cell>
          <table:table-cell table:formula="of:=RANK(INDIRECT(ADDRESS(68;3;4));INDIRECT(ADDRESS(68;2;4)):INDIRECT(ADDRESS(68;6;4));1)" office:value-type="float" office:value="4">
            <text:p>4</text:p>
          </table:table-cell>
          <table:table-cell table:formula="of:=RANK(INDIRECT(ADDRESS(68;4;4));INDIRECT(ADDRESS(68;2;4)):INDIRECT(ADDRESS(68;6;4));1)" office:value-type="float" office:value="3">
            <text:p>3</text:p>
          </table:table-cell>
          <table:table-cell table:formula="of:=RANK(INDIRECT(ADDRESS(68;5;4));INDIRECT(ADDRESS(68;2;4)):INDIRECT(ADDRESS(68;6;4));1)" office:value-type="float" office:value="5">
            <text:p>5</text:p>
          </table:table-cell>
          <table:table-cell table:formula="of:=RANK(INDIRECT(ADDRESS(68;6;4));INDIRECT(ADDRESS(68;2;4)):INDIRECT(ADDRESS(68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9;2;4));INDIRECT(ADDRESS(69;2;4)):INDIRECT(ADDRESS(69;6;4));1)" office:value-type="float" office:value="5">
            <text:p>5</text:p>
          </table:table-cell>
          <table:table-cell table:formula="of:=RANK(INDIRECT(ADDRESS(69;3;4));INDIRECT(ADDRESS(69;2;4)):INDIRECT(ADDRESS(69;6;4));1)" office:value-type="float" office:value="4">
            <text:p>4</text:p>
          </table:table-cell>
          <table:table-cell table:formula="of:=RANK(INDIRECT(ADDRESS(69;4;4));INDIRECT(ADDRESS(69;2;4)):INDIRECT(ADDRESS(69;6;4));1)" office:value-type="float" office:value="2">
            <text:p>2</text:p>
          </table:table-cell>
          <table:table-cell table:formula="of:=RANK(INDIRECT(ADDRESS(69;5;4));INDIRECT(ADDRESS(69;2;4)):INDIRECT(ADDRESS(69;6;4));1)" office:value-type="float" office:value="3">
            <text:p>3</text:p>
          </table:table-cell>
          <table:table-cell table:formula="of:=RANK(INDIRECT(ADDRESS(69;6;4));INDIRECT(ADDRESS(69;2;4)):INDIRECT(ADDRESS(69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0;2;4));INDIRECT(ADDRESS(70;2;4)):INDIRECT(ADDRESS(70;6;4));1)" office:value-type="float" office:value="4">
            <text:p>4</text:p>
          </table:table-cell>
          <table:table-cell table:formula="of:=RANK(INDIRECT(ADDRESS(70;3;4));INDIRECT(ADDRESS(70;2;4)):INDIRECT(ADDRESS(70;6;4));1)" office:value-type="float" office:value="5">
            <text:p>5</text:p>
          </table:table-cell>
          <table:table-cell table:formula="of:=RANK(INDIRECT(ADDRESS(70;4;4));INDIRECT(ADDRESS(70;2;4)):INDIRECT(ADDRESS(70;6;4));1)" office:value-type="float" office:value="1">
            <text:p>1</text:p>
          </table:table-cell>
          <table:table-cell table:formula="of:=RANK(INDIRECT(ADDRESS(70;5;4));INDIRECT(ADDRESS(70;2;4)):INDIRECT(ADDRESS(70;6;4));1)" office:value-type="float" office:value="3">
            <text:p>3</text:p>
          </table:table-cell>
          <table:table-cell table:formula="of:=RANK(INDIRECT(ADDRESS(70;6;4));INDIRECT(ADDRESS(70;2;4)):INDIRECT(ADDRESS(70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71;2;4));INDIRECT(ADDRESS(71;2;4)):INDIRECT(ADDRESS(71;6;4));1)" office:value-type="float" office:value="5">
            <text:p>5</text:p>
          </table:table-cell>
          <table:table-cell table:formula="of:=RANK(INDIRECT(ADDRESS(71;3;4));INDIRECT(ADDRESS(71;2;4)):INDIRECT(ADDRESS(71;6;4));1)" office:value-type="float" office:value="4">
            <text:p>4</text:p>
          </table:table-cell>
          <table:table-cell table:formula="of:=RANK(INDIRECT(ADDRESS(71;4;4));INDIRECT(ADDRESS(71;2;4)):INDIRECT(ADDRESS(71;6;4));1)" office:value-type="float" office:value="2">
            <text:p>2</text:p>
          </table:table-cell>
          <table:table-cell table:formula="of:=RANK(INDIRECT(ADDRESS(71;5;4));INDIRECT(ADDRESS(71;2;4)):INDIRECT(ADDRESS(71;6;4));1)" office:value-type="float" office:value="3">
            <text:p>3</text:p>
          </table:table-cell>
          <table:table-cell table:formula="of:=RANK(INDIRECT(ADDRESS(71;6;4));INDIRECT(ADDRESS(71;2;4)):INDIRECT(ADDRESS(71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2;2;4));INDIRECT(ADDRESS(72;2;4)):INDIRECT(ADDRESS(72;6;4));1)" office:value-type="float" office:value="2">
            <text:p>2</text:p>
          </table:table-cell>
          <table:table-cell table:formula="of:=RANK(INDIRECT(ADDRESS(72;3;4));INDIRECT(ADDRESS(72;2;4)):INDIRECT(ADDRESS(72;6;4));1)" office:value-type="float" office:value="4">
            <text:p>4</text:p>
          </table:table-cell>
          <table:table-cell table:formula="of:=RANK(INDIRECT(ADDRESS(72;4;4));INDIRECT(ADDRESS(72;2;4)):INDIRECT(ADDRESS(72;6;4));1)" office:value-type="float" office:value="1">
            <text:p>1</text:p>
          </table:table-cell>
          <table:table-cell table:formula="of:=RANK(INDIRECT(ADDRESS(72;5;4));INDIRECT(ADDRESS(72;2;4)):INDIRECT(ADDRESS(72;6;4));1)" office:value-type="float" office:value="5">
            <text:p>5</text:p>
          </table:table-cell>
          <table:table-cell table:formula="of:=RANK(INDIRECT(ADDRESS(72;6;4));INDIRECT(ADDRESS(72;2;4)):INDIRECT(ADDRESS(72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73;2;4));INDIRECT(ADDRESS(73;2;4)):INDIRECT(ADDRESS(73;6;4));1)" office:value-type="float" office:value="4">
            <text:p>4</text:p>
          </table:table-cell>
          <table:table-cell table:formula="of:=RANK(INDIRECT(ADDRESS(73;3;4));INDIRECT(ADDRESS(73;2;4)):INDIRECT(ADDRESS(73;6;4));1)" office:value-type="float" office:value="3">
            <text:p>3</text:p>
          </table:table-cell>
          <table:table-cell table:formula="of:=RANK(INDIRECT(ADDRESS(73;4;4));INDIRECT(ADDRESS(73;2;4)):INDIRECT(ADDRESS(73;6;4));1)" office:value-type="float" office:value="1">
            <text:p>1</text:p>
          </table:table-cell>
          <table:table-cell table:formula="of:=RANK(INDIRECT(ADDRESS(73;5;4));INDIRECT(ADDRESS(73;2;4)):INDIRECT(ADDRESS(73;6;4));1)" office:value-type="float" office:value="5">
            <text:p>5</text:p>
          </table:table-cell>
          <table:table-cell table:formula="of:=RANK(INDIRECT(ADDRESS(73;6;4));INDIRECT(ADDRESS(73;2;4)):INDIRECT(ADDRESS(73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74;2;4));INDIRECT(ADDRESS(74;2;4)):INDIRECT(ADDRESS(74;6;4));1)" office:value-type="float" office:value="4">
            <text:p>4</text:p>
          </table:table-cell>
          <table:table-cell table:formula="of:=RANK(INDIRECT(ADDRESS(74;3;4));INDIRECT(ADDRESS(74;2;4)):INDIRECT(ADDRESS(74;6;4));1)" office:value-type="float" office:value="3">
            <text:p>3</text:p>
          </table:table-cell>
          <table:table-cell table:formula="of:=RANK(INDIRECT(ADDRESS(74;4;4));INDIRECT(ADDRESS(74;2;4)):INDIRECT(ADDRESS(74;6;4));1)" office:value-type="float" office:value="1">
            <text:p>1</text:p>
          </table:table-cell>
          <table:table-cell table:formula="of:=RANK(INDIRECT(ADDRESS(74;5;4));INDIRECT(ADDRESS(74;2;4)):INDIRECT(ADDRESS(74;6;4));1)" office:value-type="float" office:value="5">
            <text:p>5</text:p>
          </table:table-cell>
          <table:table-cell table:formula="of:=RANK(INDIRECT(ADDRESS(74;6;4));INDIRECT(ADDRESS(74;2;4)):INDIRECT(ADDRESS(74;6;4));1)" office:value-type="float" office:value="2">
            <text:p>2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76;2;4)):INDIRECT(ADDRESS(111;2;4)))" office:value-type="float" office:value="3.61111111111111">
            <text:p>3.6111111111</text:p>
          </table:table-cell>
          <table:table-cell table:formula="of:=AVERAGE(INDIRECT(ADDRESS(76;3;4)):INDIRECT(ADDRESS(111;3;4)))" office:value-type="float" office:value="3.52777777777778">
            <text:p>3.5277777778</text:p>
          </table:table-cell>
          <table:table-cell table:formula="of:=AVERAGE(INDIRECT(ADDRESS(76;4;4)):INDIRECT(ADDRESS(111;4;4)))" office:value-type="float" office:value="1.88888888888889">
            <text:p>1.8888888889</text:p>
          </table:table-cell>
          <table:table-cell table:formula="of:=AVERAGE(INDIRECT(ADDRESS(76;5;4)):INDIRECT(ADDRESS(111;5;4)))" office:value-type="float" office:value="3.88888888888889">
            <text:p>3.8888888889</text:p>
          </table:table-cell>
          <table:table-cell table:formula="of:=AVERAGE(INDIRECT(ADDRESS(76;6;4)):INDIRECT(ADDRESS(111;6;4)))" office:value-type="float" office:value="2.05555555555556">
            <text:p>2.0555555556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112;2;4));INDIRECT(ADDRESS(112;2;4)):INDIRECT(ADDRESS(112;6;4));1)" office:value-type="float" office:value="4">
            <text:p>4</text:p>
          </table:table-cell>
          <table:table-cell table:formula="of:=RANK(INDIRECT(ADDRESS(112;3;4));INDIRECT(ADDRESS(112;2;4)):INDIRECT(ADDRESS(112;6;4));1)" office:value-type="float" office:value="3">
            <text:p>3</text:p>
          </table:table-cell>
          <table:table-cell table:formula="of:=RANK(INDIRECT(ADDRESS(112;4;4));INDIRECT(ADDRESS(112;2;4)):INDIRECT(ADDRESS(112;6;4));1)" office:value-type="float" office:value="1">
            <text:p>1</text:p>
          </table:table-cell>
          <table:table-cell table:formula="of:=RANK(INDIRECT(ADDRESS(112;5;4));INDIRECT(ADDRESS(112;2;4)):INDIRECT(ADDRESS(112;6;4));1)" office:value-type="float" office:value="5">
            <text:p>5</text:p>
          </table:table-cell>
          <table:table-cell table:formula="of:=RANK(INDIRECT(ADDRESS(112;6;4));INDIRECT(ADDRESS(112;2;4)):INDIRECT(ADDRESS(112;6;4));1)" office:value-type="float" office:value="2">
            <text:p>2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5" office:value-type="float" office:value="1.26310064778045">
            <text:p>1.2631006478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112;2;4)):INDIRECT(ADDRESS(112;6;4)))+INDIRECT(ADDRESS(114;2;4))" office:value-type="float" office:value="3.15198953666934">
            <text:p>3.1519895367</text:p>
          </table:table-cell>
          <table:table-cell table:formula="of:=MIN(INDIRECT(ADDRESS(112;2;4)):INDIRECT(ADDRESS(112;6;4)))+INDIRECT(ADDRESS(114;3;4))" office:value-type="float" office:value="3.15198953666934">
            <text:p>3.1519895367</text:p>
          </table:table-cell>
          <table:table-cell table:formula="of:=MIN(INDIRECT(ADDRESS(112;2;4)):INDIRECT(ADDRESS(112;6;4)))+INDIRECT(ADDRESS(114;4;4))" office:value-type="float" office:value="3.15198953666934">
            <text:p>3.1519895367</text:p>
          </table:table-cell>
          <table:table-cell table:formula="of:=MIN(INDIRECT(ADDRESS(112;2;4)):INDIRECT(ADDRESS(112;6;4)))+INDIRECT(ADDRESS(114;5;4))" office:value-type="float" office:value="3.15198953666934">
            <text:p>3.1519895367</text:p>
          </table:table-cell>
          <table:table-cell table:formula="of:=MIN(INDIRECT(ADDRESS(112;2;4)):INDIRECT(ADDRESS(112;6;4)))+INDIRECT(ADDRESS(114;6;4))" office:value-type="float" office:value="3.15198953666934">
            <text:p>3.1519895367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115;2;4))&gt;INDIRECT(ADDRESS(112;2;4));1;0)" office:value-type="float" office:value="0">
            <text:p>0</text:p>
          </table:table-cell>
          <table:table-cell table:formula="of:=IF(INDIRECT(ADDRESS(115;3;4))&gt;INDIRECT(ADDRESS(112;3;4));1;0)" office:value-type="float" office:value="0">
            <text:p>0</text:p>
          </table:table-cell>
          <table:table-cell table:formula="of:=IF(INDIRECT(ADDRESS(115;4;4))&gt;INDIRECT(ADDRESS(112;4;4));1;0)" office:value-type="float" office:value="1">
            <text:p>1</text:p>
          </table:table-cell>
          <table:table-cell table:formula="of:=IF(INDIRECT(ADDRESS(115;5;4))&gt;INDIRECT(ADDRESS(112;5;4));1;0)" office:value-type="float" office:value="0">
            <text:p>0</text:p>
          </table:table-cell>
          <table:table-cell table:formula="of:=IF(INDIRECT(ADDRESS(115;6;4))&gt;INDIRECT(ADDRESS(112;6;4));1;0)" office:value-type="float" office:value="1">
            <text:p>1</text:p>
          </table:table-cell>
        </table:table-row>
      </table:table>
      <table:table table:name="Evals" table:style-name="ta1" table:print="false">
        <table:table-column table:style-name="co1" table:default-cell-style-name="Default"/>
        <table:table-column table:style-name="co8" table:number-columns-repeated="4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Random</text:p>
          </table:table-cell>
          <table:table-cell office:value-type="string">
            <text:p>Sobol</text:p>
          </table:table-cell>
          <table:table-cell office:value-type="string">
            <text:p>RBCD</text:p>
          </table:table-cell>
          <table:table-cell office:value-type="string">
            <text:p>Markovian</text:p>
          </table:table-cell>
          <table:table-cell office:value-type="string">
            <text:p>SmallBudgetHybrid</text:p>
          </table:table-cell>
        </table:table-row>
        <table:table-row table:style-name="ro2">
          <table:table-cell office:value-type="string">
            <text:p>Bukin6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Damavandi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Easom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GulfRND</text:p>
          </table:table-cell>
          <table:table-cell table:number-columns-repeated="2"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Price2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Trefethen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Ackley2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Griewank2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Rastrigin2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SchwefelDoubleSum2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SchwefelMax2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StepFunction2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Trig2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Pinter2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Salomon2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SchaeferF62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Ackley6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Griewank6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Rastrigin6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SchwefelDoubleSum6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SchwefelMax6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StepFunction6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Trig6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Pinter6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Salomon6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SchaeferF66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Ackley1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Griewank1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Rastrigin1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SchwefelDoubleSum1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SchwefelMax1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StepFunction1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Trig1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Pinter1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Salomon1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SchaeferF61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VALUE(TRIM(INDIRECT(ADDRESS(2;2;4))))" office:value-type="float" office:value="104">
            <text:p>104</text:p>
          </table:table-cell>
          <table:table-cell table:formula="of:=VALUE(TRIM(INDIRECT(ADDRESS(2;3;4))))" office:value-type="float" office:value="104">
            <text:p>104</text:p>
          </table:table-cell>
          <table:table-cell table:formula="of:=VALUE(TRIM(INDIRECT(ADDRESS(2;4;4))))" office:value-type="float" office:value="103">
            <text:p>103</text:p>
          </table:table-cell>
          <table:table-cell table:formula="of:=VALUE(TRIM(INDIRECT(ADDRESS(2;5;4))))" office:value-type="float" office:value="104">
            <text:p>104</text:p>
          </table:table-cell>
          <table:table-cell table:formula="of:=VALUE(TRIM(INDIRECT(ADDRESS(2;6;4))))" office:value-type="float" office:value="103">
            <text:p>103</text:p>
          </table:table-cell>
        </table:table-row>
        <table:table-row table:style-name="ro2">
          <table:table-cell/>
          <table:table-cell table:formula="of:=VALUE(TRIM(INDIRECT(ADDRESS(3;2;4))))" office:value-type="float" office:value="104">
            <text:p>104</text:p>
          </table:table-cell>
          <table:table-cell table:formula="of:=VALUE(TRIM(INDIRECT(ADDRESS(3;3;4))))" office:value-type="float" office:value="104">
            <text:p>104</text:p>
          </table:table-cell>
          <table:table-cell table:formula="of:=VALUE(TRIM(INDIRECT(ADDRESS(3;4;4))))" office:value-type="float" office:value="103">
            <text:p>103</text:p>
          </table:table-cell>
          <table:table-cell table:formula="of:=VALUE(TRIM(INDIRECT(ADDRESS(3;5;4))))" office:value-type="float" office:value="104">
            <text:p>104</text:p>
          </table:table-cell>
          <table:table-cell table:formula="of:=VALUE(TRIM(INDIRECT(ADDRESS(3;6;4))))" office:value-type="float" office:value="103">
            <text:p>103</text:p>
          </table:table-cell>
        </table:table-row>
        <table:table-row table:style-name="ro2">
          <table:table-cell/>
          <table:table-cell table:formula="of:=VALUE(TRIM(INDIRECT(ADDRESS(4;2;4))))" office:value-type="float" office:value="104">
            <text:p>104</text:p>
          </table:table-cell>
          <table:table-cell table:formula="of:=VALUE(TRIM(INDIRECT(ADDRESS(4;3;4))))" office:value-type="float" office:value="104">
            <text:p>104</text:p>
          </table:table-cell>
          <table:table-cell table:formula="of:=VALUE(TRIM(INDIRECT(ADDRESS(4;4;4))))" office:value-type="float" office:value="103">
            <text:p>103</text:p>
          </table:table-cell>
          <table:table-cell table:formula="of:=VALUE(TRIM(INDIRECT(ADDRESS(4;5;4))))" office:value-type="float" office:value="104">
            <text:p>104</text:p>
          </table:table-cell>
          <table:table-cell table:formula="of:=VALUE(TRIM(INDIRECT(ADDRESS(4;6;4))))" office:value-type="float" office:value="103">
            <text:p>103</text:p>
          </table:table-cell>
        </table:table-row>
        <table:table-row table:style-name="ro2">
          <table:table-cell/>
          <table:table-cell table:formula="of:=VALUE(TRIM(INDIRECT(ADDRESS(5;2;4))))" office:value-type="float" office:value="106">
            <text:p>106</text:p>
          </table:table-cell>
          <table:table-cell table:formula="of:=VALUE(TRIM(INDIRECT(ADDRESS(5;3;4))))" office:value-type="float" office:value="106">
            <text:p>106</text:p>
          </table:table-cell>
          <table:table-cell table:formula="of:=VALUE(TRIM(INDIRECT(ADDRESS(5;4;4))))" office:value-type="float" office:value="105">
            <text:p>105</text:p>
          </table:table-cell>
          <table:table-cell table:formula="of:=VALUE(TRIM(INDIRECT(ADDRESS(5;5;4))))" office:value-type="float" office:value="106">
            <text:p>106</text:p>
          </table:table-cell>
          <table:table-cell table:formula="of:=VALUE(TRIM(INDIRECT(ADDRESS(5;6;4))))" office:value-type="float" office:value="105">
            <text:p>105</text:p>
          </table:table-cell>
        </table:table-row>
        <table:table-row table:style-name="ro2">
          <table:table-cell/>
          <table:table-cell table:formula="of:=VALUE(TRIM(INDIRECT(ADDRESS(6;2;4))))" office:value-type="float" office:value="104">
            <text:p>104</text:p>
          </table:table-cell>
          <table:table-cell table:formula="of:=VALUE(TRIM(INDIRECT(ADDRESS(6;3;4))))" office:value-type="float" office:value="104">
            <text:p>104</text:p>
          </table:table-cell>
          <table:table-cell table:formula="of:=VALUE(TRIM(INDIRECT(ADDRESS(6;4;4))))" office:value-type="float" office:value="103">
            <text:p>103</text:p>
          </table:table-cell>
          <table:table-cell table:formula="of:=VALUE(TRIM(INDIRECT(ADDRESS(6;5;4))))" office:value-type="float" office:value="104">
            <text:p>104</text:p>
          </table:table-cell>
          <table:table-cell table:formula="of:=VALUE(TRIM(INDIRECT(ADDRESS(6;6;4))))" office:value-type="float" office:value="103">
            <text:p>103</text:p>
          </table:table-cell>
        </table:table-row>
        <table:table-row table:style-name="ro2">
          <table:table-cell/>
          <table:table-cell table:formula="of:=VALUE(TRIM(INDIRECT(ADDRESS(7;2;4))))" office:value-type="float" office:value="104">
            <text:p>104</text:p>
          </table:table-cell>
          <table:table-cell table:formula="of:=VALUE(TRIM(INDIRECT(ADDRESS(7;3;4))))" office:value-type="float" office:value="104">
            <text:p>104</text:p>
          </table:table-cell>
          <table:table-cell table:formula="of:=VALUE(TRIM(INDIRECT(ADDRESS(7;4;4))))" office:value-type="float" office:value="103">
            <text:p>103</text:p>
          </table:table-cell>
          <table:table-cell table:formula="of:=VALUE(TRIM(INDIRECT(ADDRESS(7;5;4))))" office:value-type="float" office:value="104">
            <text:p>104</text:p>
          </table:table-cell>
          <table:table-cell table:formula="of:=VALUE(TRIM(INDIRECT(ADDRESS(7;6;4))))" office:value-type="float" office:value="103">
            <text:p>103</text:p>
          </table:table-cell>
        </table:table-row>
        <table:table-row table:style-name="ro2">
          <table:table-cell/>
          <table:table-cell table:formula="of:=VALUE(TRIM(INDIRECT(ADDRESS(8;2;4))))" office:value-type="float" office:value="104">
            <text:p>104</text:p>
          </table:table-cell>
          <table:table-cell table:formula="of:=VALUE(TRIM(INDIRECT(ADDRESS(8;3;4))))" office:value-type="float" office:value="104">
            <text:p>104</text:p>
          </table:table-cell>
          <table:table-cell table:formula="of:=VALUE(TRIM(INDIRECT(ADDRESS(8;4;4))))" office:value-type="float" office:value="103">
            <text:p>103</text:p>
          </table:table-cell>
          <table:table-cell table:formula="of:=VALUE(TRIM(INDIRECT(ADDRESS(8;5;4))))" office:value-type="float" office:value="104">
            <text:p>104</text:p>
          </table:table-cell>
          <table:table-cell table:formula="of:=VALUE(TRIM(INDIRECT(ADDRESS(8;6;4))))" office:value-type="float" office:value="103">
            <text:p>103</text:p>
          </table:table-cell>
        </table:table-row>
        <table:table-row table:style-name="ro2">
          <table:table-cell/>
          <table:table-cell table:formula="of:=VALUE(TRIM(INDIRECT(ADDRESS(9;2;4))))" office:value-type="float" office:value="104">
            <text:p>104</text:p>
          </table:table-cell>
          <table:table-cell table:formula="of:=VALUE(TRIM(INDIRECT(ADDRESS(9;3;4))))" office:value-type="float" office:value="104">
            <text:p>104</text:p>
          </table:table-cell>
          <table:table-cell table:formula="of:=VALUE(TRIM(INDIRECT(ADDRESS(9;4;4))))" office:value-type="float" office:value="103">
            <text:p>103</text:p>
          </table:table-cell>
          <table:table-cell table:formula="of:=VALUE(TRIM(INDIRECT(ADDRESS(9;5;4))))" office:value-type="float" office:value="104">
            <text:p>104</text:p>
          </table:table-cell>
          <table:table-cell table:formula="of:=VALUE(TRIM(INDIRECT(ADDRESS(9;6;4))))" office:value-type="float" office:value="103">
            <text:p>103</text:p>
          </table:table-cell>
        </table:table-row>
        <table:table-row table:style-name="ro2">
          <table:table-cell/>
          <table:table-cell table:formula="of:=VALUE(TRIM(INDIRECT(ADDRESS(10;2;4))))" office:value-type="float" office:value="104">
            <text:p>104</text:p>
          </table:table-cell>
          <table:table-cell table:formula="of:=VALUE(TRIM(INDIRECT(ADDRESS(10;3;4))))" office:value-type="float" office:value="104">
            <text:p>104</text:p>
          </table:table-cell>
          <table:table-cell table:formula="of:=VALUE(TRIM(INDIRECT(ADDRESS(10;4;4))))" office:value-type="float" office:value="103">
            <text:p>103</text:p>
          </table:table-cell>
          <table:table-cell table:formula="of:=VALUE(TRIM(INDIRECT(ADDRESS(10;5;4))))" office:value-type="float" office:value="104">
            <text:p>104</text:p>
          </table:table-cell>
          <table:table-cell table:formula="of:=VALUE(TRIM(INDIRECT(ADDRESS(10;6;4))))" office:value-type="float" office:value="103">
            <text:p>103</text:p>
          </table:table-cell>
        </table:table-row>
        <table:table-row table:style-name="ro2">
          <table:table-cell/>
          <table:table-cell table:formula="of:=VALUE(TRIM(INDIRECT(ADDRESS(11;2;4))))" office:value-type="float" office:value="104">
            <text:p>104</text:p>
          </table:table-cell>
          <table:table-cell table:formula="of:=VALUE(TRIM(INDIRECT(ADDRESS(11;3;4))))" office:value-type="float" office:value="104">
            <text:p>104</text:p>
          </table:table-cell>
          <table:table-cell table:formula="of:=VALUE(TRIM(INDIRECT(ADDRESS(11;4;4))))" office:value-type="float" office:value="103">
            <text:p>103</text:p>
          </table:table-cell>
          <table:table-cell table:formula="of:=VALUE(TRIM(INDIRECT(ADDRESS(11;5;4))))" office:value-type="float" office:value="104">
            <text:p>104</text:p>
          </table:table-cell>
          <table:table-cell table:formula="of:=VALUE(TRIM(INDIRECT(ADDRESS(11;6;4))))" office:value-type="float" office:value="103">
            <text:p>103</text:p>
          </table:table-cell>
        </table:table-row>
        <table:table-row table:style-name="ro2">
          <table:table-cell/>
          <table:table-cell table:formula="of:=VALUE(TRIM(INDIRECT(ADDRESS(12;2;4))))" office:value-type="float" office:value="104">
            <text:p>104</text:p>
          </table:table-cell>
          <table:table-cell table:formula="of:=VALUE(TRIM(INDIRECT(ADDRESS(12;3;4))))" office:value-type="float" office:value="104">
            <text:p>104</text:p>
          </table:table-cell>
          <table:table-cell table:formula="of:=VALUE(TRIM(INDIRECT(ADDRESS(12;4;4))))" office:value-type="float" office:value="103">
            <text:p>103</text:p>
          </table:table-cell>
          <table:table-cell table:formula="of:=VALUE(TRIM(INDIRECT(ADDRESS(12;5;4))))" office:value-type="float" office:value="104">
            <text:p>104</text:p>
          </table:table-cell>
          <table:table-cell table:formula="of:=VALUE(TRIM(INDIRECT(ADDRESS(12;6;4))))" office:value-type="float" office:value="103">
            <text:p>103</text:p>
          </table:table-cell>
        </table:table-row>
        <table:table-row table:style-name="ro2">
          <table:table-cell/>
          <table:table-cell table:formula="of:=VALUE(TRIM(INDIRECT(ADDRESS(13;2;4))))" office:value-type="float" office:value="104">
            <text:p>104</text:p>
          </table:table-cell>
          <table:table-cell table:formula="of:=VALUE(TRIM(INDIRECT(ADDRESS(13;3;4))))" office:value-type="float" office:value="104">
            <text:p>104</text:p>
          </table:table-cell>
          <table:table-cell table:formula="of:=VALUE(TRIM(INDIRECT(ADDRESS(13;4;4))))" office:value-type="float" office:value="103">
            <text:p>103</text:p>
          </table:table-cell>
          <table:table-cell table:formula="of:=VALUE(TRIM(INDIRECT(ADDRESS(13;5;4))))" office:value-type="float" office:value="104">
            <text:p>104</text:p>
          </table:table-cell>
          <table:table-cell table:formula="of:=VALUE(TRIM(INDIRECT(ADDRESS(13;6;4))))" office:value-type="float" office:value="103">
            <text:p>103</text:p>
          </table:table-cell>
        </table:table-row>
        <table:table-row table:style-name="ro2">
          <table:table-cell/>
          <table:table-cell table:formula="of:=VALUE(TRIM(INDIRECT(ADDRESS(14;2;4))))" office:value-type="float" office:value="104">
            <text:p>104</text:p>
          </table:table-cell>
          <table:table-cell table:formula="of:=VALUE(TRIM(INDIRECT(ADDRESS(14;3;4))))" office:value-type="float" office:value="104">
            <text:p>104</text:p>
          </table:table-cell>
          <table:table-cell table:formula="of:=VALUE(TRIM(INDIRECT(ADDRESS(14;4;4))))" office:value-type="float" office:value="103">
            <text:p>103</text:p>
          </table:table-cell>
          <table:table-cell table:formula="of:=VALUE(TRIM(INDIRECT(ADDRESS(14;5;4))))" office:value-type="float" office:value="104">
            <text:p>104</text:p>
          </table:table-cell>
          <table:table-cell table:formula="of:=VALUE(TRIM(INDIRECT(ADDRESS(14;6;4))))" office:value-type="float" office:value="103">
            <text:p>103</text:p>
          </table:table-cell>
        </table:table-row>
        <table:table-row table:style-name="ro2">
          <table:table-cell/>
          <table:table-cell table:formula="of:=VALUE(TRIM(INDIRECT(ADDRESS(15;2;4))))" office:value-type="float" office:value="104">
            <text:p>104</text:p>
          </table:table-cell>
          <table:table-cell table:formula="of:=VALUE(TRIM(INDIRECT(ADDRESS(15;3;4))))" office:value-type="float" office:value="104">
            <text:p>104</text:p>
          </table:table-cell>
          <table:table-cell table:formula="of:=VALUE(TRIM(INDIRECT(ADDRESS(15;4;4))))" office:value-type="float" office:value="103">
            <text:p>103</text:p>
          </table:table-cell>
          <table:table-cell table:formula="of:=VALUE(TRIM(INDIRECT(ADDRESS(15;5;4))))" office:value-type="float" office:value="104">
            <text:p>104</text:p>
          </table:table-cell>
          <table:table-cell table:formula="of:=VALUE(TRIM(INDIRECT(ADDRESS(15;6;4))))" office:value-type="float" office:value="103">
            <text:p>103</text:p>
          </table:table-cell>
        </table:table-row>
        <table:table-row table:style-name="ro2">
          <table:table-cell/>
          <table:table-cell table:formula="of:=VALUE(TRIM(INDIRECT(ADDRESS(16;2;4))))" office:value-type="float" office:value="104">
            <text:p>104</text:p>
          </table:table-cell>
          <table:table-cell table:formula="of:=VALUE(TRIM(INDIRECT(ADDRESS(16;3;4))))" office:value-type="float" office:value="104">
            <text:p>104</text:p>
          </table:table-cell>
          <table:table-cell table:formula="of:=VALUE(TRIM(INDIRECT(ADDRESS(16;4;4))))" office:value-type="float" office:value="103">
            <text:p>103</text:p>
          </table:table-cell>
          <table:table-cell table:formula="of:=VALUE(TRIM(INDIRECT(ADDRESS(16;5;4))))" office:value-type="float" office:value="104">
            <text:p>104</text:p>
          </table:table-cell>
          <table:table-cell table:formula="of:=VALUE(TRIM(INDIRECT(ADDRESS(16;6;4))))" office:value-type="float" office:value="103">
            <text:p>103</text:p>
          </table:table-cell>
        </table:table-row>
        <table:table-row table:style-name="ro2">
          <table:table-cell/>
          <table:table-cell table:formula="of:=VALUE(TRIM(INDIRECT(ADDRESS(17;2;4))))" office:value-type="float" office:value="104">
            <text:p>104</text:p>
          </table:table-cell>
          <table:table-cell table:formula="of:=VALUE(TRIM(INDIRECT(ADDRESS(17;3;4))))" office:value-type="float" office:value="104">
            <text:p>104</text:p>
          </table:table-cell>
          <table:table-cell table:formula="of:=VALUE(TRIM(INDIRECT(ADDRESS(17;4;4))))" office:value-type="float" office:value="103">
            <text:p>103</text:p>
          </table:table-cell>
          <table:table-cell table:formula="of:=VALUE(TRIM(INDIRECT(ADDRESS(17;5;4))))" office:value-type="float" office:value="104">
            <text:p>104</text:p>
          </table:table-cell>
          <table:table-cell table:formula="of:=VALUE(TRIM(INDIRECT(ADDRESS(17;6;4))))" office:value-type="float" office:value="103">
            <text:p>103</text:p>
          </table:table-cell>
        </table:table-row>
        <table:table-row table:style-name="ro2">
          <table:table-cell/>
          <table:table-cell table:formula="of:=VALUE(TRIM(INDIRECT(ADDRESS(18;2;4))))" office:value-type="float" office:value="112">
            <text:p>112</text:p>
          </table:table-cell>
          <table:table-cell table:formula="of:=VALUE(TRIM(INDIRECT(ADDRESS(18;3;4))))" office:value-type="float" office:value="112">
            <text:p>112</text:p>
          </table:table-cell>
          <table:table-cell table:formula="of:=VALUE(TRIM(INDIRECT(ADDRESS(18;4;4))))" office:value-type="float" office:value="111">
            <text:p>111</text:p>
          </table:table-cell>
          <table:table-cell table:formula="of:=VALUE(TRIM(INDIRECT(ADDRESS(18;5;4))))" office:value-type="float" office:value="112">
            <text:p>112</text:p>
          </table:table-cell>
          <table:table-cell table:formula="of:=VALUE(TRIM(INDIRECT(ADDRESS(18;6;4))))" office:value-type="float" office:value="111">
            <text:p>111</text:p>
          </table:table-cell>
        </table:table-row>
        <table:table-row table:style-name="ro2">
          <table:table-cell/>
          <table:table-cell table:formula="of:=VALUE(TRIM(INDIRECT(ADDRESS(19;2;4))))" office:value-type="float" office:value="112">
            <text:p>112</text:p>
          </table:table-cell>
          <table:table-cell table:formula="of:=VALUE(TRIM(INDIRECT(ADDRESS(19;3;4))))" office:value-type="float" office:value="112">
            <text:p>112</text:p>
          </table:table-cell>
          <table:table-cell table:formula="of:=VALUE(TRIM(INDIRECT(ADDRESS(19;4;4))))" office:value-type="float" office:value="111">
            <text:p>111</text:p>
          </table:table-cell>
          <table:table-cell table:formula="of:=VALUE(TRIM(INDIRECT(ADDRESS(19;5;4))))" office:value-type="float" office:value="112">
            <text:p>112</text:p>
          </table:table-cell>
          <table:table-cell table:formula="of:=VALUE(TRIM(INDIRECT(ADDRESS(19;6;4))))" office:value-type="float" office:value="111">
            <text:p>111</text:p>
          </table:table-cell>
        </table:table-row>
        <table:table-row table:style-name="ro2">
          <table:table-cell/>
          <table:table-cell table:formula="of:=VALUE(TRIM(INDIRECT(ADDRESS(20;2;4))))" office:value-type="float" office:value="112">
            <text:p>112</text:p>
          </table:table-cell>
          <table:table-cell table:formula="of:=VALUE(TRIM(INDIRECT(ADDRESS(20;3;4))))" office:value-type="float" office:value="112">
            <text:p>112</text:p>
          </table:table-cell>
          <table:table-cell table:formula="of:=VALUE(TRIM(INDIRECT(ADDRESS(20;4;4))))" office:value-type="float" office:value="111">
            <text:p>111</text:p>
          </table:table-cell>
          <table:table-cell table:formula="of:=VALUE(TRIM(INDIRECT(ADDRESS(20;5;4))))" office:value-type="float" office:value="112">
            <text:p>112</text:p>
          </table:table-cell>
          <table:table-cell table:formula="of:=VALUE(TRIM(INDIRECT(ADDRESS(20;6;4))))" office:value-type="float" office:value="111">
            <text:p>111</text:p>
          </table:table-cell>
        </table:table-row>
        <table:table-row table:style-name="ro2">
          <table:table-cell/>
          <table:table-cell table:formula="of:=VALUE(TRIM(INDIRECT(ADDRESS(21;2;4))))" office:value-type="float" office:value="112">
            <text:p>112</text:p>
          </table:table-cell>
          <table:table-cell table:formula="of:=VALUE(TRIM(INDIRECT(ADDRESS(21;3;4))))" office:value-type="float" office:value="112">
            <text:p>112</text:p>
          </table:table-cell>
          <table:table-cell table:formula="of:=VALUE(TRIM(INDIRECT(ADDRESS(21;4;4))))" office:value-type="float" office:value="111">
            <text:p>111</text:p>
          </table:table-cell>
          <table:table-cell table:formula="of:=VALUE(TRIM(INDIRECT(ADDRESS(21;5;4))))" office:value-type="float" office:value="112">
            <text:p>112</text:p>
          </table:table-cell>
          <table:table-cell table:formula="of:=VALUE(TRIM(INDIRECT(ADDRESS(21;6;4))))" office:value-type="float" office:value="111">
            <text:p>111</text:p>
          </table:table-cell>
        </table:table-row>
        <table:table-row table:style-name="ro2">
          <table:table-cell/>
          <table:table-cell table:formula="of:=VALUE(TRIM(INDIRECT(ADDRESS(22;2;4))))" office:value-type="float" office:value="112">
            <text:p>112</text:p>
          </table:table-cell>
          <table:table-cell table:formula="of:=VALUE(TRIM(INDIRECT(ADDRESS(22;3;4))))" office:value-type="float" office:value="112">
            <text:p>112</text:p>
          </table:table-cell>
          <table:table-cell table:formula="of:=VALUE(TRIM(INDIRECT(ADDRESS(22;4;4))))" office:value-type="float" office:value="111">
            <text:p>111</text:p>
          </table:table-cell>
          <table:table-cell table:formula="of:=VALUE(TRIM(INDIRECT(ADDRESS(22;5;4))))" office:value-type="float" office:value="112">
            <text:p>112</text:p>
          </table:table-cell>
          <table:table-cell table:formula="of:=VALUE(TRIM(INDIRECT(ADDRESS(22;6;4))))" office:value-type="float" office:value="111">
            <text:p>111</text:p>
          </table:table-cell>
        </table:table-row>
        <table:table-row table:style-name="ro2">
          <table:table-cell/>
          <table:table-cell table:formula="of:=VALUE(TRIM(INDIRECT(ADDRESS(23;2;4))))" office:value-type="float" office:value="112">
            <text:p>112</text:p>
          </table:table-cell>
          <table:table-cell table:formula="of:=VALUE(TRIM(INDIRECT(ADDRESS(23;3;4))))" office:value-type="float" office:value="112">
            <text:p>112</text:p>
          </table:table-cell>
          <table:table-cell table:formula="of:=VALUE(TRIM(INDIRECT(ADDRESS(23;4;4))))" office:value-type="float" office:value="111">
            <text:p>111</text:p>
          </table:table-cell>
          <table:table-cell table:formula="of:=VALUE(TRIM(INDIRECT(ADDRESS(23;5;4))))" office:value-type="float" office:value="112">
            <text:p>112</text:p>
          </table:table-cell>
          <table:table-cell table:formula="of:=VALUE(TRIM(INDIRECT(ADDRESS(23;6;4))))" office:value-type="float" office:value="111">
            <text:p>111</text:p>
          </table:table-cell>
        </table:table-row>
        <table:table-row table:style-name="ro2">
          <table:table-cell/>
          <table:table-cell table:formula="of:=VALUE(TRIM(INDIRECT(ADDRESS(24;2;4))))" office:value-type="float" office:value="112">
            <text:p>112</text:p>
          </table:table-cell>
          <table:table-cell table:formula="of:=VALUE(TRIM(INDIRECT(ADDRESS(24;3;4))))" office:value-type="float" office:value="112">
            <text:p>112</text:p>
          </table:table-cell>
          <table:table-cell table:formula="of:=VALUE(TRIM(INDIRECT(ADDRESS(24;4;4))))" office:value-type="float" office:value="111">
            <text:p>111</text:p>
          </table:table-cell>
          <table:table-cell table:formula="of:=VALUE(TRIM(INDIRECT(ADDRESS(24;5;4))))" office:value-type="float" office:value="112">
            <text:p>112</text:p>
          </table:table-cell>
          <table:table-cell table:formula="of:=VALUE(TRIM(INDIRECT(ADDRESS(24;6;4))))" office:value-type="float" office:value="111">
            <text:p>111</text:p>
          </table:table-cell>
        </table:table-row>
        <table:table-row table:style-name="ro2">
          <table:table-cell/>
          <table:table-cell table:formula="of:=VALUE(TRIM(INDIRECT(ADDRESS(25;2;4))))" office:value-type="float" office:value="112">
            <text:p>112</text:p>
          </table:table-cell>
          <table:table-cell table:formula="of:=VALUE(TRIM(INDIRECT(ADDRESS(25;3;4))))" office:value-type="float" office:value="112">
            <text:p>112</text:p>
          </table:table-cell>
          <table:table-cell table:formula="of:=VALUE(TRIM(INDIRECT(ADDRESS(25;4;4))))" office:value-type="float" office:value="111">
            <text:p>111</text:p>
          </table:table-cell>
          <table:table-cell table:formula="of:=VALUE(TRIM(INDIRECT(ADDRESS(25;5;4))))" office:value-type="float" office:value="112">
            <text:p>112</text:p>
          </table:table-cell>
          <table:table-cell table:formula="of:=VALUE(TRIM(INDIRECT(ADDRESS(25;6;4))))" office:value-type="float" office:value="111">
            <text:p>111</text:p>
          </table:table-cell>
        </table:table-row>
        <table:table-row table:style-name="ro2">
          <table:table-cell/>
          <table:table-cell table:formula="of:=VALUE(TRIM(INDIRECT(ADDRESS(26;2;4))))" office:value-type="float" office:value="112">
            <text:p>112</text:p>
          </table:table-cell>
          <table:table-cell table:formula="of:=VALUE(TRIM(INDIRECT(ADDRESS(26;3;4))))" office:value-type="float" office:value="112">
            <text:p>112</text:p>
          </table:table-cell>
          <table:table-cell table:formula="of:=VALUE(TRIM(INDIRECT(ADDRESS(26;4;4))))" office:value-type="float" office:value="111">
            <text:p>111</text:p>
          </table:table-cell>
          <table:table-cell table:formula="of:=VALUE(TRIM(INDIRECT(ADDRESS(26;5;4))))" office:value-type="float" office:value="112">
            <text:p>112</text:p>
          </table:table-cell>
          <table:table-cell table:formula="of:=VALUE(TRIM(INDIRECT(ADDRESS(26;6;4))))" office:value-type="float" office:value="111">
            <text:p>111</text:p>
          </table:table-cell>
        </table:table-row>
        <table:table-row table:style-name="ro2">
          <table:table-cell/>
          <table:table-cell table:formula="of:=VALUE(TRIM(INDIRECT(ADDRESS(27;2;4))))" office:value-type="float" office:value="112">
            <text:p>112</text:p>
          </table:table-cell>
          <table:table-cell table:formula="of:=VALUE(TRIM(INDIRECT(ADDRESS(27;3;4))))" office:value-type="float" office:value="112">
            <text:p>112</text:p>
          </table:table-cell>
          <table:table-cell table:formula="of:=VALUE(TRIM(INDIRECT(ADDRESS(27;4;4))))" office:value-type="float" office:value="111">
            <text:p>111</text:p>
          </table:table-cell>
          <table:table-cell table:formula="of:=VALUE(TRIM(INDIRECT(ADDRESS(27;5;4))))" office:value-type="float" office:value="112">
            <text:p>112</text:p>
          </table:table-cell>
          <table:table-cell table:formula="of:=VALUE(TRIM(INDIRECT(ADDRESS(27;6;4))))" office:value-type="float" office:value="111">
            <text:p>111</text:p>
          </table:table-cell>
        </table:table-row>
        <table:table-row table:style-name="ro2">
          <table:table-cell/>
          <table:table-cell table:formula="of:=VALUE(TRIM(INDIRECT(ADDRESS(28;2;4))))" office:value-type="float" office:value="120">
            <text:p>120</text:p>
          </table:table-cell>
          <table:table-cell table:formula="of:=VALUE(TRIM(INDIRECT(ADDRESS(28;3;4))))" office:value-type="float" office:value="120">
            <text:p>120</text:p>
          </table:table-cell>
          <table:table-cell table:formula="of:=VALUE(TRIM(INDIRECT(ADDRESS(28;4;4))))" office:value-type="float" office:value="119">
            <text:p>119</text:p>
          </table:table-cell>
          <table:table-cell table:formula="of:=VALUE(TRIM(INDIRECT(ADDRESS(28;5;4))))" office:value-type="float" office:value="120">
            <text:p>120</text:p>
          </table:table-cell>
          <table:table-cell table:formula="of:=VALUE(TRIM(INDIRECT(ADDRESS(28;6;4))))" office:value-type="float" office:value="119">
            <text:p>119</text:p>
          </table:table-cell>
        </table:table-row>
        <table:table-row table:style-name="ro2">
          <table:table-cell/>
          <table:table-cell table:formula="of:=VALUE(TRIM(INDIRECT(ADDRESS(29;2;4))))" office:value-type="float" office:value="120">
            <text:p>120</text:p>
          </table:table-cell>
          <table:table-cell table:formula="of:=VALUE(TRIM(INDIRECT(ADDRESS(29;3;4))))" office:value-type="float" office:value="120">
            <text:p>120</text:p>
          </table:table-cell>
          <table:table-cell table:formula="of:=VALUE(TRIM(INDIRECT(ADDRESS(29;4;4))))" office:value-type="float" office:value="119">
            <text:p>119</text:p>
          </table:table-cell>
          <table:table-cell table:formula="of:=VALUE(TRIM(INDIRECT(ADDRESS(29;5;4))))" office:value-type="float" office:value="120">
            <text:p>120</text:p>
          </table:table-cell>
          <table:table-cell table:formula="of:=VALUE(TRIM(INDIRECT(ADDRESS(29;6;4))))" office:value-type="float" office:value="119">
            <text:p>119</text:p>
          </table:table-cell>
        </table:table-row>
        <table:table-row table:style-name="ro2">
          <table:table-cell/>
          <table:table-cell table:formula="of:=VALUE(TRIM(INDIRECT(ADDRESS(30;2;4))))" office:value-type="float" office:value="120">
            <text:p>120</text:p>
          </table:table-cell>
          <table:table-cell table:formula="of:=VALUE(TRIM(INDIRECT(ADDRESS(30;3;4))))" office:value-type="float" office:value="120">
            <text:p>120</text:p>
          </table:table-cell>
          <table:table-cell table:formula="of:=VALUE(TRIM(INDIRECT(ADDRESS(30;4;4))))" office:value-type="float" office:value="119">
            <text:p>119</text:p>
          </table:table-cell>
          <table:table-cell table:formula="of:=VALUE(TRIM(INDIRECT(ADDRESS(30;5;4))))" office:value-type="float" office:value="120">
            <text:p>120</text:p>
          </table:table-cell>
          <table:table-cell table:formula="of:=VALUE(TRIM(INDIRECT(ADDRESS(30;6;4))))" office:value-type="float" office:value="119">
            <text:p>119</text:p>
          </table:table-cell>
        </table:table-row>
        <table:table-row table:style-name="ro2">
          <table:table-cell/>
          <table:table-cell table:formula="of:=VALUE(TRIM(INDIRECT(ADDRESS(31;2;4))))" office:value-type="float" office:value="120">
            <text:p>120</text:p>
          </table:table-cell>
          <table:table-cell table:formula="of:=VALUE(TRIM(INDIRECT(ADDRESS(31;3;4))))" office:value-type="float" office:value="120">
            <text:p>120</text:p>
          </table:table-cell>
          <table:table-cell table:formula="of:=VALUE(TRIM(INDIRECT(ADDRESS(31;4;4))))" office:value-type="float" office:value="119">
            <text:p>119</text:p>
          </table:table-cell>
          <table:table-cell table:formula="of:=VALUE(TRIM(INDIRECT(ADDRESS(31;5;4))))" office:value-type="float" office:value="120">
            <text:p>120</text:p>
          </table:table-cell>
          <table:table-cell table:formula="of:=VALUE(TRIM(INDIRECT(ADDRESS(31;6;4))))" office:value-type="float" office:value="119">
            <text:p>119</text:p>
          </table:table-cell>
        </table:table-row>
        <table:table-row table:style-name="ro2">
          <table:table-cell/>
          <table:table-cell table:formula="of:=VALUE(TRIM(INDIRECT(ADDRESS(32;2;4))))" office:value-type="float" office:value="120">
            <text:p>120</text:p>
          </table:table-cell>
          <table:table-cell table:formula="of:=VALUE(TRIM(INDIRECT(ADDRESS(32;3;4))))" office:value-type="float" office:value="120">
            <text:p>120</text:p>
          </table:table-cell>
          <table:table-cell table:formula="of:=VALUE(TRIM(INDIRECT(ADDRESS(32;4;4))))" office:value-type="float" office:value="119">
            <text:p>119</text:p>
          </table:table-cell>
          <table:table-cell table:formula="of:=VALUE(TRIM(INDIRECT(ADDRESS(32;5;4))))" office:value-type="float" office:value="120">
            <text:p>120</text:p>
          </table:table-cell>
          <table:table-cell table:formula="of:=VALUE(TRIM(INDIRECT(ADDRESS(32;6;4))))" office:value-type="float" office:value="119">
            <text:p>119</text:p>
          </table:table-cell>
        </table:table-row>
        <table:table-row table:style-name="ro2">
          <table:table-cell/>
          <table:table-cell table:formula="of:=VALUE(TRIM(INDIRECT(ADDRESS(33;2;4))))" office:value-type="float" office:value="120">
            <text:p>120</text:p>
          </table:table-cell>
          <table:table-cell table:formula="of:=VALUE(TRIM(INDIRECT(ADDRESS(33;3;4))))" office:value-type="float" office:value="120">
            <text:p>120</text:p>
          </table:table-cell>
          <table:table-cell table:formula="of:=VALUE(TRIM(INDIRECT(ADDRESS(33;4;4))))" office:value-type="float" office:value="119">
            <text:p>119</text:p>
          </table:table-cell>
          <table:table-cell table:formula="of:=VALUE(TRIM(INDIRECT(ADDRESS(33;5;4))))" office:value-type="float" office:value="120">
            <text:p>120</text:p>
          </table:table-cell>
          <table:table-cell table:formula="of:=VALUE(TRIM(INDIRECT(ADDRESS(33;6;4))))" office:value-type="float" office:value="119">
            <text:p>119</text:p>
          </table:table-cell>
        </table:table-row>
        <table:table-row table:style-name="ro2">
          <table:table-cell/>
          <table:table-cell table:formula="of:=VALUE(TRIM(INDIRECT(ADDRESS(34;2;4))))" office:value-type="float" office:value="120">
            <text:p>120</text:p>
          </table:table-cell>
          <table:table-cell table:formula="of:=VALUE(TRIM(INDIRECT(ADDRESS(34;3;4))))" office:value-type="float" office:value="120">
            <text:p>120</text:p>
          </table:table-cell>
          <table:table-cell table:formula="of:=VALUE(TRIM(INDIRECT(ADDRESS(34;4;4))))" office:value-type="float" office:value="119">
            <text:p>119</text:p>
          </table:table-cell>
          <table:table-cell table:formula="of:=VALUE(TRIM(INDIRECT(ADDRESS(34;5;4))))" office:value-type="float" office:value="120">
            <text:p>120</text:p>
          </table:table-cell>
          <table:table-cell table:formula="of:=VALUE(TRIM(INDIRECT(ADDRESS(34;6;4))))" office:value-type="float" office:value="119">
            <text:p>119</text:p>
          </table:table-cell>
        </table:table-row>
        <table:table-row table:style-name="ro2">
          <table:table-cell/>
          <table:table-cell table:formula="of:=VALUE(TRIM(INDIRECT(ADDRESS(35;2;4))))" office:value-type="float" office:value="120">
            <text:p>120</text:p>
          </table:table-cell>
          <table:table-cell table:formula="of:=VALUE(TRIM(INDIRECT(ADDRESS(35;3;4))))" office:value-type="float" office:value="120">
            <text:p>120</text:p>
          </table:table-cell>
          <table:table-cell table:formula="of:=VALUE(TRIM(INDIRECT(ADDRESS(35;4;4))))" office:value-type="float" office:value="119">
            <text:p>119</text:p>
          </table:table-cell>
          <table:table-cell table:formula="of:=VALUE(TRIM(INDIRECT(ADDRESS(35;5;4))))" office:value-type="float" office:value="120">
            <text:p>120</text:p>
          </table:table-cell>
          <table:table-cell table:formula="of:=VALUE(TRIM(INDIRECT(ADDRESS(35;6;4))))" office:value-type="float" office:value="119">
            <text:p>119</text:p>
          </table:table-cell>
        </table:table-row>
        <table:table-row table:style-name="ro2">
          <table:table-cell/>
          <table:table-cell table:formula="of:=VALUE(TRIM(INDIRECT(ADDRESS(36;2;4))))" office:value-type="float" office:value="120">
            <text:p>120</text:p>
          </table:table-cell>
          <table:table-cell table:formula="of:=VALUE(TRIM(INDIRECT(ADDRESS(36;3;4))))" office:value-type="float" office:value="120">
            <text:p>120</text:p>
          </table:table-cell>
          <table:table-cell table:formula="of:=VALUE(TRIM(INDIRECT(ADDRESS(36;4;4))))" office:value-type="float" office:value="119">
            <text:p>119</text:p>
          </table:table-cell>
          <table:table-cell table:formula="of:=VALUE(TRIM(INDIRECT(ADDRESS(36;5;4))))" office:value-type="float" office:value="120">
            <text:p>120</text:p>
          </table:table-cell>
          <table:table-cell table:formula="of:=VALUE(TRIM(INDIRECT(ADDRESS(36;6;4))))" office:value-type="float" office:value="119">
            <text:p>119</text:p>
          </table:table-cell>
        </table:table-row>
        <table:table-row table:style-name="ro2">
          <table:table-cell/>
          <table:table-cell table:formula="of:=VALUE(TRIM(INDIRECT(ADDRESS(37;2;4))))" office:value-type="float" office:value="120">
            <text:p>120</text:p>
          </table:table-cell>
          <table:table-cell table:formula="of:=VALUE(TRIM(INDIRECT(ADDRESS(37;3;4))))" office:value-type="float" office:value="120">
            <text:p>120</text:p>
          </table:table-cell>
          <table:table-cell table:formula="of:=VALUE(TRIM(INDIRECT(ADDRESS(37;4;4))))" office:value-type="float" office:value="119">
            <text:p>119</text:p>
          </table:table-cell>
          <table:table-cell table:formula="of:=VALUE(TRIM(INDIRECT(ADDRESS(37;5;4))))" office:value-type="float" office:value="120">
            <text:p>120</text:p>
          </table:table-cell>
          <table:table-cell table:formula="of:=VALUE(TRIM(INDIRECT(ADDRESS(37;6;4))))" office:value-type="float" office:value="119">
            <text:p>11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RANK(INDIRECT(ADDRESS(39;2;4));INDIRECT(ADDRESS(39;2;4)):INDIRECT(ADDRESS(39;6;4));1)" office:value-type="float" office:value="3">
            <text:p>3</text:p>
          </table:table-cell>
          <table:table-cell table:formula="of:=RANK(INDIRECT(ADDRESS(39;3;4));INDIRECT(ADDRESS(39;2;4)):INDIRECT(ADDRESS(39;6;4));1)" office:value-type="float" office:value="3">
            <text:p>3</text:p>
          </table:table-cell>
          <table:table-cell table:formula="of:=RANK(INDIRECT(ADDRESS(39;4;4));INDIRECT(ADDRESS(39;2;4)):INDIRECT(ADDRESS(39;6;4));1)" office:value-type="float" office:value="1">
            <text:p>1</text:p>
          </table:table-cell>
          <table:table-cell table:formula="of:=RANK(INDIRECT(ADDRESS(39;5;4));INDIRECT(ADDRESS(39;2;4)):INDIRECT(ADDRESS(39;6;4));1)" office:value-type="float" office:value="3">
            <text:p>3</text:p>
          </table:table-cell>
          <table:table-cell table:formula="of:=RANK(INDIRECT(ADDRESS(39;6;4));INDIRECT(ADDRESS(39;2;4)):INDIRECT(ADDRESS(39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0;2;4));INDIRECT(ADDRESS(40;2;4)):INDIRECT(ADDRESS(40;6;4));1)" office:value-type="float" office:value="3">
            <text:p>3</text:p>
          </table:table-cell>
          <table:table-cell table:formula="of:=RANK(INDIRECT(ADDRESS(40;3;4));INDIRECT(ADDRESS(40;2;4)):INDIRECT(ADDRESS(40;6;4));1)" office:value-type="float" office:value="3">
            <text:p>3</text:p>
          </table:table-cell>
          <table:table-cell table:formula="of:=RANK(INDIRECT(ADDRESS(40;4;4));INDIRECT(ADDRESS(40;2;4)):INDIRECT(ADDRESS(40;6;4));1)" office:value-type="float" office:value="1">
            <text:p>1</text:p>
          </table:table-cell>
          <table:table-cell table:formula="of:=RANK(INDIRECT(ADDRESS(40;5;4));INDIRECT(ADDRESS(40;2;4)):INDIRECT(ADDRESS(40;6;4));1)" office:value-type="float" office:value="3">
            <text:p>3</text:p>
          </table:table-cell>
          <table:table-cell table:formula="of:=RANK(INDIRECT(ADDRESS(40;6;4));INDIRECT(ADDRESS(40;2;4)):INDIRECT(ADDRESS(40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1;2;4));INDIRECT(ADDRESS(41;2;4)):INDIRECT(ADDRESS(41;6;4));1)" office:value-type="float" office:value="3">
            <text:p>3</text:p>
          </table:table-cell>
          <table:table-cell table:formula="of:=RANK(INDIRECT(ADDRESS(41;3;4));INDIRECT(ADDRESS(41;2;4)):INDIRECT(ADDRESS(41;6;4));1)" office:value-type="float" office:value="3">
            <text:p>3</text:p>
          </table:table-cell>
          <table:table-cell table:formula="of:=RANK(INDIRECT(ADDRESS(41;4;4));INDIRECT(ADDRESS(41;2;4)):INDIRECT(ADDRESS(41;6;4));1)" office:value-type="float" office:value="1">
            <text:p>1</text:p>
          </table:table-cell>
          <table:table-cell table:formula="of:=RANK(INDIRECT(ADDRESS(41;5;4));INDIRECT(ADDRESS(41;2;4)):INDIRECT(ADDRESS(41;6;4));1)" office:value-type="float" office:value="3">
            <text:p>3</text:p>
          </table:table-cell>
          <table:table-cell table:formula="of:=RANK(INDIRECT(ADDRESS(41;6;4));INDIRECT(ADDRESS(41;2;4)):INDIRECT(ADDRESS(41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2;2;4));INDIRECT(ADDRESS(42;2;4)):INDIRECT(ADDRESS(42;6;4));1)" office:value-type="float" office:value="3">
            <text:p>3</text:p>
          </table:table-cell>
          <table:table-cell table:formula="of:=RANK(INDIRECT(ADDRESS(42;3;4));INDIRECT(ADDRESS(42;2;4)):INDIRECT(ADDRESS(42;6;4));1)" office:value-type="float" office:value="3">
            <text:p>3</text:p>
          </table:table-cell>
          <table:table-cell table:formula="of:=RANK(INDIRECT(ADDRESS(42;4;4));INDIRECT(ADDRESS(42;2;4)):INDIRECT(ADDRESS(42;6;4));1)" office:value-type="float" office:value="1">
            <text:p>1</text:p>
          </table:table-cell>
          <table:table-cell table:formula="of:=RANK(INDIRECT(ADDRESS(42;5;4));INDIRECT(ADDRESS(42;2;4)):INDIRECT(ADDRESS(42;6;4));1)" office:value-type="float" office:value="3">
            <text:p>3</text:p>
          </table:table-cell>
          <table:table-cell table:formula="of:=RANK(INDIRECT(ADDRESS(42;6;4));INDIRECT(ADDRESS(42;2;4)):INDIRECT(ADDRESS(42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3;2;4));INDIRECT(ADDRESS(43;2;4)):INDIRECT(ADDRESS(43;6;4));1)" office:value-type="float" office:value="3">
            <text:p>3</text:p>
          </table:table-cell>
          <table:table-cell table:formula="of:=RANK(INDIRECT(ADDRESS(43;3;4));INDIRECT(ADDRESS(43;2;4)):INDIRECT(ADDRESS(43;6;4));1)" office:value-type="float" office:value="3">
            <text:p>3</text:p>
          </table:table-cell>
          <table:table-cell table:formula="of:=RANK(INDIRECT(ADDRESS(43;4;4));INDIRECT(ADDRESS(43;2;4)):INDIRECT(ADDRESS(43;6;4));1)" office:value-type="float" office:value="1">
            <text:p>1</text:p>
          </table:table-cell>
          <table:table-cell table:formula="of:=RANK(INDIRECT(ADDRESS(43;5;4));INDIRECT(ADDRESS(43;2;4)):INDIRECT(ADDRESS(43;6;4));1)" office:value-type="float" office:value="3">
            <text:p>3</text:p>
          </table:table-cell>
          <table:table-cell table:formula="of:=RANK(INDIRECT(ADDRESS(43;6;4));INDIRECT(ADDRESS(43;2;4)):INDIRECT(ADDRESS(43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4;2;4));INDIRECT(ADDRESS(44;2;4)):INDIRECT(ADDRESS(44;6;4));1)" office:value-type="float" office:value="3">
            <text:p>3</text:p>
          </table:table-cell>
          <table:table-cell table:formula="of:=RANK(INDIRECT(ADDRESS(44;3;4));INDIRECT(ADDRESS(44;2;4)):INDIRECT(ADDRESS(44;6;4));1)" office:value-type="float" office:value="3">
            <text:p>3</text:p>
          </table:table-cell>
          <table:table-cell table:formula="of:=RANK(INDIRECT(ADDRESS(44;4;4));INDIRECT(ADDRESS(44;2;4)):INDIRECT(ADDRESS(44;6;4));1)" office:value-type="float" office:value="1">
            <text:p>1</text:p>
          </table:table-cell>
          <table:table-cell table:formula="of:=RANK(INDIRECT(ADDRESS(44;5;4));INDIRECT(ADDRESS(44;2;4)):INDIRECT(ADDRESS(44;6;4));1)" office:value-type="float" office:value="3">
            <text:p>3</text:p>
          </table:table-cell>
          <table:table-cell table:formula="of:=RANK(INDIRECT(ADDRESS(44;6;4));INDIRECT(ADDRESS(44;2;4)):INDIRECT(ADDRESS(44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5;2;4));INDIRECT(ADDRESS(45;2;4)):INDIRECT(ADDRESS(45;6;4));1)" office:value-type="float" office:value="3">
            <text:p>3</text:p>
          </table:table-cell>
          <table:table-cell table:formula="of:=RANK(INDIRECT(ADDRESS(45;3;4));INDIRECT(ADDRESS(45;2;4)):INDIRECT(ADDRESS(45;6;4));1)" office:value-type="float" office:value="3">
            <text:p>3</text:p>
          </table:table-cell>
          <table:table-cell table:formula="of:=RANK(INDIRECT(ADDRESS(45;4;4));INDIRECT(ADDRESS(45;2;4)):INDIRECT(ADDRESS(45;6;4));1)" office:value-type="float" office:value="1">
            <text:p>1</text:p>
          </table:table-cell>
          <table:table-cell table:formula="of:=RANK(INDIRECT(ADDRESS(45;5;4));INDIRECT(ADDRESS(45;2;4)):INDIRECT(ADDRESS(45;6;4));1)" office:value-type="float" office:value="3">
            <text:p>3</text:p>
          </table:table-cell>
          <table:table-cell table:formula="of:=RANK(INDIRECT(ADDRESS(45;6;4));INDIRECT(ADDRESS(45;2;4)):INDIRECT(ADDRESS(45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6;2;4));INDIRECT(ADDRESS(46;2;4)):INDIRECT(ADDRESS(46;6;4));1)" office:value-type="float" office:value="3">
            <text:p>3</text:p>
          </table:table-cell>
          <table:table-cell table:formula="of:=RANK(INDIRECT(ADDRESS(46;3;4));INDIRECT(ADDRESS(46;2;4)):INDIRECT(ADDRESS(46;6;4));1)" office:value-type="float" office:value="3">
            <text:p>3</text:p>
          </table:table-cell>
          <table:table-cell table:formula="of:=RANK(INDIRECT(ADDRESS(46;4;4));INDIRECT(ADDRESS(46;2;4)):INDIRECT(ADDRESS(46;6;4));1)" office:value-type="float" office:value="1">
            <text:p>1</text:p>
          </table:table-cell>
          <table:table-cell table:formula="of:=RANK(INDIRECT(ADDRESS(46;5;4));INDIRECT(ADDRESS(46;2;4)):INDIRECT(ADDRESS(46;6;4));1)" office:value-type="float" office:value="3">
            <text:p>3</text:p>
          </table:table-cell>
          <table:table-cell table:formula="of:=RANK(INDIRECT(ADDRESS(46;6;4));INDIRECT(ADDRESS(46;2;4)):INDIRECT(ADDRESS(46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7;2;4));INDIRECT(ADDRESS(47;2;4)):INDIRECT(ADDRESS(47;6;4));1)" office:value-type="float" office:value="3">
            <text:p>3</text:p>
          </table:table-cell>
          <table:table-cell table:formula="of:=RANK(INDIRECT(ADDRESS(47;3;4));INDIRECT(ADDRESS(47;2;4)):INDIRECT(ADDRESS(47;6;4));1)" office:value-type="float" office:value="3">
            <text:p>3</text:p>
          </table:table-cell>
          <table:table-cell table:formula="of:=RANK(INDIRECT(ADDRESS(47;4;4));INDIRECT(ADDRESS(47;2;4)):INDIRECT(ADDRESS(47;6;4));1)" office:value-type="float" office:value="1">
            <text:p>1</text:p>
          </table:table-cell>
          <table:table-cell table:formula="of:=RANK(INDIRECT(ADDRESS(47;5;4));INDIRECT(ADDRESS(47;2;4)):INDIRECT(ADDRESS(47;6;4));1)" office:value-type="float" office:value="3">
            <text:p>3</text:p>
          </table:table-cell>
          <table:table-cell table:formula="of:=RANK(INDIRECT(ADDRESS(47;6;4));INDIRECT(ADDRESS(47;2;4)):INDIRECT(ADDRESS(47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8;2;4));INDIRECT(ADDRESS(48;2;4)):INDIRECT(ADDRESS(48;6;4));1)" office:value-type="float" office:value="3">
            <text:p>3</text:p>
          </table:table-cell>
          <table:table-cell table:formula="of:=RANK(INDIRECT(ADDRESS(48;3;4));INDIRECT(ADDRESS(48;2;4)):INDIRECT(ADDRESS(48;6;4));1)" office:value-type="float" office:value="3">
            <text:p>3</text:p>
          </table:table-cell>
          <table:table-cell table:formula="of:=RANK(INDIRECT(ADDRESS(48;4;4));INDIRECT(ADDRESS(48;2;4)):INDIRECT(ADDRESS(48;6;4));1)" office:value-type="float" office:value="1">
            <text:p>1</text:p>
          </table:table-cell>
          <table:table-cell table:formula="of:=RANK(INDIRECT(ADDRESS(48;5;4));INDIRECT(ADDRESS(48;2;4)):INDIRECT(ADDRESS(48;6;4));1)" office:value-type="float" office:value="3">
            <text:p>3</text:p>
          </table:table-cell>
          <table:table-cell table:formula="of:=RANK(INDIRECT(ADDRESS(48;6;4));INDIRECT(ADDRESS(48;2;4)):INDIRECT(ADDRESS(48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9;2;4));INDIRECT(ADDRESS(49;2;4)):INDIRECT(ADDRESS(49;6;4));1)" office:value-type="float" office:value="3">
            <text:p>3</text:p>
          </table:table-cell>
          <table:table-cell table:formula="of:=RANK(INDIRECT(ADDRESS(49;3;4));INDIRECT(ADDRESS(49;2;4)):INDIRECT(ADDRESS(49;6;4));1)" office:value-type="float" office:value="3">
            <text:p>3</text:p>
          </table:table-cell>
          <table:table-cell table:formula="of:=RANK(INDIRECT(ADDRESS(49;4;4));INDIRECT(ADDRESS(49;2;4)):INDIRECT(ADDRESS(49;6;4));1)" office:value-type="float" office:value="1">
            <text:p>1</text:p>
          </table:table-cell>
          <table:table-cell table:formula="of:=RANK(INDIRECT(ADDRESS(49;5;4));INDIRECT(ADDRESS(49;2;4)):INDIRECT(ADDRESS(49;6;4));1)" office:value-type="float" office:value="3">
            <text:p>3</text:p>
          </table:table-cell>
          <table:table-cell table:formula="of:=RANK(INDIRECT(ADDRESS(49;6;4));INDIRECT(ADDRESS(49;2;4)):INDIRECT(ADDRESS(49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0;2;4));INDIRECT(ADDRESS(50;2;4)):INDIRECT(ADDRESS(50;6;4));1)" office:value-type="float" office:value="3">
            <text:p>3</text:p>
          </table:table-cell>
          <table:table-cell table:formula="of:=RANK(INDIRECT(ADDRESS(50;3;4));INDIRECT(ADDRESS(50;2;4)):INDIRECT(ADDRESS(50;6;4));1)" office:value-type="float" office:value="3">
            <text:p>3</text:p>
          </table:table-cell>
          <table:table-cell table:formula="of:=RANK(INDIRECT(ADDRESS(50;4;4));INDIRECT(ADDRESS(50;2;4)):INDIRECT(ADDRESS(50;6;4));1)" office:value-type="float" office:value="1">
            <text:p>1</text:p>
          </table:table-cell>
          <table:table-cell table:formula="of:=RANK(INDIRECT(ADDRESS(50;5;4));INDIRECT(ADDRESS(50;2;4)):INDIRECT(ADDRESS(50;6;4));1)" office:value-type="float" office:value="3">
            <text:p>3</text:p>
          </table:table-cell>
          <table:table-cell table:formula="of:=RANK(INDIRECT(ADDRESS(50;6;4));INDIRECT(ADDRESS(50;2;4)):INDIRECT(ADDRESS(50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1;2;4));INDIRECT(ADDRESS(51;2;4)):INDIRECT(ADDRESS(51;6;4));1)" office:value-type="float" office:value="3">
            <text:p>3</text:p>
          </table:table-cell>
          <table:table-cell table:formula="of:=RANK(INDIRECT(ADDRESS(51;3;4));INDIRECT(ADDRESS(51;2;4)):INDIRECT(ADDRESS(51;6;4));1)" office:value-type="float" office:value="3">
            <text:p>3</text:p>
          </table:table-cell>
          <table:table-cell table:formula="of:=RANK(INDIRECT(ADDRESS(51;4;4));INDIRECT(ADDRESS(51;2;4)):INDIRECT(ADDRESS(51;6;4));1)" office:value-type="float" office:value="1">
            <text:p>1</text:p>
          </table:table-cell>
          <table:table-cell table:formula="of:=RANK(INDIRECT(ADDRESS(51;5;4));INDIRECT(ADDRESS(51;2;4)):INDIRECT(ADDRESS(51;6;4));1)" office:value-type="float" office:value="3">
            <text:p>3</text:p>
          </table:table-cell>
          <table:table-cell table:formula="of:=RANK(INDIRECT(ADDRESS(51;6;4));INDIRECT(ADDRESS(51;2;4)):INDIRECT(ADDRESS(51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2;2;4));INDIRECT(ADDRESS(52;2;4)):INDIRECT(ADDRESS(52;6;4));1)" office:value-type="float" office:value="3">
            <text:p>3</text:p>
          </table:table-cell>
          <table:table-cell table:formula="of:=RANK(INDIRECT(ADDRESS(52;3;4));INDIRECT(ADDRESS(52;2;4)):INDIRECT(ADDRESS(52;6;4));1)" office:value-type="float" office:value="3">
            <text:p>3</text:p>
          </table:table-cell>
          <table:table-cell table:formula="of:=RANK(INDIRECT(ADDRESS(52;4;4));INDIRECT(ADDRESS(52;2;4)):INDIRECT(ADDRESS(52;6;4));1)" office:value-type="float" office:value="1">
            <text:p>1</text:p>
          </table:table-cell>
          <table:table-cell table:formula="of:=RANK(INDIRECT(ADDRESS(52;5;4));INDIRECT(ADDRESS(52;2;4)):INDIRECT(ADDRESS(52;6;4));1)" office:value-type="float" office:value="3">
            <text:p>3</text:p>
          </table:table-cell>
          <table:table-cell table:formula="of:=RANK(INDIRECT(ADDRESS(52;6;4));INDIRECT(ADDRESS(52;2;4)):INDIRECT(ADDRESS(52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3;2;4));INDIRECT(ADDRESS(53;2;4)):INDIRECT(ADDRESS(53;6;4));1)" office:value-type="float" office:value="3">
            <text:p>3</text:p>
          </table:table-cell>
          <table:table-cell table:formula="of:=RANK(INDIRECT(ADDRESS(53;3;4));INDIRECT(ADDRESS(53;2;4)):INDIRECT(ADDRESS(53;6;4));1)" office:value-type="float" office:value="3">
            <text:p>3</text:p>
          </table:table-cell>
          <table:table-cell table:formula="of:=RANK(INDIRECT(ADDRESS(53;4;4));INDIRECT(ADDRESS(53;2;4)):INDIRECT(ADDRESS(53;6;4));1)" office:value-type="float" office:value="1">
            <text:p>1</text:p>
          </table:table-cell>
          <table:table-cell table:formula="of:=RANK(INDIRECT(ADDRESS(53;5;4));INDIRECT(ADDRESS(53;2;4)):INDIRECT(ADDRESS(53;6;4));1)" office:value-type="float" office:value="3">
            <text:p>3</text:p>
          </table:table-cell>
          <table:table-cell table:formula="of:=RANK(INDIRECT(ADDRESS(53;6;4));INDIRECT(ADDRESS(53;2;4)):INDIRECT(ADDRESS(53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4;2;4));INDIRECT(ADDRESS(54;2;4)):INDIRECT(ADDRESS(54;6;4));1)" office:value-type="float" office:value="3">
            <text:p>3</text:p>
          </table:table-cell>
          <table:table-cell table:formula="of:=RANK(INDIRECT(ADDRESS(54;3;4));INDIRECT(ADDRESS(54;2;4)):INDIRECT(ADDRESS(54;6;4));1)" office:value-type="float" office:value="3">
            <text:p>3</text:p>
          </table:table-cell>
          <table:table-cell table:formula="of:=RANK(INDIRECT(ADDRESS(54;4;4));INDIRECT(ADDRESS(54;2;4)):INDIRECT(ADDRESS(54;6;4));1)" office:value-type="float" office:value="1">
            <text:p>1</text:p>
          </table:table-cell>
          <table:table-cell table:formula="of:=RANK(INDIRECT(ADDRESS(54;5;4));INDIRECT(ADDRESS(54;2;4)):INDIRECT(ADDRESS(54;6;4));1)" office:value-type="float" office:value="3">
            <text:p>3</text:p>
          </table:table-cell>
          <table:table-cell table:formula="of:=RANK(INDIRECT(ADDRESS(54;6;4));INDIRECT(ADDRESS(54;2;4)):INDIRECT(ADDRESS(54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5;2;4));INDIRECT(ADDRESS(55;2;4)):INDIRECT(ADDRESS(55;6;4));1)" office:value-type="float" office:value="3">
            <text:p>3</text:p>
          </table:table-cell>
          <table:table-cell table:formula="of:=RANK(INDIRECT(ADDRESS(55;3;4));INDIRECT(ADDRESS(55;2;4)):INDIRECT(ADDRESS(55;6;4));1)" office:value-type="float" office:value="3">
            <text:p>3</text:p>
          </table:table-cell>
          <table:table-cell table:formula="of:=RANK(INDIRECT(ADDRESS(55;4;4));INDIRECT(ADDRESS(55;2;4)):INDIRECT(ADDRESS(55;6;4));1)" office:value-type="float" office:value="1">
            <text:p>1</text:p>
          </table:table-cell>
          <table:table-cell table:formula="of:=RANK(INDIRECT(ADDRESS(55;5;4));INDIRECT(ADDRESS(55;2;4)):INDIRECT(ADDRESS(55;6;4));1)" office:value-type="float" office:value="3">
            <text:p>3</text:p>
          </table:table-cell>
          <table:table-cell table:formula="of:=RANK(INDIRECT(ADDRESS(55;6;4));INDIRECT(ADDRESS(55;2;4)):INDIRECT(ADDRESS(55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6;2;4));INDIRECT(ADDRESS(56;2;4)):INDIRECT(ADDRESS(56;6;4));1)" office:value-type="float" office:value="3">
            <text:p>3</text:p>
          </table:table-cell>
          <table:table-cell table:formula="of:=RANK(INDIRECT(ADDRESS(56;3;4));INDIRECT(ADDRESS(56;2;4)):INDIRECT(ADDRESS(56;6;4));1)" office:value-type="float" office:value="3">
            <text:p>3</text:p>
          </table:table-cell>
          <table:table-cell table:formula="of:=RANK(INDIRECT(ADDRESS(56;4;4));INDIRECT(ADDRESS(56;2;4)):INDIRECT(ADDRESS(56;6;4));1)" office:value-type="float" office:value="1">
            <text:p>1</text:p>
          </table:table-cell>
          <table:table-cell table:formula="of:=RANK(INDIRECT(ADDRESS(56;5;4));INDIRECT(ADDRESS(56;2;4)):INDIRECT(ADDRESS(56;6;4));1)" office:value-type="float" office:value="3">
            <text:p>3</text:p>
          </table:table-cell>
          <table:table-cell table:formula="of:=RANK(INDIRECT(ADDRESS(56;6;4));INDIRECT(ADDRESS(56;2;4)):INDIRECT(ADDRESS(56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7;2;4));INDIRECT(ADDRESS(57;2;4)):INDIRECT(ADDRESS(57;6;4));1)" office:value-type="float" office:value="3">
            <text:p>3</text:p>
          </table:table-cell>
          <table:table-cell table:formula="of:=RANK(INDIRECT(ADDRESS(57;3;4));INDIRECT(ADDRESS(57;2;4)):INDIRECT(ADDRESS(57;6;4));1)" office:value-type="float" office:value="3">
            <text:p>3</text:p>
          </table:table-cell>
          <table:table-cell table:formula="of:=RANK(INDIRECT(ADDRESS(57;4;4));INDIRECT(ADDRESS(57;2;4)):INDIRECT(ADDRESS(57;6;4));1)" office:value-type="float" office:value="1">
            <text:p>1</text:p>
          </table:table-cell>
          <table:table-cell table:formula="of:=RANK(INDIRECT(ADDRESS(57;5;4));INDIRECT(ADDRESS(57;2;4)):INDIRECT(ADDRESS(57;6;4));1)" office:value-type="float" office:value="3">
            <text:p>3</text:p>
          </table:table-cell>
          <table:table-cell table:formula="of:=RANK(INDIRECT(ADDRESS(57;6;4));INDIRECT(ADDRESS(57;2;4)):INDIRECT(ADDRESS(57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8;2;4));INDIRECT(ADDRESS(58;2;4)):INDIRECT(ADDRESS(58;6;4));1)" office:value-type="float" office:value="3">
            <text:p>3</text:p>
          </table:table-cell>
          <table:table-cell table:formula="of:=RANK(INDIRECT(ADDRESS(58;3;4));INDIRECT(ADDRESS(58;2;4)):INDIRECT(ADDRESS(58;6;4));1)" office:value-type="float" office:value="3">
            <text:p>3</text:p>
          </table:table-cell>
          <table:table-cell table:formula="of:=RANK(INDIRECT(ADDRESS(58;4;4));INDIRECT(ADDRESS(58;2;4)):INDIRECT(ADDRESS(58;6;4));1)" office:value-type="float" office:value="1">
            <text:p>1</text:p>
          </table:table-cell>
          <table:table-cell table:formula="of:=RANK(INDIRECT(ADDRESS(58;5;4));INDIRECT(ADDRESS(58;2;4)):INDIRECT(ADDRESS(58;6;4));1)" office:value-type="float" office:value="3">
            <text:p>3</text:p>
          </table:table-cell>
          <table:table-cell table:formula="of:=RANK(INDIRECT(ADDRESS(58;6;4));INDIRECT(ADDRESS(58;2;4)):INDIRECT(ADDRESS(58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9;2;4));INDIRECT(ADDRESS(59;2;4)):INDIRECT(ADDRESS(59;6;4));1)" office:value-type="float" office:value="3">
            <text:p>3</text:p>
          </table:table-cell>
          <table:table-cell table:formula="of:=RANK(INDIRECT(ADDRESS(59;3;4));INDIRECT(ADDRESS(59;2;4)):INDIRECT(ADDRESS(59;6;4));1)" office:value-type="float" office:value="3">
            <text:p>3</text:p>
          </table:table-cell>
          <table:table-cell table:formula="of:=RANK(INDIRECT(ADDRESS(59;4;4));INDIRECT(ADDRESS(59;2;4)):INDIRECT(ADDRESS(59;6;4));1)" office:value-type="float" office:value="1">
            <text:p>1</text:p>
          </table:table-cell>
          <table:table-cell table:formula="of:=RANK(INDIRECT(ADDRESS(59;5;4));INDIRECT(ADDRESS(59;2;4)):INDIRECT(ADDRESS(59;6;4));1)" office:value-type="float" office:value="3">
            <text:p>3</text:p>
          </table:table-cell>
          <table:table-cell table:formula="of:=RANK(INDIRECT(ADDRESS(59;6;4));INDIRECT(ADDRESS(59;2;4)):INDIRECT(ADDRESS(59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0;2;4));INDIRECT(ADDRESS(60;2;4)):INDIRECT(ADDRESS(60;6;4));1)" office:value-type="float" office:value="3">
            <text:p>3</text:p>
          </table:table-cell>
          <table:table-cell table:formula="of:=RANK(INDIRECT(ADDRESS(60;3;4));INDIRECT(ADDRESS(60;2;4)):INDIRECT(ADDRESS(60;6;4));1)" office:value-type="float" office:value="3">
            <text:p>3</text:p>
          </table:table-cell>
          <table:table-cell table:formula="of:=RANK(INDIRECT(ADDRESS(60;4;4));INDIRECT(ADDRESS(60;2;4)):INDIRECT(ADDRESS(60;6;4));1)" office:value-type="float" office:value="1">
            <text:p>1</text:p>
          </table:table-cell>
          <table:table-cell table:formula="of:=RANK(INDIRECT(ADDRESS(60;5;4));INDIRECT(ADDRESS(60;2;4)):INDIRECT(ADDRESS(60;6;4));1)" office:value-type="float" office:value="3">
            <text:p>3</text:p>
          </table:table-cell>
          <table:table-cell table:formula="of:=RANK(INDIRECT(ADDRESS(60;6;4));INDIRECT(ADDRESS(60;2;4)):INDIRECT(ADDRESS(60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1;2;4));INDIRECT(ADDRESS(61;2;4)):INDIRECT(ADDRESS(61;6;4));1)" office:value-type="float" office:value="3">
            <text:p>3</text:p>
          </table:table-cell>
          <table:table-cell table:formula="of:=RANK(INDIRECT(ADDRESS(61;3;4));INDIRECT(ADDRESS(61;2;4)):INDIRECT(ADDRESS(61;6;4));1)" office:value-type="float" office:value="3">
            <text:p>3</text:p>
          </table:table-cell>
          <table:table-cell table:formula="of:=RANK(INDIRECT(ADDRESS(61;4;4));INDIRECT(ADDRESS(61;2;4)):INDIRECT(ADDRESS(61;6;4));1)" office:value-type="float" office:value="1">
            <text:p>1</text:p>
          </table:table-cell>
          <table:table-cell table:formula="of:=RANK(INDIRECT(ADDRESS(61;5;4));INDIRECT(ADDRESS(61;2;4)):INDIRECT(ADDRESS(61;6;4));1)" office:value-type="float" office:value="3">
            <text:p>3</text:p>
          </table:table-cell>
          <table:table-cell table:formula="of:=RANK(INDIRECT(ADDRESS(61;6;4));INDIRECT(ADDRESS(61;2;4)):INDIRECT(ADDRESS(61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2;2;4));INDIRECT(ADDRESS(62;2;4)):INDIRECT(ADDRESS(62;6;4));1)" office:value-type="float" office:value="3">
            <text:p>3</text:p>
          </table:table-cell>
          <table:table-cell table:formula="of:=RANK(INDIRECT(ADDRESS(62;3;4));INDIRECT(ADDRESS(62;2;4)):INDIRECT(ADDRESS(62;6;4));1)" office:value-type="float" office:value="3">
            <text:p>3</text:p>
          </table:table-cell>
          <table:table-cell table:formula="of:=RANK(INDIRECT(ADDRESS(62;4;4));INDIRECT(ADDRESS(62;2;4)):INDIRECT(ADDRESS(62;6;4));1)" office:value-type="float" office:value="1">
            <text:p>1</text:p>
          </table:table-cell>
          <table:table-cell table:formula="of:=RANK(INDIRECT(ADDRESS(62;5;4));INDIRECT(ADDRESS(62;2;4)):INDIRECT(ADDRESS(62;6;4));1)" office:value-type="float" office:value="3">
            <text:p>3</text:p>
          </table:table-cell>
          <table:table-cell table:formula="of:=RANK(INDIRECT(ADDRESS(62;6;4));INDIRECT(ADDRESS(62;2;4)):INDIRECT(ADDRESS(62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3;2;4));INDIRECT(ADDRESS(63;2;4)):INDIRECT(ADDRESS(63;6;4));1)" office:value-type="float" office:value="3">
            <text:p>3</text:p>
          </table:table-cell>
          <table:table-cell table:formula="of:=RANK(INDIRECT(ADDRESS(63;3;4));INDIRECT(ADDRESS(63;2;4)):INDIRECT(ADDRESS(63;6;4));1)" office:value-type="float" office:value="3">
            <text:p>3</text:p>
          </table:table-cell>
          <table:table-cell table:formula="of:=RANK(INDIRECT(ADDRESS(63;4;4));INDIRECT(ADDRESS(63;2;4)):INDIRECT(ADDRESS(63;6;4));1)" office:value-type="float" office:value="1">
            <text:p>1</text:p>
          </table:table-cell>
          <table:table-cell table:formula="of:=RANK(INDIRECT(ADDRESS(63;5;4));INDIRECT(ADDRESS(63;2;4)):INDIRECT(ADDRESS(63;6;4));1)" office:value-type="float" office:value="3">
            <text:p>3</text:p>
          </table:table-cell>
          <table:table-cell table:formula="of:=RANK(INDIRECT(ADDRESS(63;6;4));INDIRECT(ADDRESS(63;2;4)):INDIRECT(ADDRESS(63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4;2;4));INDIRECT(ADDRESS(64;2;4)):INDIRECT(ADDRESS(64;6;4));1)" office:value-type="float" office:value="3">
            <text:p>3</text:p>
          </table:table-cell>
          <table:table-cell table:formula="of:=RANK(INDIRECT(ADDRESS(64;3;4));INDIRECT(ADDRESS(64;2;4)):INDIRECT(ADDRESS(64;6;4));1)" office:value-type="float" office:value="3">
            <text:p>3</text:p>
          </table:table-cell>
          <table:table-cell table:formula="of:=RANK(INDIRECT(ADDRESS(64;4;4));INDIRECT(ADDRESS(64;2;4)):INDIRECT(ADDRESS(64;6;4));1)" office:value-type="float" office:value="1">
            <text:p>1</text:p>
          </table:table-cell>
          <table:table-cell table:formula="of:=RANK(INDIRECT(ADDRESS(64;5;4));INDIRECT(ADDRESS(64;2;4)):INDIRECT(ADDRESS(64;6;4));1)" office:value-type="float" office:value="3">
            <text:p>3</text:p>
          </table:table-cell>
          <table:table-cell table:formula="of:=RANK(INDIRECT(ADDRESS(64;6;4));INDIRECT(ADDRESS(64;2;4)):INDIRECT(ADDRESS(64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5;2;4));INDIRECT(ADDRESS(65;2;4)):INDIRECT(ADDRESS(65;6;4));1)" office:value-type="float" office:value="3">
            <text:p>3</text:p>
          </table:table-cell>
          <table:table-cell table:formula="of:=RANK(INDIRECT(ADDRESS(65;3;4));INDIRECT(ADDRESS(65;2;4)):INDIRECT(ADDRESS(65;6;4));1)" office:value-type="float" office:value="3">
            <text:p>3</text:p>
          </table:table-cell>
          <table:table-cell table:formula="of:=RANK(INDIRECT(ADDRESS(65;4;4));INDIRECT(ADDRESS(65;2;4)):INDIRECT(ADDRESS(65;6;4));1)" office:value-type="float" office:value="1">
            <text:p>1</text:p>
          </table:table-cell>
          <table:table-cell table:formula="of:=RANK(INDIRECT(ADDRESS(65;5;4));INDIRECT(ADDRESS(65;2;4)):INDIRECT(ADDRESS(65;6;4));1)" office:value-type="float" office:value="3">
            <text:p>3</text:p>
          </table:table-cell>
          <table:table-cell table:formula="of:=RANK(INDIRECT(ADDRESS(65;6;4));INDIRECT(ADDRESS(65;2;4)):INDIRECT(ADDRESS(65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6;2;4));INDIRECT(ADDRESS(66;2;4)):INDIRECT(ADDRESS(66;6;4));1)" office:value-type="float" office:value="3">
            <text:p>3</text:p>
          </table:table-cell>
          <table:table-cell table:formula="of:=RANK(INDIRECT(ADDRESS(66;3;4));INDIRECT(ADDRESS(66;2;4)):INDIRECT(ADDRESS(66;6;4));1)" office:value-type="float" office:value="3">
            <text:p>3</text:p>
          </table:table-cell>
          <table:table-cell table:formula="of:=RANK(INDIRECT(ADDRESS(66;4;4));INDIRECT(ADDRESS(66;2;4)):INDIRECT(ADDRESS(66;6;4));1)" office:value-type="float" office:value="1">
            <text:p>1</text:p>
          </table:table-cell>
          <table:table-cell table:formula="of:=RANK(INDIRECT(ADDRESS(66;5;4));INDIRECT(ADDRESS(66;2;4)):INDIRECT(ADDRESS(66;6;4));1)" office:value-type="float" office:value="3">
            <text:p>3</text:p>
          </table:table-cell>
          <table:table-cell table:formula="of:=RANK(INDIRECT(ADDRESS(66;6;4));INDIRECT(ADDRESS(66;2;4)):INDIRECT(ADDRESS(66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7;2;4));INDIRECT(ADDRESS(67;2;4)):INDIRECT(ADDRESS(67;6;4));1)" office:value-type="float" office:value="3">
            <text:p>3</text:p>
          </table:table-cell>
          <table:table-cell table:formula="of:=RANK(INDIRECT(ADDRESS(67;3;4));INDIRECT(ADDRESS(67;2;4)):INDIRECT(ADDRESS(67;6;4));1)" office:value-type="float" office:value="3">
            <text:p>3</text:p>
          </table:table-cell>
          <table:table-cell table:formula="of:=RANK(INDIRECT(ADDRESS(67;4;4));INDIRECT(ADDRESS(67;2;4)):INDIRECT(ADDRESS(67;6;4));1)" office:value-type="float" office:value="1">
            <text:p>1</text:p>
          </table:table-cell>
          <table:table-cell table:formula="of:=RANK(INDIRECT(ADDRESS(67;5;4));INDIRECT(ADDRESS(67;2;4)):INDIRECT(ADDRESS(67;6;4));1)" office:value-type="float" office:value="3">
            <text:p>3</text:p>
          </table:table-cell>
          <table:table-cell table:formula="of:=RANK(INDIRECT(ADDRESS(67;6;4));INDIRECT(ADDRESS(67;2;4)):INDIRECT(ADDRESS(67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8;2;4));INDIRECT(ADDRESS(68;2;4)):INDIRECT(ADDRESS(68;6;4));1)" office:value-type="float" office:value="3">
            <text:p>3</text:p>
          </table:table-cell>
          <table:table-cell table:formula="of:=RANK(INDIRECT(ADDRESS(68;3;4));INDIRECT(ADDRESS(68;2;4)):INDIRECT(ADDRESS(68;6;4));1)" office:value-type="float" office:value="3">
            <text:p>3</text:p>
          </table:table-cell>
          <table:table-cell table:formula="of:=RANK(INDIRECT(ADDRESS(68;4;4));INDIRECT(ADDRESS(68;2;4)):INDIRECT(ADDRESS(68;6;4));1)" office:value-type="float" office:value="1">
            <text:p>1</text:p>
          </table:table-cell>
          <table:table-cell table:formula="of:=RANK(INDIRECT(ADDRESS(68;5;4));INDIRECT(ADDRESS(68;2;4)):INDIRECT(ADDRESS(68;6;4));1)" office:value-type="float" office:value="3">
            <text:p>3</text:p>
          </table:table-cell>
          <table:table-cell table:formula="of:=RANK(INDIRECT(ADDRESS(68;6;4));INDIRECT(ADDRESS(68;2;4)):INDIRECT(ADDRESS(68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9;2;4));INDIRECT(ADDRESS(69;2;4)):INDIRECT(ADDRESS(69;6;4));1)" office:value-type="float" office:value="3">
            <text:p>3</text:p>
          </table:table-cell>
          <table:table-cell table:formula="of:=RANK(INDIRECT(ADDRESS(69;3;4));INDIRECT(ADDRESS(69;2;4)):INDIRECT(ADDRESS(69;6;4));1)" office:value-type="float" office:value="3">
            <text:p>3</text:p>
          </table:table-cell>
          <table:table-cell table:formula="of:=RANK(INDIRECT(ADDRESS(69;4;4));INDIRECT(ADDRESS(69;2;4)):INDIRECT(ADDRESS(69;6;4));1)" office:value-type="float" office:value="1">
            <text:p>1</text:p>
          </table:table-cell>
          <table:table-cell table:formula="of:=RANK(INDIRECT(ADDRESS(69;5;4));INDIRECT(ADDRESS(69;2;4)):INDIRECT(ADDRESS(69;6;4));1)" office:value-type="float" office:value="3">
            <text:p>3</text:p>
          </table:table-cell>
          <table:table-cell table:formula="of:=RANK(INDIRECT(ADDRESS(69;6;4));INDIRECT(ADDRESS(69;2;4)):INDIRECT(ADDRESS(69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0;2;4));INDIRECT(ADDRESS(70;2;4)):INDIRECT(ADDRESS(70;6;4));1)" office:value-type="float" office:value="3">
            <text:p>3</text:p>
          </table:table-cell>
          <table:table-cell table:formula="of:=RANK(INDIRECT(ADDRESS(70;3;4));INDIRECT(ADDRESS(70;2;4)):INDIRECT(ADDRESS(70;6;4));1)" office:value-type="float" office:value="3">
            <text:p>3</text:p>
          </table:table-cell>
          <table:table-cell table:formula="of:=RANK(INDIRECT(ADDRESS(70;4;4));INDIRECT(ADDRESS(70;2;4)):INDIRECT(ADDRESS(70;6;4));1)" office:value-type="float" office:value="1">
            <text:p>1</text:p>
          </table:table-cell>
          <table:table-cell table:formula="of:=RANK(INDIRECT(ADDRESS(70;5;4));INDIRECT(ADDRESS(70;2;4)):INDIRECT(ADDRESS(70;6;4));1)" office:value-type="float" office:value="3">
            <text:p>3</text:p>
          </table:table-cell>
          <table:table-cell table:formula="of:=RANK(INDIRECT(ADDRESS(70;6;4));INDIRECT(ADDRESS(70;2;4)):INDIRECT(ADDRESS(70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1;2;4));INDIRECT(ADDRESS(71;2;4)):INDIRECT(ADDRESS(71;6;4));1)" office:value-type="float" office:value="3">
            <text:p>3</text:p>
          </table:table-cell>
          <table:table-cell table:formula="of:=RANK(INDIRECT(ADDRESS(71;3;4));INDIRECT(ADDRESS(71;2;4)):INDIRECT(ADDRESS(71;6;4));1)" office:value-type="float" office:value="3">
            <text:p>3</text:p>
          </table:table-cell>
          <table:table-cell table:formula="of:=RANK(INDIRECT(ADDRESS(71;4;4));INDIRECT(ADDRESS(71;2;4)):INDIRECT(ADDRESS(71;6;4));1)" office:value-type="float" office:value="1">
            <text:p>1</text:p>
          </table:table-cell>
          <table:table-cell table:formula="of:=RANK(INDIRECT(ADDRESS(71;5;4));INDIRECT(ADDRESS(71;2;4)):INDIRECT(ADDRESS(71;6;4));1)" office:value-type="float" office:value="3">
            <text:p>3</text:p>
          </table:table-cell>
          <table:table-cell table:formula="of:=RANK(INDIRECT(ADDRESS(71;6;4));INDIRECT(ADDRESS(71;2;4)):INDIRECT(ADDRESS(71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2;2;4));INDIRECT(ADDRESS(72;2;4)):INDIRECT(ADDRESS(72;6;4));1)" office:value-type="float" office:value="3">
            <text:p>3</text:p>
          </table:table-cell>
          <table:table-cell table:formula="of:=RANK(INDIRECT(ADDRESS(72;3;4));INDIRECT(ADDRESS(72;2;4)):INDIRECT(ADDRESS(72;6;4));1)" office:value-type="float" office:value="3">
            <text:p>3</text:p>
          </table:table-cell>
          <table:table-cell table:formula="of:=RANK(INDIRECT(ADDRESS(72;4;4));INDIRECT(ADDRESS(72;2;4)):INDIRECT(ADDRESS(72;6;4));1)" office:value-type="float" office:value="1">
            <text:p>1</text:p>
          </table:table-cell>
          <table:table-cell table:formula="of:=RANK(INDIRECT(ADDRESS(72;5;4));INDIRECT(ADDRESS(72;2;4)):INDIRECT(ADDRESS(72;6;4));1)" office:value-type="float" office:value="3">
            <text:p>3</text:p>
          </table:table-cell>
          <table:table-cell table:formula="of:=RANK(INDIRECT(ADDRESS(72;6;4));INDIRECT(ADDRESS(72;2;4)):INDIRECT(ADDRESS(72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3;2;4));INDIRECT(ADDRESS(73;2;4)):INDIRECT(ADDRESS(73;6;4));1)" office:value-type="float" office:value="3">
            <text:p>3</text:p>
          </table:table-cell>
          <table:table-cell table:formula="of:=RANK(INDIRECT(ADDRESS(73;3;4));INDIRECT(ADDRESS(73;2;4)):INDIRECT(ADDRESS(73;6;4));1)" office:value-type="float" office:value="3">
            <text:p>3</text:p>
          </table:table-cell>
          <table:table-cell table:formula="of:=RANK(INDIRECT(ADDRESS(73;4;4));INDIRECT(ADDRESS(73;2;4)):INDIRECT(ADDRESS(73;6;4));1)" office:value-type="float" office:value="1">
            <text:p>1</text:p>
          </table:table-cell>
          <table:table-cell table:formula="of:=RANK(INDIRECT(ADDRESS(73;5;4));INDIRECT(ADDRESS(73;2;4)):INDIRECT(ADDRESS(73;6;4));1)" office:value-type="float" office:value="3">
            <text:p>3</text:p>
          </table:table-cell>
          <table:table-cell table:formula="of:=RANK(INDIRECT(ADDRESS(73;6;4));INDIRECT(ADDRESS(73;2;4)):INDIRECT(ADDRESS(73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4;2;4));INDIRECT(ADDRESS(74;2;4)):INDIRECT(ADDRESS(74;6;4));1)" office:value-type="float" office:value="3">
            <text:p>3</text:p>
          </table:table-cell>
          <table:table-cell table:formula="of:=RANK(INDIRECT(ADDRESS(74;3;4));INDIRECT(ADDRESS(74;2;4)):INDIRECT(ADDRESS(74;6;4));1)" office:value-type="float" office:value="3">
            <text:p>3</text:p>
          </table:table-cell>
          <table:table-cell table:formula="of:=RANK(INDIRECT(ADDRESS(74;4;4));INDIRECT(ADDRESS(74;2;4)):INDIRECT(ADDRESS(74;6;4));1)" office:value-type="float" office:value="1">
            <text:p>1</text:p>
          </table:table-cell>
          <table:table-cell table:formula="of:=RANK(INDIRECT(ADDRESS(74;5;4));INDIRECT(ADDRESS(74;2;4)):INDIRECT(ADDRESS(74;6;4));1)" office:value-type="float" office:value="3">
            <text:p>3</text:p>
          </table:table-cell>
          <table:table-cell table:formula="of:=RANK(INDIRECT(ADDRESS(74;6;4));INDIRECT(ADDRESS(74;2;4)):INDIRECT(ADDRESS(74;6;4));1)" office:value-type="float" office:value="1">
            <text:p>1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76;2;4)):INDIRECT(ADDRESS(111;2;4)))" office:value-type="float" office:value="3">
            <text:p>3</text:p>
          </table:table-cell>
          <table:table-cell table:formula="of:=AVERAGE(INDIRECT(ADDRESS(76;3;4)):INDIRECT(ADDRESS(111;3;4)))" office:value-type="float" office:value="3">
            <text:p>3</text:p>
          </table:table-cell>
          <table:table-cell table:formula="of:=AVERAGE(INDIRECT(ADDRESS(76;4;4)):INDIRECT(ADDRESS(111;4;4)))" office:value-type="float" office:value="1">
            <text:p>1</text:p>
          </table:table-cell>
          <table:table-cell table:formula="of:=AVERAGE(INDIRECT(ADDRESS(76;5;4)):INDIRECT(ADDRESS(111;5;4)))" office:value-type="float" office:value="3">
            <text:p>3</text:p>
          </table:table-cell>
          <table:table-cell table:formula="of:=AVERAGE(INDIRECT(ADDRESS(76;6;4)):INDIRECT(ADDRESS(111;6;4)))" office:value-type="float" office:value="1">
            <text:p>1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112;2;4));INDIRECT(ADDRESS(112;2;4)):INDIRECT(ADDRESS(112;6;4));1)" office:value-type="float" office:value="3">
            <text:p>3</text:p>
          </table:table-cell>
          <table:table-cell table:formula="of:=RANK(INDIRECT(ADDRESS(112;3;4));INDIRECT(ADDRESS(112;2;4)):INDIRECT(ADDRESS(112;6;4));1)" office:value-type="float" office:value="3">
            <text:p>3</text:p>
          </table:table-cell>
          <table:table-cell table:formula="of:=RANK(INDIRECT(ADDRESS(112;4;4));INDIRECT(ADDRESS(112;2;4)):INDIRECT(ADDRESS(112;6;4));1)" office:value-type="float" office:value="1">
            <text:p>1</text:p>
          </table:table-cell>
          <table:table-cell table:formula="of:=RANK(INDIRECT(ADDRESS(112;5;4));INDIRECT(ADDRESS(112;2;4)):INDIRECT(ADDRESS(112;6;4));1)" office:value-type="float" office:value="3">
            <text:p>3</text:p>
          </table:table-cell>
          <table:table-cell table:formula="of:=RANK(INDIRECT(ADDRESS(112;6;4));INDIRECT(ADDRESS(112;2;4)):INDIRECT(ADDRESS(112;6;4));1)" office:value-type="float" office:value="1">
            <text:p>1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5" office:value-type="float" office:value="1.26310064778045">
            <text:p>1.2631006478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112;2;4)):INDIRECT(ADDRESS(112;6;4)))+INDIRECT(ADDRESS(114;2;4))" office:value-type="float" office:value="2.26310064778045">
            <text:p>2.2631006478</text:p>
          </table:table-cell>
          <table:table-cell table:formula="of:=MIN(INDIRECT(ADDRESS(112;2;4)):INDIRECT(ADDRESS(112;6;4)))+INDIRECT(ADDRESS(114;3;4))" office:value-type="float" office:value="2.26310064778045">
            <text:p>2.2631006478</text:p>
          </table:table-cell>
          <table:table-cell table:formula="of:=MIN(INDIRECT(ADDRESS(112;2;4)):INDIRECT(ADDRESS(112;6;4)))+INDIRECT(ADDRESS(114;4;4))" office:value-type="float" office:value="2.26310064778045">
            <text:p>2.2631006478</text:p>
          </table:table-cell>
          <table:table-cell table:formula="of:=MIN(INDIRECT(ADDRESS(112;2;4)):INDIRECT(ADDRESS(112;6;4)))+INDIRECT(ADDRESS(114;5;4))" office:value-type="float" office:value="2.26310064778045">
            <text:p>2.2631006478</text:p>
          </table:table-cell>
          <table:table-cell table:formula="of:=MIN(INDIRECT(ADDRESS(112;2;4)):INDIRECT(ADDRESS(112;6;4)))+INDIRECT(ADDRESS(114;6;4))" office:value-type="float" office:value="2.26310064778045">
            <text:p>2.2631006478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115;2;4))&gt;INDIRECT(ADDRESS(112;2;4));1;0)" office:value-type="float" office:value="0">
            <text:p>0</text:p>
          </table:table-cell>
          <table:table-cell table:formula="of:=IF(INDIRECT(ADDRESS(115;3;4))&gt;INDIRECT(ADDRESS(112;3;4));1;0)" office:value-type="float" office:value="0">
            <text:p>0</text:p>
          </table:table-cell>
          <table:table-cell table:formula="of:=IF(INDIRECT(ADDRESS(115;4;4))&gt;INDIRECT(ADDRESS(112;4;4));1;0)" office:value-type="float" office:value="1">
            <text:p>1</text:p>
          </table:table-cell>
          <table:table-cell table:formula="of:=IF(INDIRECT(ADDRESS(115;5;4))&gt;INDIRECT(ADDRESS(112;5;4));1;0)" office:value-type="float" office:value="0">
            <text:p>0</text:p>
          </table:table-cell>
          <table:table-cell table:formula="of:=IF(INDIRECT(ADDRESS(115;6;4))&gt;INDIRECT(ADDRESS(112;6;4));1;0)" office:value-type="float" office:value="1">
            <text:p>1</text:p>
          </table:table-cell>
        </table:table-row>
      </table:table>
      <table:table table:name="Time" table:style-name="ta1" table:print="false">
        <table:table-column table:style-name="co1" table:default-cell-style-name="Default"/>
        <table:table-column table:style-name="co8" table:number-columns-repeated="4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Random</text:p>
          </table:table-cell>
          <table:table-cell office:value-type="string">
            <text:p>Sobol</text:p>
          </table:table-cell>
          <table:table-cell office:value-type="string">
            <text:p>RBCD</text:p>
          </table:table-cell>
          <table:table-cell office:value-type="string">
            <text:p>Markovian</text:p>
          </table:table-cell>
          <table:table-cell office:value-type="string">
            <text:p>SmallBudgetHybrid</text:p>
          </table:table-cell>
        </table:table-row>
        <table:table-row table:style-name="ro2">
          <table:table-cell office:value-type="string">
            <text:p>Bukin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Damavandi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5">
            <text:p>0.00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asom</text:p>
          </table:table-cell>
          <table:table-cell office:value-type="float" office:value="0">
            <text:p>0</text:p>
          </table:table-cell>
          <table:table-cell office:value-type="float" office:value="0.0005">
            <text:p>0.00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GulfRND</text:p>
          </table:table-cell>
          <table:table-cell office:value-type="float" office:value="0.0005">
            <text:p>0.0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5">
            <text:p>0.00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rice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Trefethen</text:p>
          </table:table-cell>
          <table:table-cell office:value-type="float" office:value="0.0005">
            <text:p>0.0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5">
            <text:p>0.0005</text:p>
          </table:table-cell>
        </table:table-row>
        <table:table-row table:style-name="ro2">
          <table:table-cell office:value-type="string">
            <text:p>Ackley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5">
            <text:p>0.00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riewank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5">
            <text:p>0.00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astrigin2</text:p>
          </table:table-cell>
          <table:table-cell table:number-columns-repeated="4" office:value-type="float" office:value="0">
            <text:p>0</text:p>
          </table:table-cell>
          <table:table-cell office:value-type="float" office:value="0.0005">
            <text:p>0.0005</text:p>
          </table:table-cell>
        </table:table-row>
        <table:table-row table:style-name="ro2">
          <table:table-cell office:value-type="string">
            <text:p>SchwefelDoubleSum2</text:p>
          </table:table-cell>
          <table:table-cell table:number-columns-repeated="4" office:value-type="float" office:value="0">
            <text:p>0</text:p>
          </table:table-cell>
          <table:table-cell office:value-type="float" office:value="0.0005">
            <text:p>0.0005</text:p>
          </table:table-cell>
        </table:table-row>
        <table:table-row table:style-name="ro2">
          <table:table-cell office:value-type="string">
            <text:p>SchwefelMax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StepFunction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5">
            <text:p>0.00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Trig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5">
            <text:p>0.00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inter2</text:p>
          </table:table-cell>
          <table:table-cell office:value-type="float" office:value="0.0005">
            <text:p>0.0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5">
            <text:p>0.00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alomon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5">
            <text:p>0.00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chaeferF62</text:p>
          </table:table-cell>
          <table:table-cell table:number-columns-repeated="4" office:value-type="float" office:value="0">
            <text:p>0</text:p>
          </table:table-cell>
          <table:table-cell office:value-type="float" office:value="0.0005">
            <text:p>0.0005</text:p>
          </table:table-cell>
        </table:table-row>
        <table:table-row table:style-name="ro2">
          <table:table-cell office:value-type="string">
            <text:p>Ackley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05">
            <text:p>0.0005</text:p>
          </table:table-cell>
        </table:table-row>
        <table:table-row table:style-name="ro2">
          <table:table-cell office:value-type="string">
            <text:p>Griewank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5">
            <text:p>0.00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astrigin6</text:p>
          </table:table-cell>
          <table:table-cell office:value-type="float" office:value="0.0005">
            <text:p>0.0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5">
            <text:p>0.00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chwefelDoubleSum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5">
            <text:p>0.00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chwefelMax6</text:p>
          </table:table-cell>
          <table:table-cell table:number-columns-repeated="4" office:value-type="float" office:value="0">
            <text:p>0</text:p>
          </table:table-cell>
          <table:table-cell office:value-type="float" office:value="0.0005">
            <text:p>0.0005</text:p>
          </table:table-cell>
        </table:table-row>
        <table:table-row table:style-name="ro2">
          <table:table-cell office:value-type="string">
            <text:p>StepFunction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5">
            <text:p>0.00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ig6</text:p>
          </table:table-cell>
          <table:table-cell office:value-type="float" office:value="0">
            <text:p>0</text:p>
          </table:table-cell>
          <table:table-cell office:value-type="float" office:value="0.0005">
            <text:p>0.00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005">
            <text:p>0.0005</text:p>
          </table:table-cell>
        </table:table-row>
        <table:table-row table:style-name="ro2">
          <table:table-cell office:value-type="string">
            <text:p>Pinter6</text:p>
          </table:table-cell>
          <table:table-cell office:value-type="float" office:value="0">
            <text:p>0</text:p>
          </table:table-cell>
          <table:table-cell office:value-type="float" office:value="0.0005">
            <text:p>0.00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005">
            <text:p>0.0005</text:p>
          </table:table-cell>
        </table:table-row>
        <table:table-row table:style-name="ro2">
          <table:table-cell office:value-type="string">
            <text:p>Salomon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SchaeferF6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5">
            <text:p>0.00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ckley10</text:p>
          </table:table-cell>
          <table:table-cell office:value-type="float" office:value="0.0005">
            <text:p>0.000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05">
            <text:p>0.0005</text:p>
          </table:table-cell>
        </table:table-row>
        <table:table-row table:style-name="ro2">
          <table:table-cell office:value-type="string">
            <text:p>Griewank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05">
            <text:p>0.0005</text:p>
          </table:table-cell>
        </table:table-row>
        <table:table-row table:style-name="ro2">
          <table:table-cell office:value-type="string">
            <text:p>Rastrigin10</text:p>
          </table:table-cell>
          <table:table-cell office:value-type="float" office:value="0">
            <text:p>0</text:p>
          </table:table-cell>
          <table:table-cell office:value-type="float" office:value="0.0005">
            <text:p>0.0005</text:p>
          </table:table-cell>
          <table:table-cell office:value-type="float" office:value="0">
            <text:p>0</text:p>
          </table:table-cell>
          <table:table-cell office:value-type="float" office:value="0.0005">
            <text:p>0.00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chwefelDoubleSum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5">
            <text:p>0.00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chwefelMax10</text:p>
          </table:table-cell>
          <table:table-cell office:value-type="float" office:value="0">
            <text:p>0</text:p>
          </table:table-cell>
          <table:table-cell office:value-type="float" office:value="0.0005">
            <text:p>0.0005</text:p>
          </table:table-cell>
          <table:table-cell office:value-type="float" office:value="0">
            <text:p>0</text:p>
          </table:table-cell>
          <table:table-cell office:value-type="float" office:value="0.0005">
            <text:p>0.00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epFunction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05">
            <text:p>0.0005</text:p>
          </table:table-cell>
        </table:table-row>
        <table:table-row table:style-name="ro2">
          <table:table-cell office:value-type="string">
            <text:p>Trig10</text:p>
          </table:table-cell>
          <table:table-cell office:value-type="float" office:value="0">
            <text:p>0</text:p>
          </table:table-cell>
          <table:table-cell table:number-columns-repeated="4" office:value-type="float" office:value="0.0005">
            <text:p>0.0005</text:p>
          </table:table-cell>
        </table:table-row>
        <table:table-row table:style-name="ro2">
          <table:table-cell office:value-type="string">
            <text:p>Pinter10</text:p>
          </table:table-cell>
          <table:table-cell table:number-columns-repeated="5" office:value-type="float" office:value="0.0005">
            <text:p>0.0005</text:p>
          </table:table-cell>
        </table:table-row>
        <table:table-row table:style-name="ro2">
          <table:table-cell office:value-type="string">
            <text:p>Salomon10</text:p>
          </table:table-cell>
          <table:table-cell office:value-type="float" office:value="0.0005">
            <text:p>0.0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5">
            <text:p>0.00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chaeferF6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05">
            <text:p>0.000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VALUE(TRIM(INDIRECT(ADDRESS(2;2;4))))" office:value-type="float" office:value="0">
            <text:p>0</text:p>
          </table:table-cell>
          <table:table-cell table:formula="of:=VALUE(TRIM(INDIRECT(ADDRESS(2;3;4))))" office:value-type="float" office:value="0">
            <text:p>0</text:p>
          </table:table-cell>
          <table:table-cell table:formula="of:=VALUE(TRIM(INDIRECT(ADDRESS(2;4;4))))" office:value-type="float" office:value="0">
            <text:p>0</text:p>
          </table:table-cell>
          <table:table-cell table:formula="of:=VALUE(TRIM(INDIRECT(ADDRESS(2;5;4))))" office:value-type="float" office:value="0">
            <text:p>0</text:p>
          </table:table-cell>
          <table:table-cell table:formula="of:=VALUE(TRIM(INDIRECT(ADDRESS(2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3;2;4))))" office:value-type="float" office:value="0">
            <text:p>0</text:p>
          </table:table-cell>
          <table:table-cell table:formula="of:=VALUE(TRIM(INDIRECT(ADDRESS(3;3;4))))" office:value-type="float" office:value="0">
            <text:p>0</text:p>
          </table:table-cell>
          <table:table-cell table:formula="of:=VALUE(TRIM(INDIRECT(ADDRESS(3;4;4))))" office:value-type="float" office:value="0.0005">
            <text:p>0.0005</text:p>
          </table:table-cell>
          <table:table-cell table:formula="of:=VALUE(TRIM(INDIRECT(ADDRESS(3;5;4))))" office:value-type="float" office:value="0">
            <text:p>0</text:p>
          </table:table-cell>
          <table:table-cell table:formula="of:=VALUE(TRIM(INDIRECT(ADDRESS(3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4;2;4))))" office:value-type="float" office:value="0">
            <text:p>0</text:p>
          </table:table-cell>
          <table:table-cell table:formula="of:=VALUE(TRIM(INDIRECT(ADDRESS(4;3;4))))" office:value-type="float" office:value="0.0005">
            <text:p>0.0005</text:p>
          </table:table-cell>
          <table:table-cell table:formula="of:=VALUE(TRIM(INDIRECT(ADDRESS(4;4;4))))" office:value-type="float" office:value="0">
            <text:p>0</text:p>
          </table:table-cell>
          <table:table-cell table:formula="of:=VALUE(TRIM(INDIRECT(ADDRESS(4;5;4))))" office:value-type="float" office:value="0">
            <text:p>0</text:p>
          </table:table-cell>
          <table:table-cell table:formula="of:=VALUE(TRIM(INDIRECT(ADDRESS(4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5;2;4))))" office:value-type="float" office:value="0.0005">
            <text:p>0.0005</text:p>
          </table:table-cell>
          <table:table-cell table:formula="of:=VALUE(TRIM(INDIRECT(ADDRESS(5;3;4))))" office:value-type="float" office:value="0">
            <text:p>0</text:p>
          </table:table-cell>
          <table:table-cell table:formula="of:=VALUE(TRIM(INDIRECT(ADDRESS(5;4;4))))" office:value-type="float" office:value="0">
            <text:p>0</text:p>
          </table:table-cell>
          <table:table-cell table:formula="of:=VALUE(TRIM(INDIRECT(ADDRESS(5;5;4))))" office:value-type="float" office:value="0.0005">
            <text:p>0.0005</text:p>
          </table:table-cell>
          <table:table-cell table:formula="of:=VALUE(TRIM(INDIRECT(ADDRESS(5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6;2;4))))" office:value-type="float" office:value="0">
            <text:p>0</text:p>
          </table:table-cell>
          <table:table-cell table:formula="of:=VALUE(TRIM(INDIRECT(ADDRESS(6;3;4))))" office:value-type="float" office:value="0">
            <text:p>0</text:p>
          </table:table-cell>
          <table:table-cell table:formula="of:=VALUE(TRIM(INDIRECT(ADDRESS(6;4;4))))" office:value-type="float" office:value="0">
            <text:p>0</text:p>
          </table:table-cell>
          <table:table-cell table:formula="of:=VALUE(TRIM(INDIRECT(ADDRESS(6;5;4))))" office:value-type="float" office:value="0">
            <text:p>0</text:p>
          </table:table-cell>
          <table:table-cell table:formula="of:=VALUE(TRIM(INDIRECT(ADDRESS(6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7;2;4))))" office:value-type="float" office:value="0.0005">
            <text:p>0.0005</text:p>
          </table:table-cell>
          <table:table-cell table:formula="of:=VALUE(TRIM(INDIRECT(ADDRESS(7;3;4))))" office:value-type="float" office:value="0">
            <text:p>0</text:p>
          </table:table-cell>
          <table:table-cell table:formula="of:=VALUE(TRIM(INDIRECT(ADDRESS(7;4;4))))" office:value-type="float" office:value="0">
            <text:p>0</text:p>
          </table:table-cell>
          <table:table-cell table:formula="of:=VALUE(TRIM(INDIRECT(ADDRESS(7;5;4))))" office:value-type="float" office:value="0">
            <text:p>0</text:p>
          </table:table-cell>
          <table:table-cell table:formula="of:=VALUE(TRIM(INDIRECT(ADDRESS(7;6;4))))" office:value-type="float" office:value="0.0005">
            <text:p>0.0005</text:p>
          </table:table-cell>
        </table:table-row>
        <table:table-row table:style-name="ro2">
          <table:table-cell/>
          <table:table-cell table:formula="of:=VALUE(TRIM(INDIRECT(ADDRESS(8;2;4))))" office:value-type="float" office:value="0">
            <text:p>0</text:p>
          </table:table-cell>
          <table:table-cell table:formula="of:=VALUE(TRIM(INDIRECT(ADDRESS(8;3;4))))" office:value-type="float" office:value="0">
            <text:p>0</text:p>
          </table:table-cell>
          <table:table-cell table:formula="of:=VALUE(TRIM(INDIRECT(ADDRESS(8;4;4))))" office:value-type="float" office:value="0">
            <text:p>0</text:p>
          </table:table-cell>
          <table:table-cell table:formula="of:=VALUE(TRIM(INDIRECT(ADDRESS(8;5;4))))" office:value-type="float" office:value="0.0005">
            <text:p>0.0005</text:p>
          </table:table-cell>
          <table:table-cell table:formula="of:=VALUE(TRIM(INDIRECT(ADDRESS(8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9;2;4))))" office:value-type="float" office:value="0">
            <text:p>0</text:p>
          </table:table-cell>
          <table:table-cell table:formula="of:=VALUE(TRIM(INDIRECT(ADDRESS(9;3;4))))" office:value-type="float" office:value="0">
            <text:p>0</text:p>
          </table:table-cell>
          <table:table-cell table:formula="of:=VALUE(TRIM(INDIRECT(ADDRESS(9;4;4))))" office:value-type="float" office:value="0">
            <text:p>0</text:p>
          </table:table-cell>
          <table:table-cell table:formula="of:=VALUE(TRIM(INDIRECT(ADDRESS(9;5;4))))" office:value-type="float" office:value="0.0005">
            <text:p>0.0005</text:p>
          </table:table-cell>
          <table:table-cell table:formula="of:=VALUE(TRIM(INDIRECT(ADDRESS(9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10;2;4))))" office:value-type="float" office:value="0">
            <text:p>0</text:p>
          </table:table-cell>
          <table:table-cell table:formula="of:=VALUE(TRIM(INDIRECT(ADDRESS(10;3;4))))" office:value-type="float" office:value="0">
            <text:p>0</text:p>
          </table:table-cell>
          <table:table-cell table:formula="of:=VALUE(TRIM(INDIRECT(ADDRESS(10;4;4))))" office:value-type="float" office:value="0">
            <text:p>0</text:p>
          </table:table-cell>
          <table:table-cell table:formula="of:=VALUE(TRIM(INDIRECT(ADDRESS(10;5;4))))" office:value-type="float" office:value="0">
            <text:p>0</text:p>
          </table:table-cell>
          <table:table-cell table:formula="of:=VALUE(TRIM(INDIRECT(ADDRESS(10;6;4))))" office:value-type="float" office:value="0.0005">
            <text:p>0.0005</text:p>
          </table:table-cell>
        </table:table-row>
        <table:table-row table:style-name="ro2">
          <table:table-cell/>
          <table:table-cell table:formula="of:=VALUE(TRIM(INDIRECT(ADDRESS(11;2;4))))" office:value-type="float" office:value="0">
            <text:p>0</text:p>
          </table:table-cell>
          <table:table-cell table:formula="of:=VALUE(TRIM(INDIRECT(ADDRESS(11;3;4))))" office:value-type="float" office:value="0">
            <text:p>0</text:p>
          </table:table-cell>
          <table:table-cell table:formula="of:=VALUE(TRIM(INDIRECT(ADDRESS(11;4;4))))" office:value-type="float" office:value="0">
            <text:p>0</text:p>
          </table:table-cell>
          <table:table-cell table:formula="of:=VALUE(TRIM(INDIRECT(ADDRESS(11;5;4))))" office:value-type="float" office:value="0">
            <text:p>0</text:p>
          </table:table-cell>
          <table:table-cell table:formula="of:=VALUE(TRIM(INDIRECT(ADDRESS(11;6;4))))" office:value-type="float" office:value="0.0005">
            <text:p>0.0005</text:p>
          </table:table-cell>
        </table:table-row>
        <table:table-row table:style-name="ro2">
          <table:table-cell/>
          <table:table-cell table:formula="of:=VALUE(TRIM(INDIRECT(ADDRESS(12;2;4))))" office:value-type="float" office:value="0">
            <text:p>0</text:p>
          </table:table-cell>
          <table:table-cell table:formula="of:=VALUE(TRIM(INDIRECT(ADDRESS(12;3;4))))" office:value-type="float" office:value="0">
            <text:p>0</text:p>
          </table:table-cell>
          <table:table-cell table:formula="of:=VALUE(TRIM(INDIRECT(ADDRESS(12;4;4))))" office:value-type="float" office:value="0">
            <text:p>0</text:p>
          </table:table-cell>
          <table:table-cell table:formula="of:=VALUE(TRIM(INDIRECT(ADDRESS(12;5;4))))" office:value-type="float" office:value="0">
            <text:p>0</text:p>
          </table:table-cell>
          <table:table-cell table:formula="of:=VALUE(TRIM(INDIRECT(ADDRESS(12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13;2;4))))" office:value-type="float" office:value="0">
            <text:p>0</text:p>
          </table:table-cell>
          <table:table-cell table:formula="of:=VALUE(TRIM(INDIRECT(ADDRESS(13;3;4))))" office:value-type="float" office:value="0">
            <text:p>0</text:p>
          </table:table-cell>
          <table:table-cell table:formula="of:=VALUE(TRIM(INDIRECT(ADDRESS(13;4;4))))" office:value-type="float" office:value="0.0005">
            <text:p>0.0005</text:p>
          </table:table-cell>
          <table:table-cell table:formula="of:=VALUE(TRIM(INDIRECT(ADDRESS(13;5;4))))" office:value-type="float" office:value="0">
            <text:p>0</text:p>
          </table:table-cell>
          <table:table-cell table:formula="of:=VALUE(TRIM(INDIRECT(ADDRESS(13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14;2;4))))" office:value-type="float" office:value="0">
            <text:p>0</text:p>
          </table:table-cell>
          <table:table-cell table:formula="of:=VALUE(TRIM(INDIRECT(ADDRESS(14;3;4))))" office:value-type="float" office:value="0">
            <text:p>0</text:p>
          </table:table-cell>
          <table:table-cell table:formula="of:=VALUE(TRIM(INDIRECT(ADDRESS(14;4;4))))" office:value-type="float" office:value="0.0005">
            <text:p>0.0005</text:p>
          </table:table-cell>
          <table:table-cell table:formula="of:=VALUE(TRIM(INDIRECT(ADDRESS(14;5;4))))" office:value-type="float" office:value="0">
            <text:p>0</text:p>
          </table:table-cell>
          <table:table-cell table:formula="of:=VALUE(TRIM(INDIRECT(ADDRESS(14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15;2;4))))" office:value-type="float" office:value="0.0005">
            <text:p>0.0005</text:p>
          </table:table-cell>
          <table:table-cell table:formula="of:=VALUE(TRIM(INDIRECT(ADDRESS(15;3;4))))" office:value-type="float" office:value="0">
            <text:p>0</text:p>
          </table:table-cell>
          <table:table-cell table:formula="of:=VALUE(TRIM(INDIRECT(ADDRESS(15;4;4))))" office:value-type="float" office:value="0">
            <text:p>0</text:p>
          </table:table-cell>
          <table:table-cell table:formula="of:=VALUE(TRIM(INDIRECT(ADDRESS(15;5;4))))" office:value-type="float" office:value="0.0005">
            <text:p>0.0005</text:p>
          </table:table-cell>
          <table:table-cell table:formula="of:=VALUE(TRIM(INDIRECT(ADDRESS(15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16;2;4))))" office:value-type="float" office:value="0">
            <text:p>0</text:p>
          </table:table-cell>
          <table:table-cell table:formula="of:=VALUE(TRIM(INDIRECT(ADDRESS(16;3;4))))" office:value-type="float" office:value="0">
            <text:p>0</text:p>
          </table:table-cell>
          <table:table-cell table:formula="of:=VALUE(TRIM(INDIRECT(ADDRESS(16;4;4))))" office:value-type="float" office:value="0">
            <text:p>0</text:p>
          </table:table-cell>
          <table:table-cell table:formula="of:=VALUE(TRIM(INDIRECT(ADDRESS(16;5;4))))" office:value-type="float" office:value="0.0005">
            <text:p>0.0005</text:p>
          </table:table-cell>
          <table:table-cell table:formula="of:=VALUE(TRIM(INDIRECT(ADDRESS(16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17;2;4))))" office:value-type="float" office:value="0">
            <text:p>0</text:p>
          </table:table-cell>
          <table:table-cell table:formula="of:=VALUE(TRIM(INDIRECT(ADDRESS(17;3;4))))" office:value-type="float" office:value="0">
            <text:p>0</text:p>
          </table:table-cell>
          <table:table-cell table:formula="of:=VALUE(TRIM(INDIRECT(ADDRESS(17;4;4))))" office:value-type="float" office:value="0">
            <text:p>0</text:p>
          </table:table-cell>
          <table:table-cell table:formula="of:=VALUE(TRIM(INDIRECT(ADDRESS(17;5;4))))" office:value-type="float" office:value="0">
            <text:p>0</text:p>
          </table:table-cell>
          <table:table-cell table:formula="of:=VALUE(TRIM(INDIRECT(ADDRESS(17;6;4))))" office:value-type="float" office:value="0.0005">
            <text:p>0.0005</text:p>
          </table:table-cell>
        </table:table-row>
        <table:table-row table:style-name="ro2">
          <table:table-cell/>
          <table:table-cell table:formula="of:=VALUE(TRIM(INDIRECT(ADDRESS(18;2;4))))" office:value-type="float" office:value="0">
            <text:p>0</text:p>
          </table:table-cell>
          <table:table-cell table:formula="of:=VALUE(TRIM(INDIRECT(ADDRESS(18;3;4))))" office:value-type="float" office:value="0">
            <text:p>0</text:p>
          </table:table-cell>
          <table:table-cell table:formula="of:=VALUE(TRIM(INDIRECT(ADDRESS(18;4;4))))" office:value-type="float" office:value="0">
            <text:p>0</text:p>
          </table:table-cell>
          <table:table-cell table:formula="of:=VALUE(TRIM(INDIRECT(ADDRESS(18;5;4))))" office:value-type="float" office:value="0.0005">
            <text:p>0.0005</text:p>
          </table:table-cell>
          <table:table-cell table:formula="of:=VALUE(TRIM(INDIRECT(ADDRESS(18;6;4))))" office:value-type="float" office:value="0.0005">
            <text:p>0.0005</text:p>
          </table:table-cell>
        </table:table-row>
        <table:table-row table:style-name="ro2">
          <table:table-cell/>
          <table:table-cell table:formula="of:=VALUE(TRIM(INDIRECT(ADDRESS(19;2;4))))" office:value-type="float" office:value="0">
            <text:p>0</text:p>
          </table:table-cell>
          <table:table-cell table:formula="of:=VALUE(TRIM(INDIRECT(ADDRESS(19;3;4))))" office:value-type="float" office:value="0">
            <text:p>0</text:p>
          </table:table-cell>
          <table:table-cell table:formula="of:=VALUE(TRIM(INDIRECT(ADDRESS(19;4;4))))" office:value-type="float" office:value="0">
            <text:p>0</text:p>
          </table:table-cell>
          <table:table-cell table:formula="of:=VALUE(TRIM(INDIRECT(ADDRESS(19;5;4))))" office:value-type="float" office:value="0.0005">
            <text:p>0.0005</text:p>
          </table:table-cell>
          <table:table-cell table:formula="of:=VALUE(TRIM(INDIRECT(ADDRESS(19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20;2;4))))" office:value-type="float" office:value="0.0005">
            <text:p>0.0005</text:p>
          </table:table-cell>
          <table:table-cell table:formula="of:=VALUE(TRIM(INDIRECT(ADDRESS(20;3;4))))" office:value-type="float" office:value="0">
            <text:p>0</text:p>
          </table:table-cell>
          <table:table-cell table:formula="of:=VALUE(TRIM(INDIRECT(ADDRESS(20;4;4))))" office:value-type="float" office:value="0">
            <text:p>0</text:p>
          </table:table-cell>
          <table:table-cell table:formula="of:=VALUE(TRIM(INDIRECT(ADDRESS(20;5;4))))" office:value-type="float" office:value="0.0005">
            <text:p>0.0005</text:p>
          </table:table-cell>
          <table:table-cell table:formula="of:=VALUE(TRIM(INDIRECT(ADDRESS(20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21;2;4))))" office:value-type="float" office:value="0">
            <text:p>0</text:p>
          </table:table-cell>
          <table:table-cell table:formula="of:=VALUE(TRIM(INDIRECT(ADDRESS(21;3;4))))" office:value-type="float" office:value="0">
            <text:p>0</text:p>
          </table:table-cell>
          <table:table-cell table:formula="of:=VALUE(TRIM(INDIRECT(ADDRESS(21;4;4))))" office:value-type="float" office:value="0">
            <text:p>0</text:p>
          </table:table-cell>
          <table:table-cell table:formula="of:=VALUE(TRIM(INDIRECT(ADDRESS(21;5;4))))" office:value-type="float" office:value="0.0005">
            <text:p>0.0005</text:p>
          </table:table-cell>
          <table:table-cell table:formula="of:=VALUE(TRIM(INDIRECT(ADDRESS(21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22;2;4))))" office:value-type="float" office:value="0">
            <text:p>0</text:p>
          </table:table-cell>
          <table:table-cell table:formula="of:=VALUE(TRIM(INDIRECT(ADDRESS(22;3;4))))" office:value-type="float" office:value="0">
            <text:p>0</text:p>
          </table:table-cell>
          <table:table-cell table:formula="of:=VALUE(TRIM(INDIRECT(ADDRESS(22;4;4))))" office:value-type="float" office:value="0">
            <text:p>0</text:p>
          </table:table-cell>
          <table:table-cell table:formula="of:=VALUE(TRIM(INDIRECT(ADDRESS(22;5;4))))" office:value-type="float" office:value="0">
            <text:p>0</text:p>
          </table:table-cell>
          <table:table-cell table:formula="of:=VALUE(TRIM(INDIRECT(ADDRESS(22;6;4))))" office:value-type="float" office:value="0.0005">
            <text:p>0.0005</text:p>
          </table:table-cell>
        </table:table-row>
        <table:table-row table:style-name="ro2">
          <table:table-cell/>
          <table:table-cell table:formula="of:=VALUE(TRIM(INDIRECT(ADDRESS(23;2;4))))" office:value-type="float" office:value="0">
            <text:p>0</text:p>
          </table:table-cell>
          <table:table-cell table:formula="of:=VALUE(TRIM(INDIRECT(ADDRESS(23;3;4))))" office:value-type="float" office:value="0">
            <text:p>0</text:p>
          </table:table-cell>
          <table:table-cell table:formula="of:=VALUE(TRIM(INDIRECT(ADDRESS(23;4;4))))" office:value-type="float" office:value="0">
            <text:p>0</text:p>
          </table:table-cell>
          <table:table-cell table:formula="of:=VALUE(TRIM(INDIRECT(ADDRESS(23;5;4))))" office:value-type="float" office:value="0.0005">
            <text:p>0.0005</text:p>
          </table:table-cell>
          <table:table-cell table:formula="of:=VALUE(TRIM(INDIRECT(ADDRESS(23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24;2;4))))" office:value-type="float" office:value="0">
            <text:p>0</text:p>
          </table:table-cell>
          <table:table-cell table:formula="of:=VALUE(TRIM(INDIRECT(ADDRESS(24;3;4))))" office:value-type="float" office:value="0.0005">
            <text:p>0.0005</text:p>
          </table:table-cell>
          <table:table-cell table:formula="of:=VALUE(TRIM(INDIRECT(ADDRESS(24;4;4))))" office:value-type="float" office:value="0">
            <text:p>0</text:p>
          </table:table-cell>
          <table:table-cell table:formula="of:=VALUE(TRIM(INDIRECT(ADDRESS(24;5;4))))" office:value-type="float" office:value="0.0005">
            <text:p>0.0005</text:p>
          </table:table-cell>
          <table:table-cell table:formula="of:=VALUE(TRIM(INDIRECT(ADDRESS(24;6;4))))" office:value-type="float" office:value="0.0005">
            <text:p>0.0005</text:p>
          </table:table-cell>
        </table:table-row>
        <table:table-row table:style-name="ro2">
          <table:table-cell/>
          <table:table-cell table:formula="of:=VALUE(TRIM(INDIRECT(ADDRESS(25;2;4))))" office:value-type="float" office:value="0">
            <text:p>0</text:p>
          </table:table-cell>
          <table:table-cell table:formula="of:=VALUE(TRIM(INDIRECT(ADDRESS(25;3;4))))" office:value-type="float" office:value="0.0005">
            <text:p>0.0005</text:p>
          </table:table-cell>
          <table:table-cell table:formula="of:=VALUE(TRIM(INDIRECT(ADDRESS(25;4;4))))" office:value-type="float" office:value="0">
            <text:p>0</text:p>
          </table:table-cell>
          <table:table-cell table:formula="of:=VALUE(TRIM(INDIRECT(ADDRESS(25;5;4))))" office:value-type="float" office:value="0.0005">
            <text:p>0.0005</text:p>
          </table:table-cell>
          <table:table-cell table:formula="of:=VALUE(TRIM(INDIRECT(ADDRESS(25;6;4))))" office:value-type="float" office:value="0.0005">
            <text:p>0.0005</text:p>
          </table:table-cell>
        </table:table-row>
        <table:table-row table:style-name="ro2">
          <table:table-cell/>
          <table:table-cell table:formula="of:=VALUE(TRIM(INDIRECT(ADDRESS(26;2;4))))" office:value-type="float" office:value="0">
            <text:p>0</text:p>
          </table:table-cell>
          <table:table-cell table:formula="of:=VALUE(TRIM(INDIRECT(ADDRESS(26;3;4))))" office:value-type="float" office:value="0">
            <text:p>0</text:p>
          </table:table-cell>
          <table:table-cell table:formula="of:=VALUE(TRIM(INDIRECT(ADDRESS(26;4;4))))" office:value-type="float" office:value="0">
            <text:p>0</text:p>
          </table:table-cell>
          <table:table-cell table:formula="of:=VALUE(TRIM(INDIRECT(ADDRESS(26;5;4))))" office:value-type="float" office:value="0">
            <text:p>0</text:p>
          </table:table-cell>
          <table:table-cell table:formula="of:=VALUE(TRIM(INDIRECT(ADDRESS(26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27;2;4))))" office:value-type="float" office:value="0">
            <text:p>0</text:p>
          </table:table-cell>
          <table:table-cell table:formula="of:=VALUE(TRIM(INDIRECT(ADDRESS(27;3;4))))" office:value-type="float" office:value="0">
            <text:p>0</text:p>
          </table:table-cell>
          <table:table-cell table:formula="of:=VALUE(TRIM(INDIRECT(ADDRESS(27;4;4))))" office:value-type="float" office:value="0">
            <text:p>0</text:p>
          </table:table-cell>
          <table:table-cell table:formula="of:=VALUE(TRIM(INDIRECT(ADDRESS(27;5;4))))" office:value-type="float" office:value="0.0005">
            <text:p>0.0005</text:p>
          </table:table-cell>
          <table:table-cell table:formula="of:=VALUE(TRIM(INDIRECT(ADDRESS(27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28;2;4))))" office:value-type="float" office:value="0.0005">
            <text:p>0.0005</text:p>
          </table:table-cell>
          <table:table-cell table:formula="of:=VALUE(TRIM(INDIRECT(ADDRESS(28;3;4))))" office:value-type="float" office:value="0">
            <text:p>0</text:p>
          </table:table-cell>
          <table:table-cell table:formula="of:=VALUE(TRIM(INDIRECT(ADDRESS(28;4;4))))" office:value-type="float" office:value="0">
            <text:p>0</text:p>
          </table:table-cell>
          <table:table-cell table:formula="of:=VALUE(TRIM(INDIRECT(ADDRESS(28;5;4))))" office:value-type="float" office:value="0.0005">
            <text:p>0.0005</text:p>
          </table:table-cell>
          <table:table-cell table:formula="of:=VALUE(TRIM(INDIRECT(ADDRESS(28;6;4))))" office:value-type="float" office:value="0.0005">
            <text:p>0.0005</text:p>
          </table:table-cell>
        </table:table-row>
        <table:table-row table:style-name="ro2">
          <table:table-cell/>
          <table:table-cell table:formula="of:=VALUE(TRIM(INDIRECT(ADDRESS(29;2;4))))" office:value-type="float" office:value="0">
            <text:p>0</text:p>
          </table:table-cell>
          <table:table-cell table:formula="of:=VALUE(TRIM(INDIRECT(ADDRESS(29;3;4))))" office:value-type="float" office:value="0">
            <text:p>0</text:p>
          </table:table-cell>
          <table:table-cell table:formula="of:=VALUE(TRIM(INDIRECT(ADDRESS(29;4;4))))" office:value-type="float" office:value="0">
            <text:p>0</text:p>
          </table:table-cell>
          <table:table-cell table:formula="of:=VALUE(TRIM(INDIRECT(ADDRESS(29;5;4))))" office:value-type="float" office:value="0.0005">
            <text:p>0.0005</text:p>
          </table:table-cell>
          <table:table-cell table:formula="of:=VALUE(TRIM(INDIRECT(ADDRESS(29;6;4))))" office:value-type="float" office:value="0.0005">
            <text:p>0.0005</text:p>
          </table:table-cell>
        </table:table-row>
        <table:table-row table:style-name="ro2">
          <table:table-cell/>
          <table:table-cell table:formula="of:=VALUE(TRIM(INDIRECT(ADDRESS(30;2;4))))" office:value-type="float" office:value="0">
            <text:p>0</text:p>
          </table:table-cell>
          <table:table-cell table:formula="of:=VALUE(TRIM(INDIRECT(ADDRESS(30;3;4))))" office:value-type="float" office:value="0.0005">
            <text:p>0.0005</text:p>
          </table:table-cell>
          <table:table-cell table:formula="of:=VALUE(TRIM(INDIRECT(ADDRESS(30;4;4))))" office:value-type="float" office:value="0">
            <text:p>0</text:p>
          </table:table-cell>
          <table:table-cell table:formula="of:=VALUE(TRIM(INDIRECT(ADDRESS(30;5;4))))" office:value-type="float" office:value="0.0005">
            <text:p>0.0005</text:p>
          </table:table-cell>
          <table:table-cell table:formula="of:=VALUE(TRIM(INDIRECT(ADDRESS(30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31;2;4))))" office:value-type="float" office:value="0">
            <text:p>0</text:p>
          </table:table-cell>
          <table:table-cell table:formula="of:=VALUE(TRIM(INDIRECT(ADDRESS(31;3;4))))" office:value-type="float" office:value="0">
            <text:p>0</text:p>
          </table:table-cell>
          <table:table-cell table:formula="of:=VALUE(TRIM(INDIRECT(ADDRESS(31;4;4))))" office:value-type="float" office:value="0">
            <text:p>0</text:p>
          </table:table-cell>
          <table:table-cell table:formula="of:=VALUE(TRIM(INDIRECT(ADDRESS(31;5;4))))" office:value-type="float" office:value="0.0005">
            <text:p>0.0005</text:p>
          </table:table-cell>
          <table:table-cell table:formula="of:=VALUE(TRIM(INDIRECT(ADDRESS(31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32;2;4))))" office:value-type="float" office:value="0">
            <text:p>0</text:p>
          </table:table-cell>
          <table:table-cell table:formula="of:=VALUE(TRIM(INDIRECT(ADDRESS(32;3;4))))" office:value-type="float" office:value="0.0005">
            <text:p>0.0005</text:p>
          </table:table-cell>
          <table:table-cell table:formula="of:=VALUE(TRIM(INDIRECT(ADDRESS(32;4;4))))" office:value-type="float" office:value="0">
            <text:p>0</text:p>
          </table:table-cell>
          <table:table-cell table:formula="of:=VALUE(TRIM(INDIRECT(ADDRESS(32;5;4))))" office:value-type="float" office:value="0.0005">
            <text:p>0.0005</text:p>
          </table:table-cell>
          <table:table-cell table:formula="of:=VALUE(TRIM(INDIRECT(ADDRESS(32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33;2;4))))" office:value-type="float" office:value="0">
            <text:p>0</text:p>
          </table:table-cell>
          <table:table-cell table:formula="of:=VALUE(TRIM(INDIRECT(ADDRESS(33;3;4))))" office:value-type="float" office:value="0">
            <text:p>0</text:p>
          </table:table-cell>
          <table:table-cell table:formula="of:=VALUE(TRIM(INDIRECT(ADDRESS(33;4;4))))" office:value-type="float" office:value="0">
            <text:p>0</text:p>
          </table:table-cell>
          <table:table-cell table:formula="of:=VALUE(TRIM(INDIRECT(ADDRESS(33;5;4))))" office:value-type="float" office:value="0.0005">
            <text:p>0.0005</text:p>
          </table:table-cell>
          <table:table-cell table:formula="of:=VALUE(TRIM(INDIRECT(ADDRESS(33;6;4))))" office:value-type="float" office:value="0.0005">
            <text:p>0.0005</text:p>
          </table:table-cell>
        </table:table-row>
        <table:table-row table:style-name="ro2">
          <table:table-cell/>
          <table:table-cell table:formula="of:=VALUE(TRIM(INDIRECT(ADDRESS(34;2;4))))" office:value-type="float" office:value="0">
            <text:p>0</text:p>
          </table:table-cell>
          <table:table-cell table:formula="of:=VALUE(TRIM(INDIRECT(ADDRESS(34;3;4))))" office:value-type="float" office:value="0.0005">
            <text:p>0.0005</text:p>
          </table:table-cell>
          <table:table-cell table:formula="of:=VALUE(TRIM(INDIRECT(ADDRESS(34;4;4))))" office:value-type="float" office:value="0.0005">
            <text:p>0.0005</text:p>
          </table:table-cell>
          <table:table-cell table:formula="of:=VALUE(TRIM(INDIRECT(ADDRESS(34;5;4))))" office:value-type="float" office:value="0.0005">
            <text:p>0.0005</text:p>
          </table:table-cell>
          <table:table-cell table:formula="of:=VALUE(TRIM(INDIRECT(ADDRESS(34;6;4))))" office:value-type="float" office:value="0.0005">
            <text:p>0.0005</text:p>
          </table:table-cell>
        </table:table-row>
        <table:table-row table:style-name="ro2">
          <table:table-cell/>
          <table:table-cell table:formula="of:=VALUE(TRIM(INDIRECT(ADDRESS(35;2;4))))" office:value-type="float" office:value="0.0005">
            <text:p>0.0005</text:p>
          </table:table-cell>
          <table:table-cell table:formula="of:=VALUE(TRIM(INDIRECT(ADDRESS(35;3;4))))" office:value-type="float" office:value="0.0005">
            <text:p>0.0005</text:p>
          </table:table-cell>
          <table:table-cell table:formula="of:=VALUE(TRIM(INDIRECT(ADDRESS(35;4;4))))" office:value-type="float" office:value="0.0005">
            <text:p>0.0005</text:p>
          </table:table-cell>
          <table:table-cell table:formula="of:=VALUE(TRIM(INDIRECT(ADDRESS(35;5;4))))" office:value-type="float" office:value="0.0005">
            <text:p>0.0005</text:p>
          </table:table-cell>
          <table:table-cell table:formula="of:=VALUE(TRIM(INDIRECT(ADDRESS(35;6;4))))" office:value-type="float" office:value="0.0005">
            <text:p>0.0005</text:p>
          </table:table-cell>
        </table:table-row>
        <table:table-row table:style-name="ro2">
          <table:table-cell/>
          <table:table-cell table:formula="of:=VALUE(TRIM(INDIRECT(ADDRESS(36;2;4))))" office:value-type="float" office:value="0.0005">
            <text:p>0.0005</text:p>
          </table:table-cell>
          <table:table-cell table:formula="of:=VALUE(TRIM(INDIRECT(ADDRESS(36;3;4))))" office:value-type="float" office:value="0">
            <text:p>0</text:p>
          </table:table-cell>
          <table:table-cell table:formula="of:=VALUE(TRIM(INDIRECT(ADDRESS(36;4;4))))" office:value-type="float" office:value="0">
            <text:p>0</text:p>
          </table:table-cell>
          <table:table-cell table:formula="of:=VALUE(TRIM(INDIRECT(ADDRESS(36;5;4))))" office:value-type="float" office:value="0.0005">
            <text:p>0.0005</text:p>
          </table:table-cell>
          <table:table-cell table:formula="of:=VALUE(TRIM(INDIRECT(ADDRESS(36;6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37;2;4))))" office:value-type="float" office:value="0">
            <text:p>0</text:p>
          </table:table-cell>
          <table:table-cell table:formula="of:=VALUE(TRIM(INDIRECT(ADDRESS(37;3;4))))" office:value-type="float" office:value="0">
            <text:p>0</text:p>
          </table:table-cell>
          <table:table-cell table:formula="of:=VALUE(TRIM(INDIRECT(ADDRESS(37;4;4))))" office:value-type="float" office:value="0">
            <text:p>0</text:p>
          </table:table-cell>
          <table:table-cell table:formula="of:=VALUE(TRIM(INDIRECT(ADDRESS(37;5;4))))" office:value-type="float" office:value="0.0005">
            <text:p>0.0005</text:p>
          </table:table-cell>
          <table:table-cell table:formula="of:=VALUE(TRIM(INDIRECT(ADDRESS(37;6;4))))" office:value-type="float" office:value="0.0005">
            <text:p>0.000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RANK(INDIRECT(ADDRESS(39;2;4));INDIRECT(ADDRESS(39;2;4)):INDIRECT(ADDRESS(39;6;4));1)" office:value-type="float" office:value="1">
            <text:p>1</text:p>
          </table:table-cell>
          <table:table-cell table:formula="of:=RANK(INDIRECT(ADDRESS(39;3;4));INDIRECT(ADDRESS(39;2;4)):INDIRECT(ADDRESS(39;6;4));1)" office:value-type="float" office:value="1">
            <text:p>1</text:p>
          </table:table-cell>
          <table:table-cell table:formula="of:=RANK(INDIRECT(ADDRESS(39;4;4));INDIRECT(ADDRESS(39;2;4)):INDIRECT(ADDRESS(39;6;4));1)" office:value-type="float" office:value="1">
            <text:p>1</text:p>
          </table:table-cell>
          <table:table-cell table:formula="of:=RANK(INDIRECT(ADDRESS(39;5;4));INDIRECT(ADDRESS(39;2;4)):INDIRECT(ADDRESS(39;6;4));1)" office:value-type="float" office:value="1">
            <text:p>1</text:p>
          </table:table-cell>
          <table:table-cell table:formula="of:=RANK(INDIRECT(ADDRESS(39;6;4));INDIRECT(ADDRESS(39;2;4)):INDIRECT(ADDRESS(39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0;2;4));INDIRECT(ADDRESS(40;2;4)):INDIRECT(ADDRESS(40;6;4));1)" office:value-type="float" office:value="1">
            <text:p>1</text:p>
          </table:table-cell>
          <table:table-cell table:formula="of:=RANK(INDIRECT(ADDRESS(40;3;4));INDIRECT(ADDRESS(40;2;4)):INDIRECT(ADDRESS(40;6;4));1)" office:value-type="float" office:value="1">
            <text:p>1</text:p>
          </table:table-cell>
          <table:table-cell table:formula="of:=RANK(INDIRECT(ADDRESS(40;4;4));INDIRECT(ADDRESS(40;2;4)):INDIRECT(ADDRESS(40;6;4));1)" office:value-type="float" office:value="5">
            <text:p>5</text:p>
          </table:table-cell>
          <table:table-cell table:formula="of:=RANK(INDIRECT(ADDRESS(40;5;4));INDIRECT(ADDRESS(40;2;4)):INDIRECT(ADDRESS(40;6;4));1)" office:value-type="float" office:value="1">
            <text:p>1</text:p>
          </table:table-cell>
          <table:table-cell table:formula="of:=RANK(INDIRECT(ADDRESS(40;6;4));INDIRECT(ADDRESS(40;2;4)):INDIRECT(ADDRESS(40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1;2;4));INDIRECT(ADDRESS(41;2;4)):INDIRECT(ADDRESS(41;6;4));1)" office:value-type="float" office:value="1">
            <text:p>1</text:p>
          </table:table-cell>
          <table:table-cell table:formula="of:=RANK(INDIRECT(ADDRESS(41;3;4));INDIRECT(ADDRESS(41;2;4)):INDIRECT(ADDRESS(41;6;4));1)" office:value-type="float" office:value="5">
            <text:p>5</text:p>
          </table:table-cell>
          <table:table-cell table:formula="of:=RANK(INDIRECT(ADDRESS(41;4;4));INDIRECT(ADDRESS(41;2;4)):INDIRECT(ADDRESS(41;6;4));1)" office:value-type="float" office:value="1">
            <text:p>1</text:p>
          </table:table-cell>
          <table:table-cell table:formula="of:=RANK(INDIRECT(ADDRESS(41;5;4));INDIRECT(ADDRESS(41;2;4)):INDIRECT(ADDRESS(41;6;4));1)" office:value-type="float" office:value="1">
            <text:p>1</text:p>
          </table:table-cell>
          <table:table-cell table:formula="of:=RANK(INDIRECT(ADDRESS(41;6;4));INDIRECT(ADDRESS(41;2;4)):INDIRECT(ADDRESS(41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2;2;4));INDIRECT(ADDRESS(42;2;4)):INDIRECT(ADDRESS(42;6;4));1)" office:value-type="float" office:value="4">
            <text:p>4</text:p>
          </table:table-cell>
          <table:table-cell table:formula="of:=RANK(INDIRECT(ADDRESS(42;3;4));INDIRECT(ADDRESS(42;2;4)):INDIRECT(ADDRESS(42;6;4));1)" office:value-type="float" office:value="1">
            <text:p>1</text:p>
          </table:table-cell>
          <table:table-cell table:formula="of:=RANK(INDIRECT(ADDRESS(42;4;4));INDIRECT(ADDRESS(42;2;4)):INDIRECT(ADDRESS(42;6;4));1)" office:value-type="float" office:value="1">
            <text:p>1</text:p>
          </table:table-cell>
          <table:table-cell table:formula="of:=RANK(INDIRECT(ADDRESS(42;5;4));INDIRECT(ADDRESS(42;2;4)):INDIRECT(ADDRESS(42;6;4));1)" office:value-type="float" office:value="4">
            <text:p>4</text:p>
          </table:table-cell>
          <table:table-cell table:formula="of:=RANK(INDIRECT(ADDRESS(42;6;4));INDIRECT(ADDRESS(42;2;4)):INDIRECT(ADDRESS(42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3;2;4));INDIRECT(ADDRESS(43;2;4)):INDIRECT(ADDRESS(43;6;4));1)" office:value-type="float" office:value="1">
            <text:p>1</text:p>
          </table:table-cell>
          <table:table-cell table:formula="of:=RANK(INDIRECT(ADDRESS(43;3;4));INDIRECT(ADDRESS(43;2;4)):INDIRECT(ADDRESS(43;6;4));1)" office:value-type="float" office:value="1">
            <text:p>1</text:p>
          </table:table-cell>
          <table:table-cell table:formula="of:=RANK(INDIRECT(ADDRESS(43;4;4));INDIRECT(ADDRESS(43;2;4)):INDIRECT(ADDRESS(43;6;4));1)" office:value-type="float" office:value="1">
            <text:p>1</text:p>
          </table:table-cell>
          <table:table-cell table:formula="of:=RANK(INDIRECT(ADDRESS(43;5;4));INDIRECT(ADDRESS(43;2;4)):INDIRECT(ADDRESS(43;6;4));1)" office:value-type="float" office:value="1">
            <text:p>1</text:p>
          </table:table-cell>
          <table:table-cell table:formula="of:=RANK(INDIRECT(ADDRESS(43;6;4));INDIRECT(ADDRESS(43;2;4)):INDIRECT(ADDRESS(43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4;2;4));INDIRECT(ADDRESS(44;2;4)):INDIRECT(ADDRESS(44;6;4));1)" office:value-type="float" office:value="4">
            <text:p>4</text:p>
          </table:table-cell>
          <table:table-cell table:formula="of:=RANK(INDIRECT(ADDRESS(44;3;4));INDIRECT(ADDRESS(44;2;4)):INDIRECT(ADDRESS(44;6;4));1)" office:value-type="float" office:value="1">
            <text:p>1</text:p>
          </table:table-cell>
          <table:table-cell table:formula="of:=RANK(INDIRECT(ADDRESS(44;4;4));INDIRECT(ADDRESS(44;2;4)):INDIRECT(ADDRESS(44;6;4));1)" office:value-type="float" office:value="1">
            <text:p>1</text:p>
          </table:table-cell>
          <table:table-cell table:formula="of:=RANK(INDIRECT(ADDRESS(44;5;4));INDIRECT(ADDRESS(44;2;4)):INDIRECT(ADDRESS(44;6;4));1)" office:value-type="float" office:value="1">
            <text:p>1</text:p>
          </table:table-cell>
          <table:table-cell table:formula="of:=RANK(INDIRECT(ADDRESS(44;6;4));INDIRECT(ADDRESS(44;2;4)):INDIRECT(ADDRESS(44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45;2;4));INDIRECT(ADDRESS(45;2;4)):INDIRECT(ADDRESS(45;6;4));1)" office:value-type="float" office:value="1">
            <text:p>1</text:p>
          </table:table-cell>
          <table:table-cell table:formula="of:=RANK(INDIRECT(ADDRESS(45;3;4));INDIRECT(ADDRESS(45;2;4)):INDIRECT(ADDRESS(45;6;4));1)" office:value-type="float" office:value="1">
            <text:p>1</text:p>
          </table:table-cell>
          <table:table-cell table:formula="of:=RANK(INDIRECT(ADDRESS(45;4;4));INDIRECT(ADDRESS(45;2;4)):INDIRECT(ADDRESS(45;6;4));1)" office:value-type="float" office:value="1">
            <text:p>1</text:p>
          </table:table-cell>
          <table:table-cell table:formula="of:=RANK(INDIRECT(ADDRESS(45;5;4));INDIRECT(ADDRESS(45;2;4)):INDIRECT(ADDRESS(45;6;4));1)" office:value-type="float" office:value="5">
            <text:p>5</text:p>
          </table:table-cell>
          <table:table-cell table:formula="of:=RANK(INDIRECT(ADDRESS(45;6;4));INDIRECT(ADDRESS(45;2;4)):INDIRECT(ADDRESS(45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6;2;4));INDIRECT(ADDRESS(46;2;4)):INDIRECT(ADDRESS(46;6;4));1)" office:value-type="float" office:value="1">
            <text:p>1</text:p>
          </table:table-cell>
          <table:table-cell table:formula="of:=RANK(INDIRECT(ADDRESS(46;3;4));INDIRECT(ADDRESS(46;2;4)):INDIRECT(ADDRESS(46;6;4));1)" office:value-type="float" office:value="1">
            <text:p>1</text:p>
          </table:table-cell>
          <table:table-cell table:formula="of:=RANK(INDIRECT(ADDRESS(46;4;4));INDIRECT(ADDRESS(46;2;4)):INDIRECT(ADDRESS(46;6;4));1)" office:value-type="float" office:value="1">
            <text:p>1</text:p>
          </table:table-cell>
          <table:table-cell table:formula="of:=RANK(INDIRECT(ADDRESS(46;5;4));INDIRECT(ADDRESS(46;2;4)):INDIRECT(ADDRESS(46;6;4));1)" office:value-type="float" office:value="5">
            <text:p>5</text:p>
          </table:table-cell>
          <table:table-cell table:formula="of:=RANK(INDIRECT(ADDRESS(46;6;4));INDIRECT(ADDRESS(46;2;4)):INDIRECT(ADDRESS(46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7;2;4));INDIRECT(ADDRESS(47;2;4)):INDIRECT(ADDRESS(47;6;4));1)" office:value-type="float" office:value="1">
            <text:p>1</text:p>
          </table:table-cell>
          <table:table-cell table:formula="of:=RANK(INDIRECT(ADDRESS(47;3;4));INDIRECT(ADDRESS(47;2;4)):INDIRECT(ADDRESS(47;6;4));1)" office:value-type="float" office:value="1">
            <text:p>1</text:p>
          </table:table-cell>
          <table:table-cell table:formula="of:=RANK(INDIRECT(ADDRESS(47;4;4));INDIRECT(ADDRESS(47;2;4)):INDIRECT(ADDRESS(47;6;4));1)" office:value-type="float" office:value="1">
            <text:p>1</text:p>
          </table:table-cell>
          <table:table-cell table:formula="of:=RANK(INDIRECT(ADDRESS(47;5;4));INDIRECT(ADDRESS(47;2;4)):INDIRECT(ADDRESS(47;6;4));1)" office:value-type="float" office:value="1">
            <text:p>1</text:p>
          </table:table-cell>
          <table:table-cell table:formula="of:=RANK(INDIRECT(ADDRESS(47;6;4));INDIRECT(ADDRESS(47;2;4)):INDIRECT(ADDRESS(47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48;2;4));INDIRECT(ADDRESS(48;2;4)):INDIRECT(ADDRESS(48;6;4));1)" office:value-type="float" office:value="1">
            <text:p>1</text:p>
          </table:table-cell>
          <table:table-cell table:formula="of:=RANK(INDIRECT(ADDRESS(48;3;4));INDIRECT(ADDRESS(48;2;4)):INDIRECT(ADDRESS(48;6;4));1)" office:value-type="float" office:value="1">
            <text:p>1</text:p>
          </table:table-cell>
          <table:table-cell table:formula="of:=RANK(INDIRECT(ADDRESS(48;4;4));INDIRECT(ADDRESS(48;2;4)):INDIRECT(ADDRESS(48;6;4));1)" office:value-type="float" office:value="1">
            <text:p>1</text:p>
          </table:table-cell>
          <table:table-cell table:formula="of:=RANK(INDIRECT(ADDRESS(48;5;4));INDIRECT(ADDRESS(48;2;4)):INDIRECT(ADDRESS(48;6;4));1)" office:value-type="float" office:value="1">
            <text:p>1</text:p>
          </table:table-cell>
          <table:table-cell table:formula="of:=RANK(INDIRECT(ADDRESS(48;6;4));INDIRECT(ADDRESS(48;2;4)):INDIRECT(ADDRESS(48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49;2;4));INDIRECT(ADDRESS(49;2;4)):INDIRECT(ADDRESS(49;6;4));1)" office:value-type="float" office:value="1">
            <text:p>1</text:p>
          </table:table-cell>
          <table:table-cell table:formula="of:=RANK(INDIRECT(ADDRESS(49;3;4));INDIRECT(ADDRESS(49;2;4)):INDIRECT(ADDRESS(49;6;4));1)" office:value-type="float" office:value="1">
            <text:p>1</text:p>
          </table:table-cell>
          <table:table-cell table:formula="of:=RANK(INDIRECT(ADDRESS(49;4;4));INDIRECT(ADDRESS(49;2;4)):INDIRECT(ADDRESS(49;6;4));1)" office:value-type="float" office:value="1">
            <text:p>1</text:p>
          </table:table-cell>
          <table:table-cell table:formula="of:=RANK(INDIRECT(ADDRESS(49;5;4));INDIRECT(ADDRESS(49;2;4)):INDIRECT(ADDRESS(49;6;4));1)" office:value-type="float" office:value="1">
            <text:p>1</text:p>
          </table:table-cell>
          <table:table-cell table:formula="of:=RANK(INDIRECT(ADDRESS(49;6;4));INDIRECT(ADDRESS(49;2;4)):INDIRECT(ADDRESS(49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0;2;4));INDIRECT(ADDRESS(50;2;4)):INDIRECT(ADDRESS(50;6;4));1)" office:value-type="float" office:value="1">
            <text:p>1</text:p>
          </table:table-cell>
          <table:table-cell table:formula="of:=RANK(INDIRECT(ADDRESS(50;3;4));INDIRECT(ADDRESS(50;2;4)):INDIRECT(ADDRESS(50;6;4));1)" office:value-type="float" office:value="1">
            <text:p>1</text:p>
          </table:table-cell>
          <table:table-cell table:formula="of:=RANK(INDIRECT(ADDRESS(50;4;4));INDIRECT(ADDRESS(50;2;4)):INDIRECT(ADDRESS(50;6;4));1)" office:value-type="float" office:value="5">
            <text:p>5</text:p>
          </table:table-cell>
          <table:table-cell table:formula="of:=RANK(INDIRECT(ADDRESS(50;5;4));INDIRECT(ADDRESS(50;2;4)):INDIRECT(ADDRESS(50;6;4));1)" office:value-type="float" office:value="1">
            <text:p>1</text:p>
          </table:table-cell>
          <table:table-cell table:formula="of:=RANK(INDIRECT(ADDRESS(50;6;4));INDIRECT(ADDRESS(50;2;4)):INDIRECT(ADDRESS(50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1;2;4));INDIRECT(ADDRESS(51;2;4)):INDIRECT(ADDRESS(51;6;4));1)" office:value-type="float" office:value="1">
            <text:p>1</text:p>
          </table:table-cell>
          <table:table-cell table:formula="of:=RANK(INDIRECT(ADDRESS(51;3;4));INDIRECT(ADDRESS(51;2;4)):INDIRECT(ADDRESS(51;6;4));1)" office:value-type="float" office:value="1">
            <text:p>1</text:p>
          </table:table-cell>
          <table:table-cell table:formula="of:=RANK(INDIRECT(ADDRESS(51;4;4));INDIRECT(ADDRESS(51;2;4)):INDIRECT(ADDRESS(51;6;4));1)" office:value-type="float" office:value="5">
            <text:p>5</text:p>
          </table:table-cell>
          <table:table-cell table:formula="of:=RANK(INDIRECT(ADDRESS(51;5;4));INDIRECT(ADDRESS(51;2;4)):INDIRECT(ADDRESS(51;6;4));1)" office:value-type="float" office:value="1">
            <text:p>1</text:p>
          </table:table-cell>
          <table:table-cell table:formula="of:=RANK(INDIRECT(ADDRESS(51;6;4));INDIRECT(ADDRESS(51;2;4)):INDIRECT(ADDRESS(51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2;2;4));INDIRECT(ADDRESS(52;2;4)):INDIRECT(ADDRESS(52;6;4));1)" office:value-type="float" office:value="4">
            <text:p>4</text:p>
          </table:table-cell>
          <table:table-cell table:formula="of:=RANK(INDIRECT(ADDRESS(52;3;4));INDIRECT(ADDRESS(52;2;4)):INDIRECT(ADDRESS(52;6;4));1)" office:value-type="float" office:value="1">
            <text:p>1</text:p>
          </table:table-cell>
          <table:table-cell table:formula="of:=RANK(INDIRECT(ADDRESS(52;4;4));INDIRECT(ADDRESS(52;2;4)):INDIRECT(ADDRESS(52;6;4));1)" office:value-type="float" office:value="1">
            <text:p>1</text:p>
          </table:table-cell>
          <table:table-cell table:formula="of:=RANK(INDIRECT(ADDRESS(52;5;4));INDIRECT(ADDRESS(52;2;4)):INDIRECT(ADDRESS(52;6;4));1)" office:value-type="float" office:value="4">
            <text:p>4</text:p>
          </table:table-cell>
          <table:table-cell table:formula="of:=RANK(INDIRECT(ADDRESS(52;6;4));INDIRECT(ADDRESS(52;2;4)):INDIRECT(ADDRESS(52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3;2;4));INDIRECT(ADDRESS(53;2;4)):INDIRECT(ADDRESS(53;6;4));1)" office:value-type="float" office:value="1">
            <text:p>1</text:p>
          </table:table-cell>
          <table:table-cell table:formula="of:=RANK(INDIRECT(ADDRESS(53;3;4));INDIRECT(ADDRESS(53;2;4)):INDIRECT(ADDRESS(53;6;4));1)" office:value-type="float" office:value="1">
            <text:p>1</text:p>
          </table:table-cell>
          <table:table-cell table:formula="of:=RANK(INDIRECT(ADDRESS(53;4;4));INDIRECT(ADDRESS(53;2;4)):INDIRECT(ADDRESS(53;6;4));1)" office:value-type="float" office:value="1">
            <text:p>1</text:p>
          </table:table-cell>
          <table:table-cell table:formula="of:=RANK(INDIRECT(ADDRESS(53;5;4));INDIRECT(ADDRESS(53;2;4)):INDIRECT(ADDRESS(53;6;4));1)" office:value-type="float" office:value="5">
            <text:p>5</text:p>
          </table:table-cell>
          <table:table-cell table:formula="of:=RANK(INDIRECT(ADDRESS(53;6;4));INDIRECT(ADDRESS(53;2;4)):INDIRECT(ADDRESS(53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4;2;4));INDIRECT(ADDRESS(54;2;4)):INDIRECT(ADDRESS(54;6;4));1)" office:value-type="float" office:value="1">
            <text:p>1</text:p>
          </table:table-cell>
          <table:table-cell table:formula="of:=RANK(INDIRECT(ADDRESS(54;3;4));INDIRECT(ADDRESS(54;2;4)):INDIRECT(ADDRESS(54;6;4));1)" office:value-type="float" office:value="1">
            <text:p>1</text:p>
          </table:table-cell>
          <table:table-cell table:formula="of:=RANK(INDIRECT(ADDRESS(54;4;4));INDIRECT(ADDRESS(54;2;4)):INDIRECT(ADDRESS(54;6;4));1)" office:value-type="float" office:value="1">
            <text:p>1</text:p>
          </table:table-cell>
          <table:table-cell table:formula="of:=RANK(INDIRECT(ADDRESS(54;5;4));INDIRECT(ADDRESS(54;2;4)):INDIRECT(ADDRESS(54;6;4));1)" office:value-type="float" office:value="1">
            <text:p>1</text:p>
          </table:table-cell>
          <table:table-cell table:formula="of:=RANK(INDIRECT(ADDRESS(54;6;4));INDIRECT(ADDRESS(54;2;4)):INDIRECT(ADDRESS(54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55;2;4));INDIRECT(ADDRESS(55;2;4)):INDIRECT(ADDRESS(55;6;4));1)" office:value-type="float" office:value="1">
            <text:p>1</text:p>
          </table:table-cell>
          <table:table-cell table:formula="of:=RANK(INDIRECT(ADDRESS(55;3;4));INDIRECT(ADDRESS(55;2;4)):INDIRECT(ADDRESS(55;6;4));1)" office:value-type="float" office:value="1">
            <text:p>1</text:p>
          </table:table-cell>
          <table:table-cell table:formula="of:=RANK(INDIRECT(ADDRESS(55;4;4));INDIRECT(ADDRESS(55;2;4)):INDIRECT(ADDRESS(55;6;4));1)" office:value-type="float" office:value="1">
            <text:p>1</text:p>
          </table:table-cell>
          <table:table-cell table:formula="of:=RANK(INDIRECT(ADDRESS(55;5;4));INDIRECT(ADDRESS(55;2;4)):INDIRECT(ADDRESS(55;6;4));1)" office:value-type="float" office:value="4">
            <text:p>4</text:p>
          </table:table-cell>
          <table:table-cell table:formula="of:=RANK(INDIRECT(ADDRESS(55;6;4));INDIRECT(ADDRESS(55;2;4)):INDIRECT(ADDRESS(55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56;2;4));INDIRECT(ADDRESS(56;2;4)):INDIRECT(ADDRESS(56;6;4));1)" office:value-type="float" office:value="1">
            <text:p>1</text:p>
          </table:table-cell>
          <table:table-cell table:formula="of:=RANK(INDIRECT(ADDRESS(56;3;4));INDIRECT(ADDRESS(56;2;4)):INDIRECT(ADDRESS(56;6;4));1)" office:value-type="float" office:value="1">
            <text:p>1</text:p>
          </table:table-cell>
          <table:table-cell table:formula="of:=RANK(INDIRECT(ADDRESS(56;4;4));INDIRECT(ADDRESS(56;2;4)):INDIRECT(ADDRESS(56;6;4));1)" office:value-type="float" office:value="1">
            <text:p>1</text:p>
          </table:table-cell>
          <table:table-cell table:formula="of:=RANK(INDIRECT(ADDRESS(56;5;4));INDIRECT(ADDRESS(56;2;4)):INDIRECT(ADDRESS(56;6;4));1)" office:value-type="float" office:value="5">
            <text:p>5</text:p>
          </table:table-cell>
          <table:table-cell table:formula="of:=RANK(INDIRECT(ADDRESS(56;6;4));INDIRECT(ADDRESS(56;2;4)):INDIRECT(ADDRESS(56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7;2;4));INDIRECT(ADDRESS(57;2;4)):INDIRECT(ADDRESS(57;6;4));1)" office:value-type="float" office:value="4">
            <text:p>4</text:p>
          </table:table-cell>
          <table:table-cell table:formula="of:=RANK(INDIRECT(ADDRESS(57;3;4));INDIRECT(ADDRESS(57;2;4)):INDIRECT(ADDRESS(57;6;4));1)" office:value-type="float" office:value="1">
            <text:p>1</text:p>
          </table:table-cell>
          <table:table-cell table:formula="of:=RANK(INDIRECT(ADDRESS(57;4;4));INDIRECT(ADDRESS(57;2;4)):INDIRECT(ADDRESS(57;6;4));1)" office:value-type="float" office:value="1">
            <text:p>1</text:p>
          </table:table-cell>
          <table:table-cell table:formula="of:=RANK(INDIRECT(ADDRESS(57;5;4));INDIRECT(ADDRESS(57;2;4)):INDIRECT(ADDRESS(57;6;4));1)" office:value-type="float" office:value="4">
            <text:p>4</text:p>
          </table:table-cell>
          <table:table-cell table:formula="of:=RANK(INDIRECT(ADDRESS(57;6;4));INDIRECT(ADDRESS(57;2;4)):INDIRECT(ADDRESS(57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8;2;4));INDIRECT(ADDRESS(58;2;4)):INDIRECT(ADDRESS(58;6;4));1)" office:value-type="float" office:value="1">
            <text:p>1</text:p>
          </table:table-cell>
          <table:table-cell table:formula="of:=RANK(INDIRECT(ADDRESS(58;3;4));INDIRECT(ADDRESS(58;2;4)):INDIRECT(ADDRESS(58;6;4));1)" office:value-type="float" office:value="1">
            <text:p>1</text:p>
          </table:table-cell>
          <table:table-cell table:formula="of:=RANK(INDIRECT(ADDRESS(58;4;4));INDIRECT(ADDRESS(58;2;4)):INDIRECT(ADDRESS(58;6;4));1)" office:value-type="float" office:value="1">
            <text:p>1</text:p>
          </table:table-cell>
          <table:table-cell table:formula="of:=RANK(INDIRECT(ADDRESS(58;5;4));INDIRECT(ADDRESS(58;2;4)):INDIRECT(ADDRESS(58;6;4));1)" office:value-type="float" office:value="5">
            <text:p>5</text:p>
          </table:table-cell>
          <table:table-cell table:formula="of:=RANK(INDIRECT(ADDRESS(58;6;4));INDIRECT(ADDRESS(58;2;4)):INDIRECT(ADDRESS(58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9;2;4));INDIRECT(ADDRESS(59;2;4)):INDIRECT(ADDRESS(59;6;4));1)" office:value-type="float" office:value="1">
            <text:p>1</text:p>
          </table:table-cell>
          <table:table-cell table:formula="of:=RANK(INDIRECT(ADDRESS(59;3;4));INDIRECT(ADDRESS(59;2;4)):INDIRECT(ADDRESS(59;6;4));1)" office:value-type="float" office:value="1">
            <text:p>1</text:p>
          </table:table-cell>
          <table:table-cell table:formula="of:=RANK(INDIRECT(ADDRESS(59;4;4));INDIRECT(ADDRESS(59;2;4)):INDIRECT(ADDRESS(59;6;4));1)" office:value-type="float" office:value="1">
            <text:p>1</text:p>
          </table:table-cell>
          <table:table-cell table:formula="of:=RANK(INDIRECT(ADDRESS(59;5;4));INDIRECT(ADDRESS(59;2;4)):INDIRECT(ADDRESS(59;6;4));1)" office:value-type="float" office:value="1">
            <text:p>1</text:p>
          </table:table-cell>
          <table:table-cell table:formula="of:=RANK(INDIRECT(ADDRESS(59;6;4));INDIRECT(ADDRESS(59;2;4)):INDIRECT(ADDRESS(59;6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60;2;4));INDIRECT(ADDRESS(60;2;4)):INDIRECT(ADDRESS(60;6;4));1)" office:value-type="float" office:value="1">
            <text:p>1</text:p>
          </table:table-cell>
          <table:table-cell table:formula="of:=RANK(INDIRECT(ADDRESS(60;3;4));INDIRECT(ADDRESS(60;2;4)):INDIRECT(ADDRESS(60;6;4));1)" office:value-type="float" office:value="1">
            <text:p>1</text:p>
          </table:table-cell>
          <table:table-cell table:formula="of:=RANK(INDIRECT(ADDRESS(60;4;4));INDIRECT(ADDRESS(60;2;4)):INDIRECT(ADDRESS(60;6;4));1)" office:value-type="float" office:value="1">
            <text:p>1</text:p>
          </table:table-cell>
          <table:table-cell table:formula="of:=RANK(INDIRECT(ADDRESS(60;5;4));INDIRECT(ADDRESS(60;2;4)):INDIRECT(ADDRESS(60;6;4));1)" office:value-type="float" office:value="5">
            <text:p>5</text:p>
          </table:table-cell>
          <table:table-cell table:formula="of:=RANK(INDIRECT(ADDRESS(60;6;4));INDIRECT(ADDRESS(60;2;4)):INDIRECT(ADDRESS(60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1;2;4));INDIRECT(ADDRESS(61;2;4)):INDIRECT(ADDRESS(61;6;4));1)" office:value-type="float" office:value="1">
            <text:p>1</text:p>
          </table:table-cell>
          <table:table-cell table:formula="of:=RANK(INDIRECT(ADDRESS(61;3;4));INDIRECT(ADDRESS(61;2;4)):INDIRECT(ADDRESS(61;6;4));1)" office:value-type="float" office:value="3">
            <text:p>3</text:p>
          </table:table-cell>
          <table:table-cell table:formula="of:=RANK(INDIRECT(ADDRESS(61;4;4));INDIRECT(ADDRESS(61;2;4)):INDIRECT(ADDRESS(61;6;4));1)" office:value-type="float" office:value="1">
            <text:p>1</text:p>
          </table:table-cell>
          <table:table-cell table:formula="of:=RANK(INDIRECT(ADDRESS(61;5;4));INDIRECT(ADDRESS(61;2;4)):INDIRECT(ADDRESS(61;6;4));1)" office:value-type="float" office:value="3">
            <text:p>3</text:p>
          </table:table-cell>
          <table:table-cell table:formula="of:=RANK(INDIRECT(ADDRESS(61;6;4));INDIRECT(ADDRESS(61;2;4)):INDIRECT(ADDRESS(61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62;2;4));INDIRECT(ADDRESS(62;2;4)):INDIRECT(ADDRESS(62;6;4));1)" office:value-type="float" office:value="1">
            <text:p>1</text:p>
          </table:table-cell>
          <table:table-cell table:formula="of:=RANK(INDIRECT(ADDRESS(62;3;4));INDIRECT(ADDRESS(62;2;4)):INDIRECT(ADDRESS(62;6;4));1)" office:value-type="float" office:value="3">
            <text:p>3</text:p>
          </table:table-cell>
          <table:table-cell table:formula="of:=RANK(INDIRECT(ADDRESS(62;4;4));INDIRECT(ADDRESS(62;2;4)):INDIRECT(ADDRESS(62;6;4));1)" office:value-type="float" office:value="1">
            <text:p>1</text:p>
          </table:table-cell>
          <table:table-cell table:formula="of:=RANK(INDIRECT(ADDRESS(62;5;4));INDIRECT(ADDRESS(62;2;4)):INDIRECT(ADDRESS(62;6;4));1)" office:value-type="float" office:value="3">
            <text:p>3</text:p>
          </table:table-cell>
          <table:table-cell table:formula="of:=RANK(INDIRECT(ADDRESS(62;6;4));INDIRECT(ADDRESS(62;2;4)):INDIRECT(ADDRESS(62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63;2;4));INDIRECT(ADDRESS(63;2;4)):INDIRECT(ADDRESS(63;6;4));1)" office:value-type="float" office:value="1">
            <text:p>1</text:p>
          </table:table-cell>
          <table:table-cell table:formula="of:=RANK(INDIRECT(ADDRESS(63;3;4));INDIRECT(ADDRESS(63;2;4)):INDIRECT(ADDRESS(63;6;4));1)" office:value-type="float" office:value="1">
            <text:p>1</text:p>
          </table:table-cell>
          <table:table-cell table:formula="of:=RANK(INDIRECT(ADDRESS(63;4;4));INDIRECT(ADDRESS(63;2;4)):INDIRECT(ADDRESS(63;6;4));1)" office:value-type="float" office:value="1">
            <text:p>1</text:p>
          </table:table-cell>
          <table:table-cell table:formula="of:=RANK(INDIRECT(ADDRESS(63;5;4));INDIRECT(ADDRESS(63;2;4)):INDIRECT(ADDRESS(63;6;4));1)" office:value-type="float" office:value="1">
            <text:p>1</text:p>
          </table:table-cell>
          <table:table-cell table:formula="of:=RANK(INDIRECT(ADDRESS(63;6;4));INDIRECT(ADDRESS(63;2;4)):INDIRECT(ADDRESS(63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4;2;4));INDIRECT(ADDRESS(64;2;4)):INDIRECT(ADDRESS(64;6;4));1)" office:value-type="float" office:value="1">
            <text:p>1</text:p>
          </table:table-cell>
          <table:table-cell table:formula="of:=RANK(INDIRECT(ADDRESS(64;3;4));INDIRECT(ADDRESS(64;2;4)):INDIRECT(ADDRESS(64;6;4));1)" office:value-type="float" office:value="1">
            <text:p>1</text:p>
          </table:table-cell>
          <table:table-cell table:formula="of:=RANK(INDIRECT(ADDRESS(64;4;4));INDIRECT(ADDRESS(64;2;4)):INDIRECT(ADDRESS(64;6;4));1)" office:value-type="float" office:value="1">
            <text:p>1</text:p>
          </table:table-cell>
          <table:table-cell table:formula="of:=RANK(INDIRECT(ADDRESS(64;5;4));INDIRECT(ADDRESS(64;2;4)):INDIRECT(ADDRESS(64;6;4));1)" office:value-type="float" office:value="5">
            <text:p>5</text:p>
          </table:table-cell>
          <table:table-cell table:formula="of:=RANK(INDIRECT(ADDRESS(64;6;4));INDIRECT(ADDRESS(64;2;4)):INDIRECT(ADDRESS(64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5;2;4));INDIRECT(ADDRESS(65;2;4)):INDIRECT(ADDRESS(65;6;4));1)" office:value-type="float" office:value="3">
            <text:p>3</text:p>
          </table:table-cell>
          <table:table-cell table:formula="of:=RANK(INDIRECT(ADDRESS(65;3;4));INDIRECT(ADDRESS(65;2;4)):INDIRECT(ADDRESS(65;6;4));1)" office:value-type="float" office:value="1">
            <text:p>1</text:p>
          </table:table-cell>
          <table:table-cell table:formula="of:=RANK(INDIRECT(ADDRESS(65;4;4));INDIRECT(ADDRESS(65;2;4)):INDIRECT(ADDRESS(65;6;4));1)" office:value-type="float" office:value="1">
            <text:p>1</text:p>
          </table:table-cell>
          <table:table-cell table:formula="of:=RANK(INDIRECT(ADDRESS(65;5;4));INDIRECT(ADDRESS(65;2;4)):INDIRECT(ADDRESS(65;6;4));1)" office:value-type="float" office:value="3">
            <text:p>3</text:p>
          </table:table-cell>
          <table:table-cell table:formula="of:=RANK(INDIRECT(ADDRESS(65;6;4));INDIRECT(ADDRESS(65;2;4)):INDIRECT(ADDRESS(65;6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66;2;4));INDIRECT(ADDRESS(66;2;4)):INDIRECT(ADDRESS(66;6;4));1)" office:value-type="float" office:value="1">
            <text:p>1</text:p>
          </table:table-cell>
          <table:table-cell table:formula="of:=RANK(INDIRECT(ADDRESS(66;3;4));INDIRECT(ADDRESS(66;2;4)):INDIRECT(ADDRESS(66;6;4));1)" office:value-type="float" office:value="1">
            <text:p>1</text:p>
          </table:table-cell>
          <table:table-cell table:formula="of:=RANK(INDIRECT(ADDRESS(66;4;4));INDIRECT(ADDRESS(66;2;4)):INDIRECT(ADDRESS(66;6;4));1)" office:value-type="float" office:value="1">
            <text:p>1</text:p>
          </table:table-cell>
          <table:table-cell table:formula="of:=RANK(INDIRECT(ADDRESS(66;5;4));INDIRECT(ADDRESS(66;2;4)):INDIRECT(ADDRESS(66;6;4));1)" office:value-type="float" office:value="4">
            <text:p>4</text:p>
          </table:table-cell>
          <table:table-cell table:formula="of:=RANK(INDIRECT(ADDRESS(66;6;4));INDIRECT(ADDRESS(66;2;4)):INDIRECT(ADDRESS(66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67;2;4));INDIRECT(ADDRESS(67;2;4)):INDIRECT(ADDRESS(67;6;4));1)" office:value-type="float" office:value="1">
            <text:p>1</text:p>
          </table:table-cell>
          <table:table-cell table:formula="of:=RANK(INDIRECT(ADDRESS(67;3;4));INDIRECT(ADDRESS(67;2;4)):INDIRECT(ADDRESS(67;6;4));1)" office:value-type="float" office:value="4">
            <text:p>4</text:p>
          </table:table-cell>
          <table:table-cell table:formula="of:=RANK(INDIRECT(ADDRESS(67;4;4));INDIRECT(ADDRESS(67;2;4)):INDIRECT(ADDRESS(67;6;4));1)" office:value-type="float" office:value="1">
            <text:p>1</text:p>
          </table:table-cell>
          <table:table-cell table:formula="of:=RANK(INDIRECT(ADDRESS(67;5;4));INDIRECT(ADDRESS(67;2;4)):INDIRECT(ADDRESS(67;6;4));1)" office:value-type="float" office:value="4">
            <text:p>4</text:p>
          </table:table-cell>
          <table:table-cell table:formula="of:=RANK(INDIRECT(ADDRESS(67;6;4));INDIRECT(ADDRESS(67;2;4)):INDIRECT(ADDRESS(67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8;2;4));INDIRECT(ADDRESS(68;2;4)):INDIRECT(ADDRESS(68;6;4));1)" office:value-type="float" office:value="1">
            <text:p>1</text:p>
          </table:table-cell>
          <table:table-cell table:formula="of:=RANK(INDIRECT(ADDRESS(68;3;4));INDIRECT(ADDRESS(68;2;4)):INDIRECT(ADDRESS(68;6;4));1)" office:value-type="float" office:value="1">
            <text:p>1</text:p>
          </table:table-cell>
          <table:table-cell table:formula="of:=RANK(INDIRECT(ADDRESS(68;4;4));INDIRECT(ADDRESS(68;2;4)):INDIRECT(ADDRESS(68;6;4));1)" office:value-type="float" office:value="1">
            <text:p>1</text:p>
          </table:table-cell>
          <table:table-cell table:formula="of:=RANK(INDIRECT(ADDRESS(68;5;4));INDIRECT(ADDRESS(68;2;4)):INDIRECT(ADDRESS(68;6;4));1)" office:value-type="float" office:value="5">
            <text:p>5</text:p>
          </table:table-cell>
          <table:table-cell table:formula="of:=RANK(INDIRECT(ADDRESS(68;6;4));INDIRECT(ADDRESS(68;2;4)):INDIRECT(ADDRESS(68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9;2;4));INDIRECT(ADDRESS(69;2;4)):INDIRECT(ADDRESS(69;6;4));1)" office:value-type="float" office:value="1">
            <text:p>1</text:p>
          </table:table-cell>
          <table:table-cell table:formula="of:=RANK(INDIRECT(ADDRESS(69;3;4));INDIRECT(ADDRESS(69;2;4)):INDIRECT(ADDRESS(69;6;4));1)" office:value-type="float" office:value="4">
            <text:p>4</text:p>
          </table:table-cell>
          <table:table-cell table:formula="of:=RANK(INDIRECT(ADDRESS(69;4;4));INDIRECT(ADDRESS(69;2;4)):INDIRECT(ADDRESS(69;6;4));1)" office:value-type="float" office:value="1">
            <text:p>1</text:p>
          </table:table-cell>
          <table:table-cell table:formula="of:=RANK(INDIRECT(ADDRESS(69;5;4));INDIRECT(ADDRESS(69;2;4)):INDIRECT(ADDRESS(69;6;4));1)" office:value-type="float" office:value="4">
            <text:p>4</text:p>
          </table:table-cell>
          <table:table-cell table:formula="of:=RANK(INDIRECT(ADDRESS(69;6;4));INDIRECT(ADDRESS(69;2;4)):INDIRECT(ADDRESS(69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0;2;4));INDIRECT(ADDRESS(70;2;4)):INDIRECT(ADDRESS(70;6;4));1)" office:value-type="float" office:value="1">
            <text:p>1</text:p>
          </table:table-cell>
          <table:table-cell table:formula="of:=RANK(INDIRECT(ADDRESS(70;3;4));INDIRECT(ADDRESS(70;2;4)):INDIRECT(ADDRESS(70;6;4));1)" office:value-type="float" office:value="1">
            <text:p>1</text:p>
          </table:table-cell>
          <table:table-cell table:formula="of:=RANK(INDIRECT(ADDRESS(70;4;4));INDIRECT(ADDRESS(70;2;4)):INDIRECT(ADDRESS(70;6;4));1)" office:value-type="float" office:value="1">
            <text:p>1</text:p>
          </table:table-cell>
          <table:table-cell table:formula="of:=RANK(INDIRECT(ADDRESS(70;5;4));INDIRECT(ADDRESS(70;2;4)):INDIRECT(ADDRESS(70;6;4));1)" office:value-type="float" office:value="4">
            <text:p>4</text:p>
          </table:table-cell>
          <table:table-cell table:formula="of:=RANK(INDIRECT(ADDRESS(70;6;4));INDIRECT(ADDRESS(70;2;4)):INDIRECT(ADDRESS(70;6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71;2;4));INDIRECT(ADDRESS(71;2;4)):INDIRECT(ADDRESS(71;6;4));1)" office:value-type="float" office:value="1">
            <text:p>1</text:p>
          </table:table-cell>
          <table:table-cell table:formula="of:=RANK(INDIRECT(ADDRESS(71;3;4));INDIRECT(ADDRESS(71;2;4)):INDIRECT(ADDRESS(71;6;4));1)" office:value-type="float" office:value="2">
            <text:p>2</text:p>
          </table:table-cell>
          <table:table-cell table:formula="of:=RANK(INDIRECT(ADDRESS(71;4;4));INDIRECT(ADDRESS(71;2;4)):INDIRECT(ADDRESS(71;6;4));1)" office:value-type="float" office:value="2">
            <text:p>2</text:p>
          </table:table-cell>
          <table:table-cell table:formula="of:=RANK(INDIRECT(ADDRESS(71;5;4));INDIRECT(ADDRESS(71;2;4)):INDIRECT(ADDRESS(71;6;4));1)" office:value-type="float" office:value="2">
            <text:p>2</text:p>
          </table:table-cell>
          <table:table-cell table:formula="of:=RANK(INDIRECT(ADDRESS(71;6;4));INDIRECT(ADDRESS(71;2;4)):INDIRECT(ADDRESS(71;6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72;2;4));INDIRECT(ADDRESS(72;2;4)):INDIRECT(ADDRESS(72;6;4));1)" office:value-type="float" office:value="1">
            <text:p>1</text:p>
          </table:table-cell>
          <table:table-cell table:formula="of:=RANK(INDIRECT(ADDRESS(72;3;4));INDIRECT(ADDRESS(72;2;4)):INDIRECT(ADDRESS(72;6;4));1)" office:value-type="float" office:value="1">
            <text:p>1</text:p>
          </table:table-cell>
          <table:table-cell table:formula="of:=RANK(INDIRECT(ADDRESS(72;4;4));INDIRECT(ADDRESS(72;2;4)):INDIRECT(ADDRESS(72;6;4));1)" office:value-type="float" office:value="1">
            <text:p>1</text:p>
          </table:table-cell>
          <table:table-cell table:formula="of:=RANK(INDIRECT(ADDRESS(72;5;4));INDIRECT(ADDRESS(72;2;4)):INDIRECT(ADDRESS(72;6;4));1)" office:value-type="float" office:value="1">
            <text:p>1</text:p>
          </table:table-cell>
          <table:table-cell table:formula="of:=RANK(INDIRECT(ADDRESS(72;6;4));INDIRECT(ADDRESS(72;2;4)):INDIRECT(ADDRESS(72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3;2;4));INDIRECT(ADDRESS(73;2;4)):INDIRECT(ADDRESS(73;6;4));1)" office:value-type="float" office:value="4">
            <text:p>4</text:p>
          </table:table-cell>
          <table:table-cell table:formula="of:=RANK(INDIRECT(ADDRESS(73;3;4));INDIRECT(ADDRESS(73;2;4)):INDIRECT(ADDRESS(73;6;4));1)" office:value-type="float" office:value="1">
            <text:p>1</text:p>
          </table:table-cell>
          <table:table-cell table:formula="of:=RANK(INDIRECT(ADDRESS(73;4;4));INDIRECT(ADDRESS(73;2;4)):INDIRECT(ADDRESS(73;6;4));1)" office:value-type="float" office:value="1">
            <text:p>1</text:p>
          </table:table-cell>
          <table:table-cell table:formula="of:=RANK(INDIRECT(ADDRESS(73;5;4));INDIRECT(ADDRESS(73;2;4)):INDIRECT(ADDRESS(73;6;4));1)" office:value-type="float" office:value="4">
            <text:p>4</text:p>
          </table:table-cell>
          <table:table-cell table:formula="of:=RANK(INDIRECT(ADDRESS(73;6;4));INDIRECT(ADDRESS(73;2;4)):INDIRECT(ADDRESS(73;6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4;2;4));INDIRECT(ADDRESS(74;2;4)):INDIRECT(ADDRESS(74;6;4));1)" office:value-type="float" office:value="1">
            <text:p>1</text:p>
          </table:table-cell>
          <table:table-cell table:formula="of:=RANK(INDIRECT(ADDRESS(74;3;4));INDIRECT(ADDRESS(74;2;4)):INDIRECT(ADDRESS(74;6;4));1)" office:value-type="float" office:value="1">
            <text:p>1</text:p>
          </table:table-cell>
          <table:table-cell table:formula="of:=RANK(INDIRECT(ADDRESS(74;4;4));INDIRECT(ADDRESS(74;2;4)):INDIRECT(ADDRESS(74;6;4));1)" office:value-type="float" office:value="1">
            <text:p>1</text:p>
          </table:table-cell>
          <table:table-cell table:formula="of:=RANK(INDIRECT(ADDRESS(74;5;4));INDIRECT(ADDRESS(74;2;4)):INDIRECT(ADDRESS(74;6;4));1)" office:value-type="float" office:value="4">
            <text:p>4</text:p>
          </table:table-cell>
          <table:table-cell table:formula="of:=RANK(INDIRECT(ADDRESS(74;6;4));INDIRECT(ADDRESS(74;2;4)):INDIRECT(ADDRESS(74;6;4));1)" office:value-type="float" office:value="4">
            <text:p>4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76;2;4)):INDIRECT(ADDRESS(111;2;4)))" office:value-type="float" office:value="1.47222222222222">
            <text:p>1.4722222222</text:p>
          </table:table-cell>
          <table:table-cell table:formula="of:=AVERAGE(INDIRECT(ADDRESS(76;3;4)):INDIRECT(ADDRESS(111;3;4)))" office:value-type="float" office:value="1.41666666666667">
            <text:p>1.4166666667</text:p>
          </table:table-cell>
          <table:table-cell table:formula="of:=AVERAGE(INDIRECT(ADDRESS(76;4;4)):INDIRECT(ADDRESS(111;4;4)))" office:value-type="float" office:value="1.36111111111111">
            <text:p>1.3611111111</text:p>
          </table:table-cell>
          <table:table-cell table:formula="of:=AVERAGE(INDIRECT(ADDRESS(76;5;4)):INDIRECT(ADDRESS(111;5;4)))" office:value-type="float" office:value="2.91666666666667">
            <text:p>2.9166666667</text:p>
          </table:table-cell>
          <table:table-cell table:formula="of:=AVERAGE(INDIRECT(ADDRESS(76;6;4)):INDIRECT(ADDRESS(111;6;4)))" office:value-type="float" office:value="2.05555555555556">
            <text:p>2.0555555556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112;2;4));INDIRECT(ADDRESS(112;2;4)):INDIRECT(ADDRESS(112;6;4));1)" office:value-type="float" office:value="3">
            <text:p>3</text:p>
          </table:table-cell>
          <table:table-cell table:formula="of:=RANK(INDIRECT(ADDRESS(112;3;4));INDIRECT(ADDRESS(112;2;4)):INDIRECT(ADDRESS(112;6;4));1)" office:value-type="float" office:value="2">
            <text:p>2</text:p>
          </table:table-cell>
          <table:table-cell table:formula="of:=RANK(INDIRECT(ADDRESS(112;4;4));INDIRECT(ADDRESS(112;2;4)):INDIRECT(ADDRESS(112;6;4));1)" office:value-type="float" office:value="1">
            <text:p>1</text:p>
          </table:table-cell>
          <table:table-cell table:formula="of:=RANK(INDIRECT(ADDRESS(112;5;4));INDIRECT(ADDRESS(112;2;4)):INDIRECT(ADDRESS(112;6;4));1)" office:value-type="float" office:value="5">
            <text:p>5</text:p>
          </table:table-cell>
          <table:table-cell table:formula="of:=RANK(INDIRECT(ADDRESS(112;6;4));INDIRECT(ADDRESS(112;2;4)):INDIRECT(ADDRESS(112;6;4));1)" office:value-type="float" office:value="4">
            <text:p>4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5" office:value-type="float" office:value="1.26310064778045">
            <text:p>1.2631006478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112;2;4)):INDIRECT(ADDRESS(112;6;4)))+INDIRECT(ADDRESS(114;2;4))" office:value-type="float" office:value="2.62421175889157">
            <text:p>2.6242117589</text:p>
          </table:table-cell>
          <table:table-cell table:formula="of:=MIN(INDIRECT(ADDRESS(112;2;4)):INDIRECT(ADDRESS(112;6;4)))+INDIRECT(ADDRESS(114;3;4))" office:value-type="float" office:value="2.62421175889157">
            <text:p>2.6242117589</text:p>
          </table:table-cell>
          <table:table-cell table:formula="of:=MIN(INDIRECT(ADDRESS(112;2;4)):INDIRECT(ADDRESS(112;6;4)))+INDIRECT(ADDRESS(114;4;4))" office:value-type="float" office:value="2.62421175889157">
            <text:p>2.6242117589</text:p>
          </table:table-cell>
          <table:table-cell table:formula="of:=MIN(INDIRECT(ADDRESS(112;2;4)):INDIRECT(ADDRESS(112;6;4)))+INDIRECT(ADDRESS(114;5;4))" office:value-type="float" office:value="2.62421175889157">
            <text:p>2.6242117589</text:p>
          </table:table-cell>
          <table:table-cell table:formula="of:=MIN(INDIRECT(ADDRESS(112;2;4)):INDIRECT(ADDRESS(112;6;4)))+INDIRECT(ADDRESS(114;6;4))" office:value-type="float" office:value="2.62421175889157">
            <text:p>2.6242117589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115;2;4))&gt;INDIRECT(ADDRESS(112;2;4));1;0)" office:value-type="float" office:value="1">
            <text:p>1</text:p>
          </table:table-cell>
          <table:table-cell table:formula="of:=IF(INDIRECT(ADDRESS(115;3;4))&gt;INDIRECT(ADDRESS(112;3;4));1;0)" office:value-type="float" office:value="1">
            <text:p>1</text:p>
          </table:table-cell>
          <table:table-cell table:formula="of:=IF(INDIRECT(ADDRESS(115;4;4))&gt;INDIRECT(ADDRESS(112;4;4));1;0)" office:value-type="float" office:value="1">
            <text:p>1</text:p>
          </table:table-cell>
          <table:table-cell table:formula="of:=IF(INDIRECT(ADDRESS(115;5;4))&gt;INDIRECT(ADDRESS(112;5;4));1;0)" office:value-type="float" office:value="0">
            <text:p>0</text:p>
          </table:table-cell>
          <table:table-cell table:formula="of:=IF(INDIRECT(ADDRESS(115;6;4))&gt;INDIRECT(ADDRESS(112;6;4));1;0)" office:value-type="float" office:value="1">
            <text:p>1</text:p>
          </table:table-cell>
        </table:table-row>
      </table:table>
      <table:table table:name="Global" table:style-name="ta1" table:print="false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Default"/>
        <table:table-column table:style-name="co17" table:default-cell-style-name="Default"/>
        <table:table-column table:style-name="co5" table:number-columns-repeated="1015" table:default-cell-style-name="Default"/>
        <table:table-row table:style-name="ro3">
          <table:table-cell table:style-name="ce1" office:value-type="string" table:number-columns-spanned="4" table:number-rows-spanned="1">
            <text:p>Function</text:p>
          </table:table-cell>
          <table:covered-table-cell table:number-columns-repeated="3" table:style-name="ce3"/>
          <table:table-cell table:style-name="ce4" table:formula="of:=[Error.B1]" office:value-type="string" office:string-value="Random">
            <text:p>Random</text:p>
          </table:table-cell>
          <table:table-cell table:style-name="ce4" table:formula="of:=[Error.C1]" office:value-type="string" office:string-value="Sobol">
            <text:p>Sobol</text:p>
          </table:table-cell>
          <table:table-cell table:style-name="ce4" table:formula="of:=[Error.D1]" office:value-type="string" office:string-value="RBCD">
            <text:p>RBCD</text:p>
          </table:table-cell>
          <table:table-cell table:style-name="ce4" table:formula="of:=[Error.E1]" office:value-type="string" office:string-value="Markovian">
            <text:p>Markovian</text:p>
          </table:table-cell>
          <table:table-cell table:style-name="ce4" table:formula="of:=[Error.F1]" office:value-type="string" office:string-value="SmallBudgetHybrid">
            <text:p>SmallBudgetHybrid</text:p>
          </table:table-cell>
          <table:table-cell table:style-name="ce10" table:number-columns-repeated="1008"/>
          <table:table-cell table:style-name="ce12" table:number-columns-repeated="7"/>
        </table:table-row>
        <table:table-row table:style-name="ro2">
          <table:table-cell table:formula="of:=[Error.A2]" office:value-type="string" office:string-value="Bukin6" table:number-columns-spanned="4" table:number-rows-spanned="1">
            <text:p>Bukin6</text:p>
          </table:table-cell>
          <table:covered-table-cell table:number-columns-repeated="3"/>
          <table:table-cell table:formula="of:=[Error.B2]" office:value-type="float" office:value="-0.634059907017605">
            <text:p>-0.63</text:p>
          </table:table-cell>
          <table:table-cell table:formula="of:=[Error.C2]" office:value-type="float" office:value="-0.69315675914914">
            <text:p>-0.69</text:p>
          </table:table-cell>
          <table:table-cell table:formula="of:=[Error.D2]" office:value-type="float" office:value="-0.66717505366972">
            <text:p>-0.67</text:p>
          </table:table-cell>
          <table:table-cell table:style-name="ce5" table:formula="of:=[Error.E2]" office:value-type="float" office:value="-0.606990624347282">
            <text:p>-0.61</text:p>
          </table:table-cell>
          <table:table-cell table:style-name="ce6" table:formula="of:=[Error.F2]" office:value-type="float" office:value="-0.871834970752165">
            <text:p>-0.87</text:p>
          </table:table-cell>
          <table:table-cell table:number-columns-repeated="1015"/>
        </table:table-row>
        <table:table-row table:style-name="ro2">
          <table:table-cell table:formula="of:=[Error.A3]" office:value-type="string" office:string-value="Damavandi" table:number-columns-spanned="4" table:number-rows-spanned="1">
            <text:p>Damavandi</text:p>
          </table:table-cell>
          <table:covered-table-cell table:number-columns-repeated="3"/>
          <table:table-cell table:formula="of:=[Error.B3]" office:value-type="float" office:value="0.427156736645811">
            <text:p>0.43</text:p>
          </table:table-cell>
          <table:table-cell table:formula="of:=[Error.C3]" office:value-type="float" office:value="0.419971935036942">
            <text:p>0.42</text:p>
          </table:table-cell>
          <table:table-cell table:formula="of:=[Error.D3]" office:value-type="float" office:value="0.407363508786231">
            <text:p>0.41</text:p>
          </table:table-cell>
          <table:table-cell table:style-name="ce6" table:formula="of:=[Error.E3]" office:value-type="float" office:value="0.401450891718589">
            <text:p>0.40</text:p>
          </table:table-cell>
          <table:table-cell table:style-name="ce6" table:formula="of:=[Error.F3]" office:value-type="float" office:value="0.401832436094745">
            <text:p>0.40</text:p>
          </table:table-cell>
          <table:table-cell table:number-columns-repeated="1015"/>
        </table:table-row>
        <table:table-row table:style-name="ro2">
          <table:table-cell table:formula="of:=[Error.A4]" office:value-type="string" office:string-value="Easom" table:number-columns-spanned="4" table:number-rows-spanned="1">
            <text:p>Easom</text:p>
          </table:table-cell>
          <table:covered-table-cell table:number-columns-repeated="3"/>
          <table:table-cell table:formula="of:=[Error.B4]" office:value-type="float" office:value="0.54563018214328">
            <text:p>0.55</text:p>
          </table:table-cell>
          <table:table-cell table:formula="of:=[Error.C4]" office:value-type="float" office:value="0.436401320511313">
            <text:p>0.44</text:p>
          </table:table-cell>
          <table:table-cell table:formula="of:=[Error.D4]" office:value-type="float" office:value="0.689784993408003">
            <text:p>0.69</text:p>
          </table:table-cell>
          <table:table-cell table:style-name="ce6" table:formula="of:=[Error.E4]" office:value-type="float" office:value="-0.182128863977427">
            <text:p>-0.18</text:p>
          </table:table-cell>
          <table:table-cell table:style-name="ce5" table:formula="of:=[Error.F4]" office:value-type="float" office:value="0.901439262838814">
            <text:p>0.90</text:p>
          </table:table-cell>
          <table:table-cell table:number-columns-repeated="1015"/>
        </table:table-row>
        <table:table-row table:style-name="ro2">
          <table:table-cell table:formula="of:=[Error.A5]" office:value-type="string" office:string-value="GulfRND" table:number-columns-spanned="4" table:number-rows-spanned="1">
            <text:p>GulfRND</text:p>
          </table:table-cell>
          <table:covered-table-cell table:number-columns-repeated="3"/>
          <table:table-cell table:formula="of:=[Error.B5]" office:value-type="float" office:value="-0.275430159141375">
            <text:p>-0.28</text:p>
          </table:table-cell>
          <table:table-cell table:formula="of:=[Error.C5]" office:value-type="float" office:value="-0.194439963366189">
            <text:p>-0.19</text:p>
          </table:table-cell>
          <table:table-cell table:formula="of:=[Error.D5]" office:value-type="float" office:value="-0.174561937339821">
            <text:p>-0.17</text:p>
          </table:table-cell>
          <table:table-cell table:style-name="ce6" table:formula="of:=[Error.E5]" office:value-type="float" office:value="-0.361187310925314">
            <text:p>-0.36</text:p>
          </table:table-cell>
          <table:table-cell table:style-name="ce5" table:formula="of:=[Error.F5]" office:value-type="float" office:value="-0.0768709746048147">
            <text:p>-0.08</text:p>
          </table:table-cell>
          <table:table-cell table:style-name="ce11"/>
          <table:table-cell table:number-columns-repeated="1014"/>
        </table:table-row>
        <table:table-row table:style-name="ro2">
          <table:table-cell table:formula="of:=[Error.A6]" office:value-type="string" office:string-value="Price2" table:number-columns-spanned="4" table:number-rows-spanned="1">
            <text:p>Price2</text:p>
          </table:table-cell>
          <table:covered-table-cell table:number-columns-repeated="3"/>
          <table:table-cell table:formula="of:=[Error.B6]" office:value-type="float" office:value="0.658618890644503">
            <text:p>0.66</text:p>
          </table:table-cell>
          <table:table-cell table:formula="of:=[Error.C6]" office:value-type="float" office:value="0.752761359196287">
            <text:p>0.75</text:p>
          </table:table-cell>
          <table:table-cell table:style-name="ce6" table:formula="of:=[Error.D6]" office:value-type="float" office:value="0.200066302746356">
            <text:p>0.20</text:p>
          </table:table-cell>
          <table:table-cell table:style-name="ce5" table:formula="of:=[Error.E6]" office:value-type="float" office:value="0.748158351060882">
            <text:p>0.75</text:p>
          </table:table-cell>
          <table:table-cell table:style-name="ce5" table:formula="of:=[Error.F6]" office:value-type="float" office:value="0.241698421583144">
            <text:p>0.24</text:p>
          </table:table-cell>
          <table:table-cell table:number-columns-repeated="1015"/>
        </table:table-row>
        <table:table-row table:style-name="ro2">
          <table:table-cell table:formula="of:=[Error.A7]" office:value-type="string" office:string-value="Trefethen" table:number-columns-spanned="4" table:number-rows-spanned="1">
            <text:p>Trefethen</text:p>
          </table:table-cell>
          <table:covered-table-cell table:number-columns-repeated="3"/>
          <table:table-cell table:formula="of:=[Error.B7]" office:value-type="float" office:value="0.0452581071963781">
            <text:p>0.05</text:p>
          </table:table-cell>
          <table:table-cell table:formula="of:=[Error.C7]" office:value-type="float" office:value="0.189930037497099">
            <text:p>0.19</text:p>
          </table:table-cell>
          <table:table-cell table:style-name="ce6" table:formula="of:=[Error.D7]" office:value-type="float" office:value="0.000932142838019839">
            <text:p>0.00</text:p>
          </table:table-cell>
          <table:table-cell table:style-name="ce5" table:formula="of:=[Error.E7]" office:value-type="float" office:value="0.260793076527688">
            <text:p>0.26</text:p>
          </table:table-cell>
          <table:table-cell table:style-name="ce5" table:formula="of:=[Error.F7]" office:value-type="float" office:value="0.100097160384377">
            <text:p>0.10</text:p>
          </table:table-cell>
          <table:table-cell table:number-columns-repeated="1015"/>
        </table:table-row>
        <table:table-row table:style-name="ro2">
          <table:table-cell table:formula="of:=[Error.A8]" office:value-type="string" office:string-value="Ackley2" table:number-columns-spanned="4" table:number-rows-spanned="1">
            <text:p>Ackley2</text:p>
          </table:table-cell>
          <table:covered-table-cell table:number-columns-repeated="3"/>
          <table:table-cell table:formula="of:=[Error.B8]" office:value-type="float" office:value="0.300946084872628">
            <text:p>0.30</text:p>
          </table:table-cell>
          <table:table-cell table:formula="of:=[Error.C8]" office:value-type="float" office:value="0.254724956043227">
            <text:p>0.25</text:p>
          </table:table-cell>
          <table:table-cell table:formula="of:=[Error.D8]" office:value-type="float" office:value="-0.0898998367786691">
            <text:p>-0.09</text:p>
          </table:table-cell>
          <table:table-cell table:style-name="ce5" table:formula="of:=[Error.E8]" office:value-type="float" office:value="1.25724164760739">
            <text:p>1.26</text:p>
          </table:table-cell>
          <table:table-cell table:style-name="ce6" table:formula="of:=[Error.F8]" office:value-type="float" office:value="-0.393216276247886">
            <text:p>-0.39</text:p>
          </table:table-cell>
          <table:table-cell table:number-columns-repeated="1015"/>
        </table:table-row>
        <table:table-row table:style-name="ro2">
          <table:table-cell table:formula="of:=[Error.A9]" office:value-type="string" office:string-value="Griewank2" table:number-columns-spanned="4" table:number-rows-spanned="1">
            <text:p>Griewank2</text:p>
          </table:table-cell>
          <table:covered-table-cell table:number-columns-repeated="3"/>
          <table:table-cell table:formula="of:=[Error.B9]" office:value-type="float" office:value="1.7251862255898">
            <text:p>1.73</text:p>
          </table:table-cell>
          <table:table-cell table:formula="of:=[Error.C9]" office:value-type="float" office:value="1.65794365685294">
            <text:p>1.66</text:p>
          </table:table-cell>
          <table:table-cell table:style-name="ce6" table:formula="of:=[Error.D9]" office:value-type="float" office:value="1.38959233744932">
            <text:p>1.39</text:p>
          </table:table-cell>
          <table:table-cell table:style-name="ce5" table:formula="of:=[Error.E9]" office:value-type="float" office:value="1.76161407757339">
            <text:p>1.76</text:p>
          </table:table-cell>
          <table:table-cell table:style-name="ce5" table:formula="of:=[Error.F9]" office:value-type="float" office:value="1.54566491054628">
            <text:p>1.55</text:p>
          </table:table-cell>
          <table:table-cell table:number-columns-repeated="1015"/>
        </table:table-row>
        <table:table-row table:style-name="ro2">
          <table:table-cell table:formula="of:=[Error.A10]" office:value-type="string" office:string-value="Rastrigin2" table:number-columns-spanned="4" table:number-rows-spanned="1">
            <text:p>Rastrigin2</text:p>
          </table:table-cell>
          <table:covered-table-cell table:number-columns-repeated="3"/>
          <table:table-cell table:formula="of:=[Error.B10]" office:value-type="float" office:value="0.144867894155201">
            <text:p>0.14</text:p>
          </table:table-cell>
          <table:table-cell table:formula="of:=[Error.C10]" office:value-type="float" office:value="-0.112166146131304">
            <text:p>-0.11</text:p>
          </table:table-cell>
          <table:table-cell table:style-name="ce6" table:formula="of:=[Error.D10]" office:value-type="float" office:value="-0.323528448770025">
            <text:p>-0.32</text:p>
          </table:table-cell>
          <table:table-cell table:style-name="ce5" table:formula="of:=[Error.E10]" office:value-type="float" office:value="0.136698581073615">
            <text:p>0.14</text:p>
          </table:table-cell>
          <table:table-cell table:style-name="ce5" table:formula="of:=[Error.F10]" office:value-type="float" office:value="-0.222245621311756">
            <text:p>-0.22</text:p>
          </table:table-cell>
          <table:table-cell table:number-columns-repeated="1015"/>
        </table:table-row>
        <table:table-row table:style-name="ro2">
          <table:table-cell table:formula="of:=[Error.A11]" office:value-type="string" office:string-value="SchwefelDoubleSum2" table:number-columns-spanned="4" table:number-rows-spanned="1">
            <text:p>SchwefelDoubleSum2</text:p>
          </table:table-cell>
          <table:covered-table-cell table:number-columns-repeated="3"/>
          <table:table-cell table:formula="of:=[Error.B11]" office:value-type="float" office:value="1.48067745072053">
            <text:p>1.48</text:p>
          </table:table-cell>
          <table:table-cell table:formula="of:=[Error.C11]" office:value-type="float" office:value="1.64982829348496">
            <text:p>1.65</text:p>
          </table:table-cell>
          <table:table-cell table:formula="of:=[Error.D11]" office:value-type="float" office:value="1.32543981229831">
            <text:p>1.33</text:p>
          </table:table-cell>
          <table:table-cell table:style-name="ce5" table:formula="of:=[Error.E11]" office:value-type="float" office:value="1.70006059798065">
            <text:p>1.70</text:p>
          </table:table-cell>
          <table:table-cell table:style-name="ce6" table:formula="of:=[Error.F11]" office:value-type="float" office:value="1.19057373451117">
            <text:p>1.19</text:p>
          </table:table-cell>
          <table:table-cell table:number-columns-repeated="1015"/>
        </table:table-row>
        <table:table-row table:style-name="ro2">
          <table:table-cell table:formula="of:=[Error.A12]" office:value-type="string" office:string-value="SchwefelMax2" table:number-columns-spanned="4" table:number-rows-spanned="1">
            <text:p>SchwefelMax2</text:p>
          </table:table-cell>
          <table:covered-table-cell table:number-columns-repeated="3"/>
          <table:table-cell table:formula="of:=[Error.B12]" office:value-type="float" office:value="1.01192016498043">
            <text:p>1.01</text:p>
          </table:table-cell>
          <table:table-cell table:formula="of:=[Error.C12]" office:value-type="float" office:value="0.889469438923122">
            <text:p>0.89</text:p>
          </table:table-cell>
          <table:table-cell table:formula="of:=[Error.D12]" office:value-type="float" office:value="0.706058409077026">
            <text:p>0.71</text:p>
          </table:table-cell>
          <table:table-cell table:style-name="ce6" table:formula="of:=[Error.E12]" office:value-type="float" office:value="-0.17864949995369">
            <text:p>-0.18</text:p>
          </table:table-cell>
          <table:table-cell table:style-name="ce5" table:formula="of:=[Error.F12]" office:value-type="float" office:value="-0.0795780972123065">
            <text:p>-0.08</text:p>
          </table:table-cell>
          <table:table-cell table:number-columns-repeated="1015"/>
        </table:table-row>
        <table:table-row table:style-name="ro2">
          <table:table-cell table:formula="of:=[Error.A13]" office:value-type="string" office:string-value="StepFunction2" table:number-columns-spanned="4" table:number-rows-spanned="1">
            <text:p>StepFunction2</text:p>
          </table:table-cell>
          <table:covered-table-cell table:number-columns-repeated="3"/>
          <table:table-cell table:formula="of:=[Error.B13]" office:value-type="float" office:value="0.922530033383035">
            <text:p>0.92</text:p>
          </table:table-cell>
          <table:table-cell table:formula="of:=[Error.C13]" office:value-type="float" office:value="0.813481026297991">
            <text:p>0.81</text:p>
          </table:table-cell>
          <table:table-cell table:formula="of:=[Error.D13]" office:value-type="float" office:value="0.366491612253266">
            <text:p>0.37</text:p>
          </table:table-cell>
          <table:table-cell table:style-name="ce5" table:formula="of:=[Error.E13]" office:value-type="float" office:value="0.0230591336270678">
            <text:p>0.02</text:p>
          </table:table-cell>
          <table:table-cell table:style-name="ce5" table:formula="of:=[Error.F13]" office:value-type="float" office:value="0.263711047727856">
            <text:p>0.26</text:p>
          </table:table-cell>
          <table:table-cell table:number-columns-repeated="1015"/>
        </table:table-row>
        <table:table-row table:style-name="ro2">
          <table:table-cell table:formula="of:=[Error.A14]" office:value-type="string" office:string-value="Trig2" table:number-columns-spanned="4" table:number-rows-spanned="1">
            <text:p>Trig2</text:p>
          </table:table-cell>
          <table:covered-table-cell table:number-columns-repeated="3"/>
          <table:table-cell table:formula="of:=[Error.B14]" office:value-type="float" office:value="-0.299369190124004">
            <text:p>-0.30</text:p>
          </table:table-cell>
          <table:table-cell table:formula="of:=[Error.C14]" office:value-type="float" office:value="-0.589037964725178">
            <text:p>-0.59</text:p>
          </table:table-cell>
          <table:table-cell table:formula="of:=[Error.D14]" office:value-type="float" office:value="-0.313668594020335">
            <text:p>-0.31</text:p>
          </table:table-cell>
          <table:table-cell table:style-name="ce6" table:formula="of:=[Error.E14]" office:value-type="float" office:value="-15.653559774527">
            <text:p>-15.65</text:p>
          </table:table-cell>
          <table:table-cell table:style-name="ce6" table:formula="of:=[Error.F14]" office:value-type="float" office:value="-15.653559774527">
            <text:p>-15.65</text:p>
          </table:table-cell>
          <table:table-cell table:number-columns-repeated="1015"/>
        </table:table-row>
        <table:table-row table:style-name="ro2">
          <table:table-cell table:formula="of:=[Error.A15]" office:value-type="string" office:string-value="Pinter2" table:number-columns-spanned="4" table:number-rows-spanned="1">
            <text:p>Pinter2</text:p>
          </table:table-cell>
          <table:covered-table-cell table:number-columns-repeated="3"/>
          <table:table-cell table:formula="of:=[Error.B15]" office:value-type="float" office:value="-0.0973276374096529">
            <text:p>-0.10</text:p>
          </table:table-cell>
          <table:table-cell table:formula="of:=[Error.C15]" office:value-type="float" office:value="0.231304708640813">
            <text:p>0.23</text:p>
          </table:table-cell>
          <table:table-cell table:formula="of:=[Error.D15]" office:value-type="float" office:value="-0.132850580987517">
            <text:p>-0.13</text:p>
          </table:table-cell>
          <table:table-cell table:style-name="ce5" table:formula="of:=[Error.E15]" office:value-type="float" office:value="0.0511183781628928">
            <text:p>0.05</text:p>
          </table:table-cell>
          <table:table-cell table:style-name="ce6" table:formula="of:=[Error.F15]" office:value-type="float" office:value="-0.692567686651349">
            <text:p>-0.69</text:p>
          </table:table-cell>
          <table:table-cell table:number-columns-repeated="1015"/>
        </table:table-row>
        <table:table-row table:style-name="ro2">
          <table:table-cell table:formula="of:=[Error.A16]" office:value-type="string" office:string-value="Salomon2" table:number-columns-spanned="4" table:number-rows-spanned="1">
            <text:p>Salomon2</text:p>
          </table:table-cell>
          <table:covered-table-cell table:number-columns-repeated="3"/>
          <table:table-cell table:formula="of:=[Error.B16]" office:value-type="float" office:value="0.864022240072298">
            <text:p>0.86</text:p>
          </table:table-cell>
          <table:table-cell table:formula="of:=[Error.C16]" office:value-type="float" office:value="0.925862712876073">
            <text:p>0.93</text:p>
          </table:table-cell>
          <table:table-cell table:formula="of:=[Error.D16]" office:value-type="float" office:value="0.877172052119382">
            <text:p>0.88</text:p>
          </table:table-cell>
          <table:table-cell table:style-name="ce5" table:formula="of:=[Error.E16]" office:value-type="float" office:value="1.06115794853231">
            <text:p>1.06</text:p>
          </table:table-cell>
          <table:table-cell table:style-name="ce6" table:formula="of:=[Error.F16]" office:value-type="float" office:value="0.74796394604991">
            <text:p>0.75</text:p>
          </table:table-cell>
          <table:table-cell table:number-columns-repeated="1015"/>
        </table:table-row>
        <table:table-row table:style-name="ro2">
          <table:table-cell table:formula="of:=[Error.A17]" office:value-type="string" office:string-value="SchaeferF62" table:number-columns-spanned="4" table:number-rows-spanned="1">
            <text:p>SchaeferF62</text:p>
          </table:table-cell>
          <table:covered-table-cell table:number-columns-repeated="3"/>
          <table:table-cell table:style-name="ce6" table:formula="of:=[Error.B17]" office:value-type="float" office:value="0.8962321721487">
            <text:p>0.90</text:p>
          </table:table-cell>
          <table:table-cell table:formula="of:=[Error.C17]" office:value-type="float" office:value="1.01823879050608">
            <text:p>1.02</text:p>
          </table:table-cell>
          <table:table-cell table:formula="of:=[Error.D17]" office:value-type="float" office:value="1.04220764961218">
            <text:p>1.04</text:p>
          </table:table-cell>
          <table:table-cell table:style-name="ce5" table:formula="of:=[Error.E17]" office:value-type="float" office:value="1.38836788380583">
            <text:p>1.39</text:p>
          </table:table-cell>
          <table:table-cell table:style-name="ce5" table:formula="of:=[Error.F17]" office:value-type="float" office:value="1.16423937338557">
            <text:p>1.16</text:p>
          </table:table-cell>
          <table:table-cell table:number-columns-repeated="1015"/>
        </table:table-row>
        <table:table-row table:style-name="ro2">
          <table:table-cell table:formula="of:=[Error.A18]" office:value-type="string" office:string-value="Ackley6" table:number-columns-spanned="4" table:number-rows-spanned="1">
            <text:p>Ackley6</text:p>
          </table:table-cell>
          <table:covered-table-cell table:number-columns-repeated="3"/>
          <table:table-cell table:formula="of:=[Error.B18]" office:value-type="float" office:value="1.31487643386551">
            <text:p>1.31</text:p>
          </table:table-cell>
          <table:table-cell table:formula="of:=[Error.C18]" office:value-type="float" office:value="1.2560089279695">
            <text:p>1.26</text:p>
          </table:table-cell>
          <table:table-cell table:style-name="ce6" table:formula="of:=[Error.D18]" office:value-type="float" office:value="1.17297730794561">
            <text:p>1.17</text:p>
          </table:table-cell>
          <table:table-cell table:style-name="ce5" table:formula="of:=[Error.E18]" office:value-type="float" office:value="1.47712125471966">
            <text:p>1.48</text:p>
          </table:table-cell>
          <table:table-cell table:style-name="ce5" table:formula="of:=[Error.F18]" office:value-type="float" office:value="1.26042386636357">
            <text:p>1.26</text:p>
          </table:table-cell>
          <table:table-cell table:number-columns-repeated="1015"/>
        </table:table-row>
        <table:table-row table:style-name="ro2">
          <table:table-cell table:formula="of:=[Error.A19]" office:value-type="string" office:string-value="Griewank6" table:number-columns-spanned="4" table:number-rows-spanned="1">
            <text:p>Griewank6</text:p>
          </table:table-cell>
          <table:covered-table-cell table:number-columns-repeated="3"/>
          <table:table-cell table:formula="of:=[Error.B19]" office:value-type="float" office:value="2.48657082635803">
            <text:p>2.49</text:p>
          </table:table-cell>
          <table:table-cell table:formula="of:=[Error.C19]" office:value-type="float" office:value="2.42015950990907">
            <text:p>2.42</text:p>
          </table:table-cell>
          <table:table-cell table:style-name="ce6" table:formula="of:=[Error.D19]" office:value-type="float" office:value="1.99819509411226">
            <text:p>2.00</text:p>
          </table:table-cell>
          <table:table-cell table:style-name="ce5" table:formula="of:=[Error.E19]" office:value-type="float" office:value="2.4620289872514">
            <text:p>2.46</text:p>
          </table:table-cell>
          <table:table-cell table:style-name="ce5" table:formula="of:=[Error.F19]" office:value-type="float" office:value="1.96465529141264">
            <text:p>1.96</text:p>
          </table:table-cell>
          <table:table-cell table:number-columns-repeated="1015"/>
        </table:table-row>
        <table:table-row table:style-name="ro2">
          <table:table-cell table:formula="of:=[Error.A20]" office:value-type="string" office:string-value="Rastrigin6" table:number-columns-spanned="4" table:number-rows-spanned="1">
            <text:p>Rastrigin6</text:p>
          </table:table-cell>
          <table:covered-table-cell table:number-columns-repeated="3"/>
          <table:table-cell table:formula="of:=[Error.B20]" office:value-type="float" office:value="0.481436986419732">
            <text:p>0.48</text:p>
          </table:table-cell>
          <table:table-cell table:formula="of:=[Error.C20]" office:value-type="float" office:value="0.481269545810263">
            <text:p>0.48</text:p>
          </table:table-cell>
          <table:table-cell table:style-name="ce6" table:formula="of:=[Error.D20]" office:value-type="float" office:value="0.284974461885202">
            <text:p>0.28</text:p>
          </table:table-cell>
          <table:table-cell table:style-name="ce5" table:formula="of:=[Error.E20]" office:value-type="float" office:value="0.6686793037722">
            <text:p>0.67</text:p>
          </table:table-cell>
          <table:table-cell table:style-name="ce5" table:formula="of:=[Error.F20]" office:value-type="float" office:value="0.328376150513327">
            <text:p>0.33</text:p>
          </table:table-cell>
          <table:table-cell table:number-columns-repeated="1015"/>
        </table:table-row>
        <table:table-row table:style-name="ro2">
          <table:table-cell table:formula="of:=[Error.A21]" office:value-type="string" office:string-value="SchwefelDoubleSum6" table:number-columns-spanned="4" table:number-rows-spanned="1">
            <text:p>SchwefelDoubleSum6</text:p>
          </table:table-cell>
          <table:covered-table-cell table:number-columns-repeated="3"/>
          <table:table-cell table:formula="of:=[Error.B21]" office:value-type="float" office:value="1.56357521450766">
            <text:p>1.56</text:p>
          </table:table-cell>
          <table:table-cell table:formula="of:=[Error.C21]" office:value-type="float" office:value="1.64197282330153">
            <text:p>1.64</text:p>
          </table:table-cell>
          <table:table-cell table:style-name="ce6" table:formula="of:=[Error.D21]" office:value-type="float" office:value="1.55061999759856">
            <text:p>1.55</text:p>
          </table:table-cell>
          <table:table-cell table:style-name="ce5" table:formula="of:=[Error.E21]" office:value-type="float" office:value="1.68726111823044">
            <text:p>1.69</text:p>
          </table:table-cell>
          <table:table-cell table:style-name="ce5" table:formula="of:=[Error.F21]" office:value-type="float" office:value="1.62349682718255">
            <text:p>1.62</text:p>
          </table:table-cell>
          <table:table-cell table:number-columns-repeated="1015"/>
        </table:table-row>
        <table:table-row table:style-name="ro2">
          <table:table-cell office:value-type="string" table:number-columns-spanned="4" table:number-rows-spanned="1">
            <text:p>Average Ranks</text:p>
          </table:table-cell>
          <table:covered-table-cell table:number-columns-repeated="3"/>
          <table:table-cell table:style-name="ce7" table:formula="of:=[Error.B112]" office:value-type="float" office:value="3.61111111111111">
            <text:p>3.6</text:p>
          </table:table-cell>
          <table:table-cell table:style-name="ce7" table:formula="of:=[Error.C112]" office:value-type="float" office:value="3.52777777777778">
            <text:p>3.5</text:p>
          </table:table-cell>
          <table:table-cell table:style-name="ce9" table:formula="of:=[Error.D112]" office:value-type="float" office:value="1.88888888888889">
            <text:p>1.9</text:p>
          </table:table-cell>
          <table:table-cell table:style-name="ce7" table:formula="of:=[Error.E112]" office:value-type="float" office:value="3.88888888888889">
            <text:p>3.9</text:p>
          </table:table-cell>
          <table:table-cell table:style-name="ce7" table:formula="of:=[Error.F112]" office:value-type="float" office:value="2.05555555555556">
            <text:p>2.1</text:p>
          </table:table-cell>
          <table:table-cell table:number-columns-repeated="1015"/>
        </table:table-row>
        <table:table-row table:style-name="ro2">
          <table:table-cell table:style-name="Default" table:number-columns-spanned="4" table:number-rows-spanned="1"/>
          <table:covered-table-cell table:number-columns-repeated="3" table:style-name="Default"/>
          <table:table-cell table:style-name="Default"/>
          <table:table-cell table:style-name="ce8"/>
          <table:table-cell table:style-name="Default"/>
          <table:table-cell table:number-columns-repeated="1017"/>
        </table:table-row>
        <table:table-row table:style-name="ro2" table:number-rows-repeated="4">
          <table:table-cell table:style-name="Default" table:number-columns-repeated="5"/>
          <table:table-cell table:style-name="ce8"/>
          <table:table-cell table:style-name="Default"/>
          <table:table-cell table:number-columns-repeated="1017"/>
        </table:table-row>
        <table:table-row table:style-name="ro2">
          <table:table-cell table:style-name="Default" table:number-columns-spanned="2" table:number-rows-spanned="1"/>
          <table:covered-table-cell table:style-name="Default"/>
          <table:table-cell table:style-name="Default" table:number-columns-repeated="3"/>
          <table:table-cell table:style-name="ce8"/>
          <table:table-cell table:style-name="Default"/>
          <table:table-cell table:number-columns-repeated="1017"/>
        </table:table-row>
        <table:table-row table:style-name="ro2"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2"/>
          <table:table-cell table:style-name="ce8"/>
          <table:table-cell table:number-columns-repeated="1017"/>
        </table:table-row>
        <table:table-row table:style-name="ro2" table:number-rows-repeated="8">
          <table:table-cell table:style-name="Default" table:number-columns-repeated="6"/>
          <table:table-cell table:style-name="ce8"/>
          <table:table-cell table:number-columns-repeated="1017"/>
        </table:table-row>
        <table:table-row table:style-name="ro2">
          <table:table-cell table:style-name="Default" table:number-columns-spanned="2" table:number-rows-spanned="1"/>
          <table:covered-table-cell table:style-name="Default"/>
          <table:table-cell table:style-name="Default" table:number-columns-repeated="4"/>
          <table:table-cell table:style-name="ce8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09/02/2019</text:date>, <text:time>10:0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2T10:00:12.10</dc:date>
    <meta:generator>OpenOffice/4.1.2$Win32 OpenOffice.org_project/412m3$Build-9782</meta:generator>
    <meta:editing-duration>P1DT8H6M56S</meta:editing-duration>
    <meta:editing-cycles>48</meta:editing-cycles>
    <meta:document-statistic meta:table-count="6" meta:cell-count="3187" meta:object-count="0"/>
  </office:meta>
</office:document-meta>
</file>